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8.B2" style:family="table-cell">
      <style:table-cell-properties fo:padding="0.101cm" fo:border="0.002cm solid #000000"/>
    </style:style>
    <style:style style:name="Taula28.3" style:family="table-row">
      <style:table-row-properties fo:background-color="transparent" style:keep-together="true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28.B5" style:family="table-cell">
      <style:table-cell-properties fo:padding="0.101cm" fo:border-left="0.002cm solid #000000" fo:border-right="none" fo:border-top="none" fo:border-bottom="0.002cm solid #000000"/>
    </style:style>
    <style:style style:name="Taula28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7.B2" style:family="table-cell">
      <style:table-cell-properties fo:padding="0.101cm" fo:border="0.002cm solid #000000"/>
    </style:style>
    <style:style style:name="Taula27.3" style:family="table-row">
      <style:table-row-properties fo:background-color="transparent" style:keep-together="true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27.C5" style:family="table-cell">
      <style:table-cell-properties fo:padding="0.101cm" fo:border-left="0.002cm solid #000000" fo:border-right="none" fo:border-top="none" fo:border-bottom="0.002cm solid #000000"/>
    </style:style>
    <style:style style:name="Taula27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7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0.B2" style:family="table-cell">
      <style:table-cell-properties fo:padding="0.101cm" fo:border="0.002cm solid #000000"/>
    </style:style>
    <style:style style:name="Taula60.3" style:family="table-row">
      <style:table-row-properties fo:background-color="transparent" style:keep-together="true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0.B5" style:family="table-cell">
      <style:table-cell-properties fo:padding="0.101cm" fo:border-left="0.002cm solid #000000" fo:border-right="none" fo:border-top="none" fo:border-bottom="0.002cm solid #000000"/>
    </style:style>
    <style:style style:name="Taula60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19.B1" style:family="table-cell">
      <style:table-cell-properties fo:padding="0.101cm" fo:border="0.002cm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style:keep-together="true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02cm solid #000000" style:writing-mode="lr-tb">
        <style:background-image/>
      </style:table-cell-properties>
    </style:style>
    <style:style style:name="Tau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2.404cm"/>
    </style:style>
    <style:style style:name="Taula6.B" style:family="table-column">
      <style:table-column-properties style:column-width="3.307cm"/>
    </style:style>
    <style:style style:name="Taula6.C" style:family="table-column">
      <style:table-column-properties style:column-width="0.882cm"/>
    </style:style>
    <style:style style:name="Taula6.D" style:family="table-column">
      <style:table-column-properties style:column-width="6.502cm"/>
    </style:style>
    <style:style style:name="Taula6.E" style:family="table-column">
      <style:table-column-properties style:column-width="3.918cm"/>
    </style:style>
    <style:style style:name="Taula6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.A2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6.3" style:family="table-row">
      <style:table-row-properties fo:background-color="transparent" style:keep-together="true" fo:keep-together="auto">
        <style:background-image/>
      </style:table-row-properties>
    </style:style>
    <style:style style:name="Taula6.A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.E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.A4" style:family="table-cell">
      <style:table-cell-properties fo:background-color="transparent" fo:padding="0.101cm" fo:border="0.002cm solid #000000">
        <style:background-image/>
      </style:table-cell-properties>
    </style:style>
    <style:style style:name="Taula6.B4" style:family="table-cell">
      <style:table-cell-properties fo:padding="0.101cm" fo:border-left="0.002cm solid #000000" fo:border-right="none" fo:border-top="none" fo:border-bottom="0.002cm solid #000000"/>
    </style:style>
    <style:style style:name="Taula6.E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8" style:family="table">
      <style:table-properties style:width="17.013cm" fo:margin-left="0cm" table:align="left"/>
    </style:style>
    <style:style style:name="Taula8.A" style:family="table-column">
      <style:table-column-properties style:column-width="17.013cm"/>
    </style:style>
    <style:style style:name="Taula8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7.013cm"/>
    </style:style>
    <style:style style:name="Taula9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2.205cm"/>
    </style:style>
    <style:style style:name="Taula12.B" style:family="table-column">
      <style:table-column-properties style:column-width="3.903cm"/>
    </style:style>
    <style:style style:name="Taula12.C" style:family="table-column">
      <style:table-column-properties style:column-width="0.882cm"/>
    </style:style>
    <style:style style:name="Taula12.D" style:family="table-column">
      <style:table-column-properties style:column-width="6.105cm"/>
    </style:style>
    <style:style style:name="Taula12.E" style:family="table-column">
      <style:table-column-properties style:column-width="3.918cm"/>
    </style:style>
    <style:style style:name="Taula12.1" style:family="table-row">
      <style:table-row-properties fo:background-color="transparent" style:keep-together="true" fo:keep-together="auto">
        <style:background-image/>
      </style:table-row-properties>
    </style:style>
    <style:style style:name="Taula12.A1" style:family="table-cell">
      <style:table-cell-properties style:vertical-align="" fo:background-color="#e6e6ff" fo:padding="0.10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ula12.E1" style:family="table-cell">
      <style:table-cell-properties style:vertical-align="" fo:background-color="#e6e6ff" fo:padding="0.101cm" fo:border="0.002cm solid #000000" style:writing-mode="lr-tb">
        <style:background-image/>
      </style:table-cell-properties>
    </style:style>
    <style:style style:name="Taula12.A2" style:family="table-cell">
      <style:table-cell-properties fo:background-color="transparent" fo:padding="0.101cm" fo:border="0.002cm solid #000000">
        <style:background-image/>
      </style:table-cell-properties>
    </style:style>
    <style:style style:name="Taula12.B2" style:family="table-cell">
      <style:table-cell-properties fo:padding="0.101cm" fo:border-left="0.002cm solid #000000" fo:border-right="none" fo:border-top="none" fo:border-bottom="0.002cm solid #000000"/>
    </style:style>
    <style:style style:name="Taula12.E2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2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13" style:family="table">
      <style:table-properties style:width="17.013cm" fo:margin-left="0cm" table:align="left"/>
    </style:style>
    <style:style style:name="Taula13.A" style:family="table-column">
      <style:table-column-properties style:column-width="17.013cm"/>
    </style:style>
    <style:style style:name="Taula13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2.205cm"/>
    </style:style>
    <style:style style:name="Taula16.B" style:family="table-column">
      <style:table-column-properties style:column-width="3.903cm"/>
    </style:style>
    <style:style style:name="Taula16.C" style:family="table-column">
      <style:table-column-properties style:column-width="0.882cm"/>
    </style:style>
    <style:style style:name="Taula16.D" style:family="table-column">
      <style:table-column-properties style:column-width="6.105cm"/>
    </style:style>
    <style:style style:name="Taula16.E" style:family="table-column">
      <style:table-column-properties style:column-width="3.918cm"/>
    </style:style>
    <style:style style:name="Taula16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16.2" style:family="table-row">
      <style:table-row-properties fo:background-color="transparent" style:keep-together="true" fo:keep-together="auto">
        <style:background-image/>
      </style:table-row-properties>
    </style:style>
    <style:style style:name="Taula16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6.E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6.B3" style:family="table-cell">
      <style:table-cell-properties fo:padding="0.101cm" fo:border-left="0.002cm solid #000000" fo:border-right="none" fo:border-top="none" fo:border-bottom="0.002cm solid #000000"/>
    </style:style>
    <style:style style:name="Taula16.E3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6.A4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198cm"/>
    </style:style>
    <style:style style:name="Taula1.B" style:family="table-column">
      <style:table-column-properties style:column-width="2.006cm"/>
    </style:style>
    <style:style style:name="Taula1.C" style:family="table-column">
      <style:table-column-properties style:column-width="0.794cm"/>
    </style:style>
    <style:style style:name="Taula1.D" style:family="table-column">
      <style:table-column-properties style:column-width="6.703cm"/>
    </style:style>
    <style:style style:name="Taula1.E" style:family="table-column">
      <style:table-column-properties style:column-width="4.313cm"/>
    </style:style>
    <style:style style:name="Taula1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1.A2" style:family="table-cell">
      <style:table-cell-properties fo:background-color="transparent" fo:padding="0.101cm" fo:border="0.002cm solid #000000">
        <style:background-image/>
      </style:table-cell-properties>
    </style:style>
    <style:style style:name="Taula1.3" style:family="table-row">
      <style:table-row-properties fo:background-color="transparent" style:keep-together="true" fo:keep-together="auto">
        <style:background-image/>
      </style:table-row-properties>
    </style:style>
    <style:style style:name="Taula1.A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.E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.B4" style:family="table-cell">
      <style:table-cell-properties fo:padding="0.101cm" fo:border-left="0.002cm solid #000000" fo:border-right="none" fo:border-top="none" fo:border-bottom="0.002cm solid #000000"/>
    </style:style>
    <style:style style:name="Taula1.E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.A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198cm"/>
    </style:style>
    <style:style style:name="Taula3.B" style:family="table-column">
      <style:table-column-properties style:column-width="2.006cm"/>
    </style:style>
    <style:style style:name="Taula3.C" style:family="table-column">
      <style:table-column-properties style:column-width="0.794cm"/>
    </style:style>
    <style:style style:name="Taula3.D" style:family="table-column">
      <style:table-column-properties style:column-width="6.306cm"/>
    </style:style>
    <style:style style:name="Taula3.E" style:family="table-column">
      <style:table-column-properties style:column-width="4.71cm"/>
    </style:style>
    <style:style style:name="Taula3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3.A2" style:family="table-cell">
      <style:table-cell-properties fo:background-color="transparent" fo:padding="0.101cm" fo:border="0.002cm solid #000000">
        <style:background-image/>
      </style:table-cell-properties>
    </style:style>
    <style:style style:name="Taula3.3" style:family="table-row">
      <style:table-row-properties fo:background-color="transparent" style:keep-together="true" fo:keep-together="auto">
        <style:background-image/>
      </style:table-row-properties>
    </style:style>
    <style:style style:name="Taula3.A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.E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.B4" style:family="table-cell">
      <style:table-cell-properties fo:padding="0.101cm" fo:border-left="0.002cm solid #000000" fo:border-right="none" fo:border-top="none" fo:border-bottom="0.002cm solid #000000"/>
    </style:style>
    <style:style style:name="Taula3.E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3.A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58.3" style:family="table-row">
      <style:table-row-properties fo:background-color="transparent" style:keep-together="true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02cm solid #000000">
        <style:background-image/>
      </style:table-cell-properties>
    </style:style>
    <style:style style:name="Taula58.B4" style:family="table-cell">
      <style:table-cell-properties fo:padding="0.101cm" fo:border-left="0.002cm solid #000000" fo:border-right="none" fo:border-top="none" fo:border-bottom="0.002cm solid #000000"/>
    </style:style>
    <style:style style:name="Taula58.E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2.492cm"/>
    </style:style>
    <style:style style:name="Taula2.B" style:family="table-column">
      <style:table-column-properties style:column-width="1.808cm"/>
    </style:style>
    <style:style style:name="Taula2.C" style:family="table-column">
      <style:table-column-properties style:column-width="1.191cm"/>
    </style:style>
    <style:style style:name="Taula2.D" style:family="table-column">
      <style:table-column-properties style:column-width="5.203cm"/>
    </style:style>
    <style:style style:name="Taula2.E" style:family="table-column">
      <style:table-column-properties style:column-width="6.318cm"/>
    </style:style>
    <style:style style:name="Taula2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.A2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2.3" style:family="table-row">
      <style:table-row-properties fo:background-color="transparent" style:keep-together="true" fo:keep-together="auto">
        <style:background-image/>
      </style:table-row-properties>
    </style:style>
    <style:style style:name="Taula2.A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.E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.A4" style:family="table-cell">
      <style:table-cell-properties fo:background-color="transparent" fo:padding="0.101cm" fo:border="0.002cm solid #000000">
        <style:background-image/>
      </style:table-cell-properties>
    </style:style>
    <style:style style:name="Taula2.B4" style:family="table-cell">
      <style:table-cell-properties fo:padding="0.101cm" fo:border-left="0.002cm solid #000000" fo:border-right="none" fo:border-top="none" fo:border-bottom="0.002cm solid #000000"/>
    </style:style>
    <style:style style:name="Taula2.E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5" style:family="table">
      <style:table-properties style:width="17.013cm" fo:margin-left="0cm" table:align="left"/>
    </style:style>
    <style:style style:name="Taula5.A" style:family="table-column">
      <style:table-column-properties style:column-width="17.013cm"/>
    </style:style>
    <style:style style:name="Taula5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2.492cm"/>
    </style:style>
    <style:style style:name="Taula15.B" style:family="table-column">
      <style:table-column-properties style:column-width="2.711cm"/>
    </style:style>
    <style:style style:name="Taula15.C" style:family="table-column">
      <style:table-column-properties style:column-width="0.794cm"/>
    </style:style>
    <style:style style:name="Taula15.D" style:family="table-column">
      <style:table-column-properties style:column-width="7.098cm"/>
    </style:style>
    <style:style style:name="Taula15.E" style:family="table-column">
      <style:table-column-properties style:column-width="3.918cm"/>
    </style:style>
    <style:style style:name="Taula15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15.2" style:family="table-row">
      <style:table-row-properties fo:background-color="transparent" style:keep-together="true" fo:keep-together="auto">
        <style:background-image/>
      </style:table-row-properties>
    </style:style>
    <style:style style:name="Taula15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5.E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5.B3" style:family="table-cell">
      <style:table-cell-properties fo:padding="0.101cm" fo:border-left="0.002cm solid #000000" fo:border-right="none" fo:border-top="none" fo:border-bottom="0.002cm solid #000000"/>
    </style:style>
    <style:style style:name="Taula15.E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5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15.E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5.A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10" style:family="table">
      <style:table-properties style:width="17.013cm" fo:margin-left="0cm" table:align="left"/>
    </style:style>
    <style:style style:name="Taula10.A" style:family="table-column">
      <style:table-column-properties style:column-width="3.198cm"/>
    </style:style>
    <style:style style:name="Taula10.B" style:family="table-column">
      <style:table-column-properties style:column-width="2.006cm"/>
    </style:style>
    <style:style style:name="Taula10.C" style:family="table-column">
      <style:table-column-properties style:column-width="0.794cm"/>
    </style:style>
    <style:style style:name="Taula10.D" style:family="table-column">
      <style:table-column-properties style:column-width="7.098cm"/>
    </style:style>
    <style:style style:name="Taula10.E" style:family="table-column">
      <style:table-column-properties style:column-width="3.918cm"/>
    </style:style>
    <style:style style:name="Taula10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10.A2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10.3" style:family="table-row">
      <style:table-row-properties fo:background-color="transparent" style:keep-together="true" fo:keep-together="auto">
        <style:background-image/>
      </style:table-row-properties>
    </style:style>
    <style:style style:name="Taula10.A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0.E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0.A4" style:family="table-cell">
      <style:table-cell-properties fo:background-color="transparent" fo:padding="0.101cm" fo:border="0.002cm solid #000000">
        <style:background-image/>
      </style:table-cell-properties>
    </style:style>
    <style:style style:name="Taula10.B4" style:family="table-cell">
      <style:table-cell-properties fo:padding="0.101cm" fo:border-left="0.002cm solid #000000" fo:border-right="none" fo:border-top="none" fo:border-bottom="0.002cm solid #000000"/>
    </style:style>
    <style:style style:name="Taula10.E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2.492cm"/>
    </style:style>
    <style:style style:name="Taula14.B" style:family="table-column">
      <style:table-column-properties style:column-width="3.219cm"/>
    </style:style>
    <style:style style:name="Taula14.C" style:family="table-column">
      <style:table-column-properties style:column-width="0.794cm"/>
    </style:style>
    <style:style style:name="Taula14.D" style:family="table-column">
      <style:table-column-properties style:column-width="6.59cm"/>
    </style:style>
    <style:style style:name="Taula14.E" style:family="table-column">
      <style:table-column-properties style:column-width="3.918cm"/>
    </style:style>
    <style:style style:name="Taula14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14.A2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14.3" style:family="table-row">
      <style:table-row-properties fo:background-color="transparent" style:keep-together="true" fo:keep-together="auto">
        <style:background-image/>
      </style:table-row-properties>
    </style:style>
    <style:style style:name="Taula14.A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4.E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4.A4" style:family="table-cell">
      <style:table-cell-properties fo:background-color="transparent" fo:padding="0.101cm" fo:border="0.002cm solid #000000">
        <style:background-image/>
      </style:table-cell-properties>
    </style:style>
    <style:style style:name="Taula14.B4" style:family="table-cell">
      <style:table-cell-properties fo:padding="0.101cm" fo:border-left="0.002cm solid #000000" fo:border-right="none" fo:border-top="none" fo:border-bottom="0.002cm solid #000000"/>
    </style:style>
    <style:style style:name="Taula14.E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17.013cm"/>
    </style:style>
    <style:style style:name="Taula23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4.807cm"/>
    </style:style>
    <style:style style:name="Taula26.B" style:family="table-column">
      <style:table-column-properties style:column-width="4.542cm"/>
    </style:style>
    <style:style style:name="Taula26.C" style:family="table-column">
      <style:table-column-properties style:column-width="7.664cm"/>
    </style:style>
    <style:style style:name="Taula26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26.2" style:family="table-row">
      <style:table-row-properties fo:background-color="transparent" style:keep-together="true" fo:keep-together="auto">
        <style:background-image/>
      </style:table-row-properties>
    </style:style>
    <style:style style:name="Taula26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6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6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26.B3" style:family="table-cell">
      <style:table-cell-properties fo:padding="0.101cm" fo:border-left="0.002cm solid #000000" fo:border-right="none" fo:border-top="none" fo:border-bottom="0.002cm solid #000000"/>
    </style:style>
    <style:style style:name="Taula26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26.C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9" style:family="table">
      <style:table-properties style:width="17.013cm" fo:margin-left="0cm" table:align="left"/>
    </style:style>
    <style:style style:name="Taula29.A" style:family="table-column">
      <style:table-column-properties style:column-width="17.013cm"/>
    </style:style>
    <style:style style:name="Taula29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3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4.A" style:family="table-column">
      <style:table-column-properties style:column-width="4.807cm"/>
    </style:style>
    <style:style style:name="Taula34.B" style:family="table-column">
      <style:table-column-properties style:column-width="4.542cm"/>
    </style:style>
    <style:style style:name="Taula34.C" style:family="table-column">
      <style:table-column-properties style:column-width="7.664cm"/>
    </style:style>
    <style:style style:name="Taula34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34.2" style:family="table-row">
      <style:table-row-properties fo:background-color="transparent" style:keep-together="true" fo:keep-together="auto">
        <style:background-image/>
      </style:table-row-properties>
    </style:style>
    <style:style style:name="Taula34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4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4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34.B3" style:family="table-cell">
      <style:table-cell-properties fo:padding="0.101cm" fo:border-left="0.002cm solid #000000" fo:border-right="none" fo:border-top="none" fo:border-bottom="0.002cm solid #000000"/>
    </style:style>
    <style:style style:name="Taula34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4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34.C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35" style:family="table">
      <style:table-properties style:width="17.013cm" fo:margin-left="0cm" table:align="left"/>
    </style:style>
    <style:style style:name="Taula35.A" style:family="table-column">
      <style:table-column-properties style:column-width="17.013cm"/>
    </style:style>
    <style:style style:name="Taula35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4.807cm"/>
    </style:style>
    <style:style style:name="Taula36.B" style:family="table-column">
      <style:table-column-properties style:column-width="2.184cm"/>
    </style:style>
    <style:style style:name="Taula36.C" style:family="table-column">
      <style:table-column-properties style:column-width="10.022cm"/>
    </style:style>
    <style:style style:name="Taula36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36.2" style:family="table-row">
      <style:table-row-properties fo:background-color="transparent" style:keep-together="true" fo:keep-together="auto">
        <style:background-image/>
      </style:table-row-properties>
    </style:style>
    <style:style style:name="Taula36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6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6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36.B3" style:family="table-cell">
      <style:table-cell-properties fo:padding="0.101cm" fo:border-left="0.002cm solid #000000" fo:border-right="none" fo:border-top="none" fo:border-bottom="0.002cm solid #000000"/>
    </style:style>
    <style:style style:name="Taula36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6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36.C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37" style:family="table">
      <style:table-properties style:width="17.013cm" fo:margin-left="0cm" table:align="left"/>
    </style:style>
    <style:style style:name="Taula37.A" style:family="table-column">
      <style:table-column-properties style:column-width="17.013cm"/>
    </style:style>
    <style:style style:name="Taula37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4.807cm"/>
    </style:style>
    <style:style style:name="Taula38.B" style:family="table-column">
      <style:table-column-properties style:column-width="2.184cm"/>
    </style:style>
    <style:style style:name="Taula38.C" style:family="table-column">
      <style:table-column-properties style:column-width="10.022cm"/>
    </style:style>
    <style:style style:name="Taula38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38.2" style:family="table-row">
      <style:table-row-properties fo:background-color="transparent" style:keep-together="true" fo:keep-together="auto">
        <style:background-image/>
      </style:table-row-properties>
    </style:style>
    <style:style style:name="Taula38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8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8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38.B3" style:family="table-cell">
      <style:table-cell-properties fo:padding="0.101cm" fo:border-left="0.002cm solid #000000" fo:border-right="none" fo:border-top="none" fo:border-bottom="0.002cm solid #000000"/>
    </style:style>
    <style:style style:name="Taula38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38.C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4.807cm"/>
    </style:style>
    <style:style style:name="Taula42.B" style:family="table-column">
      <style:table-column-properties style:column-width="2.184cm"/>
    </style:style>
    <style:style style:name="Taula42.C" style:family="table-column">
      <style:table-column-properties style:column-width="10.022cm"/>
    </style:style>
    <style:style style:name="Taula42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42.2" style:family="table-row">
      <style:table-row-properties fo:background-color="transparent" style:keep-together="true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2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2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42.B3" style:family="table-cell">
      <style:table-cell-properties fo:padding="0.101cm" fo:border-left="0.002cm solid #000000" fo:border-right="none" fo:border-top="none" fo:border-bottom="0.002cm solid #000000"/>
    </style:style>
    <style:style style:name="Taula42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42.C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17.013cm"/>
    </style:style>
    <style:style style:name="Taula43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4.807cm"/>
    </style:style>
    <style:style style:name="Taula44.B" style:family="table-column">
      <style:table-column-properties style:column-width="2.184cm"/>
    </style:style>
    <style:style style:name="Taula44.C" style:family="table-column">
      <style:table-column-properties style:column-width="10.022cm"/>
    </style:style>
    <style:style style:name="Taula44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44.2" style:family="table-row">
      <style:table-row-properties fo:background-color="transparent" style:keep-together="true" fo:keep-together="auto">
        <style:background-image/>
      </style:table-row-properties>
    </style:style>
    <style:style style:name="Taula44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4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4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44.B3" style:family="table-cell">
      <style:table-cell-properties fo:padding="0.101cm" fo:border-left="0.002cm solid #000000" fo:border-right="none" fo:border-top="none" fo:border-bottom="0.002cm solid #000000"/>
    </style:style>
    <style:style style:name="Taula44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4.A10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44.C10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2.184cm"/>
    </style:style>
    <style:style style:name="Taula47.C" style:family="table-column">
      <style:table-column-properties style:column-width="10.022cm"/>
    </style:style>
    <style:style style:name="Taula47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47.2" style:family="table-row">
      <style:table-row-properties fo:background-color="transparent" style:keep-together="true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47.B3" style:family="table-cell">
      <style:table-cell-properties fo:padding="0.101cm" fo:border-left="0.002cm solid #000000" fo:border-right="none" fo:border-top="none" fo:border-bottom="0.002cm solid #000000"/>
    </style:style>
    <style:style style:name="Taula47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47.C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2.184cm"/>
    </style:style>
    <style:style style:name="Taula49.C" style:family="table-column">
      <style:table-column-properties style:column-width="10.022cm"/>
    </style:style>
    <style:style style:name="Taula49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49.2" style:family="table-row">
      <style:table-row-properties fo:background-color="transparent" style:keep-together="true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49.B3" style:family="table-cell">
      <style:table-cell-properties fo:padding="0.101cm" fo:border-left="0.002cm solid #000000" fo:border-right="none" fo:border-top="none" fo:border-bottom="0.002cm solid #000000"/>
    </style:style>
    <style:style style:name="Taula49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49.C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51.2" style:family="table-row">
      <style:table-row-properties fo:background-color="transparent" style:keep-together="true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51.B3" style:family="table-cell">
      <style:table-cell-properties fo:padding="0.101cm" fo:border-left="0.002cm solid #000000" fo:border-right="none" fo:border-top="none" fo:border-bottom="0.002cm solid #000000"/>
    </style:style>
    <style:style style:name="Taula51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1.A10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51.C10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02cm solid #000000">
        <style:background-image/>
      </style:table-cell-properties>
    </style:style>
    <style:style style:name="Taula53.2" style:family="table-row">
      <style:table-row-properties fo:background-color="transparent" style:keep-together="true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53.B3" style:family="table-cell">
      <style:table-cell-properties fo:padding="0.101cm" fo:border-left="0.002cm solid #000000" fo:border-right="none" fo:border-top="none" fo:border-bottom="0.002cm solid #000000"/>
    </style:style>
    <style:style style:name="Taula53.C3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53.C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17.B2" style:family="table-cell">
      <style:table-cell-properties fo:padding="0.101cm" fo:border="0.002cm solid #000000"/>
    </style:style>
    <style:style style:name="Taula17.3" style:family="table-row">
      <style:table-row-properties fo:background-color="transparent" style:keep-together="true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02cm solid #000000" fo:border-right="0.002cm solid #000000" fo:border-top="none" fo:border-bottom="0.002cm solid #000000">
        <style:background-image/>
      </style:table-cell-properties>
    </style:style>
    <style:style style:name="Taula17.C4" style:family="table-cell">
      <style:table-cell-properties fo:padding="0.101cm" fo:border-left="0.002cm solid #000000" fo:border-right="none" fo:border-top="none" fo:border-bottom="0.002cm solid #000000"/>
    </style:style>
    <style:style style:name="Taula17.D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7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4" style:family="table">
      <style:table-properties style:width="17.013cm" fo:margin-left="0cm" table:align="left"/>
    </style:style>
    <style:style style:name="Taula4.A" style:family="table-column">
      <style:table-column-properties style:column-width="2.713cm"/>
    </style:style>
    <style:style style:name="Taula4.B" style:family="table-column">
      <style:table-column-properties style:column-width="2.734cm"/>
    </style:style>
    <style:style style:name="Taula4.C" style:family="table-column">
      <style:table-column-properties style:column-width="3.263cm"/>
    </style:style>
    <style:style style:name="Taula4.D" style:family="table-column">
      <style:table-column-properties style:column-width="8.303cm"/>
    </style:style>
    <style:style style:name="Taula4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4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4.B2" style:family="table-cell">
      <style:table-cell-properties fo:padding="0.101cm" fo:border="0.002cm solid #000000"/>
    </style:style>
    <style:style style:name="Taula4.3" style:family="table-row">
      <style:table-row-properties fo:background-color="transparent" style:keep-together="true" fo:keep-together="auto">
        <style:background-image/>
      </style:table-row-properties>
    </style:style>
    <style:style style:name="Taula4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.B4" style:family="table-cell">
      <style:table-cell-properties fo:background-color="transparent" fo:padding-left="0.101cm" fo:padding-right="0.101cm" fo:padding-top="0.3cm" fo:padding-bottom="0.3cm" fo:border-left="0.002cm solid #000000" fo:border-right="0.002cm solid #000000" fo:border-top="none" fo:border-bottom="0.002cm solid #000000">
        <style:background-image/>
      </style:table-cell-properties>
    </style:style>
    <style:style style:name="Taula4.C4" style:family="table-cell">
      <style:table-cell-properties fo:padding="0.101cm" fo:border-left="0.002cm solid #000000" fo:border-right="none" fo:border-top="none" fo:border-bottom="0.002cm solid #000000"/>
    </style:style>
    <style:style style:name="Taula4.D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4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33.B2" style:family="table-cell">
      <style:table-cell-properties fo:padding="0.101cm" fo:border="0.002cm solid #000000"/>
    </style:style>
    <style:style style:name="Taula33.3" style:family="table-row">
      <style:table-row-properties fo:background-color="transparent" style:keep-together="true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02cm solid #000000" fo:border-right="none" fo:border-top="none" fo:border-bottom="0.002cm solid #000000">
        <style:background-image/>
      </style:table-cell-properties>
    </style:style>
    <style:style style:name="Taula33.C4" style:family="table-cell">
      <style:table-cell-properties fo:padding="0.101cm" fo:border-left="0.002cm solid #000000" fo:border-right="none" fo:border-top="none" fo:border-bottom="0.002cm solid #000000"/>
    </style:style>
    <style:style style:name="Taula33.D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33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0.B2" style:family="table-cell">
      <style:table-cell-properties fo:padding="0.101cm" fo:border="0.002cm solid #000000"/>
    </style:style>
    <style:style style:name="Taula20.3" style:family="table-row">
      <style:table-row-properties fo:background-color="transparent" style:keep-together="true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02cm solid #000000" fo:border-right="0.002cm solid #000000" fo:border-top="none" fo:border-bottom="0.002cm solid #000000">
        <style:background-image/>
      </style:table-cell-properties>
    </style:style>
    <style:style style:name="Taula20.C4" style:family="table-cell">
      <style:table-cell-properties fo:padding="0.101cm" fo:border-left="0.002cm solid #000000" fo:border-right="none" fo:border-top="none" fo:border-bottom="0.002cm solid #000000"/>
    </style:style>
    <style:style style:name="Taula20.D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0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20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1.B2" style:family="table-cell">
      <style:table-cell-properties fo:padding="0.101cm" fo:border="0.002cm solid #000000"/>
    </style:style>
    <style:style style:name="Taula21.3" style:family="table-row">
      <style:table-row-properties fo:background-color="transparent" style:keep-together="true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style:keep-together="true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21.C5" style:family="table-cell">
      <style:table-cell-properties fo:padding="0.101cm" fo:border-left="0.002cm solid #000000" fo:border-right="none" fo:border-top="none" fo:border-bottom="0.002cm solid #000000"/>
    </style:style>
    <style:style style:name="Taula21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1.A7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54" style:family="table">
      <style:table-properties style:width="17.013cm" fo:margin-left="0cm" table:align="left"/>
    </style:style>
    <style:style style:name="Taula54.A" style:family="table-column">
      <style:table-column-properties style:column-width="2.69cm"/>
    </style:style>
    <style:style style:name="Taula54.B" style:family="table-column">
      <style:table-column-properties style:column-width="2.801cm"/>
    </style:style>
    <style:style style:name="Taula54.C" style:family="table-column">
      <style:table-column-properties style:column-width="3.219cm"/>
    </style:style>
    <style:style style:name="Taula54.D" style:family="table-column">
      <style:table-column-properties style:column-width="8.303cm"/>
    </style:style>
    <style:style style:name="Taula54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54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54.B2" style:family="table-cell">
      <style:table-cell-properties fo:padding="0.101cm" fo:border="0.002cm solid #000000"/>
    </style:style>
    <style:style style:name="Taula54.3" style:family="table-row">
      <style:table-row-properties fo:background-color="transparent" style:keep-together="true" fo:keep-together="auto">
        <style:background-image/>
      </style:table-row-properties>
    </style:style>
    <style:style style:name="Taula54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4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4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4.B4" style:family="table-cell">
      <style:table-cell-properties fo:background-color="transparent" fo:padding-left="0.101cm" fo:padding-right="0.101cm" fo:padding-top="0.3cm" fo:padding-bottom="0.3cm" fo:border-left="0.002cm solid #000000" fo:border-right="0.002cm solid #000000" fo:border-top="none" fo:border-bottom="0.002cm solid #000000">
        <style:background-image/>
      </style:table-cell-properties>
    </style:style>
    <style:style style:name="Taula54.C4" style:family="table-cell">
      <style:table-cell-properties fo:padding="0.101cm" fo:border-left="0.002cm solid #000000" fo:border-right="none" fo:border-top="none" fo:border-bottom="0.002cm solid #000000"/>
    </style:style>
    <style:style style:name="Taula54.D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54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2.B2" style:family="table-cell">
      <style:table-cell-properties fo:padding="0.101cm" fo:border="0.002cm solid #000000"/>
    </style:style>
    <style:style style:name="Taula22.3" style:family="table-row">
      <style:table-row-properties fo:background-color="transparent" style:keep-together="true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02cm solid #000000" fo:border-right="none" fo:border-top="none" fo:border-bottom="0.002cm solid #000000">
        <style:background-image/>
      </style:table-cell-properties>
    </style:style>
    <style:style style:name="Taula22.C4" style:family="table-cell">
      <style:table-cell-properties fo:padding="0.101cm" fo:border-left="0.002cm solid #000000" fo:border-right="none" fo:border-top="none" fo:border-bottom="0.002cm solid #000000"/>
    </style:style>
    <style:style style:name="Taula22.D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2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32.B2" style:family="table-cell">
      <style:table-cell-properties fo:padding="0.101cm" fo:border="0.002cm solid #000000"/>
    </style:style>
    <style:style style:name="Taula32.3" style:family="table-row">
      <style:table-row-properties fo:background-color="transparent" style:keep-together="true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32.B5" style:family="table-cell">
      <style:table-cell-properties fo:padding="0.101cm" fo:border-left="0.002cm solid #000000" fo:border-right="none" fo:border-top="none" fo:border-bottom="0.002cm solid #000000"/>
    </style:style>
    <style:style style:name="Taula32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4.B2" style:family="table-cell">
      <style:table-cell-properties fo:padding="0.101cm" fo:border="0.002cm solid #000000"/>
    </style:style>
    <style:style style:name="Taula24.3" style:family="table-row">
      <style:table-row-properties fo:background-color="transparent" style:keep-together="true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24.B5" style:family="table-cell">
      <style:table-cell-properties fo:padding="0.101cm" fo:border-left="0.002cm solid #000000" fo:border-right="none" fo:border-top="none" fo:border-bottom="0.002cm solid #000000"/>
    </style:style>
    <style:style style:name="Taula24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94.B2" style:family="table-cell">
      <style:table-cell-properties fo:padding="0.101cm" fo:border="0.002cm solid #000000"/>
    </style:style>
    <style:style style:name="Taula94.3" style:family="table-row">
      <style:table-row-properties fo:background-color="transparent" style:keep-together="true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94.C4" style:family="table-cell">
      <style:table-cell-properties fo:padding="0.101cm" fo:border-left="0.002cm solid #000000" fo:border-right="none" fo:border-top="none" fo:border-bottom="0.002cm solid #000000"/>
    </style:style>
    <style:style style:name="Taula94.D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94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45.B2" style:family="table-cell">
      <style:table-cell-properties fo:padding="0.101cm" fo:border="0.002cm solid #000000"/>
    </style:style>
    <style:style style:name="Taula45.3" style:family="table-row">
      <style:table-row-properties fo:background-color="transparent" style:keep-together="true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ula45.C5" style:family="table-cell">
      <style:table-cell-properties fo:padding="0.101cm" fo:border-left="0.002cm solid #000000" fo:border-right="none" fo:border-top="none" fo:border-bottom="0.002cm solid #000000"/>
    </style:style>
    <style:style style:name="Taula45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45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40.B2" style:family="table-cell">
      <style:table-cell-properties fo:padding="0.101cm" fo:border="0.002cm solid #000000"/>
    </style:style>
    <style:style style:name="Taula40.3" style:family="table-row">
      <style:table-row-properties fo:background-color="transparent" style:keep-together="true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40.B6" style:family="table-cell">
      <style:table-cell-properties fo:padding="0.101cm" fo:border-left="0.002cm solid #000000" fo:border-right="none" fo:border-top="none" fo:border-bottom="0.002cm solid #000000"/>
    </style:style>
    <style:style style:name="Taula40.C6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41.B2" style:family="table-cell">
      <style:table-cell-properties fo:padding="0.101cm" fo:border="0.002cm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style:keep-together="true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02cm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30.B3" style:family="table-cell">
      <style:table-cell-properties fo:padding="0.101cm" fo:border-left="0.002cm solid #000000" fo:border-right="none" fo:border-top="none" fo:border-bottom="0.002cm solid #000000"/>
    </style:style>
    <style:style style:name="Taula30.C3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30.B4" style:family="table-cell">
      <style:table-cell-properties fo:padding="0.101cm" fo:border="0.002cm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5.B2" style:family="table-cell">
      <style:table-cell-properties fo:padding="0.101cm" fo:border="0.002cm solid #000000"/>
    </style:style>
    <style:style style:name="Taula25.3" style:family="table-row">
      <style:table-row-properties fo:background-color="transparent" style:keep-together="true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25.C5" style:family="table-cell">
      <style:table-cell-properties fo:padding="0.101cm" fo:border-left="0.002cm solid #000000" fo:border-right="none" fo:border-top="none" fo:border-bottom="0.002cm solid #000000"/>
    </style:style>
    <style:style style:name="Taula25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5.A7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31.B1" style:family="table-cell">
      <style:table-cell-properties fo:padding="0.101cm" fo:border="0.002cm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57.B2" style:family="table-cell">
      <style:table-cell-properties fo:padding="0.101cm" fo:border="0.002cm solid #000000"/>
    </style:style>
    <style:style style:name="Taula57.3" style:family="table-row">
      <style:table-row-properties fo:background-color="transparent" style:keep-together="true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57.C5" style:family="table-cell">
      <style:table-cell-properties fo:padding="0.101cm" fo:border-left="0.002cm solid #000000" fo:border-right="none" fo:border-top="none" fo:border-bottom="0.002cm solid #000000"/>
    </style:style>
    <style:style style:name="Taula57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57.A7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59.B2" style:family="table-cell">
      <style:table-cell-properties fo:padding="0.101cm" fo:border="0.002cm solid #000000"/>
    </style:style>
    <style:style style:name="Taula59.3" style:family="table-row">
      <style:table-row-properties fo:background-color="transparent" style:keep-together="true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59.B5" style:family="table-cell">
      <style:table-cell-properties fo:padding="0.101cm" fo:border-left="0.002cm solid #000000" fo:border-right="none" fo:border-top="none" fo:border-bottom="0.002cm solid #000000"/>
    </style:style>
    <style:style style:name="Taula59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1.B2" style:family="table-cell">
      <style:table-cell-properties fo:padding="0.101cm" fo:border="0.002cm solid #000000"/>
    </style:style>
    <style:style style:name="Taula61.3" style:family="table-row">
      <style:table-row-properties fo:background-color="transparent" style:keep-together="true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61.C5" style:family="table-cell">
      <style:table-cell-properties fo:padding="0.101cm" fo:border-left="0.002cm solid #000000" fo:border-right="none" fo:border-top="none" fo:border-bottom="0.002cm solid #000000"/>
    </style:style>
    <style:style style:name="Taula61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61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2.B2" style:family="table-cell">
      <style:table-cell-properties fo:padding="0.101cm" fo:border="0.002cm solid #000000"/>
    </style:style>
    <style:style style:name="Taula62.3" style:family="table-row">
      <style:table-row-properties fo:background-color="transparent" style:keep-together="true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62.C5" style:family="table-cell">
      <style:table-cell-properties fo:padding="0.101cm" fo:border-left="0.002cm solid #000000" fo:border-right="none" fo:border-top="none" fo:border-bottom="0.002cm solid #000000"/>
    </style:style>
    <style:style style:name="Taula62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62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3.B2" style:family="table-cell">
      <style:table-cell-properties fo:padding="0.101cm" fo:border="0.002cm solid #000000"/>
    </style:style>
    <style:style style:name="Taula63.3" style:family="table-row">
      <style:table-row-properties fo:background-color="transparent" style:keep-together="true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3.B5" style:family="table-cell">
      <style:table-cell-properties fo:padding="0.101cm" fo:border-left="0.002cm solid #000000" fo:border-right="none" fo:border-top="none" fo:border-bottom="0.002cm solid #000000"/>
    </style:style>
    <style:style style:name="Taula63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2.69cm"/>
    </style:style>
    <style:style style:name="Taula7.B" style:family="table-column">
      <style:table-column-properties style:column-width="2.757cm"/>
    </style:style>
    <style:style style:name="Taula7.C" style:family="table-column">
      <style:table-column-properties style:column-width="3.263cm"/>
    </style:style>
    <style:style style:name="Taula7.D" style:family="table-column">
      <style:table-column-properties style:column-width="8.303cm"/>
    </style:style>
    <style:style style:name="Taula7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7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7.B2" style:family="table-cell">
      <style:table-cell-properties fo:padding="0.101cm" fo:border="0.002cm solid #000000"/>
    </style:style>
    <style:style style:name="Taula7.3" style:family="table-row">
      <style:table-row-properties fo:background-color="transparent" style:keep-together="true" fo:keep-together="auto">
        <style:background-image/>
      </style:table-row-properties>
    </style:style>
    <style:style style:name="Taula7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7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7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7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7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7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7.B5" style:family="table-cell">
      <style:table-cell-properties fo:padding="0.101cm" fo:border-left="0.002cm solid #000000" fo:border-right="none" fo:border-top="none" fo:border-bottom="0.002cm solid #000000"/>
    </style:style>
    <style:style style:name="Taula7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69cm"/>
    </style:style>
    <style:style style:name="Taula18.B" style:family="table-column">
      <style:table-column-properties style:column-width="2.801cm"/>
    </style:style>
    <style:style style:name="Taula18.C" style:family="table-column">
      <style:table-column-properties style:column-width="3.219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18.B2" style:family="table-cell">
      <style:table-cell-properties fo:padding="0.101cm" fo:border="0.002cm solid #000000"/>
    </style:style>
    <style:style style:name="Taula18.3" style:family="table-row">
      <style:table-row-properties fo:background-color="transparent" style:keep-together="true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8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18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18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18.C5" style:family="table-cell">
      <style:table-cell-properties fo:padding="0.101cm" fo:border-left="0.002cm solid #000000" fo:border-right="none" fo:border-top="none" fo:border-bottom="0.002cm solid #000000"/>
    </style:style>
    <style:style style:name="Taula18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8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4.B2" style:family="table-cell">
      <style:table-cell-properties fo:padding="0.101cm" fo:border="0.002cm solid #000000"/>
    </style:style>
    <style:style style:name="Taula64.3" style:family="table-row">
      <style:table-row-properties fo:background-color="transparent" style:keep-together="true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4.B5" style:family="table-cell">
      <style:table-cell-properties fo:padding="0.101cm" fo:border-left="0.002cm solid #000000" fo:border-right="none" fo:border-top="none" fo:border-bottom="0.002cm solid #000000"/>
    </style:style>
    <style:style style:name="Taula64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73.B2" style:family="table-cell">
      <style:table-cell-properties fo:padding="0.101cm" fo:border="0.002cm solid #000000"/>
    </style:style>
    <style:style style:name="Taula73.3" style:family="table-row">
      <style:table-row-properties fo:background-color="transparent" style:keep-together="true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73.B5" style:family="table-cell">
      <style:table-cell-properties fo:padding="0.101cm" fo:border-left="0.002cm solid #000000" fo:border-right="none" fo:border-top="none" fo:border-bottom="0.002cm solid #000000"/>
    </style:style>
    <style:style style:name="Taula73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6.B2" style:family="table-cell">
      <style:table-cell-properties fo:padding="0.101cm" fo:border="0.002cm solid #000000"/>
    </style:style>
    <style:style style:name="Taula66.3" style:family="table-row">
      <style:table-row-properties fo:background-color="transparent" style:keep-together="true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6.B5" style:family="table-cell">
      <style:table-cell-properties fo:padding="0.101cm" fo:border-left="0.002cm solid #000000" fo:border-right="none" fo:border-top="none" fo:border-bottom="0.002cm solid #000000"/>
    </style:style>
    <style:style style:name="Taula66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7.B2" style:family="table-cell">
      <style:table-cell-properties fo:padding="0.101cm" fo:border="0.002cm solid #000000"/>
    </style:style>
    <style:style style:name="Taula67.3" style:family="table-row">
      <style:table-row-properties fo:background-color="transparent" style:keep-together="true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7.D4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67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67.C5" style:family="table-cell">
      <style:table-cell-properties fo:padding="0.101cm" fo:border-left="0.002cm solid #000000" fo:border-right="none" fo:border-top="none" fo:border-bottom="0.002cm solid #000000"/>
    </style:style>
    <style:style style:name="Taula67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8.B2" style:family="table-cell">
      <style:table-cell-properties fo:padding="0.101cm" fo:border="0.002cm solid #000000"/>
    </style:style>
    <style:style style:name="Taula68.3" style:family="table-row">
      <style:table-row-properties fo:background-color="transparent" style:keep-together="true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68.C5" style:family="table-cell">
      <style:table-cell-properties fo:padding="0.101cm" fo:border-left="0.002cm solid #000000" fo:border-right="none" fo:border-top="none" fo:border-bottom="0.002cm solid #000000"/>
    </style:style>
    <style:style style:name="Taula68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68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8.B2" style:family="table-cell">
      <style:table-cell-properties fo:padding="0.101cm" fo:border="0.002cm solid #000000"/>
    </style:style>
    <style:style style:name="Taula28.3" style:family="table-row">
      <style:table-row-properties fo:background-color="transparent" style:keep-together="true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28.B5" style:family="table-cell">
      <style:table-cell-properties fo:padding="0.101cm" fo:border-left="0.002cm solid #000000" fo:border-right="none" fo:border-top="none" fo:border-bottom="0.002cm solid #000000"/>
    </style:style>
    <style:style style:name="Taula28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27.B2" style:family="table-cell">
      <style:table-cell-properties fo:padding="0.101cm" fo:border="0.002cm solid #000000"/>
    </style:style>
    <style:style style:name="Taula27.3" style:family="table-row">
      <style:table-row-properties fo:background-color="transparent" style:keep-together="true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ula27.C5" style:family="table-cell">
      <style:table-cell-properties fo:padding="0.101cm" fo:border-left="0.002cm solid #000000" fo:border-right="none" fo:border-top="none" fo:border-bottom="0.002cm solid #000000"/>
    </style:style>
    <style:style style:name="Taula27.D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27.A6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02cm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60.B2" style:family="table-cell">
      <style:table-cell-properties fo:padding="0.101cm" fo:border="0.002cm solid #000000"/>
    </style:style>
    <style:style style:name="Taula60.3" style:family="table-row">
      <style:table-row-properties fo:background-color="transparent" style:keep-together="true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02cm solid #000000" fo:border-right="none" fo:border-top="none" fo:border-bottom="0.002cm solid #000000">
        <style:background-image/>
      </style:table-cell-properties>
    </style:style>
    <style:style style:name="Taula60.B5" style:family="table-cell">
      <style:table-cell-properties fo:padding="0.101cm" fo:border-left="0.002cm solid #000000" fo:border-right="none" fo:border-top="none" fo:border-bottom="0.002cm solid #000000"/>
    </style:style>
    <style:style style:name="Taula60.C5" style:family="table-cell">
      <style:table-cell-properties fo:padding="0.101cm" fo:border-left="0.002cm solid #000000" fo:border-right="0.002cm solid #000000" fo:border-top="none" fo:border-bottom="0.002cm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ula19.B1" style:family="table-cell">
      <style:table-cell-properties fo:padding="0.101cm" fo:border="0.002cm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style:keep-together="true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02cm solid #000000" style:writing-mode="lr-tb">
        <style:background-image/>
      </style:table-cell-properties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 style:list-style-name="L1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text-properties style:text-line-through-style="solid" style:font-name="Arial" fo:font-size="9pt" fo:font-weight="bold" fo:background-color="#ffff00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 style:list-style-name="L2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text-line-through-style="none" style:font-name="Arial" fo:font-size="9pt" fo:font-weight="bold" fo:background-color="transparent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text-line-through-style="none" style:font-name="Arial" fo:font-size="9pt" fo:background-color="transparent" style:font-size-asian="9pt" style:font-size-complex="9pt"/>
    </style:style>
    <style:style style:name="P10" style:family="paragraph" style:parent-style-name="Text_20_body" style:list-style-name="L3"/>
    <style:style style:name="P11" style:family="paragraph" style:parent-style-name="Text_20_body">
      <style:text-properties style:font-name="Arial" fo:font-size="9pt" style:font-size-asian="9pt" style:font-size-complex="9pt"/>
    </style:style>
    <style:style style:name="P12" style:family="paragraph" style:parent-style-name="Heading_20_2">
      <style:text-properties fo:background-color="transparent"/>
    </style:style>
    <style:style style:name="P13" style:family="paragraph" style:parent-style-name="Heading_20_2" style:list-style-name=""/>
    <style:style style:name="P14" style:family="paragraph" style:parent-style-name="Text_20_body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5" style:family="paragraph" style:parent-style-name="Heading_20_2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6" style:family="paragraph" style:parent-style-name="Standard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Text_20_body">
      <style:text-properties fo:background-color="transparent"/>
    </style:style>
    <style:style style:name="P19" style:family="paragraph" style:parent-style-name="Standard">
      <style:text-properties fo:language="ca" fo:country="ES" style:text-underline-style="none" style:letter-kerning="true" fo:background-color="transparent"/>
    </style:style>
    <style:style style:name="P20" style:family="paragraph" style:parent-style-name="Table_20_Contents">
      <style:text-properties style:font-name="Arial" fo:font-size="9pt" style:font-size-asian="9pt" style:font-size-complex="9pt"/>
    </style:style>
    <style:style style:name="P21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Arial" fo:font-size="9pt" fo:background-color="transparen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style:text-line-through-style="solid" style:font-name="Arial" fo:font-size="9pt" fo:font-weight="bold" fo:background-color="#ffff00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text-line-through-style="solid" style:font-name="Arial" fo:font-size="9pt" fo:background-color="#ffff00" style:font-size-asian="9pt" style:font-size-complex="9pt"/>
    </style:style>
    <style:style style:name="P29" style:family="paragraph" style:parent-style-name="Table_20_Contents">
      <style:text-properties style:text-line-through-style="none" style:font-name="Arial" fo:font-size="9pt" fo:font-weight="bold" fo:background-color="transparent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text-line-through-style="none" style:font-name="Arial" fo:font-size="9pt" fo:background-color="transparent" style:font-size-asian="9pt" style:font-size-complex="9pt"/>
    </style:style>
    <style:style style:name="P31" style:family="paragraph" style:parent-style-name="Text_20_body">
      <style:text-properties style:font-name="Arial" fo:font-size="9pt" style:font-size-asian="9pt" style:font-size-complex="9pt"/>
    </style:style>
    <style:style style:name="P32" style:family="paragraph" style:parent-style-name="Standard">
      <style:text-properties fo:background-color="transparent"/>
    </style:style>
    <style:style style:name="P33" style:family="paragraph" style:parent-style-name="Standard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>
      <style:text-properties fo:background-color="transparent"/>
    </style:style>
    <style:style style:name="P39" style:family="paragraph" style:parent-style-name="Standard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0" style:family="paragraph" style:parent-style-name="Standard">
      <style:text-properties fo:language="ca" fo:country="ES" style:text-underline-style="none" style:letter-kerning="true" fo:background-color="transparent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background-color="transparent"/>
    </style:style>
    <style:style style:name="P43" style:family="paragraph" style:parent-style-name="Heading_20_2" style:list-style-name=""/>
    <style:style style:name="P44" style:family="paragraph" style:parent-style-name="Heading_20_2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 style:master-page-name="">
      <style:paragraph-properties style:page-number="auto" fo:break-before="auto" fo:break-after="auto"/>
    </style:style>
    <style:style style:name="P47" style:family="paragraph" style:parent-style-name="Table_20_Contents">
      <style:text-properties style:font-name="Arial" fo:font-size="9pt" style:font-size-asian="9pt" style:font-size-complex="9pt"/>
    </style:style>
    <style:style style:name="P48" style:family="paragraph" style:parent-style-name="Table_20_Contents" style:list-style-name="L1">
      <style:text-properties style:font-name="Arial" fo:font-size="9pt" style:font-size-asian="9pt" style:font-size-complex="9pt"/>
    </style:style>
    <style:style style:name="P49" style:family="paragraph" style:parent-style-name="Table_20_Contents" style:list-style-name="L2">
      <style:text-properties style:font-name="Arial" fo:font-size="9pt" style:font-size-asian="9pt" style:font-size-complex="9pt"/>
    </style:style>
    <style:style style:name="P50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4" style:family="paragraph" style:parent-style-name="Table_20_Contents">
      <style:text-properties style:text-line-through-style="none" style:font-name="Arial" fo:font-size="9pt" fo:font-weight="bold" fo:background-color="transparent" style:font-size-asian="9pt" style:font-weight-asian="bold" style:font-size-complex="9pt" style:font-weight-complex="bold"/>
    </style:style>
    <style:style style:name="P55" style:family="paragraph" style:parent-style-name="Table_20_Contents">
      <style:text-properties style:text-line-through-style="none" style:font-name="Arial" fo:font-size="9pt" fo:background-color="transparent" style:font-size-asian="9pt" style:font-size-complex="9pt"/>
    </style:style>
    <style:style style:name="P56" style:family="paragraph" style:parent-style-name="Table_20_Contents">
      <style:text-properties style:text-line-through-style="solid" style:font-name="Arial" fo:font-size="9pt" fo:font-weight="bold" fo:background-color="#ffff00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8" style:family="paragraph" style:parent-style-name="Text_20_body" style:list-style-name="L3"/>
    <style:style style:name="P59" style:family="paragraph" style:parent-style-name="Text_20_body">
      <style:text-properties fo:background-color="transparent"/>
    </style:style>
    <style:style style:name="P60" style:family="paragraph" style:parent-style-name="Text_20_body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61" style:family="paragraph" style:parent-style-name="Text_20_body">
      <style:text-properties style:font-name="Arial" fo:font-size="9pt" style:font-size-asian="9pt" style:font-size-complex="9pt"/>
    </style:style>
    <style:style style:name="T1" style:family="text">
      <style:text-properties style:text-line-through-style="none" fo:background-color="transparent" loext:char-shading-value="0"/>
    </style:style>
    <style:style style:name="T2" style:family="text">
      <style:text-properties fo:background-color="transparent"/>
    </style:style>
    <style:style style:name="T3" style:family="text">
      <style:text-properties fo:background-color="transparent" loext:char-shading-value="0"/>
    </style:style>
    <style:style style:name="T4" style:family="text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5" style:family="text">
      <style:text-properties style:text-line-through-style="none" fo:background-color="transparent" loext:char-shading-value="0"/>
    </style:style>
    <style:style style:name="T6" style:family="text">
      <style:text-properties style:text-line-through-style="none" fo:background-color="transparent" loext:char-shading-value="0"/>
    </style:style>
    <style:style style:name="T7" style:family="text">
      <style:text-properties style:text-line-through-style="none" fo:background-color="transparent" loext:char-shading-value="0"/>
    </style:style>
    <style:style style:name="T8" style:family="text">
      <style:text-properties style:text-line-through-style="none" fo:background-color="transparent" loext:char-shading-value="0"/>
    </style:style>
    <style:style style:name="T9" style:family="text">
      <style:text-properties fo:background-color="transparent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style:font-name="Liberation Sans" fo:font-size="16.1000003814697pt" fo:font-weight="bold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31" style:family="text">
      <style:text-properties fo:color="#ffffff" fo:background-color="#333333" loext:char-shading-value="0"/>
    </style:style>
    <style:style style:name="T32" style:family="text">
      <style:text-properties fo:color="#ffffff" fo:background-color="#333333" loext:char-shading-value="0"/>
    </style:style>
    <style:style style:name="T33" style:family="text">
      <style:text-properties fo:color="#ffffff" fo:background-color="#333333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6257576" text:id="ct96257576">
          <text:deletion>
            <office:change-info>
              <dc:creator>Autoria desconeguda</dc:creator>
              <dc:date>2017-10-17T15:03:31</dc:date>
            </office:change-info>
            <text:p text:style-name="Title">Anàlisi: </text:p>
          </text:deletion>
        </text:changed-region>
        <text:changed-region xml:id="ct273614320" text:id="ct273614320">
          <text:deletion>
            <office:change-info>
              <dc:creator>Autoria desconeguda</dc:creator>
              <dc:date>2017-10-06T09:25:35</dc:date>
            </office:change-info>
            <text:h text:style-name="Heading_20_2" text:outline-level="2"/>
            <text:p text:style-name="Text_20_body"/>
          </text:deletion>
        </text:changed-region>
        <text:changed-region xml:id="ct273614424" text:id="ct273614424">
          <text:deletion>
            <office:change-info>
              <dc:creator>Autoria desconeguda</dc:creator>
              <dc:date>2017-10-03T10:23:19</dc:date>
            </office:change-info>
            <text:p text:style-name="P1">Objecte que representa els detalls d’un expedient de l’arxiu</text:p>
          </text:deletion>
        </text:changed-region>
        <text:changed-region xml:id="ct273614528" text:id="ct273614528">
          <text:insertion>
            <office:change-info>
              <dc:creator>Autoria desconeguda</dc:creator>
              <dc:date>2017-10-03T10:23:19</dc:date>
            </office:change-info>
          </text:insertion>
        </text:changed-region>
        <text:changed-region xml:id="ct273614632" text:id="ct273614632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274607576" text:id="ct274607576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274607680" text:id="ct274607680">
          <text:insertion>
            <office:change-info>
              <dc:creator>Autoria desconeguda</dc:creator>
              <dc:date>2017-10-03T10:03:51</dc:date>
            </office:change-info>
          </text:insertion>
        </text:changed-region>
        <text:changed-region xml:id="ct274607784" text:id="ct274607784">
          <text:deletion>
            <office:change-info>
              <dc:creator>Autoria desconeguda</dc:creator>
              <dc:date>2017-10-10T10:00:17</dc:date>
            </office:change-info>
            <text:p text:style-name="P1">InformacioItem</text:p>
          </text:deletion>
        </text:changed-region>
        <text:changed-region xml:id="ct274607888" text:id="ct274607888">
          <text:insertion>
            <office:change-info>
              <dc:creator>Autoria desconeguda</dc:creator>
              <dc:date>2017-10-10T10:00:17</dc:date>
            </office:change-info>
          </text:insertion>
        </text:changed-region>
        <text:changed-region xml:id="ct274607992" text:id="ct274607992">
          <text:insertion>
            <office:change-info>
              <dc:creator>Autoria desconeguda</dc:creator>
              <dc:date>2017-10-03T10:03:53</dc:date>
            </office:change-info>
          </text:insertion>
        </text:changed-region>
        <text:changed-region xml:id="ct274608096" text:id="ct274608096">
          <text:insertion>
            <office:change-info>
              <dc:creator>Autoria desconeguda</dc:creator>
              <dc:date>2017-10-03T09:29:11</dc:date>
            </office:change-info>
          </text:insertion>
        </text:changed-region>
        <text:changed-region xml:id="ct274608200" text:id="ct274608200">
          <text:deletion>
            <office:change-info>
              <dc:creator>Autoria desconeguda</dc:creator>
              <dc:date>2017-10-03T09:29:11</dc:date>
            </office:change-info>
            <text:p text:style-name="P1">d’items</text:p>
          </text:deletion>
        </text:changed-region>
        <text:changed-region xml:id="ct274608304" text:id="ct274608304">
          <text:deletion>
            <office:change-info>
              <dc:creator>Autoria desconeguda</dc:creator>
              <dc:date>2017-10-03T09:29:05</dc:date>
            </office:change-info>
            <text:p text:style-name="P1">penjen</text:p>
          </text:deletion>
        </text:changed-region>
        <text:changed-region xml:id="ct274608408" text:id="ct274608408">
          <text:insertion>
            <office:change-info>
              <dc:creator>Autoria desconeguda</dc:creator>
              <dc:date>2017-10-03T09:29:05</dc:date>
            </office:change-info>
          </text:insertion>
        </text:changed-region>
        <text:changed-region xml:id="ct274608512" text:id="ct274608512">
          <text:deletion>
            <office:change-info>
              <dc:creator>Autoria desconeguda</dc:creator>
              <dc:date>2017-10-06T09:25:33</dc:date>
            </office:change-info>
            <text:p text:style-name="Standard"/>
            <text:p text:style-name="Standard"/>
          </text:deletion>
        </text:changed-region>
        <text:changed-region xml:id="ct274608616" text:id="ct274608616">
          <text:deletion>
            <office:change-info>
              <dc:creator>Autoria desconeguda</dc:creator>
              <dc:date>2017-10-06T09:25:31</dc:date>
            </office:change-info>
            <text:h text:style-name="Heading_20_2" text:outline-level="2"/>
            <text:p text:style-name="Text_20_body"/>
          </text:deletion>
        </text:changed-region>
        <text:changed-region xml:id="ct274608720" text:id="ct274608720">
          <text:deletion>
            <office:change-info>
              <dc:creator>Autoria desconeguda</dc:creator>
              <dc:date>2017-10-03T10:23:24</dc:date>
            </office:change-info>
            <text:p text:style-name="P1">Objecte que representa els detalls d’un document de l’arxiu</text:p>
          </text:deletion>
        </text:changed-region>
        <text:changed-region xml:id="ct274608824" text:id="ct274608824">
          <text:insertion>
            <office:change-info>
              <dc:creator>Autoria desconeguda</dc:creator>
              <dc:date>2017-10-03T10:23:24</dc:date>
            </office:change-info>
          </text:insertion>
        </text:changed-region>
        <text:changed-region xml:id="ct274608928" text:id="ct274608928">
          <text:insertion>
            <office:change-info>
              <dc:creator>Autoria desconeguda</dc:creator>
              <dc:date>2017-10-03T10:03:48</dc:date>
            </office:change-info>
          </text:insertion>
        </text:changed-region>
        <text:changed-region xml:id="ct274609032" text:id="ct274609032">
          <text:insertion>
            <office:change-info>
              <dc:creator>Autoria desconeguda</dc:creator>
              <dc:date>2017-10-03T10:03:47</dc:date>
            </office:change-info>
          </text:insertion>
        </text:changed-region>
        <text:changed-region xml:id="ct274609136" text:id="ct274609136">
          <text:insertion>
            <office:change-info>
              <dc:creator>Autoria desconeguda</dc:creator>
              <dc:date>2017-10-06T11:05:42</dc:date>
            </office:change-info>
          </text:insertion>
        </text:changed-region>
        <text:changed-region xml:id="ct274609240" text:id="ct274609240">
          <text:insertion>
            <office:change-info>
              <dc:creator>Autoria desconeguda</dc:creator>
              <dc:date>2017-10-19T08:26:25</dc:date>
            </office:change-info>
          </text:insertion>
        </text:changed-region>
        <text:changed-region xml:id="ct274609344" text:id="ct274609344">
          <text:insertion>
            <office:change-info>
              <dc:creator>Autoria desconeguda</dc:creator>
              <dc:date>2017-10-06T11:05:47</dc:date>
            </office:change-info>
          </text:insertion>
        </text:changed-region>
        <text:changed-region xml:id="ct274609448" text:id="ct274609448">
          <text:insertion>
            <office:change-info>
              <dc:creator>Autoria desconeguda</dc:creator>
              <dc:date>2017-10-06T11:05:49</dc:date>
            </office:change-info>
          </text:insertion>
        </text:changed-region>
        <text:changed-region xml:id="ct274609552" text:id="ct274609552">
          <text:insertion>
            <office:change-info>
              <dc:creator>Autoria desconeguda</dc:creator>
              <dc:date>2017-10-06T11:05:53</dc:date>
            </office:change-info>
          </text:insertion>
        </text:changed-region>
        <text:changed-region xml:id="ct274609656" text:id="ct274609656">
          <text:insertion>
            <office:change-info>
              <dc:creator>Autoria desconeguda</dc:creator>
              <dc:date>2017-10-06T11:06:00</dc:date>
            </office:change-info>
          </text:insertion>
        </text:changed-region>
        <text:changed-region xml:id="ct274609760" text:id="ct274609760">
          <text:insertion>
            <office:change-info>
              <dc:creator>Autoria desconeguda</dc:creator>
              <dc:date>2017-10-03T10:03:46</dc:date>
            </office:change-info>
          </text:insertion>
        </text:changed-region>
        <text:changed-region xml:id="ct274609864" text:id="ct274609864">
          <text:insertion>
            <office:change-info>
              <dc:creator>Autoria desconeguda</dc:creator>
              <dc:date>2017-10-03T10:03:56</dc:date>
            </office:change-info>
          </text:insertion>
        </text:changed-region>
        <text:changed-region xml:id="ct274609968" text:id="ct274609968">
          <text:insertion>
            <office:change-info>
              <dc:creator>Autoria desconeguda</dc:creator>
              <dc:date>2017-10-03T10:03:57</dc:date>
            </office:change-info>
          </text:insertion>
        </text:changed-region>
        <text:changed-region xml:id="ct274610072" text:id="ct274610072">
          <text:deletion>
            <office:change-info>
              <dc:creator>Autoria desconeguda</dc:creator>
              <dc:date>2017-10-06T09:25:29</dc:date>
            </office:change-info>
            <text:p text:style-name="Standard"/>
            <text:p text:style-name="Standard"/>
          </text:deletion>
        </text:changed-region>
        <text:changed-region xml:id="ct274610176" text:id="ct274610176">
          <text:deletion>
            <office:change-info>
              <dc:creator>Autoria desconeguda</dc:creator>
              <dc:date>2017-10-06T09:25:27</dc:date>
            </office:change-info>
            <text:h text:style-name="Heading_20_2" text:outline-level="2"><text:s/></text:h>
            <text:p text:style-name="Text_20_body"/>
          </text:deletion>
        </text:changed-region>
        <text:changed-region xml:id="ct274610280" text:id="ct274610280">
          <text:deletion>
            <office:change-info>
              <dc:creator>Autoria desconeguda</dc:creator>
              <dc:date>2017-10-03T10:23:38</dc:date>
            </office:change-info>
            <text:p text:style-name="P1">Objecte que representa els detalls d’una carpeta de l’arxiu.</text:p>
          </text:deletion>
        </text:changed-region>
        <text:changed-region xml:id="ct274610384" text:id="ct274610384">
          <text:insertion>
            <office:change-info>
              <dc:creator>Autoria desconeguda</dc:creator>
              <dc:date>2017-10-03T10:23:38</dc:date>
            </office:change-info>
          </text:insertion>
        </text:changed-region>
        <text:changed-region xml:id="ct274610488" text:id="ct274610488">
          <text:insertion>
            <office:change-info>
              <dc:creator>Autoria desconeguda</dc:creator>
              <dc:date>2017-10-03T10:03:24</dc:date>
            </office:change-info>
          </text:insertion>
        </text:changed-region>
        <text:changed-region xml:id="ct274610592" text:id="ct274610592">
          <text:insertion>
            <office:change-info>
              <dc:creator>Autoria desconeguda</dc:creator>
              <dc:date>2017-10-03T10:03:25</dc:date>
            </office:change-info>
          </text:insertion>
        </text:changed-region>
        <text:changed-region xml:id="ct274610696" text:id="ct274610696">
          <text:deletion>
            <office:change-info>
              <dc:creator>Autoria desconeguda</dc:creator>
              <dc:date>2017-10-10T10:00:20</dc:date>
            </office:change-info>
            <text:p text:style-name="P1">InformacioItem</text:p>
          </text:deletion>
        </text:changed-region>
        <text:changed-region xml:id="ct274610800" text:id="ct274610800">
          <text:insertion>
            <office:change-info>
              <dc:creator>Autoria desconeguda</dc:creator>
              <dc:date>2017-10-10T10:00:20</dc:date>
            </office:change-info>
          </text:insertion>
        </text:changed-region>
        <text:changed-region xml:id="ct274610904" text:id="ct274610904">
          <text:insertion>
            <office:change-info>
              <dc:creator>Autoria desconeguda</dc:creator>
              <dc:date>2017-10-03T10:03:27</dc:date>
            </office:change-info>
          </text:insertion>
        </text:changed-region>
        <text:changed-region xml:id="ct274611008" text:id="ct274611008">
          <text:deletion>
            <office:change-info>
              <dc:creator>Autoria desconeguda</dc:creator>
              <dc:date>2017-10-06T09:25:23</dc:date>
            </office:change-info>
            <text:p text:style-name="Standard"/>
            <text:p text:style-name="Standard"/>
          </text:deletion>
        </text:changed-region>
        <text:changed-region xml:id="ct274611112" text:id="ct274611112">
          <text:deletion>
            <office:change-info>
              <dc:creator>Autoria desconeguda</dc:creator>
              <dc:date>2017-10-06T09:25:20</dc:date>
            </office:change-info>
            <text:h text:style-name="Heading_20_2" text:outline-level="2"/>
            <text:p text:style-name="Text_20_body"/>
          </text:deletion>
        </text:changed-region>
        <text:changed-region xml:id="ct274611216" text:id="ct274611216">
          <text:deletion>
            <office:change-info>
              <dc:creator>Autoria desconeguda</dc:creator>
              <dc:date>2017-10-03T10:27:17</dc:date>
            </office:change-info>
            <text:p text:style-name="P1">Objecte que representa les metadades per a un expedient de l’arxiu</text:p>
          </text:deletion>
        </text:changed-region>
        <text:changed-region xml:id="ct274611320" text:id="ct274611320">
          <text:insertion>
            <office:change-info>
              <dc:creator>Autoria desconeguda</dc:creator>
              <dc:date>2017-10-03T10:27:17</dc:date>
            </office:change-info>
          </text:insertion>
        </text:changed-region>
        <text:changed-region xml:id="ct274611424" text:id="ct274611424">
          <text:deletion>
            <office:change-info>
              <dc:creator>Autoria desconeguda</dc:creator>
              <dc:date>2017-10-03T09:29:24</dc:date>
            </office:change-info>
            <text:p text:style-name="P1">Dir3</text:p>
          </text:deletion>
        </text:changed-region>
        <text:changed-region xml:id="ct274611528" text:id="ct274611528">
          <text:insertion>
            <office:change-info>
              <dc:creator>Autoria desconeguda</dc:creator>
              <dc:date>2017-10-03T09:29:24</dc:date>
            </office:change-info>
          </text:insertion>
        </text:changed-region>
        <text:changed-region xml:id="ct274791896" text:id="ct274791896">
          <text:deletion>
            <office:change-info>
              <dc:creator>Autoria desconeguda</dc:creator>
              <dc:date>2017-10-19T08:25:35</dc:date>
            </office:change-info>
            <text:p text:style-name="P1">String</text:p>
          </text:deletion>
        </text:changed-region>
        <text:changed-region xml:id="ct274792000" text:id="ct274792000">
          <text:insertion>
            <office:change-info>
              <dc:creator>Autoria desconeguda</dc:creator>
              <dc:date>2017-10-19T08:25:35</dc:date>
            </office:change-info>
          </text:insertion>
        </text:changed-region>
        <text:changed-region xml:id="ct274792104" text:id="ct274792104">
          <text:deletion>
            <office:change-info>
              <dc:creator>Autoria desconeguda</dc:creator>
              <dc:date>2017-10-03T09:52:11</dc:date>
            </office:change-info>
            <text:p text:style-name="P1">:</text:p>
            <text:list xml:id="list2640591161274115174" text:style-name="L1">
              <text:list-item>
                <text:p text:style-name="P2">E01: Obert</text:p>
              </text:list-item>
              <text:list-item>
                <text:p text:style-name="P2">E02: Tancat</text:p>
              </text:list-item>
            </text:list>
            <text:p text:style-name="P1">E03: Índex per a remissió tancat</text:p>
          </text:deletion>
        </text:changed-region>
        <text:changed-region xml:id="ct274792208" text:id="ct274792208">
          <text:insertion>
            <office:change-info>
              <dc:creator>Autoria desconeguda</dc:creator>
              <dc:date>2017-10-03T09:52:12</dc:date>
            </office:change-info>
          </text:insertion>
        </text:changed-region>
        <text:changed-region xml:id="ct274792312" text:id="ct274792312">
          <text:deletion>
            <office:change-info>
              <dc:creator>Autoria desconeguda</dc:creator>
              <dc:date>2017-10-09T15:09:29</dc:date>
            </office:change-info>
            <text:p text:style-name="P1">String</text:p>
          </text:deletion>
        </text:changed-region>
        <text:changed-region xml:id="ct274792416" text:id="ct274792416">
          <text:insertion>
            <office:change-info>
              <dc:creator>Autoria desconeguda</dc:creator>
              <dc:date>2017-10-09T15:09:29</dc:date>
            </office:change-info>
          </text:insertion>
        </text:changed-region>
        <text:changed-region xml:id="ct274792520" text:id="ct274792520">
          <text:deletion>
            <office:change-info>
              <dc:creator>Autoria desconeguda</dc:creator>
              <dc:date>2017-10-03T10:28:36</dc:date>
            </office:change-info>
            <text:p text:style-name="P1">Altres metadades que es vulguin desar</text:p>
          </text:deletion>
        </text:changed-region>
        <text:changed-region xml:id="ct274792624" text:id="ct274792624">
          <text:insertion>
            <office:change-info>
              <dc:creator>Autoria desconeguda</dc:creator>
              <dc:date>2017-10-03T10:28:36</dc:date>
            </office:change-info>
          </text:insertion>
        </text:changed-region>
        <text:changed-region xml:id="ct274792728" text:id="ct274792728">
          <text:insertion>
            <office:change-info>
              <dc:creator>Autoria desconeguda</dc:creator>
              <dc:date>2017-10-06T09:25:13</dc:date>
            </office:change-info>
          </text:insertion>
        </text:changed-region>
        <text:changed-region xml:id="ct274792832" text:id="ct274792832">
          <text:deletion>
            <office:change-info>
              <dc:creator>Autoria desconeguda</dc:creator>
              <dc:date>2017-10-06T09:25:10</dc:date>
            </office:change-info>
            <text:h text:style-name="Heading_20_2" text:outline-level="2"/>
            <text:p text:style-name="Text_20_body"/>
          </text:deletion>
        </text:changed-region>
        <text:changed-region xml:id="ct274792936" text:id="ct274792936">
          <text:deletion>
            <office:change-info>
              <dc:creator>Autoria desconeguda</dc:creator>
              <dc:date>2017-10-03T10:27:28</dc:date>
            </office:change-info>
            <text:p text:style-name="P1">Objecte que representa les metadades per a un document de l’arxiu</text:p>
          </text:deletion>
        </text:changed-region>
        <text:changed-region xml:id="ct274793040" text:id="ct274793040">
          <text:insertion>
            <office:change-info>
              <dc:creator>Autoria desconeguda</dc:creator>
              <dc:date>2017-10-03T10:27:28</dc:date>
            </office:change-info>
          </text:insertion>
        </text:changed-region>
        <text:changed-region xml:id="ct274793144" text:id="ct27479314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274793248" text:id="ct274793248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274793352" text:id="ct274793352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274793456" text:id="ct274793456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274793560" text:id="ct274793560">
          <text:insertion>
            <office:change-info>
              <dc:creator>Autoria desconeguda</dc:creator>
              <dc:date>2017-10-19T08:25:20</dc:date>
            </office:change-info>
          </text:insertion>
        </text:changed-region>
        <text:changed-region xml:id="ct274793664" text:id="ct27479366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274793768" text:id="ct274793768">
          <text:insertion>
            <office:change-info>
              <dc:creator>Autoria desconeguda</dc:creator>
              <dc:date>2017-10-04T08:45:28</dc:date>
            </office:change-info>
          </text:insertion>
        </text:changed-region>
        <text:changed-region xml:id="ct274793976" text:id="ct274793976">
          <text:deletion>
            <office:change-info>
              <dc:creator>Autoria desconeguda</dc:creator>
              <dc:date>2017-10-19T08:24:04</dc:date>
            </office:change-info>
            <text:p text:style-name="P3">String</text:p>
          </text:deletion>
        </text:changed-region>
        <text:changed-region xml:id="ct274793872" text:id="ct274793872">
          <text:deletion>
            <office:change-info>
              <dc:creator>Autoria desconeguda</dc:creator>
              <dc:date>2017-10-03T10:01:50</dc:date>
            </office:change-info>
            <text:p text:style-name="P3">Administració o ciutadà</text:p>
          </text:deletion>
        </text:changed-region>
        <text:changed-region xml:id="ct274794080" text:id="ct274794080">
          <text:deletion>
            <office:change-info>
              <dc:creator>Autoria desconeguda</dc:creator>
              <dc:date>2017-10-03T09:48:54</dc:date>
            </office:change-info>
            <text:p text:style-name="P1">String</text:p>
          </text:deletion>
        </text:changed-region>
        <text:changed-region xml:id="ct274794184" text:id="ct274794184">
          <text:insertion>
            <office:change-info>
              <dc:creator>Autoria desconeguda</dc:creator>
              <dc:date>2017-10-19T08:24:00</dc:date>
            </office:change-info>
          </text:insertion>
        </text:changed-region>
        <text:changed-region xml:id="ct274794288" text:id="ct274794288">
          <text:insertion>
            <office:change-info>
              <dc:creator>Autoria desconeguda</dc:creator>
              <dc:date>2017-10-19T08:23:54</dc:date>
            </office:change-info>
          </text:insertion>
        </text:changed-region>
        <text:changed-region xml:id="ct274794392" text:id="ct274794392">
          <text:insertion>
            <office:change-info>
              <dc:creator>Autoria desconeguda</dc:creator>
              <dc:date>2017-10-04T13:42:49</dc:date>
            </office:change-info>
          </text:insertion>
        </text:changed-region>
        <text:changed-region xml:id="ct274794496" text:id="ct274794496">
          <text:deletion>
            <office:change-info>
              <dc:creator>Autoria desconeguda</dc:creator>
              <dc:date>2017-10-03T09:30:12</dc:date>
            </office:change-info>
            <text:p text:style-name="P1">:</text:p>
            <text:list xml:id="list31684573" text:continue-numbering="true" text:style-name="L1">
              <text:list-item>
                <text:p text:style-name="P2">EE01: Original</text:p>
              </text:list-item>
              <text:list-item>
                <text:p text:style-name="P2">EE02: Còpia electrònica autèntica amb canvi de format</text:p>
              </text:list-item>
              <text:list-item>
                <text:p text:style-name="P2">EE03: Còpia electrònica autèntica de document paper</text:p>
              </text:list-item>
            </text:list>
            <text:p text:style-name="P1">EE04: Còpia electrònica parcial autèntica</text:p>
          </text:deletion>
        </text:changed-region>
        <text:changed-region xml:id="ct274794600" text:id="ct274794600">
          <text:insertion>
            <office:change-info>
              <dc:creator>Autoria desconeguda</dc:creator>
              <dc:date>2017-10-04T13:42:33</dc:date>
            </office:change-info>
          </text:insertion>
        </text:changed-region>
        <text:changed-region xml:id="ct274794704" text:id="ct274794704">
          <text:insertion>
            <office:change-info>
              <dc:creator>Autoria desconeguda</dc:creator>
              <dc:date>2017-10-03T09:30:10</dc:date>
            </office:change-info>
          </text:insertion>
        </text:changed-region>
        <text:changed-region xml:id="ct274794808" text:id="ct274794808">
          <text:deletion>
            <office:change-info>
              <dc:creator>Autoria desconeguda</dc:creator>
              <dc:date>2017-10-19T08:23:48</dc:date>
            </office:change-info>
            <text:p text:style-name="P1">String</text:p>
          </text:deletion>
        </text:changed-region>
        <text:changed-region xml:id="ct274794912" text:id="ct274794912">
          <text:insertion>
            <office:change-info>
              <dc:creator>Autoria desconeguda</dc:creator>
              <dc:date>2017-10-19T08:23:48</dc:date>
            </office:change-info>
          </text:insertion>
        </text:changed-region>
        <text:changed-region xml:id="ct274795016" text:id="ct274795016">
          <text:insertion>
            <office:change-info>
              <dc:creator>Autoria desconeguda</dc:creator>
              <dc:date>2017-10-03T09:30:28</dc:date>
            </office:change-info>
          </text:insertion>
        </text:changed-region>
        <text:changed-region xml:id="ct274795120" text:id="ct274795120">
          <text:deletion>
            <office:change-info>
              <dc:creator>Autoria desconeguda</dc:creator>
              <dc:date>2017-10-03T09:30:21</dc:date>
            </office:change-info>
            <text:p text:style-name="P1">TD01 - Resolución.</text:p>
            <text:list xml:id="list31667272" text:continue-numbering="true" text:style-name="L1">
              <text:list-item>
                <text:p text:style-name="P2">TD02 - Acuerdo.</text:p>
              </text:list-item>
              <text:list-item>
                <text:p text:style-name="P2">TD03 - Contrato.</text:p>
              </text:list-item>
              <text:list-item>
                <text:p text:style-name="P2">TD04 - Convenio.</text:p>
              </text:list-item>
              <text:list-item>
                <text:p text:style-name="P2">TD05 - Declaración.</text:p>
              </text:list-item>
              <text:list-item>
                <text:p text:style-name="P2">TD06 - Comunicación.</text:p>
              </text:list-item>
              <text:list-item>
                <text:p text:style-name="P2">TD07 - Notificación.</text:p>
              </text:list-item>
              <text:list-item>
                <text:p text:style-name="P2">TD08 - Publicación.</text:p>
              </text:list-item>
              <text:list-item>
                <text:p text:style-name="P2">TD09 - Acuse de recibo.</text:p>
              </text:list-item>
              <text:list-item>
                <text:p text:style-name="P2">TD10 - Acta.</text:p>
              </text:list-item>
              <text:list-item>
                <text:p text:style-name="P2">TD11 - Certificado.</text:p>
              </text:list-item>
              <text:list-item>
                <text:p text:style-name="P2">TD12 - Diligencia.</text:p>
              </text:list-item>
              <text:list-item>
                <text:p text:style-name="P2">TD13 - Informe.</text:p>
              </text:list-item>
              <text:list-item>
                <text:p text:style-name="P2">TD14 - Solicitud.</text:p>
              </text:list-item>
              <text:list-item>
                <text:p text:style-name="P2">TD15 - Denuncia.</text:p>
              </text:list-item>
              <text:list-item>
                <text:p text:style-name="P2">TD16 - Alegación.</text:p>
              </text:list-item>
              <text:list-item>
                <text:p text:style-name="P2">TD17 - Recursos.</text:p>
              </text:list-item>
              <text:list-item>
                <text:p text:style-name="P2">TD18 - Comunicación ciudadano.</text:p>
              </text:list-item>
              <text:list-item>
                <text:p text:style-name="P2">TD19 - Factura.</text:p>
              </text:list-item>
              <text:list-item>
                <text:p text:style-name="P2">TD20 - Otros incautados.</text:p>
              </text:list-item>
            </text:list>
            <text:p text:style-name="P1">TD99 - Otros</text:p>
          </text:deletion>
        </text:changed-region>
        <text:changed-region xml:id="ct274795224" text:id="ct274795224">
          <text:insertion>
            <office:change-info>
              <dc:creator>Autoria desconeguda</dc:creator>
              <dc:date>2017-10-04T13:42:45</dc:date>
            </office:change-info>
          </text:insertion>
        </text:changed-region>
        <text:changed-region xml:id="ct274795328" text:id="ct274795328">
          <text:insertion>
            <office:change-info>
              <dc:creator>Autoria desconeguda</dc:creator>
              <dc:date>2017-10-03T09:30:22</dc:date>
            </office:change-info>
          </text:insertion>
        </text:changed-region>
        <text:changed-region xml:id="ct274795432" text:id="ct274795432">
          <text:insertion>
            <office:change-info>
              <dc:creator>Autoria desconeguda</dc:creator>
              <dc:date>2017-10-04T15:28:33</dc:date>
            </office:change-info>
          </text:insertion>
        </text:changed-region>
        <text:changed-region xml:id="ct274795536" text:id="ct274795536">
          <text:insertion>
            <office:change-info>
              <dc:creator>Autoria desconeguda</dc:creator>
              <dc:date>2017-10-19T08:23:37</dc:date>
            </office:change-info>
          </text:insertion>
        </text:changed-region>
        <text:changed-region xml:id="ct274795640" text:id="ct274795640">
          <text:insertion>
            <office:change-info>
              <dc:creator>Autoria desconeguda</dc:creator>
              <dc:date>2017-10-04T15:28:42</dc:date>
            </office:change-info>
          </text:insertion>
        </text:changed-region>
        <text:changed-region xml:id="ct274795744" text:id="ct274795744">
          <text:insertion>
            <office:change-info>
              <dc:creator>Autoria desconeguda</dc:creator>
              <dc:date>2017-10-04T15:28:45</dc:date>
            </office:change-info>
          </text:insertion>
        </text:changed-region>
        <text:changed-region xml:id="ct274795848" text:id="ct274795848">
          <text:insertion>
            <office:change-info>
              <dc:creator>Autoria desconeguda</dc:creator>
              <dc:date>2017-10-04T15:28:56</dc:date>
            </office:change-info>
          </text:insertion>
        </text:changed-region>
        <text:changed-region xml:id="ct274861528" text:id="ct274861528">
          <text:insertion>
            <office:change-info>
              <dc:creator>Autoria desconeguda</dc:creator>
              <dc:date>2017-10-04T15:29:00</dc:date>
            </office:change-info>
          </text:insertion>
        </text:changed-region>
        <text:changed-region xml:id="ct274861632" text:id="ct274861632">
          <text:insertion>
            <office:change-info>
              <dc:creator>Autoria desconeguda</dc:creator>
              <dc:date>2017-10-04T15:31:55</dc:date>
            </office:change-info>
          </text:insertion>
        </text:changed-region>
        <text:changed-region xml:id="ct274861736" text:id="ct274861736">
          <text:insertion>
            <office:change-info>
              <dc:creator>Autoria desconeguda</dc:creator>
              <dc:date>2017-10-04T15:32:00</dc:date>
            </office:change-info>
          </text:insertion>
        </text:changed-region>
        <text:changed-region xml:id="ct274861840" text:id="ct274861840">
          <text:insertion>
            <office:change-info>
              <dc:creator>Autoria desconeguda</dc:creator>
              <dc:date>2017-10-04T15:28:48</dc:date>
            </office:change-info>
          </text:insertion>
        </text:changed-region>
        <text:changed-region xml:id="ct274861944" text:id="ct274861944">
          <text:insertion>
            <office:change-info>
              <dc:creator>Autoria desconeguda</dc:creator>
              <dc:date>2017-10-19T08:23:40</dc:date>
            </office:change-info>
          </text:insertion>
        </text:changed-region>
        <text:changed-region xml:id="ct274862048" text:id="ct274862048">
          <text:insertion>
            <office:change-info>
              <dc:creator>Autoria desconeguda</dc:creator>
              <dc:date>2017-10-04T15:28:43</dc:date>
            </office:change-info>
          </text:insertion>
        </text:changed-region>
        <text:changed-region xml:id="ct274862152" text:id="ct274862152">
          <text:insertion>
            <office:change-info>
              <dc:creator>Autoria desconeguda</dc:creator>
              <dc:date>2017-10-04T15:28:47</dc:date>
            </office:change-info>
          </text:insertion>
        </text:changed-region>
        <text:changed-region xml:id="ct274862256" text:id="ct274862256">
          <text:insertion>
            <office:change-info>
              <dc:creator>Autoria desconeguda</dc:creator>
              <dc:date>2017-10-04T15:29:12</dc:date>
            </office:change-info>
          </text:insertion>
        </text:changed-region>
        <text:changed-region xml:id="ct274862360" text:id="ct274862360">
          <text:insertion>
            <office:change-info>
              <dc:creator>Autoria desconeguda</dc:creator>
              <dc:date>2017-10-04T15:29:57</dc:date>
            </office:change-info>
          </text:insertion>
        </text:changed-region>
        <text:changed-region xml:id="ct274862464" text:id="ct274862464">
          <text:insertion>
            <office:change-info>
              <dc:creator>Autoria desconeguda</dc:creator>
              <dc:date>2017-10-04T13:42:31</dc:date>
            </office:change-info>
          </text:insertion>
        </text:changed-region>
        <text:changed-region xml:id="ct274862568" text:id="ct274862568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274862672" text:id="ct274862672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274862776" text:id="ct274862776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274862880" text:id="ct274862880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274862984" text:id="ct27486298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274863088" text:id="ct274863088">
          <text:insertion>
            <office:change-info>
              <dc:creator>Autoria desconeguda</dc:creator>
              <dc:date>2017-10-04T13:43:15</dc:date>
            </office:change-info>
          </text:insertion>
        </text:changed-region>
        <text:changed-region xml:id="ct274863192" text:id="ct274863192">
          <text:deletion>
            <office:change-info>
              <dc:creator>Autoria desconeguda</dc:creator>
              <dc:date>2017-10-09T15:09:35</dc:date>
            </office:change-info>
            <text:p text:style-name="P1">String</text:p>
          </text:deletion>
        </text:changed-region>
        <text:changed-region xml:id="ct274863296" text:id="ct274863296">
          <text:insertion>
            <office:change-info>
              <dc:creator>Autoria desconeguda</dc:creator>
              <dc:date>2017-10-09T15:09:36</dc:date>
            </office:change-info>
          </text:insertion>
        </text:changed-region>
        <text:changed-region xml:id="ct274863400" text:id="ct274863400">
          <text:deletion>
            <office:change-info>
              <dc:creator>Autoria desconeguda</dc:creator>
              <dc:date>2017-10-03T10:28:52</dc:date>
            </office:change-info>
            <text:p text:style-name="P1">Altres metadades que es vulguin desar</text:p>
          </text:deletion>
        </text:changed-region>
        <text:changed-region xml:id="ct274863504" text:id="ct274863504">
          <text:insertion>
            <office:change-info>
              <dc:creator>Autoria desconeguda</dc:creator>
              <dc:date>2017-10-03T10:28:52</dc:date>
            </office:change-info>
          </text:insertion>
        </text:changed-region>
        <text:changed-region xml:id="ct274863608" text:id="ct274863608">
          <text:deletion>
            <office:change-info>
              <dc:creator>Autoria desconeguda</dc:creator>
              <dc:date>2017-10-06T09:25:07</dc:date>
            </office:change-info>
            <text:h text:style-name="Heading_20_2" text:outline-level="2"/>
            <text:p text:style-name="Text_20_body"/>
          </text:deletion>
        </text:changed-region>
        <text:changed-region xml:id="ct274863712" text:id="ct274863712">
          <text:deletion>
            <office:change-info>
              <dc:creator>Autoria desconeguda</dc:creator>
              <dc:date>2017-10-03T10:31:23</dc:date>
            </office:change-info>
            <text:p text:style-name="P4">Objecte que representa el contingut d’un document de l’arxiu</text:p>
          </text:deletion>
        </text:changed-region>
        <text:changed-region xml:id="ct274863816" text:id="ct274863816">
          <text:insertion>
            <office:change-info>
              <dc:creator>Autoria desconeguda</dc:creator>
              <dc:date>2017-10-03T10:31:23</dc:date>
            </office:change-info>
          </text:insertion>
        </text:changed-region>
        <text:changed-region xml:id="ct336504464" text:id="ct336504464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36499576" text:id="ct336499576">
          <text:insertion>
            <office:change-info>
              <dc:creator>Pere Prohens</dc:creator>
              <dc:date>2017-12-15T11:47:00</dc:date>
            </office:change-info>
          </text:insertion>
        </text:changed-region>
        <text:changed-region xml:id="ct336504360" text:id="ct336504360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36504256" text:id="ct336504256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36504152" text:id="ct336504152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274863920" text:id="ct274863920">
          <text:insertion>
            <office:change-info>
              <dc:creator>Autoria desconeguda</dc:creator>
              <dc:date>2017-10-09T08:13:10</dc:date>
            </office:change-info>
          </text:insertion>
        </text:changed-region>
        <text:changed-region xml:id="ct274864024" text:id="ct274864024">
          <text:insertion>
            <office:change-info>
              <dc:creator>Autoria desconeguda</dc:creator>
              <dc:date>2017-10-09T08:13:19</dc:date>
            </office:change-info>
          </text:insertion>
        </text:changed-region>
        <text:changed-region xml:id="ct274864128" text:id="ct274864128">
          <text:insertion>
            <office:change-info>
              <dc:creator>Autoria desconeguda</dc:creator>
              <dc:date>2017-10-09T08:13:21</dc:date>
            </office:change-info>
          </text:insertion>
        </text:changed-region>
        <text:changed-region xml:id="ct274864232" text:id="ct274864232">
          <text:insertion>
            <office:change-info>
              <dc:creator>Autoria desconeguda</dc:creator>
              <dc:date>2017-10-09T08:13:23</dc:date>
            </office:change-info>
          </text:insertion>
        </text:changed-region>
        <text:changed-region xml:id="ct274864336" text:id="ct274864336">
          <text:deletion>
            <office:change-info>
              <dc:creator>Autoria desconeguda</dc:creator>
              <dc:date>2017-10-09T08:13:14</dc:date>
            </office:change-info>
            <text:p text:style-name="P5"><text:span text:style-name="T1"><text:s/></text:span></text:p>
          </text:deletion>
        </text:changed-region>
        <text:changed-region xml:id="ct274864440" text:id="ct274864440">
          <text:deletion>
            <office:change-info>
              <dc:creator>Autoria desconeguda</dc:creator>
              <dc:date>2017-10-06T09:25:05</dc:date>
            </office:change-info>
            <text:h text:style-name="Heading_20_2" text:outline-level="2"/>
            <text:p text:style-name="Text_20_body"/>
          </text:deletion>
        </text:changed-region>
        <text:changed-region xml:id="ct274864544" text:id="ct274864544">
          <text:deletion>
            <office:change-info>
              <dc:creator>Autoria desconeguda</dc:creator>
              <dc:date>2017-10-03T10:21:21</dc:date>
            </office:change-info>
            <text:p text:style-name="P1">Objecte que representa una firma per un contingut de l’arxiu</text:p>
          </text:deletion>
        </text:changed-region>
        <text:changed-region xml:id="ct274864648" text:id="ct274864648">
          <text:insertion>
            <office:change-info>
              <dc:creator>Autoria desconeguda</dc:creator>
              <dc:date>2017-10-03T10:21:21</dc:date>
            </office:change-info>
          </text:insertion>
        </text:changed-region>
        <text:changed-region xml:id="ct274864752" text:id="ct274864752">
          <text:deletion>
            <office:change-info>
              <dc:creator>Autoria desconeguda</dc:creator>
              <dc:date>2017-10-03T09:34:39</dc:date>
            </office:change-info>
            <text:p text:style-name="P1">String</text:p>
          </text:deletion>
        </text:changed-region>
        <text:changed-region xml:id="ct274864856" text:id="ct274864856">
          <text:insertion>
            <office:change-info>
              <dc:creator>Autoria desconeguda</dc:creator>
              <dc:date>2017-10-19T08:23:14</dc:date>
            </office:change-info>
          </text:insertion>
        </text:changed-region>
        <text:changed-region xml:id="ct274864960" text:id="ct274864960">
          <text:deletion>
            <office:change-info>
              <dc:creator>Autoria desconeguda</dc:creator>
              <dc:date>2017-10-04T12:48:09</dc:date>
            </office:change-info>
            <text:p text:style-name="P1">No</text:p>
          </text:deletion>
        </text:changed-region>
        <text:changed-region xml:id="ct274865064" text:id="ct274865064">
          <text:insertion>
            <office:change-info>
              <dc:creator>Autoria desconeguda</dc:creator>
              <dc:date>2017-10-04T12:48:09</dc:date>
            </office:change-info>
          </text:insertion>
        </text:changed-region>
        <text:changed-region xml:id="ct274865168" text:id="ct274865168">
          <text:insertion>
            <office:change-info>
              <dc:creator>Autoria desconeguda</dc:creator>
              <dc:date>2017-10-03T09:58:38</dc:date>
            </office:change-info>
          </text:insertion>
        </text:changed-region>
        <text:changed-region xml:id="ct274865272" text:id="ct274865272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274867288" text:id="ct274867288">
          <text:deletion>
            <office:change-info>
              <dc:creator>Autoria desconeguda</dc:creator>
              <dc:date>2017-10-03T09:35:02</dc:date>
            </office:change-info>
            <text:p text:style-name="P1">TF01</text:p>
          </text:deletion>
        </text:changed-region>
        <text:changed-region xml:id="ct274867184" text:id="ct274867184">
          <text:deletion>
            <office:change-info>
              <dc:creator>Autoria desconeguda</dc:creator>
              <dc:date>2017-10-03T09:36:03</dc:date>
            </office:change-info>
            <text:p text:style-name="P1"><text:s/>- CSV.</text:p>
          </text:deletion>
        </text:changed-region>
        <text:changed-region xml:id="ct274867080" text:id="ct274867080">
          <text:deletion>
            <office:change-info>
              <dc:creator>Autoria desconeguda</dc:creator>
              <dc:date>2017-10-03T10:00:06</dc:date>
            </office:change-info>
            <text:p text:style-name="P1"/>
            <text:p text:style-name="P1"/>
          </text:deletion>
        </text:changed-region>
        <text:changed-region xml:id="ct274866976" text:id="ct274866976">
          <text:deletion>
            <office:change-info>
              <dc:creator>Autoria desconeguda</dc:creator>
              <dc:date>2017-10-03T09:35:09</dc:date>
            </office:change-info>
            <text:p text:style-name="P1">TF02</text:p>
          </text:deletion>
        </text:changed-region>
        <text:changed-region xml:id="ct274866872" text:id="ct274866872">
          <text:deletion>
            <office:change-info>
              <dc:creator>Autoria desconeguda</dc:creator>
              <dc:date>2017-10-03T10:00:06</dc:date>
            </office:change-info>
            <text:p text:style-name="P1"><text:s/>- XAdES internally detached signature.</text:p>
            <text:p text:style-name="P1"/>
          </text:deletion>
        </text:changed-region>
        <text:changed-region xml:id="ct274866768" text:id="ct274866768">
          <text:deletion>
            <office:change-info>
              <dc:creator>Autoria desconeguda</dc:creator>
              <dc:date>2017-10-03T09:35:16</dc:date>
            </office:change-info>
            <text:p text:style-name="P1">TF03</text:p>
          </text:deletion>
        </text:changed-region>
        <text:changed-region xml:id="ct274866664" text:id="ct274866664">
          <text:deletion>
            <office:change-info>
              <dc:creator>Autoria desconeguda</dc:creator>
              <dc:date>2017-10-03T10:00:06</dc:date>
            </office:change-info>
            <text:p text:style-name="P1"><text:s/>- XAdES enveloped signature.</text:p>
            <text:p text:style-name="P1"/>
          </text:deletion>
        </text:changed-region>
        <text:changed-region xml:id="ct274866560" text:id="ct274866560">
          <text:deletion>
            <office:change-info>
              <dc:creator>Autoria desconeguda</dc:creator>
              <dc:date>2017-10-03T09:35:24</dc:date>
            </office:change-info>
            <text:p text:style-name="P1">TF04</text:p>
          </text:deletion>
        </text:changed-region>
        <text:changed-region xml:id="ct274866456" text:id="ct274866456">
          <text:deletion>
            <office:change-info>
              <dc:creator>Autoria desconeguda</dc:creator>
              <dc:date>2017-10-03T10:00:06</dc:date>
            </office:change-info>
            <text:p text:style-name="P1"><text:s/>- CAdES detached/explicit signature.</text:p>
            <text:p text:style-name="P1"/>
          </text:deletion>
        </text:changed-region>
        <text:changed-region xml:id="ct274866352" text:id="ct274866352">
          <text:deletion>
            <office:change-info>
              <dc:creator>Autoria desconeguda</dc:creator>
              <dc:date>2017-10-03T09:35:29</dc:date>
            </office:change-info>
            <text:p text:style-name="P1">TF05</text:p>
          </text:deletion>
        </text:changed-region>
        <text:changed-region xml:id="ct274866248" text:id="ct274866248">
          <text:deletion>
            <office:change-info>
              <dc:creator>Autoria desconeguda</dc:creator>
              <dc:date>2017-10-03T10:00:06</dc:date>
            </office:change-info>
            <text:p text:style-name="P1"><text:s/>- CAdES attached/implicit signature.</text:p>
            <text:p text:style-name="P1"/>
          </text:deletion>
        </text:changed-region>
        <text:changed-region xml:id="ct274866144" text:id="ct274866144">
          <text:deletion>
            <office:change-info>
              <dc:creator>Autoria desconeguda</dc:creator>
              <dc:date>2017-10-03T09:35:37</dc:date>
            </office:change-info>
            <text:p text:style-name="P1">TF06 - PadES</text:p>
          </text:deletion>
        </text:changed-region>
        <text:changed-region xml:id="ct274866040" text:id="ct274866040">
          <text:deletion>
            <office:change-info>
              <dc:creator>Autoria desconeguda</dc:creator>
              <dc:date>2017-10-03T10:00:06</dc:date>
            </office:change-info>
            <text:p text:style-name="P1"/>
            <text:p text:style-name="P1"/>
          </text:deletion>
        </text:changed-region>
        <text:changed-region xml:id="ct274865936" text:id="ct274865936">
          <text:deletion>
            <office:change-info>
              <dc:creator>Autoria desconeguda</dc:creator>
              <dc:date>2017-10-03T09:35:39</dc:date>
            </office:change-info>
            <text:p text:style-name="P1">TF07 - SMIME</text:p>
          </text:deletion>
        </text:changed-region>
        <text:changed-region xml:id="ct274865832" text:id="ct274865832">
          <text:deletion>
            <office:change-info>
              <dc:creator>Autoria desconeguda</dc:creator>
              <dc:date>2017-10-03T10:00:06</dc:date>
            </office:change-info>
            <text:p text:style-name="P1"/>
            <text:p text:style-name="P1"/>
          </text:deletion>
        </text:changed-region>
        <text:changed-region xml:id="ct274865728" text:id="ct274865728">
          <text:deletion>
            <office:change-info>
              <dc:creator>Autoria desconeguda</dc:creator>
              <dc:date>2017-10-03T09:35:45</dc:date>
            </office:change-info>
            <text:p text:style-name="P1">TF08 - ODT</text:p>
          </text:deletion>
        </text:changed-region>
        <text:changed-region xml:id="ct274865624" text:id="ct274865624">
          <text:deletion>
            <office:change-info>
              <dc:creator>Autoria desconeguda</dc:creator>
              <dc:date>2017-10-03T10:00:06</dc:date>
            </office:change-info>
            <text:p text:style-name="P1"/>
            <text:p text:style-name="P1"/>
          </text:deletion>
        </text:changed-region>
        <text:changed-region xml:id="ct274865480" text:id="ct274865480">
          <text:deletion>
            <office:change-info>
              <dc:creator>Autoria desconeguda</dc:creator>
              <dc:date>2017-10-03T09:35:47</dc:date>
            </office:change-info>
            <text:p text:style-name="P1">TF09</text:p>
          </text:deletion>
        </text:changed-region>
        <text:changed-region xml:id="ct274865376" text:id="ct274865376">
          <text:deletion>
            <office:change-info>
              <dc:creator>Autoria desconeguda</dc:creator>
              <dc:date>2017-10-03T09:36:00</dc:date>
            </office:change-info>
            <text:p text:style-name="P1"><text:s/>- OOXML</text:p>
          </text:deletion>
        </text:changed-region>
        <text:changed-region xml:id="ct274867392" text:id="ct274867392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274867496" text:id="ct274867496">
          <text:insertion>
            <office:change-info>
              <dc:creator>Autoria desconeguda</dc:creator>
              <dc:date>2017-10-05T16:22:10</dc:date>
            </office:change-info>
          </text:insertion>
        </text:changed-region>
        <text:changed-region xml:id="ct274867600" text:id="ct274867600">
          <text:insertion>
            <office:change-info>
              <dc:creator>Autoria desconeguda</dc:creator>
              <dc:date>2017-10-04T12:47:53</dc:date>
            </office:change-info>
          </text:insertion>
        </text:changed-region>
        <text:changed-region xml:id="ct274867704" text:id="ct274867704">
          <text:insertion>
            <office:change-info>
              <dc:creator>Autoria desconeguda</dc:creator>
              <dc:date>2017-10-19T08:23:12</dc:date>
            </office:change-info>
          </text:insertion>
        </text:changed-region>
        <text:changed-region xml:id="ct274867808" text:id="ct274867808">
          <text:insertion>
            <office:change-info>
              <dc:creator>Autoria desconeguda</dc:creator>
              <dc:date>2017-10-04T12:48:13</dc:date>
            </office:change-info>
          </text:insertion>
        </text:changed-region>
        <text:changed-region xml:id="ct274867912" text:id="ct274867912">
          <text:insertion>
            <office:change-info>
              <dc:creator>Autoria desconeguda</dc:creator>
              <dc:date>2017-10-04T12:48:15</dc:date>
            </office:change-info>
          </text:insertion>
        </text:changed-region>
        <text:changed-region xml:id="ct274868016" text:id="ct274868016">
          <text:insertion>
            <office:change-info>
              <dc:creator>Autoria desconeguda</dc:creator>
              <dc:date>2017-10-04T12:48:38</dc:date>
            </office:change-info>
          </text:insertion>
        </text:changed-region>
        <text:changed-region xml:id="ct274868120" text:id="ct274868120">
          <text:insertion>
            <office:change-info>
              <dc:creator>Autoria desconeguda</dc:creator>
              <dc:date>2017-10-03T09:34:17</dc:date>
            </office:change-info>
          </text:insertion>
        </text:changed-region>
        <text:changed-region xml:id="ct274868224" text:id="ct274868224">
          <text:deletion>
            <office:change-info>
              <dc:creator>Autoria desconeguda</dc:creator>
              <dc:date>2017-10-03T09:34:20</dc:date>
            </office:change-info>
            <text:p text:style-name="P3">n</text:p>
          </text:deletion>
        </text:changed-region>
        <text:changed-region xml:id="ct274868328" text:id="ct274868328">
          <text:deletion>
            <office:change-info>
              <dc:creator>Autoria desconeguda</dc:creator>
              <dc:date>2017-10-03T09:37:15</dc:date>
            </office:change-info>
            <text:p text:style-name="P1">el contingut serà el</text:p>
          </text:deletion>
        </text:changed-region>
        <text:changed-region xml:id="ct274868432" text:id="ct274868432">
          <text:insertion>
            <office:change-info>
              <dc:creator>Autoria desconeguda</dc:creator>
              <dc:date>2017-10-03T09:37:15</dc:date>
            </office:change-info>
          </text:insertion>
        </text:changed-region>
        <text:changed-region xml:id="ct274868536" text:id="ct274868536">
          <text:insertion>
            <office:change-info>
              <dc:creator>Autoria desconeguda</dc:creator>
              <dc:date>2017-10-03T09:37:49</dc:date>
            </office:change-info>
          </text:insertion>
        </text:changed-region>
        <text:changed-region xml:id="ct274868640" text:id="ct274868640">
          <text:deletion>
            <office:change-info>
              <dc:creator>Autoria desconeguda</dc:creator>
              <dc:date>2017-10-03T09:38:03</dc:date>
            </office:change-info>
            <text:p text:style-name="P1">csv</text:p>
          </text:deletion>
        </text:changed-region>
        <text:changed-region xml:id="ct274868744" text:id="ct274868744">
          <text:insertion>
            <office:change-info>
              <dc:creator>Autoria desconeguda</dc:creator>
              <dc:date>2017-10-03T09:38:03</dc:date>
            </office:change-info>
          </text:insertion>
        </text:changed-region>
        <text:changed-region xml:id="ct274868848" text:id="ct274868848">
          <text:deletion>
            <office:change-info>
              <dc:creator>Autoria desconeguda</dc:creator>
              <dc:date>2017-10-03T09:36:31</dc:date>
            </office:change-info>
            <text:p text:style-name="P1">en format <text:s/>un String</text:p>
          </text:deletion>
        </text:changed-region>
        <text:changed-region xml:id="ct274868952" text:id="ct274868952">
          <text:insertion>
            <office:change-info>
              <dc:creator>Autoria desconeguda</dc:creator>
              <dc:date>2017-10-03T09:36:32</dc:date>
            </office:change-info>
          </text:insertion>
        </text:changed-region>
        <text:changed-region xml:id="ct274869056" text:id="ct274869056">
          <text:deletion>
            <office:change-info>
              <dc:creator>Autoria desconeguda</dc:creator>
              <dc:date>2017-10-03T09:37:25</dc:date>
            </office:change-info>
            <text:p text:style-name="P1">serà </text:p>
          </text:deletion>
        </text:changed-region>
        <text:changed-region xml:id="ct274869160" text:id="ct274869160">
          <text:insertion>
            <office:change-info>
              <dc:creator>Autoria desconeguda</dc:creator>
              <dc:date>2017-10-03T09:37:25</dc:date>
            </office:change-info>
          </text:insertion>
        </text:changed-region>
        <text:changed-region xml:id="ct274869264" text:id="ct274869264">
          <text:insertion>
            <office:change-info>
              <dc:creator>Autoria desconeguda</dc:creator>
              <dc:date>2017-10-03T09:36:52</dc:date>
            </office:change-info>
          </text:insertion>
        </text:changed-region>
        <text:changed-region xml:id="ct336503840" text:id="ct336503840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36504568" text:id="ct336504568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36503736" text:id="ct336503736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336503632" text:id="ct336503632">
          <text:insertion>
            <office:change-info>
              <dc:creator>Pere Prohens</dc:creator>
              <dc:date>2017-12-15T11:48:00</dc:date>
            </office:change-info>
          </text:insertion>
        </text:changed-region>
        <text:changed-region xml:id="ct274869368" text:id="ct274869368">
          <text:deletion>
            <office:change-info>
              <dc:creator>Autoria desconeguda</dc:creator>
              <dc:date>2017-10-06T08:13:39</dc:date>
            </office:change-info>
            <text:h text:style-name="Heading_20_2" text:outline-level="2">InformacioItem</text:h>
          </text:deletion>
        </text:changed-region>
        <text:changed-region xml:id="ct274869472" text:id="ct274869472">
          <text:insertion>
            <office:change-info>
              <dc:creator>Autoria desconeguda</dc:creator>
              <dc:date>2017-10-06T08:13:39</dc:date>
            </office:change-info>
          </text:insertion>
        </text:changed-region>
        <text:changed-region xml:id="ct274869576" text:id="ct274869576">
          <text:deletion>
            <office:change-info>
              <dc:creator>Autoria desconeguda</dc:creator>
              <dc:date>2017-10-06T09:25:03</dc:date>
            </office:change-info>
            <text:h text:style-name="Heading_20_2" text:outline-level="2"/>
            <text:p text:style-name="Text_20_body"/>
          </text:deletion>
        </text:changed-region>
        <text:changed-region xml:id="ct274869720" text:id="ct274869720">
          <text:deletion>
            <office:change-info>
              <dc:creator>Autoria desconeguda</dc:creator>
              <dc:date>2017-10-06T08:13:26</dc:date>
            </office:change-info>
            <text:p text:style-name="P6">InformacioItem</text:p>
          </text:deletion>
        </text:changed-region>
        <text:changed-region xml:id="ct274869824" text:id="ct274869824">
          <text:insertion>
            <office:change-info>
              <dc:creator>Autoria desconeguda</dc:creator>
              <dc:date>2017-10-06T08:13:26</dc:date>
            </office:change-info>
          </text:insertion>
        </text:changed-region>
        <text:changed-region xml:id="ct274869928" text:id="ct274869928">
          <text:deletion>
            <office:change-info>
              <dc:creator>Autoria desconeguda</dc:creator>
              <dc:date>2017-10-03T10:33:04</dc:date>
            </office:change-info>
            <text:p text:style-name="P1">Objecte que representa</text:p>
          </text:deletion>
        </text:changed-region>
        <text:changed-region xml:id="ct274870032" text:id="ct274870032">
          <text:insertion>
            <office:change-info>
              <dc:creator>Autoria desconeguda</dc:creator>
              <dc:date>2017-10-03T10:33:04</dc:date>
            </office:change-info>
          </text:insertion>
        </text:changed-region>
        <text:changed-region xml:id="ct274870136" text:id="ct274870136">
          <text:deletion>
            <office:change-info>
              <dc:creator>Autoria desconeguda</dc:creator>
              <dc:date>2017-10-03T10:33:11</dc:date>
            </office:change-info>
            <text:p text:style-name="P1">genèric de l’arxiu</text:p>
          </text:deletion>
        </text:changed-region>
        <text:changed-region xml:id="ct274870240" text:id="ct274870240">
          <text:insertion>
            <office:change-info>
              <dc:creator>Autoria desconeguda</dc:creator>
              <dc:date>2017-10-06T08:14:11</dc:date>
            </office:change-info>
          </text:insertion>
        </text:changed-region>
        <text:changed-region xml:id="ct274870344" text:id="ct274870344">
          <text:insertion>
            <office:change-info>
              <dc:creator>Autoria desconeguda</dc:creator>
              <dc:date>2017-10-06T08:14:21</dc:date>
            </office:change-info>
          </text:insertion>
        </text:changed-region>
        <text:changed-region xml:id="ct274870448" text:id="ct274870448">
          <text:deletion>
            <office:change-info>
              <dc:creator>Autoria desconeguda</dc:creator>
              <dc:date>2017-10-03T09:57:35</dc:date>
            </office:change-info>
            <text:p text:style-name="P1">ContingutTipus</text:p>
          </text:deletion>
        </text:changed-region>
        <text:changed-region xml:id="ct274870552" text:id="ct274870552">
          <text:insertion>
            <office:change-info>
              <dc:creator>Autoria desconeguda</dc:creator>
              <dc:date>2017-10-03T09:57:35</dc:date>
            </office:change-info>
          </text:insertion>
        </text:changed-region>
        <text:changed-region xml:id="ct274870656" text:id="ct274870656">
          <text:insertion>
            <office:change-info>
              <dc:creator>Autoria desconeguda</dc:creator>
              <dc:date>2017-10-03T10:04:56</dc:date>
            </office:change-info>
          </text:insertion>
        </text:changed-region>
        <text:changed-region xml:id="ct274870760" text:id="ct274870760">
          <text:deletion>
            <office:change-info>
              <dc:creator>Autoria desconeguda</dc:creator>
              <dc:date>2017-10-03T09:34:33</dc:date>
            </office:change-info>
            <text:p text:style-name="P1">t</text:p>
          </text:deletion>
        </text:changed-region>
        <text:changed-region xml:id="ct274870864" text:id="ct274870864">
          <text:insertion>
            <office:change-info>
              <dc:creator>Autoria desconeguda</dc:creator>
              <dc:date>2017-10-03T09:34:33</dc:date>
            </office:change-info>
          </text:insertion>
        </text:changed-region>
        <text:changed-region xml:id="ct274870968" text:id="ct274870968">
          <text:deletion>
            <office:change-info>
              <dc:creator>Autoria desconeguda</dc:creator>
              <dc:date>2017-10-03T09:33:53</dc:date>
            </office:change-info>
            <text:p text:style-name="P1">enumerat: </text:p>
            <text:p text:style-name="P1">expedient</text:p>
            <text:list xml:id="list1879434138645737848" text:style-name="L2">
              <text:list-item>
                <text:p text:style-name="P7">carpeta</text:p>
              </text:list-item>
            </text:list>
            <text:p text:style-name="P1">document</text:p>
          </text:deletion>
        </text:changed-region>
        <text:changed-region xml:id="ct274871072" text:id="ct274871072">
          <text:insertion>
            <office:change-info>
              <dc:creator>Autoria desconeguda</dc:creator>
              <dc:date>2017-10-03T10:06:03</dc:date>
            </office:change-info>
          </text:insertion>
        </text:changed-region>
        <text:changed-region xml:id="ct274871176" text:id="ct274871176">
          <text:insertion>
            <office:change-info>
              <dc:creator>Autoria desconeguda</dc:creator>
              <dc:date>2017-10-03T09:57:12</dc:date>
            </office:change-info>
          </text:insertion>
        </text:changed-region>
        <text:changed-region xml:id="ct274871280" text:id="ct274871280">
          <text:insertion>
            <office:change-info>
              <dc:creator>Autoria desconeguda</dc:creator>
              <dc:date>2017-10-03T09:33:53</dc:date>
            </office:change-info>
          </text:insertion>
        </text:changed-region>
        <text:changed-region xml:id="ct274871384" text:id="ct274871384">
          <text:insertion>
            <office:change-info>
              <dc:creator>Autoria desconeguda</dc:creator>
              <dc:date>2017-10-03T10:06:07</dc:date>
            </office:change-info>
          </text:insertion>
        </text:changed-region>
        <text:changed-region xml:id="ct274871488" text:id="ct274871488">
          <text:insertion>
            <office:change-info>
              <dc:creator>Autoria desconeguda</dc:creator>
              <dc:date>2017-10-03T09:57:28</dc:date>
            </office:change-info>
          </text:insertion>
        </text:changed-region>
        <text:changed-region xml:id="ct274871592" text:id="ct274871592">
          <text:insertion>
            <office:change-info>
              <dc:creator>Autoria desconeguda</dc:creator>
              <dc:date>2017-10-03T10:04:59</dc:date>
            </office:change-info>
          </text:insertion>
        </text:changed-region>
        <text:changed-region xml:id="ct274871696" text:id="ct274871696">
          <text:deletion>
            <office:change-info>
              <dc:creator>Autoria desconeguda</dc:creator>
              <dc:date>2017-10-06T08:14:03</dc:date>
            </office:change-info>
            <text:p text:style-name="P1"><text:s/>l’item</text:p>
          </text:deletion>
        </text:changed-region>
        <text:changed-region xml:id="ct274871800" text:id="ct274871800">
          <text:insertion>
            <office:change-info>
              <dc:creator>Autoria desconeguda</dc:creator>
              <dc:date>2017-10-06T08:14:04</dc:date>
            </office:change-info>
          </text:insertion>
        </text:changed-region>
        <text:changed-region xml:id="ct274871904" text:id="ct274871904">
          <text:insertion>
            <office:change-info>
              <dc:creator>Autoria desconeguda</dc:creator>
              <dc:date>2017-10-03T10:05:00</dc:date>
            </office:change-info>
          </text:insertion>
        </text:changed-region>
        <text:changed-region xml:id="ct274872008" text:id="ct274872008">
          <text:insertion>
            <office:change-info>
              <dc:creator>Autoria desconeguda</dc:creator>
              <dc:date>2017-10-03T10:05:07</dc:date>
            </office:change-info>
          </text:insertion>
        </text:changed-region>
        <text:changed-region xml:id="ct274872112" text:id="ct274872112">
          <text:insertion>
            <office:change-info>
              <dc:creator>Autoria desconeguda</dc:creator>
              <dc:date>2017-10-09T08:11:18</dc:date>
            </office:change-info>
          </text:insertion>
        </text:changed-region>
        <text:changed-region xml:id="ct274872320" text:id="ct274872320">
          <text:deletion>
            <office:change-info>
              <dc:creator>Autoria desconeguda</dc:creator>
              <dc:date>2017-10-06T09:25:00</dc:date>
            </office:change-info>
            <text:h text:style-name="Heading_20_2" text:outline-level="2"><text:s/></text:h>
          </text:deletion>
        </text:changed-region>
        <text:changed-region xml:id="ct274872216" text:id="ct274872216">
          <text:deletion>
            <office:change-info>
              <dc:creator>Autoria desconeguda</dc:creator>
              <dc:date>2017-10-06T09:24:59</dc:date>
            </office:change-info>
            <text:h text:style-name="Heading_20_2" text:outline-level="2"/>
            <text:p text:style-name="Text_20_body"/>
          </text:deletion>
        </text:changed-region>
        <text:changed-region xml:id="ct274872424" text:id="ct274872424">
          <text:deletion>
            <office:change-info>
              <dc:creator>Autoria desconeguda</dc:creator>
              <dc:date>2017-10-03T18:01:47</dc:date>
            </office:change-info>
            <text:p text:style-name="P1">Objecte que representa un filtre per a fer consulta de continguts a l’arxiu.</text:p>
          </text:deletion>
        </text:changed-region>
        <text:changed-region xml:id="ct274872528" text:id="ct274872528">
          <text:insertion>
            <office:change-info>
              <dc:creator>Autoria desconeguda</dc:creator>
              <dc:date>2017-10-03T18:01:47</dc:date>
            </office:change-info>
          </text:insertion>
        </text:changed-region>
        <text:changed-region xml:id="ct274872632" text:id="ct274872632">
          <text:deletion>
            <office:change-info>
              <dc:creator>Autoria desconeguda</dc:creator>
              <dc:date>2017-10-04T16:15:10</dc:date>
            </office:change-info>
            <text:p text:style-name="P8">taClau</text:p>
          </text:deletion>
        </text:changed-region>
        <text:changed-region xml:id="ct274872736" text:id="ct274872736">
          <text:insertion>
            <office:change-info>
              <dc:creator>Autoria desconeguda</dc:creator>
              <dc:date>2017-10-04T16:15:10</dc:date>
            </office:change-info>
          </text:insertion>
        </text:changed-region>
        <text:changed-region xml:id="ct274872840" text:id="ct274872840">
          <text:insertion>
            <office:change-info>
              <dc:creator>Autoria desconeguda</dc:creator>
              <dc:date>2017-10-03T10:08:46</dc:date>
            </office:change-info>
          </text:insertion>
        </text:changed-region>
        <text:changed-region xml:id="ct274872944" text:id="ct274872944">
          <text:insertion>
            <office:change-info>
              <dc:creator>Autoria desconeguda</dc:creator>
              <dc:date>2017-10-03T10:08:56</dc:date>
            </office:change-info>
          </text:insertion>
        </text:changed-region>
        <text:changed-region xml:id="ct274873048" text:id="ct274873048">
          <text:insertion>
            <office:change-info>
              <dc:creator>Autoria desconeguda</dc:creator>
              <dc:date>2017-10-03T10:09:00</dc:date>
            </office:change-info>
          </text:insertion>
        </text:changed-region>
        <text:changed-region xml:id="ct274873152" text:id="ct274873152">
          <text:deletion>
            <office:change-info>
              <dc:creator>Autoria desconeguda</dc:creator>
              <dc:date>2017-10-03T10:09:04</dc:date>
            </office:change-info>
            <text:p text:style-name="P9">Igual, conté, menor, major, entre</text:p>
          </text:deletion>
        </text:changed-region>
        <text:changed-region xml:id="ct274873256" text:id="ct274873256">
          <text:deletion>
            <office:change-info>
              <dc:creator>Autoria desconeguda</dc:creator>
              <dc:date>2017-10-06T09:18:44</dc:date>
            </office:change-info>
            <text:p text:style-name="Standard"/>
            <text:p text:style-name="Standard"/>
          </text:deletion>
        </text:changed-region>
        <text:changed-region xml:id="ct274873360" text:id="ct274873360">
          <text:deletion>
            <office:change-info>
              <dc:creator>Autoria desconeguda</dc:creator>
              <dc:date>2017-10-06T09:24:58</dc:date>
            </office:change-info>
            <text:h text:style-name="Heading_20_2" text:outline-level="2"/>
            <text:p text:style-name="Text_20_body"/>
          </text:deletion>
        </text:changed-region>
        <text:changed-region xml:id="ct274873464" text:id="ct274873464">
          <text:deletion>
            <office:change-info>
              <dc:creator>Autoria desconeguda</dc:creator>
              <dc:date>2017-10-03T18:02:01</dc:date>
            </office:change-info>
            <text:p text:style-name="P1">Objecte que representa el resultat d’una consulta a l’arxiu.</text:p>
          </text:deletion>
        </text:changed-region>
        <text:changed-region xml:id="ct274873568" text:id="ct274873568">
          <text:insertion>
            <office:change-info>
              <dc:creator>Autoria desconeguda</dc:creator>
              <dc:date>2017-10-03T18:02:01</dc:date>
            </office:change-info>
          </text:insertion>
        </text:changed-region>
        <text:changed-region xml:id="ct274873672" text:id="ct274873672">
          <text:deletion>
            <office:change-info>
              <dc:creator>Autoria desconeguda</dc:creator>
              <dc:date>2017-10-10T09:59:16</dc:date>
            </office:change-info>
            <text:p text:style-name="P1">InformacioItem</text:p>
          </text:deletion>
        </text:changed-region>
        <text:changed-region xml:id="ct274877824" text:id="ct274877824">
          <text:insertion>
            <office:change-info>
              <dc:creator>Autoria desconeguda</dc:creator>
              <dc:date>2017-10-10T09:59:16</dc:date>
            </office:change-info>
          </text:insertion>
        </text:changed-region>
        <text:changed-region xml:id="ct274877928" text:id="ct274877928">
          <text:insertion>
            <office:change-info>
              <dc:creator>Autoria desconeguda</dc:creator>
              <dc:date>2017-10-18T16:59:59</dc:date>
            </office:change-info>
          </text:insertion>
        </text:changed-region>
        <text:changed-region xml:id="ct274878032" text:id="ct274878032">
          <text:deletion>
            <office:change-info>
              <dc:creator>Autoria desconeguda</dc:creator>
              <dc:date>2017-10-09T08:11:31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274878136" text:id="ct27487813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274878240" text:id="ct274878240">
          <text:deletion>
            <office:change-info>
              <dc:creator>Autoria desconeguda</dc:creator>
              <dc:date>2017-10-19T07:55:49</dc:date>
            </office:change-info>
            <text:h text:style-name="Heading_20_2" text:outline-level="2"/>
            <text:p text:style-name="Text_20_body"/>
          </text:deletion>
        </text:changed-region>
        <text:changed-region xml:id="ct274878344" text:id="ct27487834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274878448" text:id="ct274878448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274878552" text:id="ct274878552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274878656" text:id="ct27487865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274878760" text:id="ct274878760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274878864" text:id="ct274878864">
          <text:insertion>
            <office:change-info>
              <dc:creator>Autoria desconeguda</dc:creator>
              <dc:date>2017-10-19T07:56:19</dc:date>
            </office:change-info>
          </text:insertion>
        </text:changed-region>
        <text:changed-region xml:id="ct274878968" text:id="ct274878968">
          <text:insertion>
            <office:change-info>
              <dc:creator>Autoria desconeguda</dc:creator>
              <dc:date>2017-10-19T07:56:37</dc:date>
            </office:change-info>
          </text:insertion>
        </text:changed-region>
        <text:changed-region xml:id="ct274879072" text:id="ct274879072">
          <text:insertion>
            <office:change-info>
              <dc:creator>Autoria desconeguda</dc:creator>
              <dc:date>2017-10-19T07:56:24</dc:date>
            </office:change-info>
          </text:insertion>
        </text:changed-region>
        <text:changed-region xml:id="ct274879176" text:id="ct274879176">
          <text:insertion>
            <office:change-info>
              <dc:creator>Autoria desconeguda</dc:creator>
              <dc:date>2017-10-19T07:56:38</dc:date>
            </office:change-info>
          </text:insertion>
        </text:changed-region>
        <text:changed-region xml:id="ct96257680" text:id="ct96257680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274879280" text:id="ct274879280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274879384" text:id="ct27487938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274879488" text:id="ct274879488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274879592" text:id="ct274879592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274879696" text:id="ct274879696">
          <text:insertion>
            <office:change-info>
              <dc:creator>Autoria desconeguda</dc:creator>
              <dc:date>2017-10-19T07:57:34</dc:date>
            </office:change-info>
          </text:insertion>
        </text:changed-region>
        <text:changed-region xml:id="ct274879800" text:id="ct274879800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274879904" text:id="ct274879904">
          <text:insertion>
            <office:change-info>
              <dc:creator>Autoria desconeguda</dc:creator>
              <dc:date>2017-10-19T07:57:36</dc:date>
            </office:change-info>
          </text:insertion>
        </text:changed-region>
        <text:changed-region xml:id="ct274880008" text:id="ct274880008">
          <text:insertion>
            <office:change-info>
              <dc:creator>Autoria desconeguda</dc:creator>
              <dc:date>2017-10-19T07:57:42</dc:date>
            </office:change-info>
          </text:insertion>
        </text:changed-region>
        <text:changed-region xml:id="ct274880112" text:id="ct274880112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274880216" text:id="ct274880216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274880320" text:id="ct27488032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274880424" text:id="ct27488042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274880528" text:id="ct274880528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274880632" text:id="ct274880632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274880736" text:id="ct274880736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274880840" text:id="ct27488084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0944" text:id="ct27488094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1048" text:id="ct274881048">
          <text:insertion>
            <office:change-info>
              <dc:creator>Autoria desconeguda</dc:creator>
              <dc:date>2017-10-19T08:03:07</dc:date>
            </office:change-info>
          </text:insertion>
        </text:changed-region>
        <text:changed-region xml:id="ct274881152" text:id="ct27488115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1256" text:id="ct27488125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1360" text:id="ct27488136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1464" text:id="ct27488146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1568" text:id="ct274881568">
          <text:insertion>
            <office:change-info>
              <dc:creator>Autoria desconeguda</dc:creator>
              <dc:date>2017-10-19T08:03:41</dc:date>
            </office:change-info>
          </text:insertion>
        </text:changed-region>
        <text:changed-region xml:id="ct274881672" text:id="ct274881672">
          <text:insertion>
            <office:change-info>
              <dc:creator>Autoria desconeguda</dc:creator>
              <dc:date>2017-10-19T08:03:55</dc:date>
            </office:change-info>
          </text:insertion>
        </text:changed-region>
        <text:changed-region xml:id="ct274881776" text:id="ct274881776">
          <text:insertion>
            <office:change-info>
              <dc:creator>Autoria desconeguda</dc:creator>
              <dc:date>2017-10-19T08:03:44</dc:date>
            </office:change-info>
          </text:insertion>
        </text:changed-region>
        <text:changed-region xml:id="ct274881920" text:id="ct274881920">
          <text:insertion>
            <office:change-info>
              <dc:creator>Autoria desconeguda</dc:creator>
              <dc:date>2017-10-19T08:03:50</dc:date>
            </office:change-info>
          </text:insertion>
        </text:changed-region>
        <text:changed-region xml:id="ct274882024" text:id="ct274882024">
          <text:insertion>
            <office:change-info>
              <dc:creator>Autoria desconeguda</dc:creator>
              <dc:date>2017-10-19T08:04:31</dc:date>
            </office:change-info>
          </text:insertion>
        </text:changed-region>
        <text:changed-region xml:id="ct274882128" text:id="ct274882128">
          <text:insertion>
            <office:change-info>
              <dc:creator>Autoria desconeguda</dc:creator>
              <dc:date>2017-10-19T08:04:23</dc:date>
            </office:change-info>
          </text:insertion>
        </text:changed-region>
        <text:changed-region xml:id="ct274882232" text:id="ct274882232">
          <text:insertion>
            <office:change-info>
              <dc:creator>Autoria desconeguda</dc:creator>
              <dc:date>2017-10-19T08:04:33</dc:date>
            </office:change-info>
          </text:insertion>
        </text:changed-region>
        <text:changed-region xml:id="ct274882336" text:id="ct274882336">
          <text:insertion>
            <office:change-info>
              <dc:creator>Autoria desconeguda</dc:creator>
              <dc:date>2017-10-19T08:04:26</dc:date>
            </office:change-info>
          </text:insertion>
        </text:changed-region>
        <text:changed-region xml:id="ct274882440" text:id="ct274882440">
          <text:insertion>
            <office:change-info>
              <dc:creator>Autoria desconeguda</dc:creator>
              <dc:date>2017-10-19T08:04:36</dc:date>
            </office:change-info>
          </text:insertion>
        </text:changed-region>
        <text:changed-region xml:id="ct274882544" text:id="ct274882544">
          <text:insertion>
            <office:change-info>
              <dc:creator>Autoria desconeguda</dc:creator>
              <dc:date>2017-10-19T08:04:39</dc:date>
            </office:change-info>
          </text:insertion>
        </text:changed-region>
        <text:changed-region xml:id="ct274882648" text:id="ct274882648">
          <text:insertion>
            <office:change-info>
              <dc:creator>Autoria desconeguda</dc:creator>
              <dc:date>2017-10-19T08:04:45</dc:date>
            </office:change-info>
          </text:insertion>
        </text:changed-region>
        <text:changed-region xml:id="ct274882752" text:id="ct274882752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274882856" text:id="ct274882856">
          <text:insertion>
            <office:change-info>
              <dc:creator>Autoria desconeguda</dc:creator>
              <dc:date>2017-10-19T08:04:48</dc:date>
            </office:change-info>
          </text:insertion>
        </text:changed-region>
        <text:changed-region xml:id="ct274882960" text:id="ct274882960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274883064" text:id="ct274883064">
          <text:insertion>
            <office:change-info>
              <dc:creator>Autoria desconeguda</dc:creator>
              <dc:date>2017-10-19T08:04:55</dc:date>
            </office:change-info>
          </text:insertion>
        </text:changed-region>
        <text:changed-region xml:id="ct274883168" text:id="ct274883168">
          <text:insertion>
            <office:change-info>
              <dc:creator>Autoria desconeguda</dc:creator>
              <dc:date>2017-10-19T08:04:58</dc:date>
            </office:change-info>
          </text:insertion>
        </text:changed-region>
        <text:changed-region xml:id="ct274883272" text:id="ct274883272">
          <text:insertion>
            <office:change-info>
              <dc:creator>Autoria desconeguda</dc:creator>
              <dc:date>2017-10-19T08:05:00</dc:date>
            </office:change-info>
          </text:insertion>
        </text:changed-region>
        <text:changed-region xml:id="ct274883376" text:id="ct274883376">
          <text:insertion>
            <office:change-info>
              <dc:creator>Autoria desconeguda</dc:creator>
              <dc:date>2017-10-19T08:05:03</dc:date>
            </office:change-info>
          </text:insertion>
        </text:changed-region>
        <text:changed-region xml:id="ct274883480" text:id="ct274883480">
          <text:insertion>
            <office:change-info>
              <dc:creator>Autoria desconeguda</dc:creator>
              <dc:date>2017-10-19T08:05:06</dc:date>
            </office:change-info>
          </text:insertion>
        </text:changed-region>
        <text:changed-region xml:id="ct274883584" text:id="ct274883584">
          <text:insertion>
            <office:change-info>
              <dc:creator>Autoria desconeguda</dc:creator>
              <dc:date>2017-10-19T08:05:10</dc:date>
            </office:change-info>
          </text:insertion>
        </text:changed-region>
        <text:changed-region xml:id="ct274883688" text:id="ct274883688">
          <text:insertion>
            <office:change-info>
              <dc:creator>Autoria desconeguda</dc:creator>
              <dc:date>2017-10-19T08:05:15</dc:date>
            </office:change-info>
          </text:insertion>
        </text:changed-region>
        <text:changed-region xml:id="ct274883792" text:id="ct274883792">
          <text:insertion>
            <office:change-info>
              <dc:creator>Autoria desconeguda</dc:creator>
              <dc:date>2017-10-19T08:05:48</dc:date>
            </office:change-info>
          </text:insertion>
        </text:changed-region>
        <text:changed-region xml:id="ct274883896" text:id="ct274883896">
          <text:insertion>
            <office:change-info>
              <dc:creator>Autoria desconeguda</dc:creator>
              <dc:date>2017-10-19T08:05:17</dc:date>
            </office:change-info>
          </text:insertion>
        </text:changed-region>
        <text:changed-region xml:id="ct274884000" text:id="ct274884000">
          <text:insertion>
            <office:change-info>
              <dc:creator>Autoria desconeguda</dc:creator>
              <dc:date>2017-10-19T08:05:44</dc:date>
            </office:change-info>
          </text:insertion>
        </text:changed-region>
        <text:changed-region xml:id="ct274884104" text:id="ct274884104">
          <text:insertion>
            <office:change-info>
              <dc:creator>Autoria desconeguda</dc:creator>
              <dc:date>2017-10-19T08:05:19</dc:date>
            </office:change-info>
          </text:insertion>
        </text:changed-region>
        <text:changed-region xml:id="ct274884208" text:id="ct274884208">
          <text:insertion>
            <office:change-info>
              <dc:creator>Autoria desconeguda</dc:creator>
              <dc:date>2017-10-19T08:05:40</dc:date>
            </office:change-info>
          </text:insertion>
        </text:changed-region>
        <text:changed-region xml:id="ct274884312" text:id="ct274884312">
          <text:insertion>
            <office:change-info>
              <dc:creator>Autoria desconeguda</dc:creator>
              <dc:date>2017-10-19T08:05:21</dc:date>
            </office:change-info>
          </text:insertion>
        </text:changed-region>
        <text:changed-region xml:id="ct274884416" text:id="ct274884416">
          <text:insertion>
            <office:change-info>
              <dc:creator>Autoria desconeguda</dc:creator>
              <dc:date>2017-10-19T08:05:38</dc:date>
            </office:change-info>
          </text:insertion>
        </text:changed-region>
        <text:changed-region xml:id="ct274884520" text:id="ct274884520">
          <text:insertion>
            <office:change-info>
              <dc:creator>Autoria desconeguda</dc:creator>
              <dc:date>2017-10-19T08:05:23</dc:date>
            </office:change-info>
          </text:insertion>
        </text:changed-region>
        <text:changed-region xml:id="ct274884624" text:id="ct274884624">
          <text:insertion>
            <office:change-info>
              <dc:creator>Autoria desconeguda</dc:creator>
              <dc:date>2017-10-19T08:05:35</dc:date>
            </office:change-info>
          </text:insertion>
        </text:changed-region>
        <text:changed-region xml:id="ct274884728" text:id="ct274884728">
          <text:insertion>
            <office:change-info>
              <dc:creator>Autoria desconeguda</dc:creator>
              <dc:date>2017-10-19T08:05:25</dc:date>
            </office:change-info>
          </text:insertion>
        </text:changed-region>
        <text:changed-region xml:id="ct274884832" text:id="ct274884832">
          <text:insertion>
            <office:change-info>
              <dc:creator>Autoria desconeguda</dc:creator>
              <dc:date>2017-10-19T08:05:33</dc:date>
            </office:change-info>
          </text:insertion>
        </text:changed-region>
        <text:changed-region xml:id="ct274884936" text:id="ct274884936">
          <text:insertion>
            <office:change-info>
              <dc:creator>Autoria desconeguda</dc:creator>
              <dc:date>2017-10-19T08:05:28</dc:date>
            </office:change-info>
          </text:insertion>
        </text:changed-region>
        <text:changed-region xml:id="ct274885040" text:id="ct274885040">
          <text:insertion>
            <office:change-info>
              <dc:creator>Autoria desconeguda</dc:creator>
              <dc:date>2017-10-19T08:05:32</dc:date>
            </office:change-info>
          </text:insertion>
        </text:changed-region>
        <text:changed-region xml:id="ct274885144" text:id="ct274885144">
          <text:insertion>
            <office:change-info>
              <dc:creator>Autoria desconeguda</dc:creator>
              <dc:date>2017-10-19T08:05:58</dc:date>
            </office:change-info>
          </text:insertion>
        </text:changed-region>
        <text:changed-region xml:id="ct274885248" text:id="ct274885248">
          <text:insertion>
            <office:change-info>
              <dc:creator>Autoria desconeguda</dc:creator>
              <dc:date>2017-10-19T08:06:45</dc:date>
            </office:change-info>
          </text:insertion>
        </text:changed-region>
        <text:changed-region xml:id="ct274885352" text:id="ct274885352">
          <text:insertion>
            <office:change-info>
              <dc:creator>Autoria desconeguda</dc:creator>
              <dc:date>2017-10-19T08:06:03</dc:date>
            </office:change-info>
          </text:insertion>
        </text:changed-region>
        <text:changed-region xml:id="ct274885456" text:id="ct274885456">
          <text:insertion>
            <office:change-info>
              <dc:creator>Autoria desconeguda</dc:creator>
              <dc:date>2017-10-19T08:06:46</dc:date>
            </office:change-info>
          </text:insertion>
        </text:changed-region>
        <text:changed-region xml:id="ct274885560" text:id="ct274885560">
          <text:insertion>
            <office:change-info>
              <dc:creator>Autoria desconeguda</dc:creator>
              <dc:date>2017-10-19T08:06:04</dc:date>
            </office:change-info>
          </text:insertion>
        </text:changed-region>
        <text:changed-region xml:id="ct274885664" text:id="ct274885664">
          <text:insertion>
            <office:change-info>
              <dc:creator>Autoria desconeguda</dc:creator>
              <dc:date>2017-10-19T08:06:48</dc:date>
            </office:change-info>
          </text:insertion>
        </text:changed-region>
        <text:changed-region xml:id="ct274885768" text:id="ct274885768">
          <text:insertion>
            <office:change-info>
              <dc:creator>Autoria desconeguda</dc:creator>
              <dc:date>2017-10-19T08:06:06</dc:date>
            </office:change-info>
          </text:insertion>
        </text:changed-region>
        <text:changed-region xml:id="ct274885872" text:id="ct274885872">
          <text:insertion>
            <office:change-info>
              <dc:creator>Autoria desconeguda</dc:creator>
              <dc:date>2017-10-19T08:06:50</dc:date>
            </office:change-info>
          </text:insertion>
        </text:changed-region>
        <text:changed-region xml:id="ct274886016" text:id="ct274886016">
          <text:insertion>
            <office:change-info>
              <dc:creator>Autoria desconeguda</dc:creator>
              <dc:date>2017-10-19T08:06:09</dc:date>
            </office:change-info>
          </text:insertion>
        </text:changed-region>
        <text:changed-region xml:id="ct274886120" text:id="ct274886120">
          <text:insertion>
            <office:change-info>
              <dc:creator>Autoria desconeguda</dc:creator>
              <dc:date>2017-10-19T08:06:53</dc:date>
            </office:change-info>
          </text:insertion>
        </text:changed-region>
        <text:changed-region xml:id="ct274886224" text:id="ct274886224">
          <text:insertion>
            <office:change-info>
              <dc:creator>Autoria desconeguda</dc:creator>
              <dc:date>2017-10-19T08:06:11</dc:date>
            </office:change-info>
          </text:insertion>
        </text:changed-region>
        <text:changed-region xml:id="ct274886328" text:id="ct274886328">
          <text:insertion>
            <office:change-info>
              <dc:creator>Autoria desconeguda</dc:creator>
              <dc:date>2017-10-19T08:06:55</dc:date>
            </office:change-info>
          </text:insertion>
        </text:changed-region>
        <text:changed-region xml:id="ct274886432" text:id="ct274886432">
          <text:insertion>
            <office:change-info>
              <dc:creator>Autoria desconeguda</dc:creator>
              <dc:date>2017-10-19T08:06:16</dc:date>
            </office:change-info>
          </text:insertion>
        </text:changed-region>
        <text:changed-region xml:id="ct274886536" text:id="ct274886536">
          <text:insertion>
            <office:change-info>
              <dc:creator>Autoria desconeguda</dc:creator>
              <dc:date>2017-10-19T08:06:58</dc:date>
            </office:change-info>
          </text:insertion>
        </text:changed-region>
        <text:changed-region xml:id="ct274886640" text:id="ct274886640">
          <text:insertion>
            <office:change-info>
              <dc:creator>Autoria desconeguda</dc:creator>
              <dc:date>2017-10-19T08:06:18</dc:date>
            </office:change-info>
          </text:insertion>
        </text:changed-region>
        <text:changed-region xml:id="ct274886744" text:id="ct274886744">
          <text:insertion>
            <office:change-info>
              <dc:creator>Autoria desconeguda</dc:creator>
              <dc:date>2017-10-19T08:07:02</dc:date>
            </office:change-info>
          </text:insertion>
        </text:changed-region>
        <text:changed-region xml:id="ct274886848" text:id="ct274886848">
          <text:insertion>
            <office:change-info>
              <dc:creator>Autoria desconeguda</dc:creator>
              <dc:date>2017-10-19T08:06:20</dc:date>
            </office:change-info>
          </text:insertion>
        </text:changed-region>
        <text:changed-region xml:id="ct274886952" text:id="ct274886952">
          <text:insertion>
            <office:change-info>
              <dc:creator>Autoria desconeguda</dc:creator>
              <dc:date>2017-10-19T08:07:32</dc:date>
            </office:change-info>
          </text:insertion>
        </text:changed-region>
        <text:changed-region xml:id="ct274887056" text:id="ct274887056">
          <text:insertion>
            <office:change-info>
              <dc:creator>Autoria desconeguda</dc:creator>
              <dc:date>2017-10-19T08:06:23</dc:date>
            </office:change-info>
          </text:insertion>
        </text:changed-region>
        <text:changed-region xml:id="ct274887160" text:id="ct274887160">
          <text:insertion>
            <office:change-info>
              <dc:creator>Autoria desconeguda</dc:creator>
              <dc:date>2017-10-19T08:07:28</dc:date>
            </office:change-info>
          </text:insertion>
        </text:changed-region>
        <text:changed-region xml:id="ct274887264" text:id="ct274887264">
          <text:insertion>
            <office:change-info>
              <dc:creator>Autoria desconeguda</dc:creator>
              <dc:date>2017-10-19T08:06:28</dc:date>
            </office:change-info>
          </text:insertion>
        </text:changed-region>
        <text:changed-region xml:id="ct274887368" text:id="ct274887368">
          <text:insertion>
            <office:change-info>
              <dc:creator>Autoria desconeguda</dc:creator>
              <dc:date>2017-10-19T08:07:25</dc:date>
            </office:change-info>
          </text:insertion>
        </text:changed-region>
        <text:changed-region xml:id="ct274887472" text:id="ct274887472">
          <text:insertion>
            <office:change-info>
              <dc:creator>Autoria desconeguda</dc:creator>
              <dc:date>2017-10-19T08:06:31</dc:date>
            </office:change-info>
          </text:insertion>
        </text:changed-region>
        <text:changed-region xml:id="ct274887576" text:id="ct274887576">
          <text:insertion>
            <office:change-info>
              <dc:creator>Autoria desconeguda</dc:creator>
              <dc:date>2017-10-19T08:07:22</dc:date>
            </office:change-info>
          </text:insertion>
        </text:changed-region>
        <text:changed-region xml:id="ct274887680" text:id="ct274887680">
          <text:insertion>
            <office:change-info>
              <dc:creator>Autoria desconeguda</dc:creator>
              <dc:date>2017-10-19T08:07:14</dc:date>
            </office:change-info>
          </text:insertion>
        </text:changed-region>
        <text:changed-region xml:id="ct274887784" text:id="ct274887784">
          <text:insertion>
            <office:change-info>
              <dc:creator>Autoria desconeguda</dc:creator>
              <dc:date>2017-10-19T08:07:19</dc:date>
            </office:change-info>
          </text:insertion>
        </text:changed-region>
        <text:changed-region xml:id="ct274887888" text:id="ct274887888">
          <text:insertion>
            <office:change-info>
              <dc:creator>Autoria desconeguda</dc:creator>
              <dc:date>2017-10-19T08:07:16</dc:date>
            </office:change-info>
          </text:insertion>
        </text:changed-region>
        <text:changed-region xml:id="ct274887992" text:id="ct274887992">
          <text:insertion>
            <office:change-info>
              <dc:creator>Autoria desconeguda</dc:creator>
              <dc:date>2017-10-19T08:07:17</dc:date>
            </office:change-info>
          </text:insertion>
        </text:changed-region>
        <text:changed-region xml:id="ct274888096" text:id="ct27488809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8200" text:id="ct274888200">
          <text:insertion>
            <office:change-info>
              <dc:creator>Autoria desconeguda</dc:creator>
              <dc:date>2017-10-19T08:08:34</dc:date>
            </office:change-info>
          </text:insertion>
        </text:changed-region>
        <text:changed-region xml:id="ct274888304" text:id="ct27488830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8408" text:id="ct27488840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8512" text:id="ct27488851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88616" text:id="ct274888616">
          <text:insertion>
            <office:change-info>
              <dc:creator>Autoria desconeguda</dc:creator>
              <dc:date>2017-10-19T08:09:00</dc:date>
            </office:change-info>
          </text:insertion>
        </text:changed-region>
        <text:changed-region xml:id="ct274888720" text:id="ct274888720">
          <text:insertion>
            <office:change-info>
              <dc:creator>Autoria desconeguda</dc:creator>
              <dc:date>2017-10-19T08:09:02</dc:date>
            </office:change-info>
          </text:insertion>
        </text:changed-region>
        <text:changed-region xml:id="ct274888824" text:id="ct274888824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274888928" text:id="ct274888928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274889032" text:id="ct274889032">
          <text:insertion>
            <office:change-info>
              <dc:creator>Autoria desconeguda</dc:creator>
              <dc:date>2017-10-19T08:09:09</dc:date>
            </office:change-info>
          </text:insertion>
        </text:changed-region>
        <text:changed-region xml:id="ct274889136" text:id="ct274889136">
          <text:insertion>
            <office:change-info>
              <dc:creator>Autoria desconeguda</dc:creator>
              <dc:date>2017-10-19T08:09:10</dc:date>
            </office:change-info>
          </text:insertion>
        </text:changed-region>
        <text:changed-region xml:id="ct274889240" text:id="ct274889240">
          <text:insertion>
            <office:change-info>
              <dc:creator>Autoria desconeguda</dc:creator>
              <dc:date>2017-10-19T08:09:11</dc:date>
            </office:change-info>
          </text:insertion>
        </text:changed-region>
        <text:changed-region xml:id="ct274889344" text:id="ct274889344">
          <text:insertion>
            <office:change-info>
              <dc:creator>Autoria desconeguda</dc:creator>
              <dc:date>2017-10-19T08:09:12</dc:date>
            </office:change-info>
          </text:insertion>
        </text:changed-region>
        <text:changed-region xml:id="ct274889448" text:id="ct274889448">
          <text:insertion>
            <office:change-info>
              <dc:creator>Autoria desconeguda</dc:creator>
              <dc:date>2017-10-19T08:09:14</dc:date>
            </office:change-info>
          </text:insertion>
        </text:changed-region>
        <text:changed-region xml:id="ct274889552" text:id="ct274889552">
          <text:insertion>
            <office:change-info>
              <dc:creator>Autoria desconeguda</dc:creator>
              <dc:date>2017-10-19T08:09:15</dc:date>
            </office:change-info>
          </text:insertion>
        </text:changed-region>
        <text:changed-region xml:id="ct274889656" text:id="ct274889656">
          <text:insertion>
            <office:change-info>
              <dc:creator>Autoria desconeguda</dc:creator>
              <dc:date>2017-10-19T08:09:17</dc:date>
            </office:change-info>
          </text:insertion>
        </text:changed-region>
        <text:changed-region xml:id="ct274889760" text:id="ct274889760">
          <text:insertion>
            <office:change-info>
              <dc:creator>Autoria desconeguda</dc:creator>
              <dc:date>2017-10-19T08:09:18</dc:date>
            </office:change-info>
          </text:insertion>
        </text:changed-region>
        <text:changed-region xml:id="ct274889864" text:id="ct274889864">
          <text:insertion>
            <office:change-info>
              <dc:creator>Autoria desconeguda</dc:creator>
              <dc:date>2017-10-19T08:09:21</dc:date>
            </office:change-info>
          </text:insertion>
        </text:changed-region>
        <text:changed-region xml:id="ct274889968" text:id="ct274889968">
          <text:insertion>
            <office:change-info>
              <dc:creator>Autoria desconeguda</dc:creator>
              <dc:date>2017-10-19T08:10:10</dc:date>
            </office:change-info>
          </text:insertion>
        </text:changed-region>
        <text:changed-region xml:id="ct274890112" text:id="ct274890112">
          <text:insertion>
            <office:change-info>
              <dc:creator>Autoria desconeguda</dc:creator>
              <dc:date>2017-10-19T08:09:34</dc:date>
            </office:change-info>
          </text:insertion>
        </text:changed-region>
        <text:changed-region xml:id="ct274890216" text:id="ct274890216">
          <text:insertion>
            <office:change-info>
              <dc:creator>Autoria desconeguda</dc:creator>
              <dc:date>2017-10-19T08:09:23</dc:date>
            </office:change-info>
          </text:insertion>
        </text:changed-region>
        <text:changed-region xml:id="ct274890320" text:id="ct274890320">
          <text:insertion>
            <office:change-info>
              <dc:creator>Autoria desconeguda</dc:creator>
              <dc:date>2017-10-19T08:10:20</dc:date>
            </office:change-info>
          </text:insertion>
        </text:changed-region>
        <text:changed-region xml:id="ct274890424" text:id="ct274890424">
          <text:insertion>
            <office:change-info>
              <dc:creator>Autoria desconeguda</dc:creator>
              <dc:date>2017-10-19T08:09:37</dc:date>
            </office:change-info>
          </text:insertion>
        </text:changed-region>
        <text:changed-region xml:id="ct274890528" text:id="ct274890528">
          <text:insertion>
            <office:change-info>
              <dc:creator>Autoria desconeguda</dc:creator>
              <dc:date>2017-10-19T08:09:49</dc:date>
            </office:change-info>
          </text:insertion>
        </text:changed-region>
        <text:changed-region xml:id="ct274890632" text:id="ct274890632">
          <text:insertion>
            <office:change-info>
              <dc:creator>Autoria desconeguda</dc:creator>
              <dc:date>2017-10-19T08:09:55</dc:date>
            </office:change-info>
          </text:insertion>
        </text:changed-region>
        <text:changed-region xml:id="ct274890736" text:id="ct274890736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274890840" text:id="ct274890840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274890944" text:id="ct274890944">
          <text:insertion>
            <office:change-info>
              <dc:creator>Autoria desconeguda</dc:creator>
              <dc:date>2017-10-19T08:10:44</dc:date>
            </office:change-info>
          </text:insertion>
        </text:changed-region>
        <text:changed-region xml:id="ct274891048" text:id="ct274891048">
          <text:insertion>
            <office:change-info>
              <dc:creator>Autoria desconeguda</dc:creator>
              <dc:date>2017-10-19T08:10:45</dc:date>
            </office:change-info>
          </text:insertion>
        </text:changed-region>
        <text:changed-region xml:id="ct274891152" text:id="ct274891152">
          <text:insertion>
            <office:change-info>
              <dc:creator>Autoria desconeguda</dc:creator>
              <dc:date>2017-10-19T08:10:47</dc:date>
            </office:change-info>
          </text:insertion>
        </text:changed-region>
        <text:changed-region xml:id="ct274891256" text:id="ct274891256">
          <text:insertion>
            <office:change-info>
              <dc:creator>Autoria desconeguda</dc:creator>
              <dc:date>2017-10-19T08:10:48</dc:date>
            </office:change-info>
          </text:insertion>
        </text:changed-region>
        <text:changed-region xml:id="ct274891360" text:id="ct274891360">
          <text:insertion>
            <office:change-info>
              <dc:creator>Autoria desconeguda</dc:creator>
              <dc:date>2017-10-19T08:10:50</dc:date>
            </office:change-info>
          </text:insertion>
        </text:changed-region>
        <text:changed-region xml:id="ct274891464" text:id="ct274891464">
          <text:insertion>
            <office:change-info>
              <dc:creator>Autoria desconeguda</dc:creator>
              <dc:date>2017-10-19T08:10:51</dc:date>
            </office:change-info>
          </text:insertion>
        </text:changed-region>
        <text:changed-region xml:id="ct274891568" text:id="ct274891568">
          <text:insertion>
            <office:change-info>
              <dc:creator>Autoria desconeguda</dc:creator>
              <dc:date>2017-10-19T08:10:55</dc:date>
            </office:change-info>
          </text:insertion>
        </text:changed-region>
        <text:changed-region xml:id="ct274891672" text:id="ct274891672">
          <text:insertion>
            <office:change-info>
              <dc:creator>Autoria desconeguda</dc:creator>
              <dc:date>2017-10-19T08:10:58</dc:date>
            </office:change-info>
          </text:insertion>
        </text:changed-region>
        <text:changed-region xml:id="ct274891776" text:id="ct274891776">
          <text:insertion>
            <office:change-info>
              <dc:creator>Autoria desconeguda</dc:creator>
              <dc:date>2017-10-19T08:10:59</dc:date>
            </office:change-info>
          </text:insertion>
        </text:changed-region>
        <text:changed-region xml:id="ct274891880" text:id="ct274891880">
          <text:insertion>
            <office:change-info>
              <dc:creator>Autoria desconeguda</dc:creator>
              <dc:date>2017-10-19T08:11:03</dc:date>
            </office:change-info>
          </text:insertion>
        </text:changed-region>
        <text:changed-region xml:id="ct274891984" text:id="ct274891984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274892088" text:id="ct274892088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274892192" text:id="ct274892192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274892296" text:id="ct274892296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274892400" text:id="ct274892400">
          <text:insertion>
            <office:change-info>
              <dc:creator>Autoria desconeguda</dc:creator>
              <dc:date>2017-10-19T08:11:22</dc:date>
            </office:change-info>
          </text:insertion>
        </text:changed-region>
        <text:changed-region xml:id="ct274892504" text:id="ct274892504">
          <text:insertion>
            <office:change-info>
              <dc:creator>Autoria desconeguda</dc:creator>
              <dc:date>2017-10-19T08:11:30</dc:date>
            </office:change-info>
          </text:insertion>
        </text:changed-region>
        <text:changed-region xml:id="ct274892608" text:id="ct274892608">
          <text:insertion>
            <office:change-info>
              <dc:creator>Autoria desconeguda</dc:creator>
              <dc:date>2017-10-19T08:11:31</dc:date>
            </office:change-info>
          </text:insertion>
        </text:changed-region>
        <text:changed-region xml:id="ct274892712" text:id="ct274892712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274892816" text:id="ct274892816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274892920" text:id="ct274892920">
          <text:insertion>
            <office:change-info>
              <dc:creator>Autoria desconeguda</dc:creator>
              <dc:date>2017-10-19T08:11:36</dc:date>
            </office:change-info>
          </text:insertion>
        </text:changed-region>
        <text:changed-region xml:id="ct274893024" text:id="ct274893024">
          <text:insertion>
            <office:change-info>
              <dc:creator>Autoria desconeguda</dc:creator>
              <dc:date>2017-10-19T08:11:37</dc:date>
            </office:change-info>
          </text:insertion>
        </text:changed-region>
        <text:changed-region xml:id="ct274893128" text:id="ct274893128">
          <text:insertion>
            <office:change-info>
              <dc:creator>Autoria desconeguda</dc:creator>
              <dc:date>2017-10-19T08:11:39</dc:date>
            </office:change-info>
          </text:insertion>
        </text:changed-region>
        <text:changed-region xml:id="ct274893232" text:id="ct274893232">
          <text:insertion>
            <office:change-info>
              <dc:creator>Autoria desconeguda</dc:creator>
              <dc:date>2017-10-19T08:11:40</dc:date>
            </office:change-info>
          </text:insertion>
        </text:changed-region>
        <text:changed-region xml:id="ct274893336" text:id="ct274893336">
          <text:insertion>
            <office:change-info>
              <dc:creator>Autoria desconeguda</dc:creator>
              <dc:date>2017-10-19T08:11:42</dc:date>
            </office:change-info>
          </text:insertion>
        </text:changed-region>
        <text:changed-region xml:id="ct274893440" text:id="ct274893440">
          <text:insertion>
            <office:change-info>
              <dc:creator>Autoria desconeguda</dc:creator>
              <dc:date>2017-10-19T08:11:43</dc:date>
            </office:change-info>
          </text:insertion>
        </text:changed-region>
        <text:changed-region xml:id="ct274893544" text:id="ct274893544">
          <text:insertion>
            <office:change-info>
              <dc:creator>Autoria desconeguda</dc:creator>
              <dc:date>2017-10-19T08:11:46</dc:date>
            </office:change-info>
          </text:insertion>
        </text:changed-region>
        <text:changed-region xml:id="ct274893648" text:id="ct274893648">
          <text:insertion>
            <office:change-info>
              <dc:creator>Autoria desconeguda</dc:creator>
              <dc:date>2017-10-19T08:11:47</dc:date>
            </office:change-info>
          </text:insertion>
        </text:changed-region>
        <text:changed-region xml:id="ct274893752" text:id="ct274893752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274893856" text:id="ct274893856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274893960" text:id="ct274893960">
          <text:insertion>
            <office:change-info>
              <dc:creator>Autoria desconeguda</dc:creator>
              <dc:date>2017-10-19T08:11:55</dc:date>
            </office:change-info>
          </text:insertion>
        </text:changed-region>
        <text:changed-region xml:id="ct274894064" text:id="ct274894064">
          <text:insertion>
            <office:change-info>
              <dc:creator>Autoria desconeguda</dc:creator>
              <dc:date>2017-10-19T08:11:57</dc:date>
            </office:change-info>
          </text:insertion>
        </text:changed-region>
        <text:changed-region xml:id="ct274894208" text:id="ct274894208">
          <text:insertion>
            <office:change-info>
              <dc:creator>Autoria desconeguda</dc:creator>
              <dc:date>2017-10-19T08:11:58</dc:date>
            </office:change-info>
          </text:insertion>
        </text:changed-region>
        <text:changed-region xml:id="ct274894312" text:id="ct274894312">
          <text:insertion>
            <office:change-info>
              <dc:creator>Autoria desconeguda</dc:creator>
              <dc:date>2017-10-19T08:12:11</dc:date>
            </office:change-info>
          </text:insertion>
        </text:changed-region>
        <text:changed-region xml:id="ct274894416" text:id="ct274894416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274894520" text:id="ct274894520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274894624" text:id="ct274894624">
          <text:insertion>
            <office:change-info>
              <dc:creator>Autoria desconeguda</dc:creator>
              <dc:date>2017-10-19T08:12:08</dc:date>
            </office:change-info>
          </text:insertion>
        </text:changed-region>
        <text:changed-region xml:id="ct274894728" text:id="ct274894728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274894832" text:id="ct274894832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274894936" text:id="ct274894936">
          <text:insertion>
            <office:change-info>
              <dc:creator>Autoria desconeguda</dc:creator>
              <dc:date>2017-10-19T08:12:05</dc:date>
            </office:change-info>
          </text:insertion>
        </text:changed-region>
        <text:changed-region xml:id="ct274895040" text:id="ct27489504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95144" text:id="ct274895144">
          <text:insertion>
            <office:change-info>
              <dc:creator>Autoria desconeguda</dc:creator>
              <dc:date>2017-10-19T08:13:01</dc:date>
            </office:change-info>
          </text:insertion>
        </text:changed-region>
        <text:changed-region xml:id="ct274895248" text:id="ct27489524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95352" text:id="ct27489535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95456" text:id="ct27489545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95560" text:id="ct27489556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274895664" text:id="ct274895664">
          <text:insertion>
            <office:change-info>
              <dc:creator>Autoria desconeguda</dc:creator>
              <dc:date>2017-10-19T08:15:07</dc:date>
            </office:change-info>
          </text:insertion>
        </text:changed-region>
        <text:changed-region xml:id="ct274895768" text:id="ct274895768">
          <text:insertion>
            <office:change-info>
              <dc:creator>Autoria desconeguda</dc:creator>
              <dc:date>2017-10-19T08:15:30</dc:date>
            </office:change-info>
          </text:insertion>
        </text:changed-region>
        <text:changed-region xml:id="ct274895872" text:id="ct274895872">
          <text:insertion>
            <office:change-info>
              <dc:creator>Autoria desconeguda</dc:creator>
              <dc:date>2017-10-19T08:16:59</dc:date>
            </office:change-info>
          </text:insertion>
        </text:changed-region>
        <text:changed-region xml:id="ct274895976" text:id="ct274895976">
          <text:insertion>
            <office:change-info>
              <dc:creator>Autoria desconeguda</dc:creator>
              <dc:date>2017-10-19T08:17:16</dc:date>
            </office:change-info>
          </text:insertion>
        </text:changed-region>
        <text:changed-region xml:id="ct274896080" text:id="ct274896080">
          <text:insertion>
            <office:change-info>
              <dc:creator>Autoria desconeguda</dc:creator>
              <dc:date>2017-10-19T08:15:09</dc:date>
            </office:change-info>
          </text:insertion>
        </text:changed-region>
        <text:changed-region xml:id="ct274896184" text:id="ct274896184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274896288" text:id="ct274896288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274896392" text:id="ct274896392">
          <text:insertion>
            <office:change-info>
              <dc:creator>Autoria desconeguda</dc:creator>
              <dc:date>2017-10-19T08:17:18</dc:date>
            </office:change-info>
          </text:insertion>
        </text:changed-region>
        <text:changed-region xml:id="ct274896496" text:id="ct274896496">
          <text:insertion>
            <office:change-info>
              <dc:creator>Autoria desconeguda</dc:creator>
              <dc:date>2017-10-19T08:15:14</dc:date>
            </office:change-info>
          </text:insertion>
        </text:changed-region>
        <text:changed-region xml:id="ct274896600" text:id="ct274896600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274896704" text:id="ct274896704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274896808" text:id="ct274896808">
          <text:insertion>
            <office:change-info>
              <dc:creator>Autoria desconeguda</dc:creator>
              <dc:date>2017-10-19T08:17:20</dc:date>
            </office:change-info>
          </text:insertion>
        </text:changed-region>
        <text:changed-region xml:id="ct274896912" text:id="ct274896912">
          <text:insertion>
            <office:change-info>
              <dc:creator>Autoria desconeguda</dc:creator>
              <dc:date>2017-10-19T08:15:16</dc:date>
            </office:change-info>
          </text:insertion>
        </text:changed-region>
        <text:changed-region xml:id="ct274897016" text:id="ct274897016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274897120" text:id="ct274897120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274897224" text:id="ct274897224">
          <text:insertion>
            <office:change-info>
              <dc:creator>Autoria desconeguda</dc:creator>
              <dc:date>2017-10-19T08:17:23</dc:date>
            </office:change-info>
          </text:insertion>
        </text:changed-region>
        <text:changed-region xml:id="ct274897328" text:id="ct274897328">
          <text:insertion>
            <office:change-info>
              <dc:creator>Autoria desconeguda</dc:creator>
              <dc:date>2017-10-19T08:15:19</dc:date>
            </office:change-info>
          </text:insertion>
        </text:changed-region>
        <text:changed-region xml:id="ct274897432" text:id="ct274897432">
          <text:insertion>
            <office:change-info>
              <dc:creator>Autoria desconeguda</dc:creator>
              <dc:date>2017-10-19T08:15:27</dc:date>
            </office:change-info>
          </text:insertion>
        </text:changed-region>
        <text:changed-region xml:id="ct274897536" text:id="ct274897536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274897640" text:id="ct274897640">
          <text:insertion>
            <office:change-info>
              <dc:creator>Autoria desconeguda</dc:creator>
              <dc:date>2017-10-19T08:17:25</dc:date>
            </office:change-info>
          </text:insertion>
        </text:changed-region>
        <text:changed-region xml:id="ct274897744" text:id="ct274897744">
          <text:insertion>
            <office:change-info>
              <dc:creator>Autoria desconeguda</dc:creator>
              <dc:date>2017-10-19T08:15:21</dc:date>
            </office:change-info>
          </text:insertion>
        </text:changed-region>
        <text:changed-region xml:id="ct274897848" text:id="ct274897848">
          <text:insertion>
            <office:change-info>
              <dc:creator>Autoria desconeguda</dc:creator>
              <dc:date>2017-10-19T08:15:23</dc:date>
            </office:change-info>
          </text:insertion>
        </text:changed-region>
        <text:changed-region xml:id="ct274897952" text:id="ct274897952">
          <text:insertion>
            <office:change-info>
              <dc:creator>Autoria desconeguda</dc:creator>
              <dc:date>2017-10-19T08:16:53</dc:date>
            </office:change-info>
          </text:insertion>
        </text:changed-region>
        <text:changed-region xml:id="ct274898056" text:id="ct274898056">
          <text:insertion>
            <office:change-info>
              <dc:creator>Autoria desconeguda</dc:creator>
              <dc:date>2017-10-19T08:17:27</dc:date>
            </office:change-info>
          </text:insertion>
        </text:changed-region>
        <text:changed-region xml:id="ct274898160" text:id="ct274898160">
          <text:insertion>
            <office:change-info>
              <dc:creator>Autoria desconeguda</dc:creator>
              <dc:date>2017-10-19T08:15:46</dc:date>
            </office:change-info>
          </text:insertion>
        </text:changed-region>
        <text:changed-region xml:id="ct274914688" text:id="ct274914688">
          <text:insertion>
            <office:change-info>
              <dc:creator>Autoria desconeguda</dc:creator>
              <dc:date>2017-10-19T08:15:32</dc:date>
            </office:change-info>
          </text:insertion>
        </text:changed-region>
        <text:changed-region xml:id="ct274914792" text:id="ct274914792">
          <text:insertion>
            <office:change-info>
              <dc:creator>Autoria desconeguda</dc:creator>
              <dc:date>2017-10-19T08:16:49</dc:date>
            </office:change-info>
          </text:insertion>
        </text:changed-region>
        <text:changed-region xml:id="ct274914896" text:id="ct274914896">
          <text:insertion>
            <office:change-info>
              <dc:creator>Autoria desconeguda</dc:creator>
              <dc:date>2017-10-19T08:17:29</dc:date>
            </office:change-info>
          </text:insertion>
        </text:changed-region>
        <text:changed-region xml:id="ct274915000" text:id="ct274915000">
          <text:insertion>
            <office:change-info>
              <dc:creator>Autoria desconeguda</dc:creator>
              <dc:date>2017-10-19T08:15:48</dc:date>
            </office:change-info>
          </text:insertion>
        </text:changed-region>
        <text:changed-region xml:id="ct274915104" text:id="ct274915104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274915208" text:id="ct274915208">
          <text:insertion>
            <office:change-info>
              <dc:creator>Autoria desconeguda</dc:creator>
              <dc:date>2017-10-19T08:17:30</dc:date>
            </office:change-info>
          </text:insertion>
        </text:changed-region>
        <text:changed-region xml:id="ct274915312" text:id="ct274915312">
          <text:insertion>
            <office:change-info>
              <dc:creator>Autoria desconeguda</dc:creator>
              <dc:date>2017-10-19T08:15:54</dc:date>
            </office:change-info>
          </text:insertion>
        </text:changed-region>
        <text:changed-region xml:id="ct274915416" text:id="ct274915416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274915520" text:id="ct274915520">
          <text:insertion>
            <office:change-info>
              <dc:creator>Autoria desconeguda</dc:creator>
              <dc:date>2017-10-19T08:16:48</dc:date>
            </office:change-info>
          </text:insertion>
        </text:changed-region>
        <text:changed-region xml:id="ct274915624" text:id="ct274915624">
          <text:insertion>
            <office:change-info>
              <dc:creator>Autoria desconeguda</dc:creator>
              <dc:date>2017-10-19T08:17:34</dc:date>
            </office:change-info>
          </text:insertion>
        </text:changed-region>
        <text:changed-region xml:id="ct274915728" text:id="ct274915728">
          <text:insertion>
            <office:change-info>
              <dc:creator>Autoria desconeguda</dc:creator>
              <dc:date>2017-10-19T08:15:56</dc:date>
            </office:change-info>
          </text:insertion>
        </text:changed-region>
        <text:changed-region xml:id="ct274915832" text:id="ct274915832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274915936" text:id="ct274915936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274916040" text:id="ct274916040">
          <text:insertion>
            <office:change-info>
              <dc:creator>Autoria desconeguda</dc:creator>
              <dc:date>2017-10-19T08:17:36</dc:date>
            </office:change-info>
          </text:insertion>
        </text:changed-region>
        <text:changed-region xml:id="ct274916144" text:id="ct274916144">
          <text:insertion>
            <office:change-info>
              <dc:creator>Autoria desconeguda</dc:creator>
              <dc:date>2017-10-19T08:15:59</dc:date>
            </office:change-info>
          </text:insertion>
        </text:changed-region>
        <text:changed-region xml:id="ct274916248" text:id="ct274916248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274916352" text:id="ct274916352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274916456" text:id="ct274916456">
          <text:insertion>
            <office:change-info>
              <dc:creator>Autoria desconeguda</dc:creator>
              <dc:date>2017-10-19T08:17:38</dc:date>
            </office:change-info>
          </text:insertion>
        </text:changed-region>
        <text:changed-region xml:id="ct274916560" text:id="ct274916560">
          <text:insertion>
            <office:change-info>
              <dc:creator>Autoria desconeguda</dc:creator>
              <dc:date>2017-10-19T08:16:01</dc:date>
            </office:change-info>
          </text:insertion>
        </text:changed-region>
        <text:changed-region xml:id="ct274916664" text:id="ct274916664">
          <text:insertion>
            <office:change-info>
              <dc:creator>Autoria desconeguda</dc:creator>
              <dc:date>2017-10-19T08:15:35</dc:date>
            </office:change-info>
          </text:insertion>
        </text:changed-region>
        <text:changed-region xml:id="ct274916768" text:id="ct274916768">
          <text:insertion>
            <office:change-info>
              <dc:creator>Autoria desconeguda</dc:creator>
              <dc:date>2017-10-19T08:16:44</dc:date>
            </office:change-info>
          </text:insertion>
        </text:changed-region>
        <text:changed-region xml:id="ct274916872" text:id="ct274916872">
          <text:insertion>
            <office:change-info>
              <dc:creator>Autoria desconeguda</dc:creator>
              <dc:date>2017-10-19T08:17:40</dc:date>
            </office:change-info>
          </text:insertion>
        </text:changed-region>
        <text:changed-region xml:id="ct274916976" text:id="ct274916976">
          <text:insertion>
            <office:change-info>
              <dc:creator>Autoria desconeguda</dc:creator>
              <dc:date>2017-10-19T08:16:03</dc:date>
            </office:change-info>
          </text:insertion>
        </text:changed-region>
        <text:changed-region xml:id="ct274917080" text:id="ct274917080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274917184" text:id="ct274917184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274917288" text:id="ct274917288">
          <text:insertion>
            <office:change-info>
              <dc:creator>Autoria desconeguda</dc:creator>
              <dc:date>2017-10-19T08:17:42</dc:date>
            </office:change-info>
          </text:insertion>
        </text:changed-region>
        <text:changed-region xml:id="ct274917392" text:id="ct274917392">
          <text:insertion>
            <office:change-info>
              <dc:creator>Autoria desconeguda</dc:creator>
              <dc:date>2017-10-19T08:16:05</dc:date>
            </office:change-info>
          </text:insertion>
        </text:changed-region>
        <text:changed-region xml:id="ct274917496" text:id="ct274917496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274917600" text:id="ct274917600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274917704" text:id="ct274917704">
          <text:insertion>
            <office:change-info>
              <dc:creator>Autoria desconeguda</dc:creator>
              <dc:date>2017-10-19T08:17:44</dc:date>
            </office:change-info>
          </text:insertion>
        </text:changed-region>
        <text:changed-region xml:id="ct274917808" text:id="ct274917808">
          <text:insertion>
            <office:change-info>
              <dc:creator>Autoria desconeguda</dc:creator>
              <dc:date>2017-10-19T08:16:08</dc:date>
            </office:change-info>
          </text:insertion>
        </text:changed-region>
        <text:changed-region xml:id="ct274917912" text:id="ct274917912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274918016" text:id="ct274918016">
          <text:insertion>
            <office:change-info>
              <dc:creator>Autoria desconeguda</dc:creator>
              <dc:date>2017-10-19T08:16:39</dc:date>
            </office:change-info>
          </text:insertion>
        </text:changed-region>
        <text:changed-region xml:id="ct274918120" text:id="ct274918120">
          <text:insertion>
            <office:change-info>
              <dc:creator>Autoria desconeguda</dc:creator>
              <dc:date>2017-10-19T08:17:46</dc:date>
            </office:change-info>
          </text:insertion>
        </text:changed-region>
        <text:changed-region xml:id="ct274918224" text:id="ct274918224">
          <text:insertion>
            <office:change-info>
              <dc:creator>Autoria desconeguda</dc:creator>
              <dc:date>2017-10-19T08:16:11</dc:date>
            </office:change-info>
          </text:insertion>
        </text:changed-region>
        <text:changed-region xml:id="ct274918328" text:id="ct274918328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274918432" text:id="ct274918432">
          <text:insertion>
            <office:change-info>
              <dc:creator>Autoria desconeguda</dc:creator>
              <dc:date>2017-10-19T08:16:38</dc:date>
            </office:change-info>
          </text:insertion>
        </text:changed-region>
        <text:changed-region xml:id="ct274918536" text:id="ct274918536">
          <text:insertion>
            <office:change-info>
              <dc:creator>Autoria desconeguda</dc:creator>
              <dc:date>2017-10-19T08:17:48</dc:date>
            </office:change-info>
          </text:insertion>
        </text:changed-region>
        <text:changed-region xml:id="ct274918640" text:id="ct274918640">
          <text:insertion>
            <office:change-info>
              <dc:creator>Autoria desconeguda</dc:creator>
              <dc:date>2017-10-19T08:16:13</dc:date>
            </office:change-info>
          </text:insertion>
        </text:changed-region>
        <text:changed-region xml:id="ct274918744" text:id="ct274918744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274918848" text:id="ct274918848">
          <text:insertion>
            <office:change-info>
              <dc:creator>Autoria desconeguda</dc:creator>
              <dc:date>2017-10-19T08:16:33</dc:date>
            </office:change-info>
          </text:insertion>
        </text:changed-region>
        <text:changed-region xml:id="ct274918952" text:id="ct274918952">
          <text:insertion>
            <office:change-info>
              <dc:creator>Autoria desconeguda</dc:creator>
              <dc:date>2017-10-19T08:17:50</dc:date>
            </office:change-info>
          </text:insertion>
        </text:changed-region>
        <text:changed-region xml:id="ct274919056" text:id="ct274919056">
          <text:insertion>
            <office:change-info>
              <dc:creator>Autoria desconeguda</dc:creator>
              <dc:date>2017-10-19T08:16:16</dc:date>
            </office:change-info>
          </text:insertion>
        </text:changed-region>
        <text:changed-region xml:id="ct274919160" text:id="ct274919160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274919264" text:id="ct274919264">
          <text:insertion>
            <office:change-info>
              <dc:creator>Autoria desconeguda</dc:creator>
              <dc:date>2017-10-19T08:16:32</dc:date>
            </office:change-info>
          </text:insertion>
        </text:changed-region>
        <text:changed-region xml:id="ct274919368" text:id="ct274919368">
          <text:insertion>
            <office:change-info>
              <dc:creator>Autoria desconeguda</dc:creator>
              <dc:date>2017-10-19T08:17:53</dc:date>
            </office:change-info>
          </text:insertion>
        </text:changed-region>
        <text:changed-region xml:id="ct274919472" text:id="ct274919472">
          <text:insertion>
            <office:change-info>
              <dc:creator>Autoria desconeguda</dc:creator>
              <dc:date>2017-10-19T08:16:18</dc:date>
            </office:change-info>
          </text:insertion>
        </text:changed-region>
        <text:changed-region xml:id="ct274919576" text:id="ct274919576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274919680" text:id="ct274919680">
          <text:insertion>
            <office:change-info>
              <dc:creator>Autoria desconeguda</dc:creator>
              <dc:date>2017-10-19T08:16:31</dc:date>
            </office:change-info>
          </text:insertion>
        </text:changed-region>
        <text:changed-region xml:id="ct274919784" text:id="ct274919784">
          <text:insertion>
            <office:change-info>
              <dc:creator>Autoria desconeguda</dc:creator>
              <dc:date>2017-10-19T08:17:56</dc:date>
            </office:change-info>
          </text:insertion>
        </text:changed-region>
        <text:changed-region xml:id="ct274919888" text:id="ct274919888">
          <text:insertion>
            <office:change-info>
              <dc:creator>Autoria desconeguda</dc:creator>
              <dc:date>2017-10-19T08:16:21</dc:date>
            </office:change-info>
          </text:insertion>
        </text:changed-region>
        <text:changed-region xml:id="ct274919992" text:id="ct274919992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274920096" text:id="ct274920096">
          <text:insertion>
            <office:change-info>
              <dc:creator>Autoria desconeguda</dc:creator>
              <dc:date>2017-10-19T08:16:29</dc:date>
            </office:change-info>
          </text:insertion>
        </text:changed-region>
        <text:changed-region xml:id="ct274920200" text:id="ct274920200">
          <text:insertion>
            <office:change-info>
              <dc:creator>Autoria desconeguda</dc:creator>
              <dc:date>2017-10-19T08:18:00</dc:date>
            </office:change-info>
          </text:insertion>
        </text:changed-region>
        <text:changed-region xml:id="ct274920304" text:id="ct274920304">
          <text:insertion>
            <office:change-info>
              <dc:creator>Autoria desconeguda</dc:creator>
              <dc:date>2017-10-19T08:16:25</dc:date>
            </office:change-info>
          </text:insertion>
        </text:changed-region>
        <text:changed-region xml:id="ct274920408" text:id="ct274920408">
          <text:insertion>
            <office:change-info>
              <dc:creator>Autoria desconeguda</dc:creator>
              <dc:date>2017-10-19T08:16:26</dc:date>
            </office:change-info>
          </text:insertion>
        </text:changed-region>
        <text:changed-region xml:id="ct274920512" text:id="ct274920512">
          <text:insertion>
            <office:change-info>
              <dc:creator>Autoria desconeguda</dc:creator>
              <dc:date>2017-10-19T08:18:02</dc:date>
            </office:change-info>
          </text:insertion>
        </text:changed-region>
        <text:changed-region xml:id="ct274920616" text:id="ct27492061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0720" text:id="ct27492072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0824" text:id="ct27492082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0928" text:id="ct27492092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1032" text:id="ct27492103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1136" text:id="ct27492113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1240" text:id="ct274921240">
          <text:insertion>
            <office:change-info>
              <dc:creator>Autoria desconeguda</dc:creator>
              <dc:date>2017-10-19T08:19:27</dc:date>
            </office:change-info>
          </text:insertion>
        </text:changed-region>
        <text:changed-region xml:id="ct274921344" text:id="ct27492134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1448" text:id="ct27492144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1552" text:id="ct274921552">
          <text:insertion>
            <office:change-info>
              <dc:creator>Autoria desconeguda</dc:creator>
              <dc:date>2017-10-19T08:19:28</dc:date>
            </office:change-info>
          </text:insertion>
        </text:changed-region>
        <text:changed-region xml:id="ct274921656" text:id="ct27492165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1760" text:id="ct27492176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1864" text:id="ct274921864">
          <text:insertion>
            <office:change-info>
              <dc:creator>Autoria desconeguda</dc:creator>
              <dc:date>2017-10-19T08:19:30</dc:date>
            </office:change-info>
          </text:insertion>
        </text:changed-region>
        <text:changed-region xml:id="ct274921968" text:id="ct27492196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2072" text:id="ct27492207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2176" text:id="ct274922176">
          <text:insertion>
            <office:change-info>
              <dc:creator>Autoria desconeguda</dc:creator>
              <dc:date>2017-10-19T08:20:28</dc:date>
            </office:change-info>
          </text:insertion>
        </text:changed-region>
        <text:changed-region xml:id="ct274922280" text:id="ct27492228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2384" text:id="ct27492238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2488" text:id="ct27492248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274922592" text:id="ct274922592">
          <text:insertion>
            <office:change-info>
              <dc:creator>Autoria desconeguda</dc:creator>
              <dc:date>2017-10-19T08:20:40</dc:date>
            </office:change-info>
          </text:insertion>
        </text:changed-region>
        <text:changed-region xml:id="ct274922696" text:id="ct274922696">
          <text:insertion>
            <office:change-info>
              <dc:creator>Autoria desconeguda</dc:creator>
              <dc:date>2017-10-19T08:20:54</dc:date>
            </office:change-info>
          </text:insertion>
        </text:changed-region>
        <text:changed-region xml:id="ct274926888" text:id="ct274926888">
          <text:insertion>
            <office:change-info>
              <dc:creator>Autoria desconeguda</dc:creator>
              <dc:date>2017-10-19T08:20:42</dc:date>
            </office:change-info>
          </text:insertion>
        </text:changed-region>
        <text:changed-region xml:id="ct274926992" text:id="ct274926992">
          <text:insertion>
            <office:change-info>
              <dc:creator>Autoria desconeguda</dc:creator>
              <dc:date>2017-10-19T08:20:51</dc:date>
            </office:change-info>
          </text:insertion>
        </text:changed-region>
        <text:changed-region xml:id="ct274927096" text:id="ct274927096">
          <text:insertion>
            <office:change-info>
              <dc:creator>Autoria desconeguda</dc:creator>
              <dc:date>2017-10-19T08:20:44</dc:date>
            </office:change-info>
          </text:insertion>
        </text:changed-region>
        <text:changed-region xml:id="ct274927200" text:id="ct274927200">
          <text:insertion>
            <office:change-info>
              <dc:creator>Autoria desconeguda</dc:creator>
              <dc:date>2017-10-19T08:20:45</dc:date>
            </office:change-info>
          </text:insertion>
        </text:changed-region>
        <text:changed-region xml:id="ct274927304" text:id="ct274927304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274927408" text:id="ct274927408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274927512" text:id="ct274927512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274927616" text:id="ct274927616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274927720" text:id="ct274927720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274927824" text:id="ct274927824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274927928" text:id="ct274927928">
          <text:insertion>
            <office:change-info>
              <dc:creator>Autoria desconeguda</dc:creator>
              <dc:date>2017-10-19T08:21:04</dc:date>
            </office:change-info>
          </text:insertion>
        </text:changed-region>
        <text:changed-region xml:id="ct274928032" text:id="ct274928032">
          <text:insertion>
            <office:change-info>
              <dc:creator>Autoria desconeguda</dc:creator>
              <dc:date>2017-10-19T08:21:05</dc:date>
            </office:change-info>
          </text:insertion>
        </text:changed-region>
        <text:changed-region xml:id="ct274928136" text:id="ct274928136">
          <text:insertion>
            <office:change-info>
              <dc:creator>Autoria desconeguda</dc:creator>
              <dc:date>2017-10-19T08:21:08</dc:date>
            </office:change-info>
          </text:insertion>
        </text:changed-region>
        <text:changed-region xml:id="ct274928240" text:id="ct274928240">
          <text:insertion>
            <office:change-info>
              <dc:creator>Autoria desconeguda</dc:creator>
              <dc:date>2017-10-19T08:21:09</dc:date>
            </office:change-info>
          </text:insertion>
        </text:changed-region>
        <text:changed-region xml:id="ct274928344" text:id="ct27492834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8448" text:id="ct27492844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8552" text:id="ct27492855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8656" text:id="ct27492865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8760" text:id="ct27492876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8864" text:id="ct27492886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8968" text:id="ct274928968">
          <text:insertion>
            <office:change-info>
              <dc:creator>Autoria desconeguda</dc:creator>
              <dc:date>2017-10-19T08:22:17</dc:date>
            </office:change-info>
          </text:insertion>
        </text:changed-region>
        <text:changed-region xml:id="ct274929072" text:id="ct274929072">
          <text:insertion>
            <office:change-info>
              <dc:creator>Autoria desconeguda</dc:creator>
              <dc:date>2017-10-19T08:22:35</dc:date>
            </office:change-info>
          </text:insertion>
        </text:changed-region>
        <text:changed-region xml:id="ct274929176" text:id="ct27492917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9280" text:id="ct274929280">
          <text:insertion>
            <office:change-info>
              <dc:creator>Autoria desconeguda</dc:creator>
              <dc:date>2017-10-19T08:22:19</dc:date>
            </office:change-info>
          </text:insertion>
        </text:changed-region>
        <text:changed-region xml:id="ct274929384" text:id="ct274929384">
          <text:insertion>
            <office:change-info>
              <dc:creator>Autoria desconeguda</dc:creator>
              <dc:date>2017-10-19T08:22:37</dc:date>
            </office:change-info>
          </text:insertion>
        </text:changed-region>
        <text:changed-region xml:id="ct274929488" text:id="ct27492948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9592" text:id="ct274929592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274929696" text:id="ct274929696">
          <text:insertion>
            <office:change-info>
              <dc:creator>Autoria desconeguda</dc:creator>
              <dc:date>2017-10-19T08:22:40</dc:date>
            </office:change-info>
          </text:insertion>
        </text:changed-region>
        <text:changed-region xml:id="ct274929800" text:id="ct2749298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29904" text:id="ct274929904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274930008" text:id="ct274930008">
          <text:insertion>
            <office:change-info>
              <dc:creator>Autoria desconeguda</dc:creator>
              <dc:date>2017-10-19T08:22:43</dc:date>
            </office:change-info>
          </text:insertion>
        </text:changed-region>
        <text:changed-region xml:id="ct274930112" text:id="ct27493011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30216" text:id="ct274930216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274930320" text:id="ct274930320">
          <text:insertion>
            <office:change-info>
              <dc:creator>Autoria desconeguda</dc:creator>
              <dc:date>2017-10-19T08:22:47</dc:date>
            </office:change-info>
          </text:insertion>
        </text:changed-region>
        <text:changed-region xml:id="ct274930424" text:id="ct27493042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30528" text:id="ct274930528">
          <text:insertion>
            <office:change-info>
              <dc:creator>Autoria desconeguda</dc:creator>
              <dc:date>2017-10-19T08:22:21</dc:date>
            </office:change-info>
          </text:insertion>
        </text:changed-region>
        <text:changed-region xml:id="ct274930632" text:id="ct274930632">
          <text:insertion>
            <office:change-info>
              <dc:creator>Autoria desconeguda</dc:creator>
              <dc:date>2017-10-19T08:22:49</dc:date>
            </office:change-info>
          </text:insertion>
        </text:changed-region>
        <text:changed-region xml:id="ct274930736" text:id="ct27493073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30840" text:id="ct274930840">
          <text:insertion>
            <office:change-info>
              <dc:creator>Autoria desconeguda</dc:creator>
              <dc:date>2017-10-19T08:22:23</dc:date>
            </office:change-info>
          </text:insertion>
        </text:changed-region>
        <text:changed-region xml:id="ct274930944" text:id="ct27493094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31048" text:id="ct274931048">
          <text:insertion>
            <office:change-info>
              <dc:creator>Autoria desconeguda</dc:creator>
              <dc:date>2017-10-19T08:22:24</dc:date>
            </office:change-info>
          </text:insertion>
        </text:changed-region>
        <text:changed-region xml:id="ct274931152" text:id="ct27493115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274931256" text:id="ct274931256">
          <text:insertion>
            <office:change-info>
              <dc:creator>Autoria desconeguda</dc:creator>
              <dc:date>2017-10-19T08:22:25</dc:date>
            </office:change-info>
          </text:insertion>
        </text:changed-region>
        <text:changed-region xml:id="ct274931360" text:id="ct274931360">
          <text:insertion>
            <office:change-info>
              <dc:creator>Autoria desconeguda</dc:creator>
              <dc:date>2017-10-18T17:02:00</dc:date>
            </office:change-info>
          </text:insertion>
        </text:changed-region>
        <text:changed-region xml:id="ct274931464" text:id="ct274931464">
          <text:deletion>
            <office:change-info>
              <dc:creator>Autoria desconeguda</dc:creator>
              <dc:date>2017-10-11T10:23:54</dc:date>
            </office:change-info>
            <text:list xml:id="list4078575030287960595" text:style-name="L3">
              <text:list-item>
                <text:p text:style-name="P10"/>
              </text:list-item>
              <text:list-item>
                <text:p text:style-name="P10">Els mètodes de creació i modificació tendran com a paràmetres les metadades ENI necessàries i algun paràmetre addicional com, per exemple, la sèrie documental.</text:p>
              </text:list-item>
            </text:list>
          </text:deletion>
        </text:changed-region>
        <text:changed-region xml:id="ct274931568" text:id="ct274931568">
          <text:insertion>
            <office:change-info>
              <dc:creator>Autoria desconeguda</dc:creator>
              <dc:date>2017-10-11T10:24:21</dc:date>
            </office:change-info>
          </text:insertion>
        </text:changed-region>
        <text:changed-region xml:id="ct274931672" text:id="ct274931672">
          <text:insertion>
            <office:change-info>
              <dc:creator>Autoria desconeguda</dc:creator>
              <dc:date>2017-10-11T10:23:40</dc:date>
            </office:change-info>
          </text:insertion>
        </text:changed-region>
        <text:changed-region xml:id="ct274931776" text:id="ct274931776">
          <text:deletion>
            <office:change-info>
              <dc:creator>Autoria desconeguda</dc:creator>
              <dc:date>2017-10-11T10:23:38</dc:date>
            </office:change-info>
            <text:p text:style-name="Text_20_body"/>
            <text:list xml:id="list31657729" text:continue-numbering="true" text:style-name="L3">
              <text:list-item>
                <text:p text:style-name="P10">Cada mètode tendrà un paràmetre addicional per indicar la informació de context de la petició. Aquest paràmetre contendrà la següent informació:</text:p>
                <text:list>
                  <text:list-item>
                    <text:p text:style-name="P10">Dades del funcionari</text:p>
                  </text:list-item>
                  <text:list-item>
                    <text:p text:style-name="P10">Unitat organitzativa del funcionari.</text:p>
                  </text:list-item>
                  <text:list-item>
                    <text:p text:style-name="P10">Dades del procediment.</text:p>
                  </text:list-item>
                </text:list>
              </text:list-item>
              <text:list-item>
                <text:p text:style-name="P10">Dades de l’expedient.</text:p>
              </text:list-item>
            </text:list>
            <text:p text:style-name="Text_20_body"/>
          </text:deletion>
        </text:changed-region>
        <text:changed-region xml:id="ct274931880" text:id="ct274931880">
          <text:insertion>
            <office:change-info>
              <dc:creator>Autoria desconeguda</dc:creator>
              <dc:date>2017-10-06T09:22:33</dc:date>
            </office:change-info>
          </text:insertion>
        </text:changed-region>
        <text:changed-region xml:id="ct274931984" text:id="ct274931984">
          <text:deletion>
            <office:change-info>
              <dc:creator>Autoria desconeguda</dc:creator>
              <dc:date>2017-10-06T09:22:46</dc:date>
            </office:change-info>
            <text:h text:style-name="Heading_20_2" text:outline-level="2"/>
            <text:list xml:id="list31665894" text:continue-numbering="true" text:style-name="L3">
              <text:list-item>
                <text:list>
                  <text:list-item>
                    <text:p text:style-name="P10">expedientCrear</text:p>
                  </text:list-item>
                </text:list>
              </text:list-item>
            </text:list>
            <text:p text:style-name="Text_20_body"/>
          </text:deletion>
        </text:changed-region>
        <text:changed-region xml:id="ct274932088" text:id="ct274932088">
          <text:deletion>
            <office:change-info>
              <dc:creator>Autoria desconeguda</dc:creator>
              <dc:date>2017-10-11T09:01:22</dc:date>
            </office:change-info>
            <text:p text:style-name="P11">Creació d’un nou expedient a dins l’arxiu</text:p>
          </text:deletion>
        </text:changed-region>
        <text:changed-region xml:id="ct274932192" text:id="ct274932192">
          <text:insertion>
            <office:change-info>
              <dc:creator>Autoria desconeguda</dc:creator>
              <dc:date>2017-10-11T09:01:22</dc:date>
            </office:change-info>
          </text:insertion>
        </text:changed-region>
        <text:changed-region xml:id="ct274932296" text:id="ct274932296">
          <text:deletion>
            <office:change-info>
              <dc:creator>Autoria desconeguda</dc:creator>
              <dc:date>2017-10-11T09:03:59</dc:date>
            </office:change-info>
            <text:p text:style-name="P3">nom</text:p>
          </text:deletion>
        </text:changed-region>
        <text:changed-region xml:id="ct274932400" text:id="ct274932400">
          <text:insertion>
            <office:change-info>
              <dc:creator>Autoria desconeguda</dc:creator>
              <dc:date>2017-10-11T09:03:59</dc:date>
            </office:change-info>
          </text:insertion>
        </text:changed-region>
        <text:changed-region xml:id="ct274932504" text:id="ct274932504">
          <text:insertion>
            <office:change-info>
              <dc:creator>Autoria desconeguda</dc:creator>
              <dc:date>2017-10-11T09:04:09</dc:date>
            </office:change-info>
          </text:insertion>
        </text:changed-region>
        <text:changed-region xml:id="ct274932608" text:id="ct274932608">
          <text:deletion>
            <office:change-info>
              <dc:creator>Autoria desconeguda</dc:creator>
              <dc:date>2017-10-11T09:04:12</dc:date>
            </office:change-info>
            <text:p text:style-name="P1">String</text:p>
          </text:deletion>
        </text:changed-region>
        <text:changed-region xml:id="ct274932712" text:id="ct274932712">
          <text:insertion>
            <office:change-info>
              <dc:creator>Autoria desconeguda</dc:creator>
              <dc:date>2017-10-11T09:04:12</dc:date>
            </office:change-info>
          </text:insertion>
        </text:changed-region>
        <text:changed-region xml:id="ct274932816" text:id="ct274932816">
          <text:deletion>
            <office:change-info>
              <dc:creator>Autoria desconeguda</dc:creator>
              <dc:date>2017-10-11T09:04:16</dc:date>
            </office:change-info>
            <text:p text:style-name="P1">Nom de l’expedient</text:p>
          </text:deletion>
        </text:changed-region>
        <text:changed-region xml:id="ct274932920" text:id="ct274932920">
          <text:insertion>
            <office:change-info>
              <dc:creator>Autoria desconeguda</dc:creator>
              <dc:date>2017-10-11T09:04:17</dc:date>
            </office:change-info>
          </text:insertion>
        </text:changed-region>
        <text:changed-region xml:id="ct274933024" text:id="ct274933024">
          <text:insertion>
            <office:change-info>
              <dc:creator>Autoria desconeguda</dc:creator>
              <dc:date>2017-10-11T09:14:15</dc:date>
            </office:change-info>
          </text:insertion>
        </text:changed-region>
        <text:changed-region xml:id="ct274933128" text:id="ct274933128">
          <text:deletion>
            <office:change-info>
              <dc:creator>Autoria desconeguda</dc:creator>
              <dc:date>2017-10-11T09:06:40</dc:date>
            </office:change-info>
            <text:p text:style-name="P1">String</text:p>
          </text:deletion>
        </text:changed-region>
        <text:changed-region xml:id="ct274933232" text:id="ct274933232">
          <text:insertion>
            <office:change-info>
              <dc:creator>Autoria desconeguda</dc:creator>
              <dc:date>2017-10-11T09:06:40</dc:date>
            </office:change-info>
          </text:insertion>
        </text:changed-region>
        <text:changed-region xml:id="ct274933336" text:id="ct274933336">
          <text:deletion>
            <office:change-info>
              <dc:creator>Autoria desconeguda</dc:creator>
              <dc:date>2017-10-06T09:22:14</dc:date>
            </office:change-info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ext:deletion>
        </text:changed-region>
        <text:changed-region xml:id="ct274933440" text:id="ct274933440">
          <text:deletion>
            <office:change-info>
              <dc:creator>Autoria desconeguda</dc:creator>
              <dc:date>2017-10-06T09:22:06</dc:date>
            </office:change-info>
            <text:h text:style-name="Heading_20_2" text:outline-level="2"/>
            <text:p text:style-name="Text_20_body"/>
          </text:deletion>
        </text:changed-region>
        <text:changed-region xml:id="ct274933544" text:id="ct274933544">
          <text:deletion>
            <office:change-info>
              <dc:creator>Autoria desconeguda</dc:creator>
              <dc:date>2017-10-11T09:01:39</dc:date>
            </office:change-info>
            <text:p text:style-name="P11">Modificació d’un expedient existent a dins l’arxiu</text:p>
          </text:deletion>
        </text:changed-region>
        <text:changed-region xml:id="ct274933648" text:id="ct274933648">
          <text:insertion>
            <office:change-info>
              <dc:creator>Autoria desconeguda</dc:creator>
              <dc:date>2017-10-11T09:01:39</dc:date>
            </office:change-info>
          </text:insertion>
        </text:changed-region>
        <text:changed-region xml:id="ct274933752" text:id="ct274933752">
          <text:deletion>
            <office:change-info>
              <dc:creator>Autoria desconeguda</dc:creator>
              <dc:date>2017-10-11T09:04:28</dc:date>
            </office:change-info>
            <text:p text:style-name="P3">identificador</text:p>
          </text:deletion>
        </text:changed-region>
        <text:changed-region xml:id="ct274933856" text:id="ct274933856">
          <text:insertion>
            <office:change-info>
              <dc:creator>Autoria desconeguda</dc:creator>
              <dc:date>2017-10-11T09:04:29</dc:date>
            </office:change-info>
          </text:insertion>
        </text:changed-region>
        <text:changed-region xml:id="ct274933960" text:id="ct274933960">
          <text:deletion>
            <office:change-info>
              <dc:creator>Autoria desconeguda</dc:creator>
              <dc:date>2017-10-11T09:04:33</dc:date>
            </office:change-info>
            <text:p text:style-name="P1">String</text:p>
          </text:deletion>
        </text:changed-region>
        <text:changed-region xml:id="ct274934064" text:id="ct274934064">
          <text:insertion>
            <office:change-info>
              <dc:creator>Autoria desconeguda</dc:creator>
              <dc:date>2017-10-11T09:04:33</dc:date>
            </office:change-info>
          </text:insertion>
        </text:changed-region>
        <text:changed-region xml:id="ct274934168" text:id="ct274934168">
          <text:deletion>
            <office:change-info>
              <dc:creator>Autoria desconeguda</dc:creator>
              <dc:date>2017-10-11T09:04:48</dc:date>
            </office:change-info>
            <text:p text:style-name="P1">Identificador de l’expedient</text:p>
          </text:deletion>
        </text:changed-region>
        <text:changed-region xml:id="ct274934272" text:id="ct274934272">
          <text:insertion>
            <office:change-info>
              <dc:creator>Autoria desconeguda</dc:creator>
              <dc:date>2017-10-11T09:04:48</dc:date>
            </office:change-info>
          </text:insertion>
        </text:changed-region>
        <text:changed-region xml:id="ct274934376" text:id="ct274934376">
          <text:insertion>
            <office:change-info>
              <dc:creator>Autoria desconeguda</dc:creator>
              <dc:date>2017-10-11T09:14:14</dc:date>
            </office:change-info>
          </text:insertion>
        </text:changed-region>
        <text:changed-region xml:id="ct274934480" text:id="ct274934480">
          <text:deletion>
            <office:change-info>
              <dc:creator>Autoria desconeguda</dc:creator>
              <dc:date>2017-10-10T09:59:29</dc:date>
            </office:change-info>
            <text:p text:style-name="P1">InformacioItem</text:p>
          </text:deletion>
        </text:changed-region>
        <text:changed-region xml:id="ct274934584" text:id="ct274934584">
          <text:insertion>
            <office:change-info>
              <dc:creator>Autoria desconeguda</dc:creator>
              <dc:date>2017-10-10T09:59:47</dc:date>
            </office:change-info>
          </text:insertion>
        </text:changed-region>
        <text:changed-region xml:id="ct274934688" text:id="ct274934688">
          <text:deletion>
            <office:change-info>
              <dc:creator>Autoria desconeguda</dc:creator>
              <dc:date>2017-10-06T09:22:04</dc:date>
            </office:change-info>
            <text:p text:style-name="Standard"/>
            <text:p text:style-name="Standard"/>
          </text:deletion>
        </text:changed-region>
        <text:changed-region xml:id="ct274934792" text:id="ct274934792">
          <text:deletion>
            <office:change-info>
              <dc:creator>Autoria desconeguda</dc:creator>
              <dc:date>2017-10-06T09:22:02</dc:date>
            </office:change-info>
            <text:h text:style-name="Heading_20_2" text:outline-level="2"/>
            <text:p text:style-name="Text_20_body"/>
          </text:deletion>
        </text:changed-region>
        <text:changed-region xml:id="ct274934896" text:id="ct274934896">
          <text:deletion>
            <office:change-info>
              <dc:creator>Autoria desconeguda</dc:creator>
              <dc:date>2017-10-11T09:07:29</dc:date>
            </office:change-info>
            <text:p text:style-name="P11">Eliminació d’un expedient existent a dins l’arxiu</text:p>
          </text:deletion>
        </text:changed-region>
        <text:changed-region xml:id="ct274935080" text:id="ct274935080">
          <text:insertion>
            <office:change-info>
              <dc:creator>Autoria desconeguda</dc:creator>
              <dc:date>2017-10-11T09:07:29</dc:date>
            </office:change-info>
          </text:insertion>
        </text:changed-region>
        <text:changed-region xml:id="ct274935184" text:id="ct274935184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274935288" text:id="ct274935288">
          <text:insertion>
            <office:change-info>
              <dc:creator>Autoria desconeguda</dc:creator>
              <dc:date>2017-10-11T09:14:12</dc:date>
            </office:change-info>
          </text:insertion>
        </text:changed-region>
        <text:changed-region xml:id="ct274935392" text:id="ct274935392">
          <text:deletion>
            <office:change-info>
              <dc:creator>Autoria desconeguda</dc:creator>
              <dc:date>2017-10-06T09:21:57</dc:date>
            </office:change-info>
            <text:p text:style-name="Standard"/>
            <text:p text:style-name="Standard"/>
          </text:deletion>
        </text:changed-region>
        <text:changed-region xml:id="ct274935496" text:id="ct274935496">
          <text:deletion>
            <office:change-info>
              <dc:creator>Autoria desconeguda</dc:creator>
              <dc:date>2017-10-06T09:21:54</dc:date>
            </office:change-info>
            <text:h text:style-name="Heading_20_2" text:outline-level="2"><text:span text:style-name="T2"/></text:h>
            <text:p text:style-name="Text_20_body"><text:span text:style-name="T2"/></text:p>
          </text:deletion>
        </text:changed-region>
        <text:changed-region xml:id="ct274935808" text:id="ct274935808">
          <text:deletion>
            <office:change-info>
              <dc:creator>Autoria desconeguda</dc:creator>
              <dc:date>2017-10-11T09:07:49</dc:date>
            </office:change-info>
            <text:p text:style-name="P11">Obtenció de la informació completa d’un expedient donat el seu identificador i versió (la versió és opcional i si no s’especifica s'entén que es sol·licita </text:p>
          </text:deletion>
        </text:changed-region>
        <text:changed-region xml:id="ct274935704" text:id="ct274935704">
          <text:deletion>
            <office:change-info>
              <dc:creator>Autoria desconeguda</dc:creator>
              <dc:date>2017-10-06T09:26:35</dc:date>
            </office:change-info>
            <text:p text:style-name="P11">la </text:p>
          </text:deletion>
        </text:changed-region>
        <text:changed-region xml:id="ct274935600" text:id="ct274935600">
          <text:deletion>
            <office:change-info>
              <dc:creator>Autoria desconeguda</dc:creator>
              <dc:date>2017-10-11T09:07:49</dc:date>
            </office:change-info>
            <text:p text:style-name="P11">informació de la darrera)</text:p>
          </text:deletion>
        </text:changed-region>
        <text:changed-region xml:id="ct274935912" text:id="ct274935912">
          <text:insertion>
            <office:change-info>
              <dc:creator>Autoria desconeguda</dc:creator>
              <dc:date>2017-10-11T09:07:49</dc:date>
            </office:change-info>
          </text:insertion>
        </text:changed-region>
        <text:changed-region xml:id="ct274936016" text:id="ct274936016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274936120" text:id="ct274936120">
          <text:deletion>
            <office:change-info>
              <dc:creator>Autoria desconeguda</dc:creator>
              <dc:date>2017-10-11T09:08:36</dc:date>
            </office:change-info>
            <text:p text:style-name="P1">Versió de l’expedient que es vol consultar. Null si es vol obtenir el detall de la darrera versió de l’expedient.</text:p>
          </text:deletion>
        </text:changed-region>
        <text:changed-region xml:id="ct274936224" text:id="ct274936224">
          <text:insertion>
            <office:change-info>
              <dc:creator>Autoria desconeguda</dc:creator>
              <dc:date>2017-10-11T09:08:36</dc:date>
            </office:change-info>
          </text:insertion>
        </text:changed-region>
        <text:changed-region xml:id="ct274936328" text:id="ct274936328">
          <text:insertion>
            <office:change-info>
              <dc:creator>Autoria desconeguda</dc:creator>
              <dc:date>2017-10-11T09:14:11</dc:date>
            </office:change-info>
          </text:insertion>
        </text:changed-region>
        <text:changed-region xml:id="ct274936432" text:id="ct274936432">
          <text:deletion>
            <office:change-info>
              <dc:creator>Autoria desconeguda</dc:creator>
              <dc:date>2017-10-06T09:21:51</dc:date>
            </office:change-info>
            <text:h text:style-name="Heading_20_2" text:outline-level="2"><text:span text:style-name="T2"/></text:h>
            <text:p text:style-name="Text_20_body"><text:span text:style-name="T2"/></text:p>
          </text:deletion>
        </text:changed-region>
        <text:changed-region xml:id="ct274936536" text:id="ct274936536">
          <text:deletion>
            <office:change-info>
              <dc:creator>Autoria desconeguda</dc:creator>
              <dc:date>2017-10-11T09:09:30</dc:date>
            </office:change-info>
            <text:p text:style-name="P11">Consulta d’expedients amb filtres</text:p>
          </text:deletion>
        </text:changed-region>
        <text:changed-region xml:id="ct274936640" text:id="ct274936640">
          <text:insertion>
            <office:change-info>
              <dc:creator>Autoria desconeguda</dc:creator>
              <dc:date>2017-10-11T09:09:30</dc:date>
            </office:change-info>
          </text:insertion>
        </text:changed-region>
        <text:changed-region xml:id="ct274936744" text:id="ct274936744">
          <text:deletion>
            <office:change-info>
              <dc:creator>Autoria desconeguda</dc:creator>
              <dc:date>2017-10-11T09:09:57</dc:date>
            </office:change-info>
            <text:p text:style-name="P1">Filtres a aplicar per a la realització de la consulta</text:p>
          </text:deletion>
        </text:changed-region>
        <text:changed-region xml:id="ct274936848" text:id="ct274936848">
          <text:insertion>
            <office:change-info>
              <dc:creator>Autoria desconeguda</dc:creator>
              <dc:date>2017-10-11T09:09:57</dc:date>
            </office:change-info>
          </text:insertion>
        </text:changed-region>
        <text:changed-region xml:id="ct274936952" text:id="ct274936952">
          <text:deletion>
            <office:change-info>
              <dc:creator>Autoria desconeguda</dc:creator>
              <dc:date>2017-10-06T09:27:08</dc:date>
            </office:change-info>
            <text:p text:style-name="P1">int</text:p>
          </text:deletion>
        </text:changed-region>
        <text:changed-region xml:id="ct274937056" text:id="ct274937056">
          <text:insertion>
            <office:change-info>
              <dc:creator>Autoria desconeguda</dc:creator>
              <dc:date>2017-10-06T09:27:08</dc:date>
            </office:change-info>
          </text:insertion>
        </text:changed-region>
        <text:changed-region xml:id="ct274937160" text:id="ct274937160">
          <text:deletion>
            <office:change-info>
              <dc:creator>Autoria desconeguda</dc:creator>
              <dc:date>2017-10-11T09:10:17</dc:date>
            </office:change-info>
            <text:p text:style-name="P1">Número de pàgina que es vol obtenir. Null si no es vol realitzar la consulta amb paginació</text:p>
          </text:deletion>
        </text:changed-region>
        <text:changed-region xml:id="ct274937264" text:id="ct274937264">
          <text:insertion>
            <office:change-info>
              <dc:creator>Autoria desconeguda</dc:creator>
              <dc:date>2017-10-11T09:10:17</dc:date>
            </office:change-info>
          </text:insertion>
        </text:changed-region>
        <text:changed-region xml:id="ct274937368" text:id="ct274937368">
          <text:deletion>
            <office:change-info>
              <dc:creator>Autoria desconeguda</dc:creator>
              <dc:date>2017-10-06T09:27:10</dc:date>
            </office:change-info>
            <text:p text:style-name="P1">int</text:p>
          </text:deletion>
        </text:changed-region>
        <text:changed-region xml:id="ct274937472" text:id="ct274937472">
          <text:insertion>
            <office:change-info>
              <dc:creator>Autoria desconeguda</dc:creator>
              <dc:date>2017-10-06T09:27:10</dc:date>
            </office:change-info>
          </text:insertion>
        </text:changed-region>
        <text:changed-region xml:id="ct274937576" text:id="ct274937576">
          <text:deletion>
            <office:change-info>
              <dc:creator>Autoria desconeguda</dc:creator>
              <dc:date>2017-10-11T09:10:40</dc:date>
            </office:change-info>
            <text:p text:style-name="P1">Número de elements per pàgina. Null si no es vol realitzar la consulta amb paginació</text:p>
          </text:deletion>
        </text:changed-region>
        <text:changed-region xml:id="ct274937680" text:id="ct274937680">
          <text:insertion>
            <office:change-info>
              <dc:creator>Autoria desconeguda</dc:creator>
              <dc:date>2017-10-11T09:10:40</dc:date>
            </office:change-info>
          </text:insertion>
        </text:changed-region>
        <text:changed-region xml:id="ct274937784" text:id="ct274937784">
          <text:insertion>
            <office:change-info>
              <dc:creator>Autoria desconeguda</dc:creator>
              <dc:date>2017-10-11T09:14:10</dc:date>
            </office:change-info>
          </text:insertion>
        </text:changed-region>
        <text:changed-region xml:id="ct274937888" text:id="ct274937888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7992" text:id="ct274937992">
          <text:deletion>
            <office:change-info>
              <dc:creator>Autoria desconeguda</dc:creator>
              <dc:date>2017-10-06T09:21:48</dc:date>
            </office:change-info>
            <text:h text:style-name="P12" text:outline-level="2"/>
            <text:h text:style-name="P12" text:outline-level="2"/>
          </text:deletion>
        </text:changed-region>
        <text:changed-region xml:id="ct274938096" text:id="ct274938096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8200" text:id="ct274938200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8304" text:id="ct27493830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8408" text:id="ct274938408">
          <text:insertion>
            <office:change-info>
              <dc:creator>Autoria desconeguda</dc:creator>
              <dc:date>2017-11-02T15:25:09</dc:date>
            </office:change-info>
          </text:insertion>
        </text:changed-region>
        <text:changed-region xml:id="ct274938512" text:id="ct274938512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8616" text:id="ct274938616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8720" text:id="ct274938720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8824" text:id="ct27493882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8928" text:id="ct274938928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9032" text:id="ct274939032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9136" text:id="ct274939136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9240" text:id="ct274939240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9344" text:id="ct274939344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274939448" text:id="ct274939448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274939552" text:id="ct274939552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274939656" text:id="ct274939656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9760" text:id="ct274939760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9864" text:id="ct27493986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39968" text:id="ct274939968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40072" text:id="ct274940072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274940176" text:id="ct274940176">
          <text:insertion>
            <office:change-info>
              <dc:creator>Autoria desconeguda</dc:creator>
              <dc:date>2017-10-06T09:21:30</dc:date>
            </office:change-info>
          </text:insertion>
        </text:changed-region>
        <text:changed-region xml:id="ct274940280" text:id="ct274940280">
          <text:deletion>
            <office:change-info>
              <dc:creator>Autoria desconeguda</dc:creator>
              <dc:date>2017-10-06T09:21:37</dc:date>
            </office:change-info>
            <text:h text:style-name="Heading_20_2" text:outline-level="2"><text:span text:style-name="T3"/></text:h>
            <text:p text:style-name="Standard"><text:span text:style-name="T3">expedient</text:span><text:span text:style-name="T3">Versions</text:span></text:p>
            <text:p text:style-name="Text_20_body"><text:span text:style-name="T3"/></text:p>
          </text:deletion>
        </text:changed-region>
        <text:changed-region xml:id="ct274940384" text:id="ct274940384">
          <text:insertion>
            <office:change-info>
              <dc:creator>Autoria desconeguda</dc:creator>
              <dc:date>2017-10-11T09:11:52</dc:date>
            </office:change-info>
          </text:insertion>
        </text:changed-region>
        <text:changed-region xml:id="ct274940488" text:id="ct274940488">
          <text:insertion>
            <office:change-info>
              <dc:creator>Autoria desconeguda</dc:creator>
              <dc:date>2017-10-11T09:13:33</dc:date>
            </office:change-info>
          </text:insertion>
        </text:changed-region>
        <text:changed-region xml:id="ct274940592" text:id="ct274940592">
          <text:deletion>
            <office:change-info>
              <dc:creator>Autoria desconeguda</dc:creator>
              <dc:date>2017-10-10T10:00:00</dc:date>
            </office:change-info>
            <text:p text:style-name="P1">InformacioItem</text:p>
          </text:deletion>
        </text:changed-region>
        <text:changed-region xml:id="ct274940696" text:id="ct274940696">
          <text:insertion>
            <office:change-info>
              <dc:creator>Autoria desconeguda</dc:creator>
              <dc:date>2017-10-10T10:00:00</dc:date>
            </office:change-info>
          </text:insertion>
        </text:changed-region>
        <text:changed-region xml:id="ct274940800" text:id="ct274940800">
          <text:deletion>
            <office:change-info>
              <dc:creator>Autoria desconeguda</dc:creator>
              <dc:date>2017-10-06T09:21:45</dc:date>
            </office:change-info>
            <text:p text:style-name="Standard"/>
            <text:p text:style-name="Standard"/>
          </text:deletion>
        </text:changed-region>
        <text:changed-region xml:id="ct274940904" text:id="ct274940904">
          <text:deletion>
            <office:change-info>
              <dc:creator>Autoria desconeguda</dc:creator>
              <dc:date>2017-10-06T09:21:41</dc:date>
            </office:change-info>
            <text:h text:style-name="Heading_20_2" text:outline-level="2"><text:span text:style-name="T2"/></text:h>
            <text:p text:style-name="Text_20_body"><text:span text:style-name="T2"/></text:p>
          </text:deletion>
        </text:changed-region>
        <text:changed-region xml:id="ct274941008" text:id="ct274941008">
          <text:deletion>
            <office:change-info>
              <dc:creator>Autoria desconeguda</dc:creator>
              <dc:date>2017-10-11T09:13:22</dc:date>
            </office:change-info>
            <text:p text:style-name="P11">Tancament d’un expedient amb estat obert.</text:p>
          </text:deletion>
        </text:changed-region>
        <text:changed-region xml:id="ct274941112" text:id="ct274941112">
          <text:insertion>
            <office:change-info>
              <dc:creator>Autoria desconeguda</dc:creator>
              <dc:date>2017-10-11T09:13:22</dc:date>
            </office:change-info>
          </text:insertion>
        </text:changed-region>
        <text:changed-region xml:id="ct274941216" text:id="ct274941216">
          <text:insertion>
            <office:change-info>
              <dc:creator>Autoria desconeguda</dc:creator>
              <dc:date>2017-10-11T09:14:04</dc:date>
            </office:change-info>
          </text:insertion>
        </text:changed-region>
        <text:changed-region xml:id="ct274941320" text:id="ct274941320">
          <text:insertion>
            <office:change-info>
              <dc:creator>Autoria desconeguda</dc:creator>
              <dc:date>2017-10-11T09:13:37</dc:date>
            </office:change-info>
          </text:insertion>
        </text:changed-region>
        <text:changed-region xml:id="ct274941424" text:id="ct274941424">
          <text:deletion>
            <office:change-info>
              <dc:creator>Autoria desconeguda</dc:creator>
              <dc:date>2017-10-06T09:23:13</dc:date>
            </office:change-info>
            <text:h text:style-name="Heading_20_2" text:outline-level="2"><text:span text:style-name="T3"/></text:h>
            <text:h text:style-name="P13" text:outline-level="2"/>
            <text:h text:style-name="P12" text:outline-level="2">expedientReobrir</text:h>
            <text:p text:style-name="Text_20_body"><text:span text:style-name="T3"/></text:p>
          </text:deletion>
        </text:changed-region>
        <text:changed-region xml:id="ct274941528" text:id="ct274941528">
          <text:deletion>
            <office:change-info>
              <dc:creator>Autoria desconeguda</dc:creator>
              <dc:date>2017-10-11T09:13:58</dc:date>
            </office:change-info>
            <text:p text:style-name="P11">Reobertura d’un expedient amb estat tancat.</text:p>
          </text:deletion>
        </text:changed-region>
        <text:changed-region xml:id="ct274941632" text:id="ct274941632">
          <text:insertion>
            <office:change-info>
              <dc:creator>Autoria desconeguda</dc:creator>
              <dc:date>2017-10-11T09:13:58</dc:date>
            </office:change-info>
          </text:insertion>
        </text:changed-region>
        <text:changed-region xml:id="ct274941736" text:id="ct274941736">
          <text:insertion>
            <office:change-info>
              <dc:creator>Autoria desconeguda</dc:creator>
              <dc:date>2017-10-11T09:14:05</dc:date>
            </office:change-info>
          </text:insertion>
        </text:changed-region>
        <text:changed-region xml:id="ct274941840" text:id="ct274941840">
          <text:insertion>
            <office:change-info>
              <dc:creator>Autoria desconeguda</dc:creator>
              <dc:date>2017-10-11T09:14:08</dc:date>
            </office:change-info>
          </text:insertion>
        </text:changed-region>
        <text:changed-region xml:id="ct274941944" text:id="ct274941944">
          <text:deletion>
            <office:change-info>
              <dc:creator>Autoria desconeguda</dc:creator>
              <dc:date>2017-10-06T09:19:40</dc:date>
            </office:change-info>
            <text:p text:style-name="Standard"/>
            <text:p text:style-name="Standard"/>
          </text:deletion>
        </text:changed-region>
        <text:changed-region xml:id="ct274942048" text:id="ct274942048">
          <text:deletion>
            <office:change-info>
              <dc:creator>Autoria desconeguda</dc:creator>
              <dc:date>2017-10-06T09:21:13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4942152" text:id="ct274942152">
          <text:deletion>
            <office:change-info>
              <dc:creator>Autoria desconeguda</dc:creator>
              <dc:date>2017-10-11T09:14:53</dc:date>
            </office:change-info>
            <text:p text:style-name="P11">Exporta un expedient al format definit per l’ENI.</text:p>
          </text:deletion>
        </text:changed-region>
        <text:changed-region xml:id="ct274942256" text:id="ct274942256">
          <text:insertion>
            <office:change-info>
              <dc:creator>Autoria desconeguda</dc:creator>
              <dc:date>2017-10-11T09:14:54</dc:date>
            </office:change-info>
          </text:insertion>
        </text:changed-region>
        <text:changed-region xml:id="ct274942360" text:id="ct274942360">
          <text:insertion>
            <office:change-info>
              <dc:creator>Autoria desconeguda</dc:creator>
              <dc:date>2017-10-11T09:14:32</dc:date>
            </office:change-info>
          </text:insertion>
        </text:changed-region>
        <text:changed-region xml:id="ct274942464" text:id="ct274942464">
          <text:deletion>
            <office:change-info>
              <dc:creator>Autoria desconeguda</dc:creator>
              <dc:date>2017-10-06T09:19:38</dc:date>
            </office:change-info>
            <text:p text:style-name="Standard"/>
            <text:p text:style-name="Standard"/>
          </text:deletion>
        </text:changed-region>
        <text:changed-region xml:id="ct274942568" text:id="ct274942568">
          <text:deletion>
            <office:change-info>
              <dc:creator>Autoria desconeguda</dc:creator>
              <dc:date>2017-10-06T09:21:10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4943088" text:id="ct274943088">
          <text:deletion>
            <office:change-info>
              <dc:creator>Autoria desconeguda</dc:creator>
              <dc:date>2017-10-11T09:15:18</dc:date>
            </office:change-info>
            <text:p text:style-name="P11">Creació d’un document </text:p>
          </text:deletion>
        </text:changed-region>
        <text:changed-region xml:id="ct274942984" text:id="ct274942984">
          <text:deletion>
            <office:change-info>
              <dc:creator>Autoria desconeguda</dc:creator>
              <dc:date>2017-10-06T13:10:15</dc:date>
            </office:change-info>
            <text:p text:style-name="P11">de tipus </text:p>
          </text:deletion>
        </text:changed-region>
        <text:changed-region xml:id="ct274942880" text:id="ct274942880">
          <text:deletion>
            <office:change-info>
              <dc:creator>Autoria desconeguda</dc:creator>
              <dc:date>2017-10-05T16:30:03</dc:date>
            </office:change-info>
            <text:p text:style-name="P11">final</text:p>
          </text:deletion>
        </text:changed-region>
        <text:changed-region xml:id="ct274942776" text:id="ct274942776">
          <text:deletion>
            <office:change-info>
              <dc:creator>Autoria desconeguda</dc:creator>
              <dc:date>2017-10-06T13:10:15</dc:date>
            </office:change-info>
            <text:p text:style-name="P11"><text:s/></text:p>
          </text:deletion>
        </text:changed-region>
        <text:changed-region xml:id="ct274942672" text:id="ct274942672">
          <text:deletion>
            <office:change-info>
              <dc:creator>Autoria desconeguda</dc:creator>
              <dc:date>2017-10-11T09:15:18</dc:date>
            </office:change-info>
            <text:p text:style-name="P11">a dins l’arxiu.</text:p>
          </text:deletion>
        </text:changed-region>
        <text:changed-region xml:id="ct274947712" text:id="ct274947712">
          <text:insertion>
            <office:change-info>
              <dc:creator>Autoria desconeguda</dc:creator>
              <dc:date>2017-10-11T09:15:18</dc:date>
            </office:change-info>
          </text:insertion>
        </text:changed-region>
        <text:changed-region xml:id="ct274947816" text:id="ct274947816">
          <text:deletion>
            <office:change-info>
              <dc:creator>Autoria desconeguda</dc:creator>
              <dc:date>2017-10-11T09:16:08</dc:date>
            </office:change-info>
            <text:p text:style-name="P1">Document a crear</text:p>
          </text:deletion>
        </text:changed-region>
        <text:changed-region xml:id="ct274947920" text:id="ct274947920">
          <text:insertion>
            <office:change-info>
              <dc:creator>Autoria desconeguda</dc:creator>
              <dc:date>2017-10-11T09:16:08</dc:date>
            </office:change-info>
          </text:insertion>
        </text:changed-region>
        <text:changed-region xml:id="ct274948024" text:id="ct274948024">
          <text:deletion>
            <office:change-info>
              <dc:creator>Autoria desconeguda</dc:creator>
              <dc:date>2017-10-11T09:15:47</dc:date>
            </office:change-info>
            <text:p text:style-name="P1">Identificador del pare (contenidor) del document</text:p>
          </text:deletion>
        </text:changed-region>
        <text:changed-region xml:id="ct274948128" text:id="ct274948128">
          <text:insertion>
            <office:change-info>
              <dc:creator>Autoria desconeguda</dc:creator>
              <dc:date>2017-10-11T09:15:47</dc:date>
            </office:change-info>
          </text:insertion>
        </text:changed-region>
        <text:changed-region xml:id="ct274948232" text:id="ct274948232">
          <text:insertion>
            <office:change-info>
              <dc:creator>Autoria desconeguda</dc:creator>
              <dc:date>2017-10-11T09:16:35</dc:date>
            </office:change-info>
          </text:insertion>
        </text:changed-region>
        <text:changed-region xml:id="ct274948336" text:id="ct274948336">
          <text:deletion>
            <office:change-info>
              <dc:creator>Autoria desconeguda</dc:creator>
              <dc:date>2017-10-11T09:17:36</dc:date>
            </office:change-info>
            <text:p text:style-name="P1">String</text:p>
          </text:deletion>
        </text:changed-region>
        <text:changed-region xml:id="ct274948440" text:id="ct274948440">
          <text:insertion>
            <office:change-info>
              <dc:creator>Autoria desconeguda</dc:creator>
              <dc:date>2017-10-11T09:17:36</dc:date>
            </office:change-info>
          </text:insertion>
        </text:changed-region>
        <text:changed-region xml:id="ct274949480" text:id="ct274949480">
          <text:deletion>
            <office:change-info>
              <dc:creator>Autoria desconeguda</dc:creator>
              <dc:date>2017-10-10T09:56:53</dc:date>
            </office:change-info>
            <text:p text:style-name="P14"><text:span text:style-name="T4"/></text:p>
            <table:table table:name="Taula28" table:style-name="Taula28">
              <table:table-column table:style-name="Taula28.A"/>
              <table:table-column table:style-name="Taula28.B"/>
              <table:table-column table:style-name="Taula28.C"/>
              <table:table-column table:style-name="Taula28.D"/>
              <table:table-row>
                <table:table-cell table:style-name="Taula28.A1" table:number-columns-spanned="4" office:value-type="string">
                  <text:p text:style-name="P6"><text:span text:style-name="T31"><text:s/>M </text:span><text:s/>documentEstablirDefinitiu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8.A2" office:value-type="string">
                  <text:p text:style-name="P3">Descripció</text:p>
                </table:table-cell>
                <table:table-cell table:style-name="Taula28.B2" table:number-columns-spanned="3" office:value-type="string">
                  <text:p text:style-name="P11">Converteix un document de tipus esborrany a un document de tipus definitiu.</text:p>
                </table:table-cell>
                <table:covered-table-cell/>
                <table:covered-table-cell/>
              </table:table-row>
              <table:table-row table:style-name="Taula28.3">
                <table:table-cell table:style-name="Taula28.A3" table:number-rows-spanned="2" office:value-type="string">
                  <text:p text:style-name="P22">Paràmetres</text:p>
                </table:table-cell>
                <table:table-cell table:style-name="Taula28.B3" office:value-type="string">
                  <text:p text:style-name="P34">Camp</text:p>
                </table:table-cell>
                <table:table-cell table:style-name="Taula28.C3" office:value-type="string">
                  <text:p text:style-name="P3">Tipus</text:p>
                </table:table-cell>
                <table:table-cell table:style-name="Taula28.B3" office:value-type="string">
                  <text:p text:style-name="P3">Descripció</text:p>
                </table:table-cell>
              </table:table-row>
              <table:table-row table:style-name="Taula28.3">
                <table:covered-table-cell/>
                <table:table-cell table:style-name="Taula28.B4" office:value-type="string">
                  <text:p text:style-name="P3">identificador</text:p>
                </table:table-cell>
                <table:table-cell table:style-name="Taula28.B4" office:value-type="string">
                  <text:p text:style-name="P1">String </text:p>
                </table:table-cell>
                <table:table-cell table:style-name="Taula28.D4" office:value-type="string">
                  <text:p text:style-name="P1">Identificador del document</text:p>
                </table:table-cell>
              </table:table-row>
              <table:table-row>
                <table:table-cell table:style-name="Taula28.A5" office:value-type="string">
                  <text:p text:style-name="P3">Excepcions</text:p>
                </table:table-cell>
                <table:table-cell table:style-name="Taula28.B5" office:value-type="string">
                  <text:p text:style-name="P1">ArxiuException</text:p>
                </table:table-cell>
                <table:table-cell table:style-name="Taula28.C5" table:number-columns-spanned="2" office:value-type="string">
                  <text:p text:style-name="P1">Si es produeix algun problema al realitzar l’operació amb l’arxiu</text:p>
                </table:table-cell>
                <table:covered-table-cell/>
              </table:table-row>
              <table:table-row>
                <table:table-cell table:style-name="Taula28.A5" office:value-type="string">
                  <text:p text:style-name="P3">Valor de retorn</text:p>
                </table:table-cell>
                <table:table-cell table:style-name="Taula28.C5" table:number-columns-spanned="3" office:value-type="string">
                  <text:p text:style-name="P1">InformacioItem</text:p>
                </table:table-cell>
                <table:covered-table-cell/>
                <table:covered-table-cell/>
              </table:table-row>
            </table:table>
            <text:h text:style-name="P15" text:outline-level="2"><text:span text:style-name="T4"/></text:h>
          </text:deletion>
        </text:changed-region>
        <text:changed-region xml:id="ct274949376" text:id="ct274949376">
          <text:deletion>
            <office:change-info>
              <dc:creator>Autoria desconeguda</dc:creator>
              <dc:date>2017-10-06T09:23:24</dc:date>
            </office:change-info>
            <text:h text:style-name="P15" text:outline-level="2"><text:span text:style-name="T4"/></text:h>
            <text:h text:style-name="P15" text:outline-level="2"/>
          </text:deletion>
        </text:changed-region>
        <text:changed-region xml:id="ct274949272" text:id="ct274949272">
          <text:deletion>
            <office:change-info>
              <dc:creator>Autoria desconeguda</dc:creator>
              <dc:date>2017-10-10T09:56:53</dc:date>
            </office:change-info>
            <text:h text:style-name="P15" text:outline-level="2">ocumentEstablirDefinitiu</text:h>
          </text:deletion>
        </text:changed-region>
        <text:changed-region xml:id="ct274949168" text:id="ct274949168">
          <text:deletion>
            <office:change-info>
              <dc:creator>Autoria desconeguda</dc:creator>
              <dc:date>2017-10-06T09:19:30</dc:date>
            </office:change-info>
            <text:h text:style-name="P15" text:outline-level="2">D</text:h>
          </text:deletion>
        </text:changed-region>
        <text:changed-region xml:id="ct274949064" text:id="ct274949064">
          <text:deletion>
            <office:change-info>
              <dc:creator>Autoria desconeguda</dc:creator>
              <dc:date>2017-10-10T09:56:53</dc:date>
            </office:change-info>
            <text:h text:style-name="P15" text:outline-level="2"><text:span text:style-name="T4"/></text:h>
            <text:p text:style-name="P16"><text:span text:style-name="T4"/></text:p>
          </text:deletion>
        </text:changed-region>
        <text:changed-region xml:id="ct274948960" text:id="ct274948960">
          <text:deletion>
            <office:change-info>
              <dc:creator>Autoria desconeguda</dc:creator>
              <dc:date>2017-10-06T09:21:08</dc:date>
            </office:change-info>
            <text:p text:style-name="P16"><text:span text:style-name="T4"/></text:p>
            <text:h text:style-name="P15" text:outline-level="2"><text:span text:style-name="T4"/></text:h>
          </text:deletion>
        </text:changed-region>
        <text:changed-region xml:id="ct274948856" text:id="ct274948856">
          <text:deletion>
            <office:change-info>
              <dc:creator>Autoria desconeguda</dc:creator>
              <dc:date>2017-10-06T09:20:20</dc:date>
            </office:change-info>
            <text:h text:style-name="P15" text:outline-level="2"><text:span text:style-name="T4"/></text:h>
            <text:h text:style-name="P15" text:outline-level="2"/>
          </text:deletion>
        </text:changed-region>
        <text:changed-region xml:id="ct274948752" text:id="ct274948752">
          <text:deletion>
            <office:change-info>
              <dc:creator>Autoria desconeguda</dc:creator>
              <dc:date>2017-10-06T09:19:33</dc:date>
            </office:change-info>
            <text:h text:style-name="P15" text:outline-level="2">D</text:h>
          </text:deletion>
        </text:changed-region>
        <text:changed-region xml:id="ct274948648" text:id="ct274948648">
          <text:deletion>
            <office:change-info>
              <dc:creator>Autoria desconeguda</dc:creator>
              <dc:date>2017-10-06T09:21:06</dc:date>
            </office:change-info>
            <text:h text:style-name="P15" text:outline-level="2">ocumentEsborranyCrear</text:h>
            <text:p text:style-name="P14"><text:span text:style-name="T4"/></text:p>
          </text:deletion>
        </text:changed-region>
        <text:changed-region xml:id="ct274948544" text:id="ct274948544">
          <text:deletion>
            <office:change-info>
              <dc:creator>Autoria desconeguda</dc:creator>
              <dc:date>2017-10-06T13:10:28</dc:date>
            </office:change-info>
            <text:p text:style-name="P14"><text:span text:style-name="T4"/></text:p>
            <table:table table:name="Taula27" table:style-name="Taula27">
              <table:table-column table:style-name="Taula27.A"/>
              <table:table-column table:style-name="Taula27.B"/>
              <table:table-column table:style-name="Taula27.C"/>
              <table:table-column table:style-name="Taula27.D"/>
              <table:table-row>
                <table:table-cell table:style-name="Taula27.A1" table:number-columns-spanned="4" office:value-type="string">
                  <text:p text:style-name="P6"><text:span text:style-name="T31"><text:s/>M </text:span><text:s/>documentEsborranyCrear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7.A2" office:value-type="string">
                  <text:p text:style-name="P3">Descripció</text:p>
                </table:table-cell>
                <table:table-cell table:style-name="Taula27.B2" table:number-columns-spanned="3" office:value-type="string">
                  <text:p text:style-name="P11">Creació d’un document de tipus esborrany (sense firmes) a dins l’arxiu.</text:p>
                </table:table-cell>
                <table:covered-table-cell/>
                <table:covered-table-cell/>
              </table:table-row>
              <table:table-row table:style-name="Taula27.3">
                <table:table-cell table:style-name="Taula27.A3" table:number-rows-spanned="3" office:value-type="string">
                  <text:p text:style-name="P22">Paràmetres</text:p>
                </table:table-cell>
                <table:table-cell table:style-name="Taula27.B3" office:value-type="string">
                  <text:p text:style-name="P34">Camp</text:p>
                </table:table-cell>
                <table:table-cell table:style-name="Taula27.C3" office:value-type="string">
                  <text:p text:style-name="P3">Tipus</text:p>
                </table:table-cell>
                <table:table-cell table:style-name="Taula27.B3" office:value-type="string">
                  <text:p text:style-name="P3">Descripció</text:p>
                </table:table-cell>
              </table:table-row>
              <table:table-row table:style-name="Taula27.3">
                <table:covered-table-cell/>
                <table:table-cell table:style-name="Taula27.B4" office:value-type="string">
                  <text:p text:style-name="P3">document</text:p>
                </table:table-cell>
                <table:table-cell table:style-name="Taula27.B4" office:value-type="string">
                  <text:p text:style-name="P1">Document </text:p>
                </table:table-cell>
                <table:table-cell table:style-name="Taula27.D4" office:value-type="string">
                  <text:p text:style-name="P1">Document a crear</text:p>
                </table:table-cell>
              </table:table-row>
              <table:table-row>
                <table:covered-table-cell/>
                <table:table-cell table:style-name="Taula27.B5" office:value-type="string">
                  <text:p text:style-name="P3">identificadorPare</text:p>
                </table:table-cell>
                <table:table-cell table:style-name="Taula27.C5" office:value-type="string">
                  <text:p text:style-name="P1">String </text:p>
                </table:table-cell>
                <table:table-cell table:style-name="Taula27.D5" office:value-type="string">
                  <text:p text:style-name="P1">Identificador del pare (contenidor) del document</text:p>
                </table:table-cell>
              </table:table-row>
              <table:table-row>
                <table:table-cell table:style-name="Taula27.A6" office:value-type="string">
                  <text:p text:style-name="P3">Excepcions</text:p>
                </table:table-cell>
                <table:table-cell table:style-name="Taula27.C5" office:value-type="string">
                  <text:p text:style-name="P1">ArxiuException</text:p>
                </table:table-cell>
                <table:table-cell table:style-name="Taula27.D5" table:number-columns-spanned="2" office:value-type="string">
                  <text:p text:style-name="P1">Si es produeix algun problema al realitzar l’operació amb l’arxiu</text:p>
                </table:table-cell>
                <table:covered-table-cell/>
              </table:table-row>
              <table:table-row>
                <table:table-cell table:style-name="Taula27.A6" office:value-type="string">
                  <text:p text:style-name="P3">Valor de retorn</text:p>
                </table:table-cell>
                <table:table-cell table:style-name="Taula27.D5" table:number-columns-spanned="3" office:value-type="string">
                  <text:p text:style-name="P1">String</text:p>
                </table:table-cell>
                <table:covered-table-cell/>
                <table:covered-table-cell/>
              </table:table-row>
            </table:table>
            <text:p text:style-name="Text_20_body"><text:span text:style-name="T4"/></text:p>
          </text:deletion>
        </text:changed-region>
        <text:changed-region xml:id="ct274949584" text:id="ct274949584">
          <text:deletion>
            <office:change-info>
              <dc:creator>Autoria desconeguda</dc:creator>
              <dc:date>2017-10-06T09:19:28</dc:date>
            </office:change-info>
            <text:h text:style-name="P12" text:outline-level="2">D</text:h>
          </text:deletion>
        </text:changed-region>
        <text:changed-region xml:id="ct274949688" text:id="ct274949688">
          <text:insertion>
            <office:change-info>
              <dc:creator>Autoria desconeguda</dc:creator>
              <dc:date>2017-10-06T09:19:28</dc:date>
            </office:change-info>
          </text:insertion>
        </text:changed-region>
        <text:changed-region xml:id="ct274949792" text:id="ct274949792">
          <text:deletion>
            <office:change-info>
              <dc:creator>Autoria desconeguda</dc:creator>
              <dc:date>2017-10-11T09:18:27</dc:date>
            </office:change-info>
            <text:p text:style-name="P11">Modificació d’un document existent a l’arxiu</text:p>
          </text:deletion>
        </text:changed-region>
        <text:changed-region xml:id="ct274949896" text:id="ct274949896">
          <text:insertion>
            <office:change-info>
              <dc:creator>Autoria desconeguda</dc:creator>
              <dc:date>2017-10-11T09:18:27</dc:date>
            </office:change-info>
          </text:insertion>
        </text:changed-region>
        <text:changed-region xml:id="ct274950000" text:id="ct274950000">
          <text:deletion>
            <office:change-info>
              <dc:creator>Autoria desconeguda</dc:creator>
              <dc:date>2017-10-11T09:16:14</dc:date>
            </office:change-info>
            <text:p text:style-name="P1">Document a modificar</text:p>
          </text:deletion>
        </text:changed-region>
        <text:changed-region xml:id="ct274950104" text:id="ct274950104">
          <text:insertion>
            <office:change-info>
              <dc:creator>Autoria desconeguda</dc:creator>
              <dc:date>2017-10-11T09:16:14</dc:date>
            </office:change-info>
          </text:insertion>
        </text:changed-region>
        <text:changed-region xml:id="ct274950208" text:id="ct274950208">
          <text:insertion>
            <office:change-info>
              <dc:creator>Autoria desconeguda</dc:creator>
              <dc:date>2017-10-10T09:57:11</dc:date>
            </office:change-info>
          </text:insertion>
        </text:changed-region>
        <text:changed-region xml:id="ct274950312" text:id="ct274950312">
          <text:insertion>
            <office:change-info>
              <dc:creator>Autoria desconeguda</dc:creator>
              <dc:date>2017-10-10T09:57:38</dc:date>
            </office:change-info>
          </text:insertion>
        </text:changed-region>
        <text:changed-region xml:id="ct274950416" text:id="ct274950416">
          <text:insertion>
            <office:change-info>
              <dc:creator>Autoria desconeguda</dc:creator>
              <dc:date>2017-10-10T09:57:45</dc:date>
            </office:change-info>
          </text:insertion>
        </text:changed-region>
        <text:changed-region xml:id="ct274950520" text:id="ct274950520">
          <text:insertion>
            <office:change-info>
              <dc:creator>Autoria desconeguda</dc:creator>
              <dc:date>2017-10-10T09:58:00</dc:date>
            </office:change-info>
          </text:insertion>
        </text:changed-region>
        <text:changed-region xml:id="ct274950624" text:id="ct274950624">
          <text:insertion>
            <office:change-info>
              <dc:creator>Autoria desconeguda</dc:creator>
              <dc:date>2017-10-11T09:16:34</dc:date>
            </office:change-info>
          </text:insertion>
        </text:changed-region>
        <text:changed-region xml:id="ct274950728" text:id="ct274950728">
          <text:deletion>
            <office:change-info>
              <dc:creator>Autoria desconeguda</dc:creator>
              <dc:date>2017-10-10T10:00:04</dc:date>
            </office:change-info>
            <text:p text:style-name="P1">InformacioItem</text:p>
          </text:deletion>
        </text:changed-region>
        <text:changed-region xml:id="ct274950832" text:id="ct274950832">
          <text:insertion>
            <office:change-info>
              <dc:creator>Autoria desconeguda</dc:creator>
              <dc:date>2017-10-10T10:00:04</dc:date>
            </office:change-info>
          </text:insertion>
        </text:changed-region>
        <text:changed-region xml:id="ct274950936" text:id="ct274950936">
          <text:insertion>
            <office:change-info>
              <dc:creator>Autoria desconeguda</dc:creator>
              <dc:date>2017-10-06T09:19:19</dc:date>
            </office:change-info>
          </text:insertion>
        </text:changed-region>
        <text:changed-region xml:id="ct274951040" text:id="ct274951040">
          <text:deletion>
            <office:change-info>
              <dc:creator>Autoria desconeguda</dc:creator>
              <dc:date>2017-10-06T09:23:30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4951144" text:id="ct274951144">
          <text:deletion>
            <office:change-info>
              <dc:creator>Autoria desconeguda</dc:creator>
              <dc:date>2017-10-11T09:18:11</dc:date>
            </office:change-info>
            <text:p text:style-name="P11">Eliminació d’un document existent a dins l’arxiu.</text:p>
          </text:deletion>
        </text:changed-region>
        <text:changed-region xml:id="ct274951248" text:id="ct274951248">
          <text:insertion>
            <office:change-info>
              <dc:creator>Autoria desconeguda</dc:creator>
              <dc:date>2017-10-11T09:18:11</dc:date>
            </office:change-info>
          </text:insertion>
        </text:changed-region>
        <text:changed-region xml:id="ct274951352" text:id="ct274951352">
          <text:insertion>
            <office:change-info>
              <dc:creator>Autoria desconeguda</dc:creator>
              <dc:date>2017-10-11T09:16:41</dc:date>
            </office:change-info>
          </text:insertion>
        </text:changed-region>
        <text:changed-region xml:id="ct274951456" text:id="ct274951456">
          <text:insertion>
            <office:change-info>
              <dc:creator>Autoria desconeguda</dc:creator>
              <dc:date>2017-10-11T09:16:38</dc:date>
            </office:change-info>
          </text:insertion>
        </text:changed-region>
        <text:changed-region xml:id="ct274951560" text:id="ct274951560">
          <text:deletion>
            <office:change-info>
              <dc:creator>Autoria desconeguda</dc:creator>
              <dc:date>2017-10-06T09:23:32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4951664" text:id="ct274951664">
          <text:deletion>
            <office:change-info>
              <dc:creator>Autoria desconeguda</dc:creator>
              <dc:date>2017-10-11T09:18:49</dc:date>
            </office:change-info>
            <text:p text:style-name="P11">Obtenció de la informació completa d’un document donat el seu identificador i versió (la versió és opcional i si no s’especifica s'entén que es sol·licita la informació de la darrera).</text:p>
          </text:deletion>
        </text:changed-region>
        <text:changed-region xml:id="ct274951768" text:id="ct274951768">
          <text:insertion>
            <office:change-info>
              <dc:creator>Autoria desconeguda</dc:creator>
              <dc:date>2017-10-11T09:18:49</dc:date>
            </office:change-info>
          </text:insertion>
        </text:changed-region>
        <text:changed-region xml:id="ct274951872" text:id="ct274951872">
          <text:insertion>
            <office:change-info>
              <dc:creator>Autoria desconeguda</dc:creator>
              <dc:date>2017-10-11T09:18:53</dc:date>
            </office:change-info>
          </text:insertion>
        </text:changed-region>
        <text:changed-region xml:id="ct274951976" text:id="ct274951976">
          <text:deletion>
            <office:change-info>
              <dc:creator>Autoria desconeguda</dc:creator>
              <dc:date>2017-10-11T09:19:09</dc:date>
            </office:change-info>
            <text:p text:style-name="P1">Versió del document. NO Obligatori.</text:p>
          </text:deletion>
        </text:changed-region>
        <text:changed-region xml:id="ct274952080" text:id="ct274952080">
          <text:insertion>
            <office:change-info>
              <dc:creator>Autoria desconeguda</dc:creator>
              <dc:date>2017-10-11T09:19:09</dc:date>
            </office:change-info>
          </text:insertion>
        </text:changed-region>
        <text:changed-region xml:id="ct274952184" text:id="ct274952184">
          <text:deletion>
            <office:change-info>
              <dc:creator>Autoria desconeguda</dc:creator>
              <dc:date>2017-10-11T09:20:01</dc:date>
            </office:change-info>
            <text:p text:style-name="P1">Indica si del document resultat inclou el contingut del document</text:p>
          </text:deletion>
        </text:changed-region>
        <text:changed-region xml:id="ct274952288" text:id="ct274952288">
          <text:insertion>
            <office:change-info>
              <dc:creator>Autoria desconeguda</dc:creator>
              <dc:date>2017-10-11T09:20:01</dc:date>
            </office:change-info>
          </text:insertion>
        </text:changed-region>
        <text:changed-region xml:id="ct274952392" text:id="ct274952392">
          <text:insertion>
            <office:change-info>
              <dc:creator>Autoria desconeguda</dc:creator>
              <dc:date>2017-10-11T09:20:10</dc:date>
            </office:change-info>
          </text:insertion>
        </text:changed-region>
        <text:changed-region xml:id="ct274952496" text:id="ct274952496">
          <text:deletion>
            <office:change-info>
              <dc:creator>Autoria desconeguda</dc:creator>
              <dc:date>2017-10-06T09:23:33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4952600" text:id="ct274952600">
          <text:deletion>
            <office:change-info>
              <dc:creator>Autoria desconeguda</dc:creator>
              <dc:date>2017-10-11T09:21:36</dc:date>
            </office:change-info>
            <text:p text:style-name="P11">Consulta de documents amb filtres.</text:p>
          </text:deletion>
        </text:changed-region>
        <text:changed-region xml:id="ct274952704" text:id="ct274952704">
          <text:insertion>
            <office:change-info>
              <dc:creator>Autoria desconeguda</dc:creator>
              <dc:date>2017-10-11T09:21:36</dc:date>
            </office:change-info>
          </text:insertion>
        </text:changed-region>
        <text:changed-region xml:id="ct274952808" text:id="ct274952808">
          <text:insertion>
            <office:change-info>
              <dc:creator>Autoria desconeguda</dc:creator>
              <dc:date>2017-10-11T10:17:01</dc:date>
            </office:change-info>
          </text:insertion>
        </text:changed-region>
        <text:changed-region xml:id="ct274953016" text:id="ct274953016">
          <text:deletion>
            <office:change-info>
              <dc:creator>Autoria desconeguda</dc:creator>
              <dc:date>2017-10-06T09:23:39</dc:date>
            </office:change-info>
            <text:p text:style-name="P17"/>
            <text:p text:style-name="P17"/>
          </text:deletion>
        </text:changed-region>
        <text:changed-region xml:id="ct274952912" text:id="ct274952912">
          <text:deletion>
            <office:change-info>
              <dc:creator>Autoria desconeguda</dc:creator>
              <dc:date>2017-10-11T10:17:16</dc:date>
            </office:change-info>
            <text:p text:style-name="P17"/>
            <text:p text:style-name="P17"><text:bookmark-start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ocumentVersions<text:bookmark-end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74953120" text:id="ct274953120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274953224" text:id="ct274953224">
          <text:deletion>
            <office:change-info>
              <dc:creator>Autoria desconeguda</dc:creator>
              <dc:date>2017-10-06T09:23:37</dc:date>
            </office:change-info>
            <text:h text:style-name="Heading_20_2" text:outline-level="2"><text:span text:style-name="T3"/></text:h>
            <text:h text:style-name="Heading_20_2" text:outline-level="2"><text:span text:style-name="T3"/></text:h>
          </text:deletion>
        </text:changed-region>
        <text:changed-region xml:id="ct274953328" text:id="ct274953328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274953432" text:id="ct274953432">
          <text:insertion>
            <office:change-info>
              <dc:creator>Autoria desconeguda</dc:creator>
              <dc:date>2017-10-11T10:16:59</dc:date>
            </office:change-info>
          </text:insertion>
        </text:changed-region>
        <text:changed-region xml:id="ct274953536" text:id="ct274953536">
          <text:deletion>
            <office:change-info>
              <dc:creator>Autoria desconeguda</dc:creator>
              <dc:date>2017-10-10T10:00:10</dc:date>
            </office:change-info>
            <text:p text:style-name="P1">InformacioItem</text:p>
          </text:deletion>
        </text:changed-region>
        <text:changed-region xml:id="ct274953640" text:id="ct274953640">
          <text:insertion>
            <office:change-info>
              <dc:creator>Autoria desconeguda</dc:creator>
              <dc:date>2017-10-10T10:00:10</dc:date>
            </office:change-info>
          </text:insertion>
        </text:changed-region>
        <text:changed-region xml:id="ct274954160" text:id="ct274954160">
          <text:deletion>
            <office:change-info>
              <dc:creator>Autoria desconeguda</dc:creator>
              <dc:date>2017-10-06T09:23:49</dc:date>
            </office:change-info>
            <text:p text:style-name="P17"><text:span text:style-name="T2"/></text:p>
            <text:p text:style-name="P18"><text:span text:style-name="T2"/></text:p>
          </text:deletion>
        </text:changed-region>
        <text:changed-region xml:id="ct274954056" text:id="ct274954056">
          <text:deletion>
            <office:change-info>
              <dc:creator>Autoria desconeguda</dc:creator>
              <dc:date>2017-10-09T13:34:29</dc:date>
            </office:change-info>
            <text:p text:style-name="P18"><text:span text:style-name="T2"/></text:p>
            <table:table table:name="Taula60" table:style-name="Taula60">
              <table:table-column table:style-name="Taula60.A"/>
              <table:table-column table:style-name="Taula60.B"/>
              <table:table-column table:style-name="Taula60.C"/>
              <table:table-column table:style-name="Taula60.D"/>
              <table:table-row>
                <table:table-cell table:style-name="Taula60.A1" table:number-columns-spanned="4" office:value-type="string">
                  <text:p text:style-name="P6"><text:span text:style-name="T31"><text:s/>M </text:span><text:s/>documentGenerarCsv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60.A2" office:value-type="string">
                  <text:p text:style-name="P3">Descripció</text:p>
                </table:table-cell>
                <table:table-cell table:style-name="Taula60.B2" table:number-columns-spanned="3" office:value-type="string">
                  <text:p text:style-name="P11">Genera un nou CSV per a un document.</text:p>
                </table:table-cell>
                <table:covered-table-cell/>
                <table:covered-table-cell/>
              </table:table-row>
              <table:table-row table:style-name="Taula60.3">
                <table:table-cell table:style-name="Taula60.A3" table:number-rows-spanned="2" office:value-type="string">
                  <text:p text:style-name="P22">Paràmetres</text:p>
                </table:table-cell>
                <table:table-cell table:style-name="Taula60.B3" office:value-type="string">
                  <text:p text:style-name="P34">Camp</text:p>
                </table:table-cell>
                <table:table-cell table:style-name="Taula60.C3" office:value-type="string">
                  <text:p text:style-name="P3">Tipus</text:p>
                </table:table-cell>
                <table:table-cell table:style-name="Taula60.B3" office:value-type="string">
                  <text:p text:style-name="P3">Descripció</text:p>
                </table:table-cell>
              </table:table-row>
              <table:table-row table:style-name="Taula60.3">
                <table:covered-table-cell/>
                <table:table-cell table:style-name="Taula60.B4" office:value-type="string">
                  <text:p text:style-name="P3">identificador</text:p>
                </table:table-cell>
                <table:table-cell table:style-name="Taula60.B4" office:value-type="string">
                  <text:p text:style-name="P1">String </text:p>
                </table:table-cell>
                <table:table-cell table:style-name="Taula60.D4" office:value-type="string">
                  <text:p text:style-name="P1">Identificador del document</text:p>
                </table:table-cell>
              </table:table-row>
              <table:table-row>
                <table:table-cell table:style-name="Taula60.A5" office:value-type="string">
                  <text:p text:style-name="P3">Excepcions</text:p>
                </table:table-cell>
                <table:table-cell table:style-name="Taula60.B5" office:value-type="string">
                  <text:p text:style-name="P1">ArxiuException</text:p>
                </table:table-cell>
                <table:table-cell table:style-name="Taula60.C5" table:number-columns-spanned="2" office:value-type="string">
                  <text:p text:style-name="P1">Si es produeix algun problema al realitzar l’operació amb l’arxiu</text:p>
                </table:table-cell>
                <table:covered-table-cell/>
              </table:table-row>
              <table:table-row>
                <table:table-cell table:style-name="Taula60.A5" office:value-type="string">
                  <text:p text:style-name="P3">Valor de retorn</text:p>
                </table:table-cell>
                <table:table-cell table:style-name="Taula60.C5" table:number-columns-spanned="3" office:value-type="string">
                  <text:p text:style-name="P1">String</text:p>
                </table:table-cell>
                <table:covered-table-cell/>
                <table:covered-table-cell/>
              </table:table-row>
            </table:table>
            <text:h text:style-name="P12" text:outline-level="2"><text:span text:style-name="T2"/></text:h>
          </text:deletion>
        </text:changed-region>
        <text:changed-region xml:id="ct274953952" text:id="ct274953952">
          <text:deletion>
            <office:change-info>
              <dc:creator>Autoria desconeguda</dc:creator>
              <dc:date>2017-10-06T09:23:46</dc:date>
            </office:change-info>
            <text:h text:style-name="P12" text:outline-level="2"><text:span text:style-name="T2"/></text:h>
            <text:p text:style-name="P17"><text:span text:style-name="T2"/></text:p>
          </text:deletion>
        </text:changed-region>
        <text:changed-region xml:id="ct274953848" text:id="ct274953848">
          <text:deletion>
            <office:change-info>
              <dc:creator>Autoria desconeguda</dc:creator>
              <dc:date>2017-10-09T13:34:30</dc:date>
            </office:change-info>
            <text:p text:style-name="P17"><text:span text:style-name="T2"/></text:p>
            <text:h text:style-name="P12" text:outline-level="2">documentGenerarCsv</text:h>
          </text:deletion>
        </text:changed-region>
        <text:changed-region xml:id="ct274953744" text:id="ct274953744">
          <text:deletion>
            <office:change-info>
              <dc:creator>Autoria desconeguda</dc:creator>
              <dc:date>2017-10-06T09:23:45</dc:date>
            </office:change-info>
            <text:h text:style-name="P12" text:outline-level="2"><text:span text:style-name="T2"/></text:h>
            <text:p text:style-name="Text_20_body"><text:span text:style-name="T2"/></text:p>
          </text:deletion>
        </text:changed-region>
        <text:changed-region xml:id="ct274954264" text:id="ct274954264">
          <text:deletion>
            <office:change-info>
              <dc:creator>Autoria desconeguda</dc:creator>
              <dc:date>2017-10-06T09:23:50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4954368" text:id="ct274954368">
          <text:deletion>
            <office:change-info>
              <dc:creator>Autoria desconeguda</dc:creator>
              <dc:date>2017-10-11T10:13:52</dc:date>
            </office:change-info>
            <text:p text:style-name="P11">Copia un document</text:p>
          </text:deletion>
        </text:changed-region>
        <text:changed-region xml:id="ct274954472" text:id="ct274954472">
          <text:insertion>
            <office:change-info>
              <dc:creator>Autoria desconeguda</dc:creator>
              <dc:date>2017-10-11T10:13:52</dc:date>
            </office:change-info>
          </text:insertion>
        </text:changed-region>
        <text:changed-region xml:id="ct274954576" text:id="ct274954576">
          <text:insertion>
            <office:change-info>
              <dc:creator>Autoria desconeguda</dc:creator>
              <dc:date>2017-10-11T10:14:51</dc:date>
            </office:change-info>
          </text:insertion>
        </text:changed-region>
        <text:changed-region xml:id="ct274954680" text:id="ct274954680">
          <text:deletion>
            <office:change-info>
              <dc:creator>Autoria desconeguda</dc:creator>
              <dc:date>2017-10-11T10:14:46</dc:date>
            </office:change-info>
            <text:p text:style-name="P1">Identificador del contenidor on copiar el document</text:p>
          </text:deletion>
        </text:changed-region>
        <text:changed-region xml:id="ct274954784" text:id="ct274954784">
          <text:insertion>
            <office:change-info>
              <dc:creator>Autoria desconeguda</dc:creator>
              <dc:date>2017-10-11T10:14:46</dc:date>
            </office:change-info>
          </text:insertion>
        </text:changed-region>
        <text:changed-region xml:id="ct274954888" text:id="ct274954888">
          <text:insertion>
            <office:change-info>
              <dc:creator>Autoria desconeguda</dc:creator>
              <dc:date>2017-10-11T10:16:58</dc:date>
            </office:change-info>
          </text:insertion>
        </text:changed-region>
        <text:changed-region xml:id="ct274954992" text:id="ct274954992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274955096" text:id="ct274955096">
          <text:deletion>
            <office:change-info>
              <dc:creator>Autoria desconeguda</dc:creator>
              <dc:date>2017-10-18T12:29:07</dc:date>
            </office:change-info>
            <text:p text:style-name="P3"/>
            <table:table table:name="Taula19" table:style-name="Taula19">
              <table:table-column table:style-name="Taula19.A"/>
              <table:table-column table:style-name="Taula19.B"/>
              <table:table-row>
                <table:table-cell table:style-name="Taula19.A1" office:value-type="string">
                  <text:p text:style-name="P3">Valor de retorn</text:p>
                </table:table-cell>
                <table:table-cell table:style-name="Taula19.B1" office:value-type="string">
                  <text:p text:style-name="P1">ContingutArxiu</text:p>
                </table:table-cell>
              </table:table-row>
            </table:table>
            <text:p text:style-name="P3">Valor de retorn</text:p>
          </text:deletion>
        </text:changed-region>
        <text:changed-region xml:id="ct274955200" text:id="ct274955200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274955408" text:id="ct274955408">
          <text:deletion>
            <office:change-info>
              <dc:creator>sion </dc:creator>
              <dc:date>2017-09-22T12:34:00</dc:date>
            </office:change-info>
            <text:p text:style-name="P1">(sense valor de retorn)</text:p>
          </text:deletion>
        </text:changed-region>
        <text:changed-region xml:id="ct274955304" text:id="ct274955304">
          <text:deletion>
            <office:change-info>
              <dc:creator>Autoria desconeguda</dc:creator>
              <dc:date>2017-10-11T10:15:09</dc:date>
            </office:change-info>
            <text:p text:style-name="P1">String</text:p>
          </text:deletion>
        </text:changed-region>
        <text:changed-region xml:id="ct274955512" text:id="ct274955512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274955616" text:id="ct274955616">
          <text:deletion>
            <office:change-info>
              <dc:creator>Autoria desconeguda</dc:creator>
              <dc:date>2017-10-06T09:23:56</dc:date>
            </office:change-info>
            <text:h text:style-name="Heading_20_2" text:outline-level="2"><text:span text:style-name="T3"/></text:h>
            <text:h text:style-name="Heading_20_2" text:outline-level="2"><text:span text:style-name="T3"/></text:h>
          </text:deletion>
        </text:changed-region>
        <text:changed-region xml:id="ct274955720" text:id="ct274955720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275041936" text:id="ct275041936">
          <text:deletion>
            <office:change-info>
              <dc:creator>Autoria desconeguda</dc:creator>
              <dc:date>2017-10-06T09:23:53</dc:date>
            </office:change-info>
            <text:h text:style-name="Heading_20_2" text:outline-level="2"><text:span text:style-name="T3"/></text:h>
            <text:h text:style-name="P12" text:outline-level="2"><text:span text:style-name="T3"/></text:h>
          </text:deletion>
        </text:changed-region>
        <text:changed-region xml:id="ct275041832" text:id="ct275041832">
          <text:deletion>
            <office:change-info>
              <dc:creator>Autoria desconeguda</dc:creator>
              <dc:date>2017-10-09T13:34:40</dc:date>
            </office:change-info>
            <text:h text:style-name="P12" text:outline-level="2"><text:span text:style-name="T3"/></text:h>
            <text:p text:style-name="Standard"><text:span text:style-name="T3">document</text:span><text:span text:style-name="T3">Moure</text:span></text:p>
          </text:deletion>
        </text:changed-region>
        <text:changed-region xml:id="ct275042040" text:id="ct275042040">
          <text:deletion>
            <office:change-info>
              <dc:creator>Autoria desconeguda</dc:creator>
              <dc:date>2017-10-11T10:14:22</dc:date>
            </office:change-info>
            <text:p text:style-name="P11">Mou un document</text:p>
          </text:deletion>
        </text:changed-region>
        <text:changed-region xml:id="ct275042144" text:id="ct275042144">
          <text:insertion>
            <office:change-info>
              <dc:creator>Autoria desconeguda</dc:creator>
              <dc:date>2017-10-11T10:14:22</dc:date>
            </office:change-info>
          </text:insertion>
        </text:changed-region>
        <text:changed-region xml:id="ct275042248" text:id="ct275042248">
          <text:insertion>
            <office:change-info>
              <dc:creator>Autoria desconeguda</dc:creator>
              <dc:date>2017-10-11T10:14:48</dc:date>
            </office:change-info>
          </text:insertion>
        </text:changed-region>
        <text:changed-region xml:id="ct275042352" text:id="ct275042352">
          <text:deletion>
            <office:change-info>
              <dc:creator>Autoria desconeguda</dc:creator>
              <dc:date>2017-10-11T10:14:39</dc:date>
            </office:change-info>
            <text:p text:style-name="P1">Identificador del contenidor on moure el document</text:p>
          </text:deletion>
        </text:changed-region>
        <text:changed-region xml:id="ct275042456" text:id="ct275042456">
          <text:insertion>
            <office:change-info>
              <dc:creator>Autoria desconeguda</dc:creator>
              <dc:date>2017-10-11T10:14:39</dc:date>
            </office:change-info>
          </text:insertion>
        </text:changed-region>
        <text:changed-region xml:id="ct275042560" text:id="ct275042560">
          <text:insertion>
            <office:change-info>
              <dc:creator>Autoria desconeguda</dc:creator>
              <dc:date>2017-10-11T10:16:57</dc:date>
            </office:change-info>
          </text:insertion>
        </text:changed-region>
        <text:changed-region xml:id="ct275042664" text:id="ct275042664">
          <text:deletion>
            <office:change-info>
              <dc:creator>Autoria desconeguda</dc:creator>
              <dc:date>2017-10-06T09:24:03</dc:date>
            </office:change-info>
            <text:p text:style-name="Standard"/>
            <text:p text:style-name="Standard"/>
          </text:deletion>
        </text:changed-region>
        <text:changed-region xml:id="ct275042768" text:id="ct275042768">
          <text:deletion>
            <office:change-info>
              <dc:creator>Autoria desconeguda</dc:creator>
              <dc:date>2017-10-06T09:24:01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5042872" text:id="ct275042872">
          <text:deletion>
            <office:change-info>
              <dc:creator>Autoria desconeguda</dc:creator>
              <dc:date>2017-10-11T10:15:26</dc:date>
            </office:change-info>
            <text:p text:style-name="P11">Exporta un document al format definit per l’ENI</text:p>
          </text:deletion>
        </text:changed-region>
        <text:changed-region xml:id="ct275042976" text:id="ct275042976">
          <text:insertion>
            <office:change-info>
              <dc:creator>Autoria desconeguda</dc:creator>
              <dc:date>2017-10-11T10:15:26</dc:date>
            </office:change-info>
          </text:insertion>
        </text:changed-region>
        <text:changed-region xml:id="ct275043080" text:id="ct275043080">
          <text:insertion>
            <office:change-info>
              <dc:creator>Autoria desconeguda</dc:creator>
              <dc:date>2017-10-11T10:16:56</dc:date>
            </office:change-info>
          </text:insertion>
        </text:changed-region>
        <text:changed-region xml:id="ct275043184" text:id="ct27504318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3288" text:id="ct27504328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3392" text:id="ct27504339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3496" text:id="ct275043496">
          <text:insertion>
            <office:change-info>
              <dc:creator>Autoria desconeguda</dc:creator>
              <dc:date>2017-10-11T10:15:54</dc:date>
            </office:change-info>
          </text:insertion>
        </text:changed-region>
        <text:changed-region xml:id="ct275043600" text:id="ct27504360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3704" text:id="ct27504370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3808" text:id="ct27504380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3912" text:id="ct27504391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016" text:id="ct27504401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120" text:id="ct27504412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224" text:id="ct27504422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328" text:id="ct27504432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432" text:id="ct27504443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536" text:id="ct27504453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640" text:id="ct27504464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744" text:id="ct275044744">
          <text:insertion>
            <office:change-info>
              <dc:creator>Autoria desconeguda</dc:creator>
              <dc:date>2017-10-11T10:16:54</dc:date>
            </office:change-info>
          </text:insertion>
        </text:changed-region>
        <text:changed-region xml:id="ct275044848" text:id="ct27504484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275044952" text:id="ct275044952">
          <text:insertion>
            <office:change-info>
              <dc:creator>Autoria desconeguda</dc:creator>
              <dc:date>2017-10-09T08:15:27</dc:date>
            </office:change-info>
          </text:insertion>
        </text:changed-region>
        <text:changed-region xml:id="ct275045056" text:id="ct275045056">
          <text:deletion>
            <office:change-info>
              <dc:creator>Autoria desconeguda</dc:creator>
              <dc:date>2017-10-06T09:24:05</dc:date>
            </office:change-info>
            <text:p text:style-name="Standard"/>
            <text:p text:style-name="Standard"/>
          </text:deletion>
        </text:changed-region>
        <text:changed-region xml:id="ct275045160" text:id="ct275045160">
          <text:deletion>
            <office:change-info>
              <dc:creator>Autoria desconeguda</dc:creator>
              <dc:date>2017-10-06T09:24:06</dc:date>
            </office:change-info>
            <text:h text:style-name="Heading_20_2" text:outline-level="2"><text:span text:style-name="T2"/></text:h>
            <text:p text:style-name="Text_20_body"><text:span text:style-name="T2"/></text:p>
          </text:deletion>
        </text:changed-region>
        <text:changed-region xml:id="ct275045264" text:id="ct275045264">
          <text:deletion>
            <office:change-info>
              <dc:creator>Autoria desconeguda</dc:creator>
              <dc:date>2017-10-11T10:16:33</dc:date>
            </office:change-info>
            <text:p text:style-name="P11">Crea una nova carpeta a dins un expedient o una altra carpeta</text:p>
          </text:deletion>
        </text:changed-region>
        <text:changed-region xml:id="ct275045368" text:id="ct275045368">
          <text:insertion>
            <office:change-info>
              <dc:creator>Autoria desconeguda</dc:creator>
              <dc:date>2017-10-11T10:16:33</dc:date>
            </office:change-info>
          </text:insertion>
        </text:changed-region>
        <text:changed-region xml:id="ct275045472" text:id="ct275045472">
          <text:deletion>
            <office:change-info>
              <dc:creator>Autoria desconeguda</dc:creator>
              <dc:date>2017-10-11T10:16:35</dc:date>
            </office:change-info>
            <text:p text:style-name="P3">nom</text:p>
          </text:deletion>
        </text:changed-region>
        <text:changed-region xml:id="ct275045576" text:id="ct275045576">
          <text:insertion>
            <office:change-info>
              <dc:creator>Autoria desconeguda</dc:creator>
              <dc:date>2017-10-11T10:16:35</dc:date>
            </office:change-info>
          </text:insertion>
        </text:changed-region>
        <text:changed-region xml:id="ct275045680" text:id="ct275045680">
          <text:deletion>
            <office:change-info>
              <dc:creator>Autoria desconeguda</dc:creator>
              <dc:date>2017-10-11T10:16:38</dc:date>
            </office:change-info>
            <text:p text:style-name="P1">String</text:p>
          </text:deletion>
        </text:changed-region>
        <text:changed-region xml:id="ct275045784" text:id="ct275045784">
          <text:insertion>
            <office:change-info>
              <dc:creator>Autoria desconeguda</dc:creator>
              <dc:date>2017-10-11T10:16:38</dc:date>
            </office:change-info>
          </text:insertion>
        </text:changed-region>
        <text:changed-region xml:id="ct275045888" text:id="ct275045888">
          <text:deletion>
            <office:change-info>
              <dc:creator>Autoria desconeguda</dc:creator>
              <dc:date>2017-10-11T10:16:51</dc:date>
            </office:change-info>
            <text:p text:style-name="P1">Nom de la carpeta</text:p>
          </text:deletion>
        </text:changed-region>
        <text:changed-region xml:id="ct275045992" text:id="ct275045992">
          <text:insertion>
            <office:change-info>
              <dc:creator>Autoria desconeguda</dc:creator>
              <dc:date>2017-10-11T10:16:51</dc:date>
            </office:change-info>
          </text:insertion>
        </text:changed-region>
        <text:changed-region xml:id="ct275046096" text:id="ct275046096">
          <text:insertion>
            <office:change-info>
              <dc:creator>Autoria desconeguda</dc:creator>
              <dc:date>2017-10-11T10:21:51</dc:date>
            </office:change-info>
          </text:insertion>
        </text:changed-region>
        <text:changed-region xml:id="ct275046200" text:id="ct275046200">
          <text:deletion>
            <office:change-info>
              <dc:creator>Autoria desconeguda</dc:creator>
              <dc:date>2017-10-11T10:18:11</dc:date>
            </office:change-info>
            <text:p text:style-name="P1">String</text:p>
          </text:deletion>
        </text:changed-region>
        <text:changed-region xml:id="ct275046304" text:id="ct275046304">
          <text:insertion>
            <office:change-info>
              <dc:creator>Autoria desconeguda</dc:creator>
              <dc:date>2017-10-11T10:18:11</dc:date>
            </office:change-info>
          </text:insertion>
        </text:changed-region>
        <text:changed-region xml:id="ct275046408" text:id="ct275046408">
          <text:deletion>
            <office:change-info>
              <dc:creator>Autoria desconeguda</dc:creator>
              <dc:date>2017-10-06T09:24:10</dc:date>
            </office:change-info>
            <text:p text:style-name="P17"/>
            <text:p text:style-name="P17"/>
            <text:p text:style-name="P17"/>
          </text:deletion>
        </text:changed-region>
        <text:changed-region xml:id="ct275046512" text:id="ct275046512">
          <text:deletion>
            <office:change-info>
              <dc:creator>Autoria desconeguda</dc:creator>
              <dc:date>2017-10-06T09:24:15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5046616" text:id="ct275046616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275046720" text:id="ct275046720">
          <text:deletion>
            <office:change-info>
              <dc:creator>Autoria desconeguda</dc:creator>
              <dc:date>2017-10-11T10:18:25</dc:date>
            </office:change-info>
            <text:p text:style-name="P3">identificador</text:p>
            <table:table table:name="Taula11" table:style-name="Taula11">
              <table:table-column table:style-name="Taula11.A"/>
              <table:table-column table:style-name="Taula11.B"/>
              <table:table-column table:style-name="Taula11.C"/>
              <table:table-row table:style-name="Taula11.1">
                <table:table-cell table:style-name="Taula11.A1" office:value-type="string">
                  <text:p text:style-name="P3">carpeta</text:p>
                </table:table-cell>
                <table:table-cell table:style-name="Taula11.A1" office:value-type="string">
                  <text:p text:style-name="P1">Carpeta </text:p>
                </table:table-cell>
                <table:table-cell table:style-name="Taula11.C1" office:value-type="string">
                  <text:p text:style-name="P1">Informació per a la creació de la carpeta.</text:p>
                </table:table-cell>
              </table:table-row>
            </table:table>
            <text:p text:style-name="P3"/>
          </text:deletion>
        </text:changed-region>
        <text:changed-region xml:id="ct275046824" text:id="ct275046824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275046928" text:id="ct275046928">
          <text:deletion>
            <office:change-info>
              <dc:creator>Autoria desconeguda</dc:creator>
              <dc:date>2017-10-11T10:18:25</dc:date>
            </office:change-info>
            <text:p text:style-name="P1">String </text:p>
          </text:deletion>
        </text:changed-region>
        <text:changed-region xml:id="ct275047032" text:id="ct275047032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275047136" text:id="ct275047136">
          <text:deletion>
            <office:change-info>
              <dc:creator>Autoria desconeguda</dc:creator>
              <dc:date>2017-10-11T10:18:25</dc:date>
            </office:change-info>
            <text:p text:style-name="P1">Identificador de la carpeta</text:p>
          </text:deletion>
        </text:changed-region>
        <text:changed-region xml:id="ct275047240" text:id="ct275047240">
          <text:insertion>
            <office:change-info>
              <dc:creator>Autoria desconeguda</dc:creator>
              <dc:date>2017-10-11T10:21:49</dc:date>
            </office:change-info>
          </text:insertion>
        </text:changed-region>
        <text:changed-region xml:id="ct275047344" text:id="ct275047344">
          <text:deletion>
            <office:change-info>
              <dc:creator>Autoria desconeguda</dc:creator>
              <dc:date>2017-10-10T10:00:12</dc:date>
            </office:change-info>
            <text:p text:style-name="P1">InformacioItem</text:p>
          </text:deletion>
        </text:changed-region>
        <text:changed-region xml:id="ct275047448" text:id="ct275047448">
          <text:insertion>
            <office:change-info>
              <dc:creator>Autoria desconeguda</dc:creator>
              <dc:date>2017-10-10T10:00:12</dc:date>
            </office:change-info>
          </text:insertion>
        </text:changed-region>
        <text:changed-region xml:id="ct275047552" text:id="ct275047552">
          <text:deletion>
            <office:change-info>
              <dc:creator>Autoria desconeguda</dc:creator>
              <dc:date>2017-10-06T09:24:18</dc:date>
            </office:change-info>
            <text:p text:style-name="Standard"/>
            <text:p text:style-name="Standard"/>
          </text:deletion>
        </text:changed-region>
        <text:changed-region xml:id="ct275047656" text:id="ct275047656">
          <text:deletion>
            <office:change-info>
              <dc:creator>Autoria desconeguda</dc:creator>
              <dc:date>2017-10-06T09:24:19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5047760" text:id="ct275047760">
          <text:insertion>
            <office:change-info>
              <dc:creator>Autoria desconeguda</dc:creator>
              <dc:date>2017-10-11T10:21:48</dc:date>
            </office:change-info>
          </text:insertion>
        </text:changed-region>
        <text:changed-region xml:id="ct275047864" text:id="ct275047864">
          <text:deletion>
            <office:change-info>
              <dc:creator>Autoria desconeguda</dc:creator>
              <dc:date>2017-10-06T09:24:20</dc:date>
            </office:change-info>
            <text:p text:style-name="P17"/>
            <text:p text:style-name="P17"/>
          </text:deletion>
        </text:changed-region>
        <text:changed-region xml:id="ct275047968" text:id="ct275047968">
          <text:deletion>
            <office:change-info>
              <dc:creator>Autoria desconeguda</dc:creator>
              <dc:date>2017-10-06T09:24:21</dc:date>
            </office:change-info>
            <text:h text:style-name="Heading_20_2" text:outline-level="2"><text:span text:style-name="T3"/></text:h>
            <text:p text:style-name="Text_20_body"><text:span text:style-name="T3"/></text:p>
          </text:deletion>
        </text:changed-region>
        <text:changed-region xml:id="ct275048072" text:id="ct275048072">
          <text:deletion>
            <office:change-info>
              <dc:creator>Autoria desconeguda</dc:creator>
              <dc:date>2017-10-11T10:19:10</dc:date>
            </office:change-info>
            <text:p text:style-name="P11">Obtenció de la informació completa d’una carpeta donat el seu identificador</text:p>
          </text:deletion>
        </text:changed-region>
        <text:changed-region xml:id="ct275048176" text:id="ct275048176">
          <text:insertion>
            <office:change-info>
              <dc:creator>Autoria desconeguda</dc:creator>
              <dc:date>2017-10-11T10:19:10</dc:date>
            </office:change-info>
          </text:insertion>
        </text:changed-region>
        <text:changed-region xml:id="ct275048280" text:id="ct275048280">
          <text:insertion>
            <office:change-info>
              <dc:creator>Autoria desconeguda</dc:creator>
              <dc:date>2017-10-11T10:21:47</dc:date>
            </office:change-info>
          </text:insertion>
        </text:changed-region>
        <text:changed-region xml:id="ct275048384" text:id="ct275048384">
          <text:insertion>
            <office:change-info>
              <dc:creator>Autoria desconeguda</dc:creator>
              <dc:date>2017-10-11T10:20:18</dc:date>
            </office:change-info>
          </text:insertion>
        </text:changed-region>
        <text:changed-region xml:id="ct275048696" text:id="ct275048696">
          <text:deletion>
            <office:change-info>
              <dc:creator>Autoria desconeguda</dc:creator>
              <dc:date>2017-10-06T09:24:28</dc:date>
            </office:change-info>
            <text:h text:style-name="Heading_20_2" text:outline-level="2"><text:span text:style-name="T3"/></text:h>
            <text:p text:style-name="Standard"/>
            <text:h text:style-name="Heading_20_2" text:outline-level="2"><text:span text:style-name="T3"/></text:h>
          </text:deletion>
        </text:changed-region>
        <text:changed-region xml:id="ct275048592" text:id="ct275048592">
          <text:deletion>
            <office:change-info>
              <dc:creator>Autoria desconeguda</dc:creator>
              <dc:date>2017-10-11T10:20:27</dc:date>
            </office:change-info>
            <text:h text:style-name="Heading_20_2" text:outline-level="2"><text:span text:style-name="T3"/></text:h>
            <text:p text:style-name="Standard"><text:bookmark-start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2">carpetaCopiar</text:span><text:bookmark-end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75048488" text:id="ct275048488">
          <text:deletion>
            <office:change-info>
              <dc:creator>Autoria desconeguda</dc:creator>
              <dc:date>2017-10-06T09:24:25</dc:date>
            </office:change-info>
            <text:p text:style-name="Standard"><text:span text:style-name="T3"/></text:p>
            <text:p text:style-name="Standard"><text:span text:style-name="T3"/></text:p>
          </text:deletion>
        </text:changed-region>
        <text:changed-region xml:id="ct275048800" text:id="ct275048800">
          <text:insertion>
            <office:change-info>
              <dc:creator>Autoria desconeguda</dc:creator>
              <dc:date>2017-10-11T10:20:31</dc:date>
            </office:change-info>
          </text:insertion>
        </text:changed-region>
        <text:changed-region xml:id="ct275048904" text:id="ct275048904">
          <text:deletion>
            <office:change-info>
              <dc:creator>Autoria desconeguda</dc:creator>
              <dc:date>2017-10-11T10:19:42</dc:date>
            </office:change-info>
            <text:p text:style-name="P11">Copia una carpeta.</text:p>
          </text:deletion>
        </text:changed-region>
        <text:changed-region xml:id="ct275049008" text:id="ct275049008">
          <text:insertion>
            <office:change-info>
              <dc:creator>Autoria desconeguda</dc:creator>
              <dc:date>2017-10-11T10:19:42</dc:date>
            </office:change-info>
          </text:insertion>
        </text:changed-region>
        <text:changed-region xml:id="ct275049112" text:id="ct275049112">
          <text:deletion>
            <office:change-info>
              <dc:creator>Autoria desconeguda</dc:creator>
              <dc:date>2017-10-11T10:21:02</dc:date>
            </office:change-info>
            <text:p text:style-name="P1">Identificador de la carpeta</text:p>
          </text:deletion>
        </text:changed-region>
        <text:changed-region xml:id="ct275049216" text:id="ct275049216">
          <text:insertion>
            <office:change-info>
              <dc:creator>Autoria desconeguda</dc:creator>
              <dc:date>2017-10-11T10:21:02</dc:date>
            </office:change-info>
          </text:insertion>
        </text:changed-region>
        <text:changed-region xml:id="ct275049320" text:id="ct275049320">
          <text:deletion>
            <office:change-info>
              <dc:creator>Autoria desconeguda</dc:creator>
              <dc:date>2017-10-11T10:21:35</dc:date>
            </office:change-info>
            <text:p text:style-name="P1">Identificador del contenidor on copiar la carpeta</text:p>
          </text:deletion>
        </text:changed-region>
        <text:changed-region xml:id="ct275049424" text:id="ct275049424">
          <text:insertion>
            <office:change-info>
              <dc:creator>Autoria desconeguda</dc:creator>
              <dc:date>2017-10-11T10:21:35</dc:date>
            </office:change-info>
          </text:insertion>
        </text:changed-region>
        <text:changed-region xml:id="ct275049528" text:id="ct275049528">
          <text:insertion>
            <office:change-info>
              <dc:creator>Autoria desconeguda</dc:creator>
              <dc:date>2017-10-11T10:21:44</dc:date>
            </office:change-info>
          </text:insertion>
        </text:changed-region>
        <text:changed-region xml:id="ct275049736" text:id="ct275049736">
          <text:deletion>
            <office:change-info>
              <dc:creator>sion </dc:creator>
              <dc:date>2017-09-22T12:34:00</dc:date>
            </office:change-info>
            <text:p text:style-name="P1">(sense valor de retorn)</text:p>
          </text:deletion>
        </text:changed-region>
        <text:changed-region xml:id="ct275049632" text:id="ct275049632">
          <text:deletion>
            <office:change-info>
              <dc:creator>Autoria desconeguda</dc:creator>
              <dc:date>2017-10-11T10:20:00</dc:date>
            </office:change-info>
            <text:p text:style-name="P1">String</text:p>
          </text:deletion>
        </text:changed-region>
        <text:changed-region xml:id="ct275049840" text:id="ct275049840">
          <text:insertion>
            <office:change-info>
              <dc:creator>Autoria desconeguda</dc:creator>
              <dc:date>2017-10-18T12:29:23</dc:date>
            </office:change-info>
          </text:insertion>
        </text:changed-region>
        <text:changed-region xml:id="ct275058216" text:id="ct275058216">
          <text:deletion>
            <office:change-info>
              <dc:creator>Autoria desconeguda</dc:creator>
              <dc:date>2017-10-06T09:24:32</dc:date>
            </office:change-info>
            <text:h text:style-name="Heading_20_2" text:outline-level="2"><text:span text:style-name="T2"/></text:h>
            <text:p text:style-name="Text_20_body"><text:span text:style-name="T2"/></text:p>
          </text:deletion>
        </text:changed-region>
        <text:changed-region xml:id="ct275058320" text:id="ct275058320">
          <text:deletion>
            <office:change-info>
              <dc:creator>Autoria desconeguda</dc:creator>
              <dc:date>2017-10-11T10:19:47</dc:date>
            </office:change-info>
            <text:p text:style-name="P11">Mou una carpeta.</text:p>
          </text:deletion>
        </text:changed-region>
        <text:changed-region xml:id="ct275058424" text:id="ct275058424">
          <text:insertion>
            <office:change-info>
              <dc:creator>Autoria desconeguda</dc:creator>
              <dc:date>2017-10-11T10:19:47</dc:date>
            </office:change-info>
          </text:insertion>
        </text:changed-region>
        <text:changed-region xml:id="ct275058528" text:id="ct275058528">
          <text:deletion>
            <office:change-info>
              <dc:creator>Autoria desconeguda</dc:creator>
              <dc:date>2017-10-11T10:21:11</dc:date>
            </office:change-info>
            <text:p text:style-name="P1">Identificador de la carpeta</text:p>
          </text:deletion>
        </text:changed-region>
        <text:changed-region xml:id="ct275058632" text:id="ct275058632">
          <text:insertion>
            <office:change-info>
              <dc:creator>Autoria desconeguda</dc:creator>
              <dc:date>2017-10-11T10:21:11</dc:date>
            </office:change-info>
          </text:insertion>
        </text:changed-region>
        <text:changed-region xml:id="ct275058736" text:id="ct275058736">
          <text:deletion>
            <office:change-info>
              <dc:creator>Autoria desconeguda</dc:creator>
              <dc:date>2017-10-11T10:21:28</dc:date>
            </office:change-info>
            <text:p text:style-name="P1">Identificador del contenidor on moure la carpeta</text:p>
          </text:deletion>
        </text:changed-region>
        <text:changed-region xml:id="ct275058840" text:id="ct275058840">
          <text:insertion>
            <office:change-info>
              <dc:creator>Autoria desconeguda</dc:creator>
              <dc:date>2017-10-11T10:21:28</dc:date>
            </office:change-info>
          </text:insertion>
        </text:changed-region>
        <text:changed-region xml:id="ct275058944" text:id="ct275058944">
          <text:insertion>
            <office:change-info>
              <dc:creator>Autoria desconeguda</dc:creator>
              <dc:date>2017-10-11T10:21:43</dc:date>
            </office:change-info>
          </text:insertion>
        </text:changed-region>
        <text:changed-region xml:id="ct275059048" text:id="ct275059048">
          <text:deletion>
            <office:change-info>
              <dc:creator>Autoria desconeguda</dc:creator>
              <dc:date>2017-10-06T09:24:42</dc:date>
            </office:change-info>
            <text:p text:style-name="P19"/>
            <text:p text:style-name="P19"/>
            <text:p text:style-name="P19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change text:change-id="ct96257576"/>Interfície genèrica per a la comunicació amb l’arxiu digital</text:p>
      <text:p text:style-name="Text_20_body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35">Índex de continguts</text:p>
          </text:index-title>
          <text:p text:style-name="P36"><text:a xlink:type="simple" xlink:href="#__RefHeading___Toc4720_112191102" text:style-name="Index_20_Link" text:visited-style-name="Index_20_Link">1 Introducció<text:tab/>3</text:a></text:p>
          <text:p text:style-name="P36"><text:a xlink:type="simple" xlink:href="#__RefHeading___Toc4722_112191102" text:style-name="Index_20_Link" text:visited-style-name="Index_20_Link">2 Estructures de dades comunes<text:tab/>4</text:a></text:p>
          <text:p text:style-name="P37"><text:a xlink:type="simple" xlink:href="#__RefHeading___Toc7468_250777550" text:style-name="Index_20_Link" text:visited-style-name="Index_20_Link">2.1 Expedient<text:tab/>4</text:a></text:p>
          <text:p text:style-name="P37"><text:a xlink:type="simple" xlink:href="#__RefHeading___Toc4738_112191102" text:style-name="Index_20_Link" text:visited-style-name="Index_20_Link">2.2 Document<text:tab/>4</text:a></text:p>
          <text:p text:style-name="P37"><text:a xlink:type="simple" xlink:href="#__RefHeading___Toc4740_112191102" text:style-name="Index_20_Link" text:visited-style-name="Index_20_Link">2.3 Carpeta<text:tab/>4</text:a></text:p>
          <text:p text:style-name="P37"><text:a xlink:type="simple" xlink:href="#__RefHeading___Toc3780_928946740" text:style-name="Index_20_Link" text:visited-style-name="Index_20_Link">2.4 ExpedientMetadades<text:tab/>5</text:a></text:p>
          <text:p text:style-name="P37"><text:a xlink:type="simple" xlink:href="#__RefHeading___Toc4724_112191102" text:style-name="Index_20_Link" text:visited-style-name="Index_20_Link">2.5 DocumentMetadades<text:tab/>5</text:a></text:p>
          <text:p text:style-name="P37"><text:a xlink:type="simple" xlink:href="#__RefHeading___Toc4726_112191102" text:style-name="Index_20_Link" text:visited-style-name="Index_20_Link">2.6 DocumentContingut<text:tab/>6</text:a></text:p>
          <text:p text:style-name="P37"><text:a xlink:type="simple" xlink:href="#__RefHeading___Toc4730_112191102" text:style-name="Index_20_Link" text:visited-style-name="Index_20_Link">2.7 Firma<text:tab/>7</text:a></text:p>
          <text:p text:style-name="P37"><text:a xlink:type="simple" xlink:href="#__RefHeading___Toc4732_112191102" text:style-name="Index_20_Link" text:visited-style-name="Index_20_Link">2.8 ContingutArxiu<text:tab/>7</text:a></text:p>
          <text:p text:style-name="P37"><text:a xlink:type="simple" xlink:href="#__RefHeading___Toc4742_112191102" text:style-name="Index_20_Link" text:visited-style-name="Index_20_Link">2.9 ConsultaFiltre<text:tab/>8</text:a></text:p>
          <text:p text:style-name="P37"><text:a xlink:type="simple" xlink:href="#__RefHeading___Toc4744_112191102" text:style-name="Index_20_Link" text:visited-style-name="Index_20_Link">2.10 ConsultaResultat<text:tab/>8</text:a></text:p>
          <text:p text:style-name="P37"><text:a xlink:type="simple" xlink:href="#__RefHeading___Toc4744_1121911021" text:style-name="Index_20_Link" text:visited-style-name="Index_20_Link">2.11 Enumerats<text:tab/>8</text:a></text:p>
          <text:p text:style-name="P36"><text:a xlink:type="simple" xlink:href="#__RefHeading___Toc4746_112191102" text:style-name="Index_20_Link" text:visited-style-name="Index_20_Link">3 Mètodes de l’API<text:tab/>13</text:a></text:p>
          <text:p text:style-name="P37"><text:a xlink:type="simple" xlink:href="#__RefHeading___Toc4748_112191102" text:style-name="Index_20_Link" text:visited-style-name="Index_20_Link">3.1 Consideracions sobre els paràmetres dels mètodes<text:tab/>13</text:a></text:p>
          <text:p text:style-name="P37"><text:a xlink:type="simple" xlink:href="#__RefHeading___Toc4752_1121911021" text:style-name="Index_20_Link" text:visited-style-name="Index_20_Link">3.2 expedientCrear<text:tab/>13</text:a></text:p>
          <text:p text:style-name="P37"><text:a xlink:type="simple" xlink:href="#__RefHeading___Toc4752_112191102" text:style-name="Index_20_Link" text:visited-style-name="Index_20_Link">3.3 expedientModificar<text:tab/>13</text:a></text:p>
          <text:p text:style-name="P37"><text:a xlink:type="simple" xlink:href="#__RefHeading___Toc4754_112191102" text:style-name="Index_20_Link" text:visited-style-name="Index_20_Link">3.4 expedientEsborrar<text:tab/>14</text:a></text:p>
          <text:p text:style-name="P37"><text:a xlink:type="simple" xlink:href="#__RefHeading___Toc4756_112191102" text:style-name="Index_20_Link" text:visited-style-name="Index_20_Link">3.5 expedientDetalls<text:tab/>14</text:a></text:p>
          <text:p text:style-name="P37"><text:a xlink:type="simple" xlink:href="#__RefHeading___Toc4758_112191102" text:style-name="Index_20_Link" text:visited-style-name="Index_20_Link">3.6 expedientConsulta<text:tab/>14</text:a></text:p>
          <text:p text:style-name="P37"><text:a xlink:type="simple" xlink:href="#__RefHeading___Toc9819_786024188" text:style-name="Index_20_Link" text:visited-style-name="Index_20_Link">3.7 expedientCrearSubExpedient<text:tab/>14</text:a></text:p>
          <text:p text:style-name="P37"><text:a xlink:type="simple" xlink:href="#__RefHeading___Toc4762_1121911021" text:style-name="Index_20_Link" text:visited-style-name="Index_20_Link">3.8 expedientVersions<text:tab/>15</text:a></text:p>
          <text:p text:style-name="P37"><text:a xlink:type="simple" xlink:href="#__RefHeading___Toc4762_112191102" text:style-name="Index_20_Link" text:visited-style-name="Index_20_Link">3.9 expedientTancar<text:tab/>15</text:a></text:p>
          <text:p text:style-name="P37"><text:a xlink:type="simple" xlink:href="#__RefHeading___Toc4766_1121911022" text:style-name="Index_20_Link" text:visited-style-name="Index_20_Link">3.10 expedientReobrir<text:tab/>15</text:a></text:p>
          <text:p text:style-name="P37"><text:a xlink:type="simple" xlink:href="#__RefHeading___Toc4766_112191102" text:style-name="Index_20_Link" text:visited-style-name="Index_20_Link">3.11 expedientExportarEni<text:tab/>15</text:a></text:p>
          <text:p text:style-name="P37"><text:a xlink:type="simple" xlink:href="#__RefHeading___Toc4768_112191102" text:style-name="Index_20_Link" text:visited-style-name="Index_20_Link">3.12 documentCrear<text:tab/>16</text:a></text:p>
          <text:p text:style-name="P37"><text:a xlink:type="simple" xlink:href="#__RefHeading___Toc4774_112191102" text:style-name="Index_20_Link" text:visited-style-name="Index_20_Link">3.13 documentModificar<text:tab/>16</text:a></text:p>
          <text:p text:style-name="P37"><text:a xlink:type="simple" xlink:href="#__RefHeading___Toc4776_112191102" text:style-name="Index_20_Link" text:visited-style-name="Index_20_Link">3.14 documentEsborrar<text:tab/>16</text:a></text:p>
          <text:p text:style-name="P37"><text:a xlink:type="simple" xlink:href="#__RefHeading___Toc4778_112191102" text:style-name="Index_20_Link" text:visited-style-name="Index_20_Link">3.15 documentDetalls<text:tab/>17</text:a></text:p>
          <text:p text:style-name="P37"><text:a xlink:type="simple" xlink:href="#__RefHeading___Toc4780_112191102" text:style-name="Index_20_Link" text:visited-style-name="Index_20_Link">3.16 documentConsulta<text:tab/>17</text:a></text:p>
          <text:p text:style-name="P37"><text:a xlink:type="simple" xlink:href="#__RefHeading___Toc7464_3993651760" text:style-name="Index_20_Link" text:visited-style-name="Index_20_Link">3.17 documentVersions<text:tab/>17</text:a></text:p>
          <text:p text:style-name="P37"><text:a xlink:type="simple" xlink:href="#__RefHeading___Toc4786_112191102" text:style-name="Index_20_Link" text:visited-style-name="Index_20_Link">3.19 documentCopiar<text:tab/>17</text:a></text:p>
          <text:p text:style-name="P37"><text:a xlink:type="simple" xlink:href="#__RefHeading___Toc4786_1121911021" text:style-name="Index_20_Link" text:visited-style-name="Index_20_Link">3.20 documentMoure<text:tab/>18</text:a></text:p>
          <text:p text:style-name="P37"><text:a xlink:type="simple" xlink:href="#__RefHeading___Toc4790_112191102" text:style-name="Index_20_Link" text:visited-style-name="Index_20_Link">3.21 documentExportarEni<text:tab/>18</text:a></text:p>
          <text:p text:style-name="P37"><text:a xlink:type="simple" xlink:href="#__RefHeading___Toc4790_1121911021" text:style-name="Index_20_Link" text:visited-style-name="Index_20_Link">3.22 documentImprimible<text:tab/>18</text:a></text:p>
          <text:p text:style-name="P37"><text:a xlink:type="simple" xlink:href="#__RefHeading___Toc4792_112191102" text:style-name="Index_20_Link" text:visited-style-name="Index_20_Link">3.23 carpetaCrear<text:tab/>18</text:a></text:p>
          <text:p text:style-name="P37"><text:a xlink:type="simple" xlink:href="#__RefHeading___Toc4794_112191102" text:style-name="Index_20_Link" text:visited-style-name="Index_20_Link">3.24 carpetaModificar<text:tab/>20</text:a></text:p>
          <text:p text:style-name="P37"><text:a xlink:type="simple" xlink:href="#__RefHeading___Toc4796_112191102" text:style-name="Index_20_Link" text:visited-style-name="Index_20_Link">3.25 carpetaEsborrar<text:tab/>20</text:a></text:p>
          <text:p text:style-name="P37"><text:a xlink:type="simple" xlink:href="#__RefHeading___Toc4798_112191102" text:style-name="Index_20_Link" text:visited-style-name="Index_20_Link">3.26 carpetaDetalls<text:tab/>20</text:a></text:p>
          <text:p text:style-name="P37"><text:a xlink:type="simple" xlink:href="#__RefHeading___Toc7466_3993651760" text:style-name="Index_20_Link" text:visited-style-name="Index_20_Link">3.27 carpetaCopiar<text:tab/>20</text:a></text:p>
          <text:p text:style-name="P37"><text:a xlink:type="simple" xlink:href="#__RefHeading___Toc4910_112191102" text:style-name="Index_20_Link" text:visited-style-name="Index_20_Link">3.28 carpetaMoure<text:tab/>21</text:a></text:p>
        </text:index-body>
      </text:table-of-content>
      <text:p text:style-name="Text_20_body"/>
      <text:h text:style-name="P41" text:outline-level="1"><text:bookmark-start text:name="__RefHeading___Toc4720_112191102"/>Introducció<text:bookmark-end text:name="__RefHeading___Toc4720_112191102"/></text:h>
      <text:p text:style-name="Text_20_body">Aquest document te com a objectiu la definició d’una API genèrica que permeti la comunicació de les aplicacions que formen part del Kit Aníbal amb un arxiu digital.</text:p>
      <text:p text:style-name="Text_20_body">Es te previst realitzar implementacions per a diferents arxius com, per exemple, l’arxiu digital de la CAIB o l’aplicació INSIDE. És per això que el disseny de l’API es basa en les APIs d’aquestes dues aplicacions.</text:p>
      <text:h text:style-name="P41" text:outline-level="1"><text:bookmark-start text:name="__RefHeading___Toc4722_112191102"/>Estructures de dades comunes<text:bookmark-end text:name="__RefHeading___Toc4722_112191102"/></text:h>
      <text:h text:style-name="Heading_20_2" text:outline-level="2"><text:bookmark-start text:name="__RefHeading___Toc7468_250777550"/>Expedient<text:bookmark-end text:name="__RefHeading___Toc7468_250777550"/><text:change text:change-id="ct273614320"/></text:h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>
          <table:table-cell table:style-name="Taula6.A1" table:number-columns-spanned="5" office:value-type="string">
            <text:p text:style-name="P6"><text:span text:style-name="T31"><text:s/></text:span><text:span text:style-name="T31">C</text:span><text:span text:style-name="T31"> </text:span><text:s/>Expedi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6.A2" table:number-columns-spanned="5" office:value-type="string">
            <text:p text:style-name="P1"><text:change text:change-id="ct273614424"/><text:change-start text:change-id="ct273614528"/>Informació d'un contingut de l'arxiu de tipus expedient<text:change-end text:change-id="ct273614528"/>.</text:p>
          </table:table-cell>
          <table:covered-table-cell/>
          <table:covered-table-cell/>
          <table:covered-table-cell/>
          <table:covered-table-cell/>
        </table:table-row>
        <table:table-row table:style-name="Taula6.3">
          <table:table-cell table:style-name="Taula6.A3" office:value-type="string">
            <text:p text:style-name="P34">Camp</text:p>
          </table:table-cell>
          <table:table-cell table:style-name="Taula6.A3" office:value-type="string">
            <text:p text:style-name="P3">Tipus</text:p>
          </table:table-cell>
          <table:table-cell table:style-name="Taula6.A3" office:value-type="string">
            <text:p text:style-name="P3">Obl</text:p>
          </table:table-cell>
          <table:table-cell table:style-name="Taula6.A3" office:value-type="string">
            <text:p text:style-name="P3">Descripció</text:p>
          </table:table-cell>
          <table:table-cell table:style-name="Taula6.E3" office:value-type="string">
            <text:p text:style-name="P3">Comentaris</text:p>
          </table:table-cell>
        </table:table-row>
        <table:table-row>
          <table:table-cell table:style-name="Taula6.A4" office:value-type="string">
            <text:p text:style-name="P23">identificador</text:p>
          </table:table-cell>
          <table:table-cell table:style-name="Taula6.B4" office:value-type="string">
            <text:p text:style-name="P1">String</text:p>
          </table:table-cell>
          <table:table-cell table:style-name="Taula6.B4" office:value-type="string">
            <text:p text:style-name="P1"><text:change-start text:change-id="ct273614632"/>SI<text:change-end text:change-id="ct273614632"/></text:p>
          </table:table-cell>
          <table:table-cell table:style-name="Taula6.B4" office:value-type="string">
            <text:p text:style-name="P1">Identificador de l’expedient</text:p>
          </table:table-cell>
          <table:table-cell table:style-name="Taula6.E4" office:value-type="string">
            <text:p text:style-name="P1"/>
          </table:table-cell>
        </table:table-row>
        <table:table-row>
          <table:table-cell table:style-name="Taula6.A2" office:value-type="string">
            <text:p text:style-name="P3">nom</text:p>
          </table:table-cell>
          <table:table-cell table:style-name="Taula6.B4" office:value-type="string">
            <text:p text:style-name="P1">String </text:p>
          </table:table-cell>
          <table:table-cell table:style-name="Taula6.B4" office:value-type="string">
            <text:p text:style-name="P1"><text:change-start text:change-id="ct274607576"/>SI<text:change-end text:change-id="ct274607576"/></text:p>
          </table:table-cell>
          <table:table-cell table:style-name="Taula6.B4" office:value-type="string">
            <text:p text:style-name="P1">Nom de l’expedient</text:p>
          </table:table-cell>
          <table:table-cell table:style-name="Taula6.E4" office:value-type="string">
            <text:p text:style-name="P1"/>
          </table:table-cell>
        </table:table-row>
        <table:table-row>
          <table:table-cell table:style-name="Taula6.A2" office:value-type="string">
            <text:p text:style-name="P3">metadades</text:p>
          </table:table-cell>
          <table:table-cell table:style-name="Taula6.B4" office:value-type="string">
            <text:p text:style-name="P1">ExpedientMetadades</text:p>
          </table:table-cell>
          <table:table-cell table:style-name="Taula6.B4" office:value-type="string">
            <text:p text:style-name="P1"><text:change-start text:change-id="ct274607680"/>SI<text:change-end text:change-id="ct274607680"/></text:p>
          </table:table-cell>
          <table:table-cell table:style-name="Taula6.B4" office:value-type="string">
            <text:p text:style-name="P1">Metadades de l’expedient</text:p>
          </table:table-cell>
          <table:table-cell table:style-name="Taula6.E4" office:value-type="string">
            <text:p text:style-name="P1"/>
          </table:table-cell>
        </table:table-row>
        <table:table-row>
          <table:table-cell table:style-name="Taula6.A2" office:value-type="string">
            <text:p text:style-name="P3">continguts</text:p>
          </table:table-cell>
          <table:table-cell table:style-name="Taula6.B4" office:value-type="string">
            <text:p text:style-name="P1">List&lt;<text:change text:change-id="ct274607784"/><text:change-start text:change-id="ct274607888"/>ContingutArxiu<text:change-end text:change-id="ct274607888"/>&gt; </text:p>
          </table:table-cell>
          <table:table-cell table:style-name="Taula6.B4" office:value-type="string">
            <text:p text:style-name="P1"><text:change-start text:change-id="ct274607992"/>NO<text:change-end text:change-id="ct274607992"/></text:p>
          </table:table-cell>
          <table:table-cell table:style-name="Taula6.B4" office:value-type="string">
            <text:p text:style-name="P1">Llista <text:change-start text:change-id="ct274608096"/>d'ítems<text:change-end text:change-id="ct274608096"/><text:change text:change-id="ct274608200"/> que <text:change text:change-id="ct274608304"/><text:change-start text:change-id="ct274608408"/>pengen<text:change-end text:change-id="ct274608408"/> de l’expedient</text:p>
          </table:table-cell>
          <table:table-cell table:style-name="Taula6.E4" office:value-type="string">
            <text:p text:style-name="P1"/>
          </table:table-cell>
        </table:table-row>
      </table:table>
      <text:p text:style-name="Standard"><text:change text:change-id="ct274608512"/></text:p>
      <text:h text:style-name="Heading_20_2" text:outline-level="2"><text:bookmark-start text:name="__RefHeading___Toc4738_112191102"/>Document<text:bookmark-end text:name="__RefHeading___Toc4738_112191102"/><text:change text:change-id="ct274608616"/></text:h>
      <table:table table:name="Taula8" table:style-name="Taula8">
        <table:table-column table:style-name="Taula8.A"/>
        <table:table-row>
          <table:table-cell table:style-name="Taula8.A1" office:value-type="string">
            <text:p text:style-name="P6"><text:span text:style-name="T31"><text:s/></text:span><text:span text:style-name="T31">C</text:span><text:span text:style-name="T31"> </text:span><text:s/>Document</text:p>
          </table:table-cell>
        </table:table-row>
      </table:table>
      <table:table table:name="Taula9" table:style-name="Taula9">
        <table:table-column table:style-name="Taula9.A"/>
        <table:table-row>
          <table:table-cell table:style-name="Taula9.A1" office:value-type="string">
            <text:p text:style-name="P1"><text:change text:change-id="ct274608720"/><text:change-start text:change-id="ct274608824"/>Informació d'un contingut de l'arxiu de tipus document<text:change-end text:change-id="ct274608824"/>.</text:p>
          </table:table-cell>
        </table:table-row>
      </table:table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column table:style-name="Taula12.E"/>
        <table:table-row table:style-name="Taula12.1">
          <table:table-cell table:style-name="Taula12.A1" office:value-type="string">
            <text:p text:style-name="P34">Camp</text:p>
          </table:table-cell>
          <table:table-cell table:style-name="Taula12.A1" office:value-type="string">
            <text:p text:style-name="P3">Tipus</text:p>
          </table:table-cell>
          <table:table-cell table:style-name="Taula12.A1" office:value-type="string">
            <text:p text:style-name="P3">Obl</text:p>
          </table:table-cell>
          <table:table-cell table:style-name="Taula12.A1" office:value-type="string">
            <text:p text:style-name="P3">Descripció</text:p>
          </table:table-cell>
          <table:table-cell table:style-name="Taula12.E1" office:value-type="string">
            <text:p text:style-name="P3">Comentaris</text:p>
          </table:table-cell>
        </table:table-row>
        <table:table-row>
          <table:table-cell table:style-name="Taula12.A2" office:value-type="string">
            <text:p text:style-name="P23">identificador</text:p>
          </table:table-cell>
          <table:table-cell table:style-name="Taula12.B2" office:value-type="string">
            <text:p text:style-name="P1">String</text:p>
          </table:table-cell>
          <table:table-cell table:style-name="Taula12.B2" office:value-type="string">
            <text:p text:style-name="P1"><text:change-start text:change-id="ct274608928"/>SI<text:change-end text:change-id="ct274608928"/></text:p>
          </table:table-cell>
          <table:table-cell table:style-name="Taula12.B2" office:value-type="string">
            <text:p text:style-name="P1">Identificador del document</text:p>
          </table:table-cell>
          <table:table-cell table:style-name="Taula12.E2" office:value-type="string">
            <text:p text:style-name="P1"/>
          </table:table-cell>
        </table:table-row>
        <table:table-row>
          <table:table-cell table:style-name="Taula12.A3" office:value-type="string">
            <text:p text:style-name="P3">nom</text:p>
          </table:table-cell>
          <table:table-cell table:style-name="Taula12.B2" office:value-type="string">
            <text:p text:style-name="P1">String </text:p>
          </table:table-cell>
          <table:table-cell table:style-name="Taula12.B2" office:value-type="string">
            <text:p text:style-name="P1"><text:change-start text:change-id="ct274609032"/>SI<text:change-end text:change-id="ct274609032"/></text:p>
          </table:table-cell>
          <table:table-cell table:style-name="Taula12.B2" office:value-type="string">
            <text:p text:style-name="P1">Nom del document</text:p>
          </table:table-cell>
          <table:table-cell table:style-name="Taula12.E2" office:value-type="string">
            <text:p text:style-name="P1"/>
          </table:table-cell>
        </table:table-row>
        <table:table-row>
          <table:table-cell table:style-name="Taula12.A3" office:value-type="string">
            <text:p text:style-name="P3"><text:change-start text:change-id="ct274609136"/>estat<text:change-end text:change-id="ct274609136"/></text:p>
          </table:table-cell>
          <table:table-cell table:style-name="Taula12.B2" office:value-type="string">
            <text:p text:style-name="P1"><text:change-start text:change-id="ct274609240"/>DocumentEstat<text:change-end text:change-id="ct274609240"/></text:p>
          </table:table-cell>
          <table:table-cell table:style-name="Taula12.B2" office:value-type="string">
            <text:p text:style-name="P1"><text:change-start text:change-id="ct274609344"/>SI<text:change-end text:change-id="ct274609344"/></text:p>
          </table:table-cell>
          <table:table-cell table:style-name="Taula12.B2" office:value-type="string">
            <text:p text:style-name="P1"><text:change-start text:change-id="ct274609448"/>Estat del document<text:change-end text:change-id="ct274609448"/></text:p>
          </table:table-cell>
          <table:table-cell table:style-name="Taula12.E2" office:value-type="string">
            <text:p text:style-name="P1"><text:change-start text:change-id="ct274609552"/>ESBORRANY</text:p>
            <text:p text:style-name="P1">DEFINITI<text:change-end text:change-id="ct274609552"/><text:change-start text:change-id="ct274609656"/>U<text:change-end text:change-id="ct274609656"/></text:p>
          </table:table-cell>
        </table:table-row>
        <table:table-row>
          <table:table-cell table:style-name="Taula12.A3" office:value-type="string">
            <text:p text:style-name="P3">metadades</text:p>
          </table:table-cell>
          <table:table-cell table:style-name="Taula12.B2" office:value-type="string">
            <text:p text:style-name="P1">DocumentMetadades</text:p>
          </table:table-cell>
          <table:table-cell table:style-name="Taula12.B2" office:value-type="string">
            <text:p text:style-name="P1"><text:change-start text:change-id="ct274609760"/>SI<text:change-end text:change-id="ct274609760"/></text:p>
          </table:table-cell>
          <table:table-cell table:style-name="Taula12.B2" office:value-type="string">
            <text:p text:style-name="P1">Metadades del document</text:p>
          </table:table-cell>
          <table:table-cell table:style-name="Taula12.E2" office:value-type="string">
            <text:p text:style-name="P1"/>
          </table:table-cell>
        </table:table-row>
        <table:table-row>
          <table:table-cell table:style-name="Taula12.A3" office:value-type="string">
            <text:p text:style-name="P3">firmes</text:p>
          </table:table-cell>
          <table:table-cell table:style-name="Taula12.B2" office:value-type="string">
            <text:p text:style-name="P1">List&lt;Firma&gt;</text:p>
          </table:table-cell>
          <table:table-cell table:style-name="Taula12.B2" office:value-type="string">
            <text:p text:style-name="P1"><text:change-start text:change-id="ct274609864"/>NO<text:change-end text:change-id="ct274609864"/></text:p>
          </table:table-cell>
          <table:table-cell table:style-name="Taula12.B2" office:value-type="string">
            <text:p text:style-name="P1">Llista de firmes del document</text:p>
          </table:table-cell>
          <table:table-cell table:style-name="Taula12.E2" office:value-type="string">
            <text:p text:style-name="P1"/>
          </table:table-cell>
        </table:table-row>
        <table:table-row>
          <table:table-cell table:style-name="Taula12.A3" office:value-type="string">
            <text:p text:style-name="P3">contingut</text:p>
          </table:table-cell>
          <table:table-cell table:style-name="Taula12.B2" office:value-type="string">
            <text:p text:style-name="P9">DocumentContingut</text:p>
          </table:table-cell>
          <table:table-cell table:style-name="Taula12.B2" office:value-type="string">
            <text:p text:style-name="P1"><text:change-start text:change-id="ct274609968"/>NO<text:change-end text:change-id="ct274609968"/></text:p>
          </table:table-cell>
          <table:table-cell table:style-name="Taula12.B2" office:value-type="string">
            <text:p text:style-name="P1">Contingut del document</text:p>
          </table:table-cell>
          <table:table-cell table:style-name="Taula12.E2" office:value-type="string">
            <text:p text:style-name="P1"/>
          </table:table-cell>
        </table:table-row>
      </table:table>
      <text:p text:style-name="Standard"><text:change text:change-id="ct274610072"/></text:p>
      <text:h text:style-name="Heading_20_2" text:outline-level="2"><text:bookmark-start text:name="__RefHeading___Toc4740_112191102"/>Carpeta<text:bookmark-end text:name="__RefHeading___Toc4740_112191102"/><text:change text:change-id="ct274610176"/></text:h>
      <table:table table:name="Taula13" table:style-name="Taula13">
        <table:table-column table:style-name="Taula13.A"/>
        <table:table-row>
          <table:table-cell table:style-name="Taula13.A1" office:value-type="string">
            <text:p text:style-name="P6"><text:span text:style-name="T31"><text:s/></text:span><text:span text:style-name="T31">C</text:span><text:span text:style-name="T31"> </text:span><text:s/>Carpeta</text:p>
          </table:table-cell>
        </table:table-row>
      </table:table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column table:style-name="Taula16.E"/>
        <table:table-row>
          <table:table-cell table:style-name="Taula16.A1" table:number-columns-spanned="5" office:value-type="string">
            <text:p text:style-name="P1"><text:change text:change-id="ct274610280"/><text:change-start text:change-id="ct274610384"/>Informació d'un contingut de l'arxiu de tipus carpeta.<text:change-end text:change-id="ct274610384"/></text:p>
          </table:table-cell>
          <table:covered-table-cell/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34">Camp</text:p>
          </table:table-cell>
          <table:table-cell table:style-name="Taula16.A2" office:value-type="string">
            <text:p text:style-name="P3">Tipus</text:p>
          </table:table-cell>
          <table:table-cell table:style-name="Taula16.A2" office:value-type="string">
            <text:p text:style-name="P3">Obl</text:p>
          </table:table-cell>
          <table:table-cell table:style-name="Taula16.A2" office:value-type="string">
            <text:p text:style-name="P3">Descripció</text:p>
          </table:table-cell>
          <table:table-cell table:style-name="Taula16.E2" office:value-type="string">
            <text:p text:style-name="P3">Comentaris</text:p>
          </table:table-cell>
        </table:table-row>
        <table:table-row>
          <table:table-cell table:style-name="Taula16.A1" office:value-type="string">
            <text:p text:style-name="P23">identificador</text:p>
          </table:table-cell>
          <table:table-cell table:style-name="Taula16.B3" office:value-type="string">
            <text:p text:style-name="P1">String</text:p>
          </table:table-cell>
          <table:table-cell table:style-name="Taula16.B3" office:value-type="string">
            <text:p text:style-name="P1"><text:change-start text:change-id="ct274610488"/>SI<text:change-end text:change-id="ct274610488"/></text:p>
          </table:table-cell>
          <table:table-cell table:style-name="Taula16.B3" office:value-type="string">
            <text:p text:style-name="P1">Identificador de la carpeta</text:p>
          </table:table-cell>
          <table:table-cell table:style-name="Taula16.E3" office:value-type="string">
            <text:p text:style-name="P1"/>
          </table:table-cell>
        </table:table-row>
        <table:table-row>
          <table:table-cell table:style-name="Taula16.A4" office:value-type="string">
            <text:p text:style-name="P3">nom</text:p>
          </table:table-cell>
          <table:table-cell table:style-name="Taula16.B3" office:value-type="string">
            <text:p text:style-name="P1">String </text:p>
          </table:table-cell>
          <table:table-cell table:style-name="Taula16.B3" office:value-type="string">
            <text:p text:style-name="P1"><text:change-start text:change-id="ct274610592"/>SI<text:change-end text:change-id="ct274610592"/></text:p>
          </table:table-cell>
          <table:table-cell table:style-name="Taula16.B3" office:value-type="string">
            <text:p text:style-name="P1">Nom de la carpeta</text:p>
          </table:table-cell>
          <table:table-cell table:style-name="Taula16.E3" office:value-type="string">
            <text:p text:style-name="P1"/>
          </table:table-cell>
        </table:table-row>
        <table:table-row>
          <table:table-cell table:style-name="Taula16.A4" office:value-type="string">
            <text:p text:style-name="P3">continguts</text:p>
          </table:table-cell>
          <table:table-cell table:style-name="Taula16.B3" office:value-type="string">
            <text:p text:style-name="P1">List&lt;<text:change text:change-id="ct274610696"/><text:change-start text:change-id="ct274610800"/>ContingutArxiu<text:change-end text:change-id="ct274610800"/>&gt; </text:p>
          </table:table-cell>
          <table:table-cell table:style-name="Taula16.B3" office:value-type="string">
            <text:p text:style-name="P1"><text:change-start text:change-id="ct274610904"/>NO<text:change-end text:change-id="ct274610904"/></text:p>
          </table:table-cell>
          <table:table-cell table:style-name="Taula16.B3" office:value-type="string">
            <text:p text:style-name="P1">Llista d’elements que pengen de la carpeta</text:p>
          </table:table-cell>
          <table:table-cell table:style-name="Taula16.E3" office:value-type="string">
            <text:p text:style-name="P1"/>
          </table:table-cell>
        </table:table-row>
      </table:table>
      <text:p text:style-name="Standard"><text:change text:change-id="ct274611008"/></text:p>
      <text:h text:style-name="P45" text:outline-level="2"><text:bookmark-start text:name="__RefHeading___Toc3780_928946740"/>ExpedientMetadades<text:bookmark-end text:name="__RefHeading___Toc3780_928946740"/><text:change text:change-id="ct274611112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table:number-columns-spanned="5" office:value-type="string">
            <text:p text:style-name="P6"><text:span text:style-name="T31"><text:s/></text:span><text:span text:style-name="T31">C</text:span><text:span text:style-name="T31"> </text:span><text:s/>ExpedientMetadad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table:number-columns-spanned="5" office:value-type="string">
            <text:p text:style-name="P1"><text:change text:change-id="ct274611216"/><text:change-start text:change-id="ct274611320"/>Meta-dades associades a un expedient<text:change-end text:change-id="ct274611320"/>.</text:p>
          </table:table-cell>
          <table:covered-table-cell/>
          <table:covered-table-cell/>
          <table:covered-table-cell/>
          <table:covered-table-cell/>
        </table:table-row>
        <table:table-row table:style-name="Taula1.3">
          <table:table-cell table:style-name="Taula1.A3" office:value-type="string">
            <text:p text:style-name="P34">Camp</text:p>
          </table:table-cell>
          <table:table-cell table:style-name="Taula1.A3" office:value-type="string">
            <text:p text:style-name="P3">Tipus</text:p>
          </table:table-cell>
          <table:table-cell table:style-name="Taula1.A3" office:value-type="string">
            <text:p text:style-name="P3">Obl</text:p>
          </table:table-cell>
          <table:table-cell table:style-name="Taula1.A3" office:value-type="string">
            <text:p text:style-name="P3">Descripció</text:p>
          </table:table-cell>
          <table:table-cell table:style-name="Taula1.E3" office:value-type="string">
            <text:p text:style-name="P3">Comentaris</text:p>
          </table:table-cell>
        </table:table-row>
        <table:table-row>
          <table:table-cell table:style-name="Taula1.A2" office:value-type="string">
            <text:p text:style-name="P3">versioNti</text:p>
          </table:table-cell>
          <table:table-cell table:style-name="Taula1.B4" office:value-type="string">
            <text:p text:style-name="P1">String </text:p>
          </table:table-cell>
          <table:table-cell table:style-name="Taula1.B4" office:value-type="string">
            <text:p text:style-name="P1">SI</text:p>
          </table:table-cell>
          <table:table-cell table:style-name="Taula1.B4" office:value-type="string">
            <text:p text:style-name="P1">http://administracionelectronica.gob.es/ENI/XSD/v1.0/documento-e</text:p>
          </table:table-cell>
          <table:table-cell table:style-name="Taula1.E4" office:value-type="string">
            <text:p text:style-name="P1"/>
          </table:table-cell>
        </table:table-row>
        <table:table-row>
          <table:table-cell table:style-name="Taula1.A5" office:value-type="string">
            <text:p text:style-name="P3">identificador</text:p>
          </table:table-cell>
          <table:table-cell table:style-name="Taula1.B4" office:value-type="string">
            <text:p text:style-name="P1">String </text:p>
          </table:table-cell>
          <table:table-cell table:style-name="Taula1.B4" office:value-type="string">
            <text:p text:style-name="P1">SI</text:p>
          </table:table-cell>
          <table:table-cell table:style-name="Taula1.B4" office:value-type="string">
            <text:p text:style-name="P1">Identificador de la metadada</text:p>
          </table:table-cell>
          <table:table-cell table:style-name="Taula1.E4" office:value-type="string">
            <text:p text:style-name="P1"/>
          </table:table-cell>
        </table:table-row>
        <table:table-row>
          <table:table-cell table:style-name="Taula1.A5" office:value-type="string">
            <text:p text:style-name="P3">organs</text:p>
          </table:table-cell>
          <table:table-cell table:style-name="Taula1.B4" office:value-type="string">
            <text:p text:style-name="P1"><text:span text:style-name="T3">List</text:span>&lt;String&gt; </text:p>
          </table:table-cell>
          <table:table-cell table:style-name="Taula1.B4" office:value-type="string">
            <text:p text:style-name="P1">SI</text:p>
          </table:table-cell>
          <table:table-cell table:style-name="Taula1.B4" office:value-type="string">
            <text:p text:style-name="P1">Codi <text:change text:change-id="ct274611424"/><text:change-start text:change-id="ct274611528"/>DIR3<text:change-end text:change-id="ct274611528"/> de la unitat orgànica</text:p>
          </table:table-cell>
          <table:table-cell table:style-name="Taula1.E4" office:value-type="string">
            <text:p text:style-name="P1"/>
          </table:table-cell>
        </table:table-row>
        <table:table-row>
          <table:table-cell table:style-name="Taula1.A5" office:value-type="string">
            <text:p text:style-name="P3">dataObertura</text:p>
          </table:table-cell>
          <table:table-cell table:style-name="Taula1.B4" office:value-type="string">
            <text:p text:style-name="P1">Date </text:p>
          </table:table-cell>
          <table:table-cell table:style-name="Taula1.B4" office:value-type="string">
            <text:p text:style-name="P1">SI</text:p>
          </table:table-cell>
          <table:table-cell table:style-name="Taula1.B4" office:value-type="string">
            <text:p text:style-name="P1">Data d’obertura de l’expedient</text:p>
          </table:table-cell>
          <table:table-cell table:style-name="Taula1.E4" office:value-type="string">
            <text:p text:style-name="P1"/>
          </table:table-cell>
        </table:table-row>
        <table:table-row>
          <table:table-cell table:style-name="Taula1.A5" office:value-type="string">
            <text:p text:style-name="P3">classificacio</text:p>
          </table:table-cell>
          <table:table-cell table:style-name="Taula1.B4" office:value-type="string">
            <text:p text:style-name="P1">String </text:p>
          </table:table-cell>
          <table:table-cell table:style-name="Taula1.B4" office:value-type="string">
            <text:p text:style-name="P1">SI</text:p>
          </table:table-cell>
          <table:table-cell table:style-name="Taula1.B4" office:value-type="string">
            <text:p text:style-name="P1">Codi SIA del procediment</text:p>
          </table:table-cell>
          <table:table-cell table:style-name="Taula1.E4" office:value-type="string">
            <text:p text:style-name="P1"/>
          </table:table-cell>
        </table:table-row>
        <table:table-row>
          <table:table-cell table:style-name="Taula1.A5" office:value-type="string">
            <text:p text:style-name="P3">estat</text:p>
          </table:table-cell>
          <table:table-cell table:style-name="Taula1.B4" office:value-type="string">
            <text:p text:style-name="P1"><text:change text:change-id="ct274791896"/><text:change-start text:change-id="ct274792000"/>ExpedientEstat<text:change-end text:change-id="ct274792000"/> </text:p>
          </table:table-cell>
          <table:table-cell table:style-name="Taula1.B4" office:value-type="string">
            <text:p text:style-name="P1">SI</text:p>
          </table:table-cell>
          <table:table-cell table:style-name="Taula1.B4" office:value-type="string">
            <text:p text:style-name="P1">Estat de l’expedient<text:change text:change-id="ct274792104"/></text:p>
          </table:table-cell>
          <table:table-cell table:style-name="Taula1.E4" office:value-type="string">
            <text:p text:style-name="P1"><text:change-start text:change-id="ct274792208"/>E01: Obert</text:p>
            <text:p text:style-name="P1">E02: Tancat</text:p>
            <text:p text:style-name="P1">E03: Índex per a remissió tancat<text:change-end text:change-id="ct274792208"/></text:p>
          </table:table-cell>
        </table:table-row>
        <table:table-row>
          <table:table-cell table:style-name="Taula1.A5" office:value-type="string">
            <text:p text:style-name="P3">interessats</text:p>
          </table:table-cell>
          <table:table-cell table:style-name="Taula1.B4" office:value-type="string">
            <text:p text:style-name="P1">List&lt;String&gt; </text:p>
          </table:table-cell>
          <table:table-cell table:style-name="Taula1.B4" office:value-type="string">
            <text:p text:style-name="P1">NO</text:p>
          </table:table-cell>
          <table:table-cell table:style-name="Taula1.B4" office:value-type="string">
            <text:p text:style-name="P1">NIFs dels interessats associats a l’expedient</text:p>
          </table:table-cell>
          <table:table-cell table:style-name="Taula1.E4" office:value-type="string">
            <text:p text:style-name="P1"/>
          </table:table-cell>
        </table:table-row>
        <table:table-row>
          <table:table-cell table:style-name="Taula1.A5" office:value-type="string">
            <text:p text:style-name="P3">serieDocumental</text:p>
          </table:table-cell>
          <table:table-cell table:style-name="Taula1.B4" office:value-type="string">
            <text:p text:style-name="P1">String </text:p>
          </table:table-cell>
          <table:table-cell table:style-name="Taula1.B4" office:value-type="string">
            <text:p text:style-name="P1">SI</text:p>
          </table:table-cell>
          <table:table-cell table:style-name="Taula1.B4" office:value-type="string">
            <text:p text:style-name="P1">Identificador de la sèrie documental de l’arxiu</text:p>
          </table:table-cell>
          <table:table-cell table:style-name="Taula1.E4" office:value-type="string">
            <text:p text:style-name="P1"/>
          </table:table-cell>
        </table:table-row>
        <table:table-row>
          <table:table-cell table:style-name="Taula1.A5" office:value-type="string">
            <text:p text:style-name="P3">metadadesAddicionals</text:p>
          </table:table-cell>
          <table:table-cell table:style-name="Taula1.B4" office:value-type="string">
            <text:p text:style-name="P1">Map&lt;String, <text:change text:change-id="ct274792312"/><text:change-start text:change-id="ct274792416"/>Object<text:change-end text:change-id="ct274792416"/>&gt; </text:p>
          </table:table-cell>
          <table:table-cell table:style-name="Taula1.B4" office:value-type="string">
            <text:p text:style-name="P1">No</text:p>
          </table:table-cell>
          <table:table-cell table:style-name="Taula1.B4" office:value-type="string">
            <text:p text:style-name="P1"><text:change text:change-id="ct274792520"/><text:change-start text:change-id="ct274792624"/>Altres meta-dades de l’expedient<text:change-end text:change-id="ct274792624"/>.</text:p>
          </table:table-cell>
          <table:table-cell table:style-name="Taula1.E4" office:value-type="string">
            <text:p text:style-name="P1">Map: &lt;nomMetadada, valorMetadada&gt;</text:p>
          </table:table-cell>
        </table:table-row>
      </table:table>
      <text:p text:style-name="Text_20_body"><text:change-start text:change-id="ct274792728"/></text:p>
      <text:h text:style-name="Heading_20_2" text:outline-level="2"><text:bookmark-start text:name="__RefHeading___Toc4724_112191102"/><text:change-end text:change-id="ct274792728"/>DocumentMetadades<text:bookmark-end text:name="__RefHeading___Toc4724_112191102"/><text:change text:change-id="ct274792832"/>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row>
          <table:table-cell table:style-name="Taula3.A1" table:number-columns-spanned="5" office:value-type="string">
            <text:p text:style-name="P6"><text:span text:style-name="T31"><text:s/></text:span><text:span text:style-name="T31">C</text:span><text:span text:style-name="T31"> </text:span><text:s/>DocumentMetadad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.A2" table:number-columns-spanned="5" office:value-type="string">
            <text:p text:style-name="P1"><text:change text:change-id="ct274792936"/><text:change-start text:change-id="ct274793040"/>Meta-dades associades a un document<text:change-end text:change-id="ct274793040"/>.</text:p>
          </table:table-cell>
          <table:covered-table-cell/>
          <table:covered-table-cell/>
          <table:covered-table-cell/>
          <table:covered-table-cell/>
        </table:table-row>
        <table:table-row table:style-name="Taula3.3">
          <table:table-cell table:style-name="Taula3.A3" office:value-type="string">
            <text:p text:style-name="P34">Camp</text:p>
          </table:table-cell>
          <table:table-cell table:style-name="Taula3.A3" office:value-type="string">
            <text:p text:style-name="P3">Tipus</text:p>
          </table:table-cell>
          <table:table-cell table:style-name="Taula3.A3" office:value-type="string">
            <text:p text:style-name="P3">Obl</text:p>
          </table:table-cell>
          <table:table-cell table:style-name="Taula3.A3" office:value-type="string">
            <text:p text:style-name="P3">Descripció</text:p>
          </table:table-cell>
          <table:table-cell table:style-name="Taula3.E3" office:value-type="string">
            <text:p text:style-name="P3">Comentaris</text:p>
          </table:table-cell>
        </table:table-row>
        <table:table-row>
          <table:table-cell table:style-name="Taula3.A2" office:value-type="string">
            <text:p text:style-name="P3">versioNti</text:p>
          </table:table-cell>
          <table:table-cell table:style-name="Taula3.B4" office:value-type="string">
            <text:p text:style-name="P1">String </text:p>
          </table:table-cell>
          <table:table-cell table:style-name="Taula3.B4" office:value-type="string">
            <text:p text:style-name="P1">SI</text:p>
          </table:table-cell>
          <table:table-cell table:style-name="Taula3.B4" office:value-type="string">
            <text:p text:style-name="P1">http://administracionelectronica.gob.es/ENI/XSD/v1.0/documento-e</text:p>
          </table:table-cell>
          <table:table-cell table:style-name="Taula3.E4" office:value-type="string">
            <text:p text:style-name="P1"/>
          </table:table-cell>
        </table:table-row>
        <table:table-row>
          <table:table-cell table:style-name="Taula3.A5" office:value-type="string">
            <text:p text:style-name="P3">identificador</text:p>
          </table:table-cell>
          <table:table-cell table:style-name="Taula3.B4" office:value-type="string">
            <text:p text:style-name="P1">String </text:p>
          </table:table-cell>
          <table:table-cell table:style-name="Taula3.B4" office:value-type="string">
            <text:p text:style-name="P1">SI</text:p>
          </table:table-cell>
          <table:table-cell table:style-name="Taula3.B4" office:value-type="string">
            <text:p text:style-name="P1">Identificador de la metadada</text:p>
          </table:table-cell>
          <table:table-cell table:style-name="Taula3.E4" office:value-type="string">
            <text:p text:style-name="P1"/>
          </table:table-cell>
        </table:table-row>
        <table:table-row>
          <table:table-cell table:style-name="Taula3.A5" office:value-type="string">
            <text:p text:style-name="P3"><text:change-start text:change-id="ct274793144"/>origen<text:change-end text:change-id="ct274793144"/></text:p>
          </table:table-cell>
          <table:table-cell table:style-name="Taula3.B4" office:value-type="string">
            <text:p text:style-name="P1"><text:change-start text:change-id="ct274793248"/>ContingutOrigen <text:change-end text:change-id="ct274793248"/></text:p>
          </table:table-cell>
          <table:table-cell table:style-name="Taula3.B4" office:value-type="string">
            <text:p text:style-name="P1"><text:change-start text:change-id="ct274793352"/>SI<text:change-end text:change-id="ct274793352"/></text:p>
          </table:table-cell>
          <table:table-cell table:style-name="Taula3.B4" office:value-type="string">
            <text:p text:style-name="P1"><text:change-start text:change-id="ct274793456"/>Persona física o jurídica que origina el document.<text:change-end text:change-id="ct274793456"/></text:p>
          </table:table-cell>
          <table:table-cell table:style-name="Taula3.E4" office:value-type="string">
            <text:p text:style-name="P1"><text:change-start text:change-id="ct274793560"/>0:<text:change-end text:change-id="ct274793560"/><text:change-start text:change-id="ct274793664"/> Ciutadà</text:p>
            <text:p text:style-name="P1">1: Administració<text:change-end text:change-id="ct274793664"/></text:p>
          </table:table-cell>
        </table:table-row>
        <table:table-row>
          <table:table-cell table:style-name="Taula3.A5" office:value-type="string">
            <text:p text:style-name="P3">organs</text:p>
          </table:table-cell>
          <table:table-cell table:style-name="Taula3.B4" office:value-type="string">
            <text:p text:style-name="P1"><text:span text:style-name="T3">List</text:span>&lt;String&gt; </text:p>
          </table:table-cell>
          <table:table-cell table:style-name="Taula3.B4" office:value-type="string">
            <text:p text:style-name="P1">SI</text:p>
          </table:table-cell>
          <table:table-cell table:style-name="Taula3.B4" office:value-type="string">
            <text:p text:style-name="P1">Codi Dir3 de la unitat orgànica</text:p>
          </table:table-cell>
          <table:table-cell table:style-name="Taula3.E4" office:value-type="string">
            <text:p text:style-name="P1"/>
          </table:table-cell>
        </table:table-row>
        <table:table-row>
          <table:table-cell table:style-name="Taula3.A5" office:value-type="string">
            <text:p text:style-name="P3">data<text:change-start text:change-id="ct274793768"/>Captura<text:change-end text:change-id="ct274793768"/></text:p>
          </table:table-cell>
          <table:table-cell table:style-name="Taula3.B4" office:value-type="string">
            <text:p text:style-name="P1">Date </text:p>
          </table:table-cell>
          <table:table-cell table:style-name="Taula3.B4" office:value-type="string">
            <text:p text:style-name="P1">SI</text:p>
          </table:table-cell>
          <table:table-cell table:style-name="Taula3.B4" office:value-type="string">
            <text:p text:style-name="P1">Data de captura del document</text:p>
          </table:table-cell>
          <table:table-cell table:style-name="Taula3.E4" office:value-type="string">
            <text:p text:style-name="P1"/>
          </table:table-cell>
        </table:table-row>
        <table:table-row>
          <table:table-cell table:style-name="Taula3.A5" office:value-type="string">
            <text:p text:style-name="P3"><text:change text:change-id="ct274793976"/><text:change text:change-id="ct274793872"/>estatElaboracio</text:p>
          </table:table-cell>
          <table:table-cell table:style-name="Taula3.B4" office:value-type="string">
            <text:p text:style-name="P1"><text:change text:change-id="ct274794080"/><text:change-start text:change-id="ct274794184"/>Document<text:change-end text:change-id="ct274794184"/><text:change-start text:change-id="ct274794288"/>EstatElaboracio<text:change-end text:change-id="ct274794288"/> </text:p>
          </table:table-cell>
          <table:table-cell table:style-name="Taula3.B4" office:value-type="string">
            <text:p text:style-name="P1">SI</text:p>
          </table:table-cell>
          <table:table-cell table:style-name="Taula3.B4" office:value-type="string">
            <text:p text:style-name="P1">Estat <text:change-start text:change-id="ct274794392"/>d’<text:change-end text:change-id="ct274794392"/>elaboració<text:change text:change-id="ct274794496"/><text:change-start text:change-id="ct274794600"/>.<text:change-end text:change-id="ct274794600"/></text:p>
          </table:table-cell>
          <table:table-cell table:style-name="Taula3.E4" office:value-type="string">
            <text:p text:style-name="P1"><text:change-start text:change-id="ct274794704"/>EE01: Original</text:p>
            <text:p text:style-name="P1">EE02: Còpia electrònica autèntica amb canvi de format</text:p>
            <text:p text:style-name="P1">EE03: Còpia electrònica autèntica de document paper</text:p>
            <text:p text:style-name="P1">EE04: Còpia electrònica parcial autèntica<text:change-end text:change-id="ct274794704"/></text:p>
          </table:table-cell>
        </table:table-row>
        <table:table-row>
          <table:table-cell table:style-name="Taula3.A5" office:value-type="string">
            <text:p text:style-name="P3">tipusDocumental</text:p>
          </table:table-cell>
          <table:table-cell table:style-name="Taula3.B4" office:value-type="string">
            <text:p text:style-name="P1"><text:change text:change-id="ct274794808"/><text:change-start text:change-id="ct274794912"/>DocumentTipus<text:change-end text:change-id="ct274794912"/> </text:p>
          </table:table-cell>
          <table:table-cell table:style-name="Taula3.B4" office:value-type="string">
            <text:p text:style-name="P1">SI</text:p>
          </table:table-cell>
          <table:table-cell table:style-name="Taula3.B4" office:value-type="string">
            <text:p text:style-name="P1"><text:change-start text:change-id="ct274795016"/>Tipus<text:change-end text:change-id="ct274795016"/><text:change text:change-id="ct274795120"/><text:change-start text:change-id="ct274795224"/> de document.<text:change-end text:change-id="ct274795224"/></text:p>
          </table:table-cell>
          <table:table-cell table:style-name="Taula3.E4" office:value-type="string">
            <text:p text:style-name="P1"><text:change-start text:change-id="ct274795328"/>TD01: Resolución</text:p>
            <text:p text:style-name="P1">TD02: Acuerdo</text:p>
            <text:p text:style-name="P1">TD03: Contrato</text:p>
            <text:p text:style-name="P1">TD04: Convenio</text:p>
            <text:p text:style-name="P1">TD05: Declaración</text:p>
            <text:p text:style-name="P1">TD06: Comunicación</text:p>
            <text:p text:style-name="P1">TD07: Notificación</text:p>
            <text:p text:style-name="P1">TD08: Publicación</text:p>
            <text:p text:style-name="P1">TD09: Acuse de recibo</text:p>
            <text:p text:style-name="P1">TD10: Acta</text:p>
            <text:p text:style-name="P1">TD11: Certificado</text:p>
            <text:p text:style-name="P1"><text:soft-page-break/>TD12: Diligencia</text:p>
            <text:p text:style-name="P1">TD13: Informe</text:p>
            <text:p text:style-name="P1">TD14: Solicitud</text:p>
            <text:p text:style-name="P1">TD15: Denuncia</text:p>
            <text:p text:style-name="P1">TD16: Alegación</text:p>
            <text:p text:style-name="P1">TD17: Recursos</text:p>
            <text:p text:style-name="P1">TD18: Comunicación ciudadano</text:p>
            <text:p text:style-name="P1">TD19: Factura</text:p>
            <text:p text:style-name="P1">TD20: Otros incautados</text:p>
            <text:p text:style-name="P1">TD99: Otros<text:change-end text:change-id="ct274795328"/></text:p>
          </table:table-cell>
        </table:table-row>
        <table:table-row>
          <table:table-cell table:style-name="Taula3.A5" office:value-type="string">
            <text:p text:style-name="P3"><text:change-start text:change-id="ct274795432"/>format<text:change-end text:change-id="ct274795432"/></text:p>
          </table:table-cell>
          <table:table-cell table:style-name="Taula3.B4" office:value-type="string">
            <text:p text:style-name="P1"><text:change-start text:change-id="ct274795536"/>DocumentFormat<text:change-end text:change-id="ct274795536"/><text:change-start text:change-id="ct274795640"/> <text:change-end text:change-id="ct274795640"/></text:p>
          </table:table-cell>
          <table:table-cell table:style-name="Taula3.B4" office:value-type="string">
            <text:p text:style-name="P1"><text:change-start text:change-id="ct274795744"/>SI<text:change-end text:change-id="ct274795744"/></text:p>
          </table:table-cell>
          <table:table-cell table:style-name="Taula3.B4" office:value-type="string">
            <text:p text:style-name="P1"><text:change-start text:change-id="ct274795848"/>Nom del fo<text:change-end text:change-id="ct274795848"/><text:change-start text:change-id="ct274861528"/>rmat del fitxer.<text:change-end text:change-id="ct274861528"/></text:p>
          </table:table-cell>
          <table:table-cell table:style-name="Taula3.E4" office:value-type="string">
            <text:p text:style-name="P1"><text:change-start text:change-id="ct274861632"/>Valor extret de la l<text:change-end text:change-id="ct274861632"/><text:change-start text:change-id="ct274861736"/>lista de formats admesos per la NTI de Catálogo de estándares.<text:change-end text:change-id="ct274861736"/></text:p>
          </table:table-cell>
        </table:table-row>
        <table:table-row>
          <table:table-cell table:style-name="Taula3.A5" office:value-type="string">
            <text:p text:style-name="P3"><text:change-start text:change-id="ct274861840"/>extensio<text:change-end text:change-id="ct274861840"/></text:p>
          </table:table-cell>
          <table:table-cell table:style-name="Taula3.B4" office:value-type="string">
            <text:p text:style-name="P1"><text:change-start text:change-id="ct274861944"/>DocumentExtensio<text:change-end text:change-id="ct274861944"/><text:change-start text:change-id="ct274862048"/> <text:change-end text:change-id="ct274862048"/></text:p>
          </table:table-cell>
          <table:table-cell table:style-name="Taula3.B4" office:value-type="string">
            <text:p text:style-name="P1"><text:change-start text:change-id="ct274862152"/>SI<text:change-end text:change-id="ct274862152"/></text:p>
          </table:table-cell>
          <table:table-cell table:style-name="Taula3.B4" office:value-type="string">
            <text:p text:style-name="P1"><text:change-start text:change-id="ct274862256"/>Extensió del fitxer.<text:change-end text:change-id="ct274862256"/></text:p>
          </table:table-cell>
          <table:table-cell table:style-name="Taula3.E4" office:value-type="string">
            <text:p text:style-name="P1"><text:change-start text:change-id="ct274862360"/>.gml</text:p>
            <text:p text:style-name="P1">.gz</text:p>
            <text:p text:style-name="P1">.zip</text:p>
            <text:p text:style-name="P1">.avi</text:p>
            <text:p text:style-name="P1">.csv</text:p>
            <text:p text:style-name="P1">.html</text:p>
            <text:p text:style-name="P1">.htm</text:p>
            <text:p text:style-name="P1">.css</text:p>
            <text:p text:style-name="P1">.jpg</text:p>
            <text:p text:style-name="P1">.jpeg</text:p>
            <text:p text:style-name="P1">.mhtml</text:p>
            <text:p text:style-name="P1">.mht</text:p>
            <text:p text:style-name="P1">.odt</text:p>
            <text:p text:style-name="P1">.ods</text:p>
            <text:p text:style-name="P1">.odp</text:p>
            <text:p text:style-name="P1">.odg</text:p>
            <text:p text:style-name="P1">.docx</text:p>
            <text:p text:style-name="P1">.xlsx</text:p>
            <text:p text:style-name="P1">.pptx</text:p>
            <text:p text:style-name="P1">.pdf</text:p>
            <text:p text:style-name="P1">.png</text:p>
            <text:p text:style-name="P1">.rtf</text:p>
            <text:p text:style-name="P1">.svg</text:p>
            <text:p text:style-name="P1">.tiff</text:p>
            <text:p text:style-name="P1">.txt</text:p>
            <text:p text:style-name="P1">.mp3</text:p>
            <text:p text:style-name="P1">.ogg</text:p>
            <text:p text:style-name="P1">.oga</text:p>
            <text:p text:style-name="P1">.mpeg</text:p>
            <text:p text:style-name="P1">.mp4</text:p>
            <text:p text:style-name="P1">.webm<text:change-end text:change-id="ct274862360"/></text:p>
          </table:table-cell>
        </table:table-row>
        <table:table-row>
          <table:table-cell table:style-name="Taula3.A5" office:value-type="string">
            <text:p text:style-name="P3">serieDocumental</text:p>
          </table:table-cell>
          <table:table-cell table:style-name="Taula3.B4" office:value-type="string">
            <text:p text:style-name="P1">String </text:p>
          </table:table-cell>
          <table:table-cell table:style-name="Taula3.B4" office:value-type="string">
            <text:p text:style-name="P1">SI</text:p>
          </table:table-cell>
          <table:table-cell table:style-name="Taula3.B4" office:value-type="string">
            <text:p text:style-name="P1">Identificador de la sèrie documental de l’arxiu<text:change-start text:change-id="ct274862464"/>.<text:change-end text:change-id="ct274862464"/></text:p>
          </table:table-cell>
          <table:table-cell table:style-name="Taula3.E4" office:value-type="string">
            <text:p text:style-name="P1"/>
          </table:table-cell>
        </table:table-row>
        <table:table-row>
          <table:table-cell table:style-name="Taula3.A5" office:value-type="string">
            <text:p text:style-name="P3"><text:change-start text:change-id="ct274862568"/>identificadorOrigen<text:change-end text:change-id="ct274862568"/></text:p>
          </table:table-cell>
          <table:table-cell table:style-name="Taula3.B4" office:value-type="string">
            <text:p text:style-name="P1"><text:change-start text:change-id="ct274862672"/>String<text:change-end text:change-id="ct274862672"/></text:p>
          </table:table-cell>
          <table:table-cell table:style-name="Taula3.B4" office:value-type="string">
            <text:p text:style-name="P1"><text:change-start text:change-id="ct274862776"/>No<text:change-end text:change-id="ct274862776"/></text:p>
          </table:table-cell>
          <table:table-cell table:style-name="Taula3.B4" office:value-type="string">
            <text:p text:style-name="P1"><text:change-start text:change-id="ct274862880"/>Identificador del document original al que correspon aquesta còpia.<text:change-end text:change-id="ct274862880"/></text:p>
          </table:table-cell>
          <table:table-cell table:style-name="Taula3.E4" office:value-type="string">
            <text:p text:style-name="P1"><text:change-start text:change-id="ct274862984"/>Només té sentit en cas de que el document sigui una còpia<text:change-end text:change-id="ct274862984"/><text:change-start text:change-id="ct274863088"/> (estats d’elaboració: EE02 i EE04).<text:change-end text:change-id="ct274863088"/></text:p>
          </table:table-cell>
        </table:table-row>
        <table:table-row>
          <table:table-cell table:style-name="Taula3.A5" office:value-type="string">
            <text:p text:style-name="P3">metadadesAddicionals</text:p>
          </table:table-cell>
          <table:table-cell table:style-name="Taula3.B4" office:value-type="string">
            <text:p text:style-name="P1">Map&lt;String, <text:change text:change-id="ct274863192"/><text:change-start text:change-id="ct274863296"/>Object<text:change-end text:change-id="ct274863296"/>&gt; </text:p>
          </table:table-cell>
          <table:table-cell table:style-name="Taula3.B4" office:value-type="string">
            <text:p text:style-name="P1">No</text:p>
          </table:table-cell>
          <table:table-cell table:style-name="Taula3.B4" office:value-type="string">
            <text:p text:style-name="P1"><text:change text:change-id="ct274863400"/><text:change-start text:change-id="ct274863504"/>Altres meta-dades del document<text:change-end text:change-id="ct274863504"/>.</text:p>
          </table:table-cell>
          <table:table-cell table:style-name="Taula3.E4" office:value-type="string">
            <text:p text:style-name="P1">Map: &lt;nomMetadada, valorMetadada&gt;</text:p>
          </table:table-cell>
        </table:table-row>
      </table:table>
      <text:p text:style-name="Standard"/>
      <text:h text:style-name="Heading_20_2" text:outline-level="2"><text:bookmark-start text:name="__RefHeading___Toc4726_112191102"/>DocumentContingut<text:bookmark-end text:name="__RefHeading___Toc4726_112191102"/><text:change text:change-id="ct274863608"/></text:h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6"><text:span text:style-name="T31"><text:s/></text:span><text:span text:style-name="T31">C</text:span><text:span text:style-name="T31"> </text:span><text:s/>DocumentContingu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4"><text:change text:change-id="ct274863712"/><text:change-start text:change-id="ct274863816"/>Informació sobre un contingut d’un document<text:change-end text:change-id="ct274863816"/>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34">Camp</text:p>
          </table:table-cell>
          <table:table-cell table:style-name="Taula58.A3" office:value-type="string">
            <text:p text:style-name="P3">Tipus</text:p>
          </table:table-cell>
          <table:table-cell table:style-name="Taula58.A3" office:value-type="string">
            <text:p text:style-name="P3">Obl</text:p>
          </table:table-cell>
          <table:table-cell table:style-name="Taula58.A3" office:value-type="string">
            <text:p text:style-name="P3">Descripció</text:p>
          </table:table-cell>
          <table:table-cell table:style-name="Taula58.E3" office:value-type="string">
            <text:p text:style-name="P3">Comentaris</text:p>
          </table:table-cell>
        </table:table-row>
        <table:table-row>
          <table:table-cell table:style-name="Taula58.A4" office:value-type="string">
            <text:p text:style-name="P3">contingut</text:p>
          </table:table-cell>
          <table:table-cell table:style-name="Taula58.B4" office:value-type="string">
            <text:p text:style-name="P1">byte[] </text:p>
          </table:table-cell>
          <table:table-cell table:style-name="Taula58.B4" office:value-type="string">
            <text:p text:style-name="P1">Si</text:p>
          </table:table-cell>
          <table:table-cell table:style-name="Taula58.B4" office:value-type="string">
            <text:p text:style-name="P1">Contingut del fitxer</text:p>
          </table:table-cell>
          <table:table-cell table:style-name="Taula58.E4" office:value-type="string">
            <text:p text:style-name="P1"/>
          </table:table-cell>
        </table:table-row>
        <text:soft-page-break/>
        <table:table-row>
          <table:table-cell table:style-name="Taula58.A2" office:value-type="string">
            <text:p text:style-name="P3"><text:change-start text:change-id="ct336504464"/>t<text:change-end text:change-id="ct336504464"/><text:change-start text:change-id="ct336499576"/>amany<text:change-end text:change-id="ct336499576"/></text:p>
          </table:table-cell>
          <table:table-cell table:style-name="Taula58.B4" office:value-type="string">
            <text:p text:style-name="P1"><text:change-start text:change-id="ct336504360"/>long<text:change-end text:change-id="ct336504360"/></text:p>
          </table:table-cell>
          <table:table-cell table:style-name="Taula58.B4" office:value-type="string">
            <text:p text:style-name="P1"><text:change-start text:change-id="ct336504256"/>Si<text:change-end text:change-id="ct336504256"/></text:p>
          </table:table-cell>
          <table:table-cell table:style-name="Taula58.B4" office:value-type="string">
            <text:p text:style-name="P1"><text:change-start text:change-id="ct336504152"/>Nombre de bytes del “contingut”<text:change-end text:change-id="ct336504152"/></text:p>
          </table:table-cell>
          <table:table-cell table:style-name="Taula58.E4" office:value-type="string">
            <text:p text:style-name="P1"/>
          </table:table-cell>
        </table:table-row>
        <table:table-row>
          <table:table-cell table:style-name="Taula58.A2" office:value-type="string">
            <text:p text:style-name="P5"><text:change-start text:change-id="ct274863920"/><text:span text:style-name="T1">a</text:span><text:span text:style-name="T1">rxiuNom</text:span><text:change-end text:change-id="ct274863920"/></text:p>
          </table:table-cell>
          <table:table-cell table:style-name="Taula58.B4" office:value-type="string">
            <text:p text:style-name="P1"><text:change-start text:change-id="ct274864024"/>String<text:change-end text:change-id="ct274864024"/></text:p>
          </table:table-cell>
          <table:table-cell table:style-name="Taula58.B4" office:value-type="string">
            <text:p text:style-name="P1"><text:change-start text:change-id="ct274864128"/>No<text:change-end text:change-id="ct274864128"/></text:p>
          </table:table-cell>
          <table:table-cell table:style-name="Taula58.B4" office:value-type="string">
            <text:p text:style-name="P1"><text:change-start text:change-id="ct274864232"/>Nom de l’arxiu<text:change-end text:change-id="ct274864232"/></text:p>
          </table:table-cell>
          <table:table-cell table:style-name="Taula58.E4" office:value-type="string">
            <text:p text:style-name="P1"/>
          </table:table-cell>
        </table:table-row>
        <table:table-row>
          <table:table-cell table:style-name="Taula58.A2" office:value-type="string">
            <text:p text:style-name="P5"><text:span text:style-name="T1">tipusM</text:span><text:span text:style-name="T1">ime</text:span><text:change text:change-id="ct274864336"/></text:p>
          </table:table-cell>
          <table:table-cell table:style-name="Taula58.B4" office:value-type="string">
            <text:p text:style-name="P1">String </text:p>
          </table:table-cell>
          <table:table-cell table:style-name="Taula58.B4" office:value-type="string">
            <text:p text:style-name="P1">Si</text:p>
          </table:table-cell>
          <table:table-cell table:style-name="Taula58.B4" office:value-type="string">
            <text:p text:style-name="P1">Tipus de format del contingut</text:p>
          </table:table-cell>
          <table:table-cell table:style-name="Taula58.E4" office:value-type="string">
            <text:p text:style-name="P1">PDF, XML, ...</text:p>
          </table:table-cell>
        </table:table-row>
      </table:table>
      <text:p text:style-name="Standard"/>
      <text:h text:style-name="Heading_20_2" text:outline-level="2"><text:bookmark-start text:name="__RefHeading___Toc4730_112191102"/>Firma<text:bookmark-end text:name="__RefHeading___Toc4730_112191102"/><text:change text:change-id="ct274864440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6"><text:span text:style-name="T31"><text:s/></text:span><text:span text:style-name="T31">C</text:span><text:span text:style-name="T31"> </text:span><text:s/>Firm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table:number-columns-spanned="5" office:value-type="string">
            <text:p text:style-name="P1"><text:change text:change-id="ct274864544"/><text:change-start text:change-id="ct274864648"/>Informació sobre la firma d’un expedient o document<text:change-end text:change-id="ct274864648"/>.</text:p>
          </table:table-cell>
          <table:covered-table-cell/>
          <table:covered-table-cell/>
          <table:covered-table-cell/>
          <table:covered-table-cell/>
        </table:table-row>
        <table:table-row table:style-name="Taula2.3">
          <table:table-cell table:style-name="Taula2.A3" office:value-type="string">
            <text:p text:style-name="P34">Camp</text:p>
          </table:table-cell>
          <table:table-cell table:style-name="Taula2.A3" office:value-type="string">
            <text:p text:style-name="P3">Tipus</text:p>
          </table:table-cell>
          <table:table-cell table:style-name="Taula2.A3" office:value-type="string">
            <text:p text:style-name="P3">Obl</text:p>
          </table:table-cell>
          <table:table-cell table:style-name="Taula2.A3" office:value-type="string">
            <text:p text:style-name="P3">Descripció</text:p>
          </table:table-cell>
          <table:table-cell table:style-name="Taula2.E3" office:value-type="string">
            <text:p text:style-name="P3">Comentaris</text:p>
          </table:table-cell>
        </table:table-row>
        <table:table-row>
          <table:table-cell table:style-name="Taula2.A4" office:value-type="string">
            <text:p text:style-name="P3">tipus</text:p>
          </table:table-cell>
          <table:table-cell table:style-name="Taula2.B4" office:value-type="string">
            <text:p text:style-name="P1"><text:change text:change-id="ct274864752"/><text:change-start text:change-id="ct274864856"/>FirmaTipus<text:change-end text:change-id="ct274864856"/> </text:p>
          </table:table-cell>
          <table:table-cell table:style-name="Taula2.B4" office:value-type="string">
            <text:p text:style-name="P1"><text:change text:change-id="ct274864960"/><text:change-start text:change-id="ct274865064"/>Si<text:change-end text:change-id="ct274865064"/></text:p>
          </table:table-cell>
          <table:table-cell table:style-name="Taula2.B4" office:value-type="string">
            <text:p text:style-name="P1">Tipus de firma</text:p>
          </table:table-cell>
          <table:table-cell table:style-name="Taula2.E4" office:value-type="string">
            <text:p text:style-name="P1"><text:change-start text:change-id="ct274865168"/>TF01: CSV</text:p>
            <text:p text:style-name="P1">TF02: XAdES internally detached signature</text:p>
            <text:p text:style-name="P1">TF03: XAdES enveloped signature</text:p>
            <text:p text:style-name="P1">TF04: CAdES detached/explicit signature</text:p>
            <text:p text:style-name="P1">TF05: CAdES attached/implicit signature</text:p>
            <text:p text:style-name="P1">TF06: PAdES<text:change-end text:change-id="ct274865168"/><text:change-start text:change-id="ct274865272"/></text:p>
            <text:p text:style-name="P1">TF07: SMIME</text:p>
            <text:p text:style-name="P1">TF08: ODT</text:p>
            <text:p text:style-name="P1"><text:change-end text:change-id="ct274865272"/><text:change text:change-id="ct274867288"/><text:change text:change-id="ct274867184"/><text:change text:change-id="ct274867080"/><text:change text:change-id="ct274866976"/><text:change text:change-id="ct274866872"/><text:change text:change-id="ct274866768"/><text:change text:change-id="ct274866664"/><text:change text:change-id="ct274866560"/><text:change text:change-id="ct274866456"/><text:change text:change-id="ct274866352"/><text:change text:change-id="ct274866248"/><text:change text:change-id="ct274866144"/><text:change text:change-id="ct274866040"/><text:change text:change-id="ct274865936"/><text:change text:change-id="ct274865832"/><text:change text:change-id="ct274865728"/><text:change text:change-id="ct274865624"/><text:change text:change-id="ct274865480"/><text:change text:change-id="ct274865376"/><text:change-start text:change-id="ct274867392"/>TF09<text:change-end text:change-id="ct274867392"/><text:change-start text:change-id="ct274867496"/>: OOXML<text:change-end text:change-id="ct274867496"/></text:p>
          </table:table-cell>
        </table:table-row>
        <table:table-row>
          <table:table-cell table:style-name="Taula2.A2" office:value-type="string">
            <text:p text:style-name="P3"><text:change-start text:change-id="ct274867600"/>perfil<text:change-end text:change-id="ct274867600"/></text:p>
          </table:table-cell>
          <table:table-cell table:style-name="Taula2.B4" office:value-type="string">
            <text:p text:style-name="P1"><text:change-start text:change-id="ct274867704"/>FirmaPerfil<text:change-end text:change-id="ct274867704"/></text:p>
          </table:table-cell>
          <table:table-cell table:style-name="Taula2.B4" office:value-type="string">
            <text:p text:style-name="P1"><text:change-start text:change-id="ct274867808"/>Si<text:change-end text:change-id="ct274867808"/></text:p>
          </table:table-cell>
          <table:table-cell table:style-name="Taula2.B4" office:value-type="string">
            <text:p text:style-name="P1"><text:change-start text:change-id="ct274867912"/>Perfil de la firma<text:change-end text:change-id="ct274867912"/></text:p>
          </table:table-cell>
          <table:table-cell table:style-name="Taula2.E4" office:value-type="string">
            <text:p text:style-name="P1"><text:change-start text:change-id="ct274868016"/>BES</text:p>
            <text:p text:style-name="P1">EPES</text:p>
            <text:p text:style-name="P1">LTV</text:p>
            <text:p text:style-name="P1">T</text:p>
            <text:p text:style-name="P1">C</text:p>
            <text:p text:style-name="P1">X</text:p>
            <text:p text:style-name="P1">XL</text:p>
            <text:p text:style-name="P1">A<text:change-end text:change-id="ct274868016"/></text:p>
          </table:table-cell>
        </table:table-row>
        <table:table-row>
          <table:table-cell table:style-name="Taula2.A2" office:value-type="string">
            <text:p text:style-name="P3"><text:change-start text:change-id="ct274868120"/>fitxerN<text:change-end text:change-id="ct274868120"/><text:change text:change-id="ct274868224"/>om</text:p>
          </table:table-cell>
          <table:table-cell table:style-name="Taula2.B4" office:value-type="string">
            <text:p text:style-name="P1">String</text:p>
          </table:table-cell>
          <table:table-cell table:style-name="Taula2.B4" office:value-type="string">
            <text:p text:style-name="P1">No</text:p>
          </table:table-cell>
          <table:table-cell table:style-name="Taula2.B4" office:value-type="string">
            <text:p text:style-name="P1">Nom del fitxer que conté la firma</text:p>
          </table:table-cell>
          <table:table-cell table:style-name="Taula2.E4" office:value-type="string">
            <text:p text:style-name="P1"/>
          </table:table-cell>
        </table:table-row>
        <table:table-row>
          <table:table-cell table:style-name="Taula2.A2" office:value-type="string">
            <text:p text:style-name="P3">contingut</text:p>
          </table:table-cell>
          <table:table-cell table:style-name="Taula2.B4" office:value-type="string">
            <text:p text:style-name="P1">byte[]</text:p>
          </table:table-cell>
          <table:table-cell table:style-name="Taula2.B4" office:value-type="string">
            <text:p text:style-name="P1">Si</text:p>
          </table:table-cell>
          <table:table-cell table:style-name="Taula2.B4" office:value-type="string">
            <text:p text:style-name="P1">Contingut de la firma</text:p>
          </table:table-cell>
          <table:table-cell table:style-name="Taula2.E4" office:value-type="string">
            <text:p text:style-name="P1">En cas de firma de tipus CSV <text:change text:change-id="ct274868328"/><text:change-start text:change-id="ct274868432"/>aquest camp contendrà<text:change-end text:change-id="ct274868432"/> <text:change-start text:change-id="ct274868536"/>el <text:change-end text:change-id="ct274868536"/><text:change text:change-id="ct274868640"/><text:change-start text:change-id="ct274868744"/>CSV<text:change-end text:change-id="ct274868744"/> <text:change text:change-id="ct274868848"/><text:change-start text:change-id="ct274868952"/>com a cadena de caràcters<text:change-end text:change-id="ct274868952"/>.</text:p>
            <text:p text:style-name="P1">En cas contrari <text:change text:change-id="ct274869056"/><text:change-start text:change-id="ct274869160"/>aquest camp contendrà els bytes de <text:change-end text:change-id="ct274869160"/>la firma detached<text:change-start text:change-id="ct274869264"/>.<text:change-end text:change-id="ct274869264"/></text:p>
          </table:table-cell>
        </table:table-row>
        <table:table-row>
          <table:table-cell table:style-name="Taula2.A2" office:value-type="string">
            <text:p text:style-name="P3"><text:change-start text:change-id="ct336503840"/>tamany<text:change-end text:change-id="ct336503840"/></text:p>
          </table:table-cell>
          <table:table-cell table:style-name="Taula2.B4" office:value-type="string">
            <text:p text:style-name="P1"><text:change-start text:change-id="ct336504568"/>long<text:change-end text:change-id="ct336504568"/></text:p>
          </table:table-cell>
          <table:table-cell table:style-name="Taula2.B4" office:value-type="string">
            <text:p text:style-name="P1"><text:change-start text:change-id="ct336503736"/>Si<text:change-end text:change-id="ct336503736"/></text:p>
          </table:table-cell>
          <table:table-cell table:style-name="Taula2.B4" office:value-type="string">
            <text:p text:style-name="P1"><text:change-start text:change-id="ct336503632"/>Nombre de bytes del “contingut”<text:change-end text:change-id="ct336503632"/></text:p>
          </table:table-cell>
          <table:table-cell table:style-name="Taula2.E4" office:value-type="string">
            <text:p text:style-name="P1"/>
          </table:table-cell>
        </table:table-row>
        <table:table-row>
          <table:table-cell table:style-name="Taula2.A2" office:value-type="string">
            <text:p text:style-name="P5"><text:span text:style-name="T1">tipusM</text:span><text:span text:style-name="T1">ime</text:span></text:p>
          </table:table-cell>
          <table:table-cell table:style-name="Taula2.B4" office:value-type="string">
            <text:p text:style-name="P1">String</text:p>
          </table:table-cell>
          <table:table-cell table:style-name="Taula2.B4" office:value-type="string">
            <text:p text:style-name="P1">Si</text:p>
          </table:table-cell>
          <table:table-cell table:style-name="Taula2.B4" office:value-type="string">
            <text:p text:style-name="P1">Format del contingut de la firma</text:p>
          </table:table-cell>
          <table:table-cell table:style-name="Taula2.E4" office:value-type="string">
            <text:p text:style-name="P1"/>
          </table:table-cell>
        </table:table-row>
        <table:table-row>
          <table:table-cell table:style-name="Taula2.A2" office:value-type="string">
            <text:p text:style-name="P3">csvRegulacio</text:p>
          </table:table-cell>
          <table:table-cell table:style-name="Taula2.B4" office:value-type="string">
            <text:p text:style-name="P1">String </text:p>
          </table:table-cell>
          <table:table-cell table:style-name="Taula2.B4" office:value-type="string">
            <text:p text:style-name="P1">No</text:p>
          </table:table-cell>
          <table:table-cell table:style-name="Taula2.B4" office:value-type="string">
            <text:p text:style-name="P1">Referència a la llei que regula l’aplicació del CSV</text:p>
          </table:table-cell>
          <table:table-cell table:style-name="Taula2.E4" office:value-type="string">
            <text:p text:style-name="P1"/>
          </table:table-cell>
        </table:table-row>
      </table:table>
      <text:p text:style-name="Standard"/>
      <text:h text:style-name="Heading_20_2" text:outline-level="2"><text:bookmark-start text:name="__RefHeading___Toc4732_112191102"/><text:change text:change-id="ct274869368"/><text:change-start text:change-id="ct274869472"/>ContingutArxiu<text:bookmark-end text:name="__RefHeading___Toc4732_112191102"/><text:change-end text:change-id="ct274869472"/><text:change text:change-id="ct274869576"/></text:h>
      <table:table table:name="Taula5" table:style-name="Taula5">
        <table:table-column table:style-name="Taula5.A"/>
        <table:table-row>
          <table:table-cell table:style-name="Taula5.A1" office:value-type="string">
            <text:p text:style-name="P6"><text:span text:style-name="T31"><text:s/></text:span><text:span text:style-name="T31">C</text:span><text:span text:style-name="T31"> </text:span><text:s/><text:change text:change-id="ct274869720"/><text:change-start text:change-id="ct274869824"/>ContingutArxiu<text:change-end text:change-id="ct274869824"/></text:p>
          </table:table-cell>
        </table:table-row>
      </table:table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column table:style-name="Taula15.E"/>
        <table:table-row>
          <table:table-cell table:style-name="Taula15.A1" table:number-columns-spanned="5" office:value-type="string">
            <text:p text:style-name="P1"><text:change text:change-id="ct274869928"/><text:change-start text:change-id="ct274870032"/>Informació sobre<text:change-end text:change-id="ct274870032"/> un contingut <text:change text:change-id="ct274870136"/><text:change-start text:change-id="ct274870240"/>genèric de l’arxiu<text:change-end text:change-id="ct274870240"/>.<text:change-start text:change-id="ct274870344"/> Aquest contingut pot ser de tipus document, expedient o carpeta.<text:change-end text:change-id="ct274870344"/></text:p>
          </table:table-cell>
          <table:covered-table-cell/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34">Camp</text:p>
          </table:table-cell>
          <table:table-cell table:style-name="Taula15.A2" office:value-type="string">
            <text:p text:style-name="P3">Tipus</text:p>
          </table:table-cell>
          <table:table-cell table:style-name="Taula15.A2" office:value-type="string">
            <text:p text:style-name="P3">Obl</text:p>
          </table:table-cell>
          <table:table-cell table:style-name="Taula15.A2" office:value-type="string">
            <text:p text:style-name="P3">Descripció</text:p>
          </table:table-cell>
          <table:table-cell table:style-name="Taula15.E2" office:value-type="string">
            <text:p text:style-name="P3">Comentaris</text:p>
          </table:table-cell>
        </table:table-row>
        <table:table-row table:style-name="Taula15.2">
          <table:table-cell table:style-name="Taula15.A1" office:value-type="string">
            <text:p text:style-name="P3">tipus</text:p>
          </table:table-cell>
          <table:table-cell table:style-name="Taula15.B3" office:value-type="string">
            <text:p text:style-name="P1"><text:change text:change-id="ct274870448"/><text:change-start text:change-id="ct274870552"/>String<text:change-end text:change-id="ct274870552"/> </text:p>
          </table:table-cell>
          <table:table-cell table:style-name="Taula15.B3" office:value-type="string">
            <text:p text:style-name="P1"><text:change-start text:change-id="ct274870656"/>SI<text:change-end text:change-id="ct274870656"/></text:p>
          </table:table-cell>
          <table:table-cell table:style-name="Taula15.B3" office:value-type="string">
            <text:p text:style-name="P1"><text:change text:change-id="ct274870760"/><text:change-start text:change-id="ct274870864"/>T<text:change-end text:change-id="ct274870864"/>ipus de contingut</text:p>
          </table:table-cell>
          <table:table-cell table:style-name="Taula15.E3" office:value-type="string">
            <text:p text:style-name="P1"><text:change text:change-id="ct274870968"/><text:change-start text:change-id="ct274871072"/>TC<text:change-end text:change-id="ct274871072"/><text:change-start text:change-id="ct274871176"/>01: Expedient<text:change-end text:change-id="ct274871176"/><text:change-start text:change-id="ct274871280"/></text:p>
            <text:p text:style-name="P1">TC02: Document</text:p>
            <text:p text:style-name="P1"><text:change-end text:change-id="ct274871280"/><text:change-start text:change-id="ct274871384"/>TC<text:change-end text:change-id="ct274871384"/><text:change-start text:change-id="ct274871488"/>03: Carpeta<text:change-end text:change-id="ct274871488"/></text:p>
          </table:table-cell>
        </table:table-row>
        <table:table-row>
          <table:table-cell table:style-name="Taula15.A4" office:value-type="string">
            <text:p text:style-name="P3">nom</text:p>
          </table:table-cell>
          <table:table-cell table:style-name="Taula15.B3" office:value-type="string">
            <text:p text:style-name="P1">String </text:p>
          </table:table-cell>
          <table:table-cell table:style-name="Taula15.B3" office:value-type="string">
            <text:p text:style-name="P1"><text:change-start text:change-id="ct274871592"/>SI<text:change-end text:change-id="ct274871592"/></text:p>
          </table:table-cell>
          <table:table-cell table:style-name="Taula15.B3" office:value-type="string">
            <text:p text:style-name="P1">Nom de<text:change text:change-id="ct274871696"/><text:change-start text:change-id="ct274871800"/>l contingut<text:change-end text:change-id="ct274871800"/></text:p>
          </table:table-cell>
          <table:table-cell table:style-name="Taula15.E4" office:value-type="string">
            <text:p text:style-name="P1"/>
          </table:table-cell>
        </table:table-row>
        <table:table-row>
          <table:table-cell table:style-name="Taula15.A5" office:value-type="string">
            <text:p text:style-name="P3">identificador</text:p>
          </table:table-cell>
          <table:table-cell table:style-name="Taula15.B3" office:value-type="string">
            <text:p text:style-name="P1">String </text:p>
          </table:table-cell>
          <table:table-cell table:style-name="Taula15.B3" office:value-type="string">
            <text:p text:style-name="P1"><text:change-start text:change-id="ct274871904"/>SI<text:change-end text:change-id="ct274871904"/></text:p>
          </table:table-cell>
          <table:table-cell table:style-name="Taula15.B3" office:value-type="string">
            <text:p text:style-name="P1">Identificador de l’item</text:p>
          </table:table-cell>
          <table:table-cell table:style-name="Taula15.E4" office:value-type="string">
            <text:p text:style-name="P1"/>
          </table:table-cell>
        </table:table-row>
        <table:table-row>
          <table:table-cell table:style-name="Taula15.A5" office:value-type="string">
            <text:p text:style-name="P3">versio</text:p>
          </table:table-cell>
          <table:table-cell table:style-name="Taula15.B3" office:value-type="string">
            <text:p text:style-name="P1">String </text:p>
          </table:table-cell>
          <table:table-cell table:style-name="Taula15.B3" office:value-type="string">
            <text:p text:style-name="P1"><text:change-start text:change-id="ct274872008"/>NO<text:change-end text:change-id="ct274872008"/></text:p>
          </table:table-cell>
          <table:table-cell table:style-name="Taula15.B3" office:value-type="string">
            <text:p text:style-name="P25">Versió de l’item</text:p>
          </table:table-cell>
          <table:table-cell table:style-name="Taula15.E4" office:value-type="string">
            <text:p text:style-name="P1"/>
          </table:table-cell>
        </table:table-row>
      </table:table>
      <text:p text:style-name="Text_20_body"><text:change-start text:change-id="ct274872112"/></text:p>
      <text:h text:style-name="Heading_20_2" text:outline-level="2"><text:bookmark-start text:name="__RefHeading___Toc4742_112191102"/><text:change-end text:change-id="ct274872112"/><text:soft-page-break/>ConsultaFiltre<text:bookmark-end text:name="__RefHeading___Toc4742_112191102"/><text:change text:change-id="ct274872320"/><text:change text:change-id="ct274872216"/></text:h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column table:style-name="Taula10.E"/>
        <table:table-row>
          <table:table-cell table:style-name="Taula10.A1" table:number-columns-spanned="5" office:value-type="string">
            <text:p text:style-name="P6"><text:span text:style-name="T31"><text:s/></text:span><text:span text:style-name="T31">C</text:span><text:span text:style-name="T31"> </text:span><text:s/>ConsultaFil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0.A2" table:number-columns-spanned="5" office:value-type="string">
            <text:p text:style-name="P1"><text:change text:change-id="ct274872424"/><text:change-start text:change-id="ct274872528"/>Informació sobre el filtre per a realitzar consultes.<text:change-end text:change-id="ct274872528"/></text:p>
          </table:table-cell>
          <table:covered-table-cell/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34">Camp</text:p>
          </table:table-cell>
          <table:table-cell table:style-name="Taula10.A3" office:value-type="string">
            <text:p text:style-name="P3">Tipus</text:p>
          </table:table-cell>
          <table:table-cell table:style-name="Taula10.A3" office:value-type="string">
            <text:p text:style-name="P3">Obl</text:p>
          </table:table-cell>
          <table:table-cell table:style-name="Taula10.A3" office:value-type="string">
            <text:p text:style-name="P3">Descripció</text:p>
          </table:table-cell>
          <table:table-cell table:style-name="Taula10.E3" office:value-type="string">
            <text:p text:style-name="P3">Comentaris</text:p>
          </table:table-cell>
        </table:table-row>
        <table:table-row>
          <table:table-cell table:style-name="Taula10.A4" office:value-type="string">
            <text:p text:style-name="P8">metada<text:change text:change-id="ct274872632"/><text:change-start text:change-id="ct274872736"/>da<text:change-end text:change-id="ct274872736"/></text:p>
          </table:table-cell>
          <table:table-cell table:style-name="Taula10.B4" office:value-type="string">
            <text:p text:style-name="P9">String</text:p>
          </table:table-cell>
          <table:table-cell table:style-name="Taula10.B4" office:value-type="string">
            <text:p text:style-name="P9">SI</text:p>
          </table:table-cell>
          <table:table-cell table:style-name="Taula10.B4" office:value-type="string">
            <text:p text:style-name="P9">Metadada sobre la que s’aplica el criteri de filtre</text:p>
          </table:table-cell>
          <table:table-cell table:style-name="Taula10.E4" office:value-type="string">
            <text:p text:style-name="P28"/>
          </table:table-cell>
        </table:table-row>
        <table:table-row>
          <table:table-cell table:style-name="Taula10.A2" office:value-type="string">
            <text:p text:style-name="P8">operacio</text:p>
          </table:table-cell>
          <table:table-cell table:style-name="Taula10.B4" office:value-type="string">
            <text:p text:style-name="P9"><text:change-start text:change-id="ct274872840"/>Consulta<text:change-end text:change-id="ct274872840"/>Operacio</text:p>
          </table:table-cell>
          <table:table-cell table:style-name="Taula10.B4" office:value-type="string">
            <text:p text:style-name="P9">SI</text:p>
          </table:table-cell>
          <table:table-cell table:style-name="Taula10.B4" office:value-type="string">
            <text:p text:style-name="P9">Operació a aplicar sobre la metadada</text:p>
          </table:table-cell>
          <table:table-cell table:style-name="Taula10.E4" office:value-type="string">
            <text:p text:style-name="P9"><text:change-start text:change-id="ct274872944"/>IGUAL</text:p>
            <text:p text:style-name="P9">CONTE</text:p>
            <text:p text:style-name="P9">M<text:change-end text:change-id="ct274872944"/><text:change-start text:change-id="ct274873048"/>ENOR</text:p>
            <text:p text:style-name="P9">MAJOR</text:p>
            <text:p text:style-name="P9">ENTRE<text:change-end text:change-id="ct274873048"/><text:change text:change-id="ct274873152"/></text:p>
          </table:table-cell>
        </table:table-row>
        <table:table-row>
          <table:table-cell table:style-name="Taula10.A2" office:value-type="string">
            <text:p text:style-name="P8">valorOperacio</text:p>
          </table:table-cell>
          <table:table-cell table:style-name="Taula10.B4" office:value-type="string">
            <text:p text:style-name="P9">String</text:p>
          </table:table-cell>
          <table:table-cell table:style-name="Taula10.B4" office:value-type="string">
            <text:p text:style-name="P9">SI</text:p>
          </table:table-cell>
          <table:table-cell table:style-name="Taula10.B4" office:value-type="string">
            <text:p text:style-name="P9">Valor a utilitzar en el criteri</text:p>
          </table:table-cell>
          <table:table-cell table:style-name="Taula10.E4" office:value-type="string">
            <text:p text:style-name="P9"/>
          </table:table-cell>
        </table:table-row>
      </table:table>
      <text:p text:style-name="Standard"><text:change text:change-id="ct274873256"/></text:p>
      <text:h text:style-name="Heading_20_2" text:outline-level="2"><text:bookmark-start text:name="__RefHeading___Toc4744_112191102"/>ConsultaResultat <text:bookmark-end text:name="__RefHeading___Toc4744_112191102"/><text:change text:change-id="ct274873360"/></text:h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column table:style-name="Taula14.E"/>
        <table:table-row>
          <table:table-cell table:style-name="Taula14.A1" table:number-columns-spanned="5" office:value-type="string">
            <text:p text:style-name="P6"><text:span text:style-name="T31"><text:s/></text:span><text:span text:style-name="T31">C</text:span><text:span text:style-name="T31"> </text:span><text:s/>ConsultaResulta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4.A2" table:number-columns-spanned="5" office:value-type="string">
            <text:p text:style-name="P1"><text:change text:change-id="ct274873464"/><text:change-start text:change-id="ct274873568"/>Informació sobre el resultat d’una consulta.<text:change-end text:change-id="ct274873568"/></text:p>
          </table:table-cell>
          <table:covered-table-cell/>
          <table:covered-table-cell/>
          <table:covered-table-cell/>
          <table:covered-table-cell/>
        </table:table-row>
        <table:table-row table:style-name="Taula14.3">
          <table:table-cell table:style-name="Taula14.A3" office:value-type="string">
            <text:p text:style-name="P34">Camp</text:p>
          </table:table-cell>
          <table:table-cell table:style-name="Taula14.A3" office:value-type="string">
            <text:p text:style-name="P3">Tipus</text:p>
          </table:table-cell>
          <table:table-cell table:style-name="Taula14.A3" office:value-type="string">
            <text:p text:style-name="P3">Obl</text:p>
          </table:table-cell>
          <table:table-cell table:style-name="Taula14.A3" office:value-type="string">
            <text:p text:style-name="P3">Descripció</text:p>
          </table:table-cell>
          <table:table-cell table:style-name="Taula14.E3" office:value-type="string">
            <text:p text:style-name="P3">Comentaris</text:p>
          </table:table-cell>
        </table:table-row>
        <table:table-row>
          <table:table-cell table:style-name="Taula14.A4" office:value-type="string">
            <text:p text:style-name="P3">numRegistres</text:p>
          </table:table-cell>
          <table:table-cell table:style-name="Taula14.B4" office:value-type="string">
            <text:p text:style-name="P1">int </text:p>
          </table:table-cell>
          <table:table-cell table:style-name="Taula14.B4" office:value-type="string">
            <text:p text:style-name="P1"/>
          </table:table-cell>
          <table:table-cell table:style-name="Taula14.B4" office:value-type="string">
            <text:p text:style-name="P1"/>
          </table:table-cell>
          <table:table-cell table:style-name="Taula14.E4" office:value-type="string">
            <text:p text:style-name="P1"/>
          </table:table-cell>
        </table:table-row>
        <table:table-row>
          <table:table-cell table:style-name="Taula14.A2" office:value-type="string">
            <text:p text:style-name="P3">numPagines</text:p>
          </table:table-cell>
          <table:table-cell table:style-name="Taula14.B4" office:value-type="string">
            <text:p text:style-name="P1">int </text:p>
          </table:table-cell>
          <table:table-cell table:style-name="Taula14.B4" office:value-type="string">
            <text:p text:style-name="P1"/>
          </table:table-cell>
          <table:table-cell table:style-name="Taula14.B4" office:value-type="string">
            <text:p text:style-name="P1"/>
          </table:table-cell>
          <table:table-cell table:style-name="Taula14.E4" office:value-type="string">
            <text:p text:style-name="P1"/>
          </table:table-cell>
        </table:table-row>
        <table:table-row>
          <table:table-cell table:style-name="Taula14.A2" office:value-type="string">
            <text:p text:style-name="P3">numRetornat</text:p>
          </table:table-cell>
          <table:table-cell table:style-name="Taula14.B4" office:value-type="string">
            <text:p text:style-name="P1">int</text:p>
          </table:table-cell>
          <table:table-cell table:style-name="Taula14.B4" office:value-type="string">
            <text:p text:style-name="P1"/>
          </table:table-cell>
          <table:table-cell table:style-name="Taula14.B4" office:value-type="string">
            <text:p text:style-name="P1"/>
          </table:table-cell>
          <table:table-cell table:style-name="Taula14.E4" office:value-type="string">
            <text:p text:style-name="P1"/>
          </table:table-cell>
        </table:table-row>
        <table:table-row>
          <table:table-cell table:style-name="Taula14.A2" office:value-type="string">
            <text:p text:style-name="P3">paginaActual</text:p>
          </table:table-cell>
          <table:table-cell table:style-name="Taula14.B4" office:value-type="string">
            <text:p text:style-name="P1">int </text:p>
          </table:table-cell>
          <table:table-cell table:style-name="Taula14.B4" office:value-type="string">
            <text:p text:style-name="P1"/>
          </table:table-cell>
          <table:table-cell table:style-name="Taula14.B4" office:value-type="string">
            <text:p text:style-name="P1"/>
          </table:table-cell>
          <table:table-cell table:style-name="Taula14.E4" office:value-type="string">
            <text:p text:style-name="P1"/>
          </table:table-cell>
        </table:table-row>
        <table:table-row>
          <table:table-cell table:style-name="Taula14.A2" office:value-type="string">
            <text:p text:style-name="P3">resultats</text:p>
          </table:table-cell>
          <table:table-cell table:style-name="Taula14.B4" office:value-type="string">
            <text:p text:style-name="P1">List&lt;<text:change text:change-id="ct274873672"/><text:change-start text:change-id="ct274877824"/>ContingutArxiu<text:change-end text:change-id="ct274877824"/>&gt; </text:p>
          </table:table-cell>
          <table:table-cell table:style-name="Taula14.B4" office:value-type="string">
            <text:p text:style-name="P1"/>
          </table:table-cell>
          <table:table-cell table:style-name="Taula14.B4" office:value-type="string">
            <text:p text:style-name="P1"/>
          </table:table-cell>
          <table:table-cell table:style-name="Taula14.E4" office:value-type="string">
            <text:p text:style-name="P1"/>
          </table:table-cell>
        </table:table-row>
      </table:table>
      <text:p text:style-name="Standard"><text:change-start text:change-id="ct274877928"/></text:p>
      <text:h text:style-name="Heading_20_2" text:outline-level="2"><text:bookmark-start text:name="__RefHeading___Toc4744_1121911021"/><text:change-end text:change-id="ct274877928"/><text:change text:change-id="ct274878032"/><text:change-start text:change-id="ct274878136"/>Enumerats<text:bookmark-end text:name="__RefHeading___Toc4744_1121911021"/><text:change-end text:change-id="ct274878136"/><text:change text:change-id="ct274878240"/></text:h>
      <table:table table:name="Taula23" table:style-name="Taula23">
        <table:table-column table:style-name="Taula23.A"/>
        <table:table-row>
          <table:table-cell table:style-name="Taula23.A1" office:value-type="string">
            <text:p text:style-name="P6"><text:change-start text:change-id="ct274878344"/><text:span text:style-name="T31"><text:s/></text:span><text:span text:style-name="T31">E</text:span><text:span text:style-name="T31"> </text:span><text:s/>ContingutOrigen<text:change-end text:change-id="ct274878344"/></text:p>
          </table:table-cell>
        </table:table-row>
      </table:table>
      <table:table table:name="Taula26" table:style-name="Taula26">
        <table:table-column table:style-name="Taula26.A"/>
        <table:table-column table:style-name="Taula26.B"/>
        <table:table-column table:style-name="Taula26.C"/>
        <table:table-header-rows>
          <table:table-row>
            <table:table-cell table:style-name="Taula26.A1" table:number-columns-spanned="3" office:value-type="string">
              <text:p text:style-name="P1"><text:change-start text:change-id="ct274878448"/>Possibles orígens d’un document.<text:change-end text:change-id="ct274878448"/></text:p>
            </table:table-cell>
            <table:covered-table-cell/>
            <table:covered-table-cell/>
          </table:table-row>
        </table:table-header-rows>
        <table:table-row table:style-name="Taula26.2">
          <table:table-cell table:style-name="Taula26.A2" office:value-type="string">
            <text:p text:style-name="P34"><text:change-start text:change-id="ct274878552"/>Codi<text:change-end text:change-id="ct274878552"/></text:p>
          </table:table-cell>
          <table:table-cell table:style-name="Taula26.A2" office:value-type="string">
            <text:p text:style-name="P3"><text:change-start text:change-id="ct274878656"/>Valor<text:change-end text:change-id="ct274878656"/></text:p>
          </table:table-cell>
          <table:table-cell table:style-name="Taula26.C2" office:value-type="string">
            <text:p text:style-name="P3"><text:change-start text:change-id="ct274878760"/>Comentaris<text:change-end text:change-id="ct274878760"/></text:p>
          </table:table-cell>
        </table:table-row>
        <table:table-row table:style-name="Taula26.2">
          <table:table-cell table:style-name="Taula26.A3" office:value-type="string">
            <text:p text:style-name="P3"><text:change-start text:change-id="ct274878864"/>CIUTADA<text:change-end text:change-id="ct274878864"/></text:p>
          </table:table-cell>
          <table:table-cell table:style-name="Taula26.B3" office:value-type="string">
            <text:p text:style-name="P1"><text:change-start text:change-id="ct274878968"/>0<text:change-end text:change-id="ct274878968"/></text:p>
          </table:table-cell>
          <table:table-cell table:style-name="Taula26.C3" office:value-type="string">
            <text:p text:style-name="P1"/>
          </table:table-cell>
        </table:table-row>
        <table:table-row>
          <table:table-cell table:style-name="Taula26.A4" office:value-type="string">
            <text:p text:style-name="P3"><text:change-start text:change-id="ct274879072"/>ADMINISTRACIO<text:change-end text:change-id="ct274879072"/></text:p>
          </table:table-cell>
          <table:table-cell table:style-name="Taula26.B3" office:value-type="string">
            <text:p text:style-name="P1"><text:change-start text:change-id="ct274879176"/>1<text:change-end text:change-id="ct274879176"/></text:p>
          </table:table-cell>
          <table:table-cell table:style-name="Taula26.C4" office:value-type="string">
            <text:p text:style-name="P1"/>
          </table:table-cell>
        </table:table-row>
      </table:table>
      <text:p text:style-name="Text_20_body"/>
      <table:table table:name="Taula29" table:style-name="Taula29">
        <table:table-column table:style-name="Taula29.A"/>
        <table:table-row>
          <table:table-cell table:style-name="Taula29.A1" office:value-type="string">
            <text:p text:style-name="P6"><text:change-start text:change-id="ct96257680"/><text:span text:style-name="T31"><text:s/></text:span><text:span text:style-name="T31">E</text:span><text:span text:style-name="T31"> </text:span><text:s/>ContingutTipus<text:change-end text:change-id="ct96257680"/></text:p>
          </table:table-cell>
        </table:table-row>
      </table:table>
      <table:table table:name="Taula34" table:style-name="Taula34">
        <table:table-column table:style-name="Taula34.A"/>
        <table:table-column table:style-name="Taula34.B"/>
        <table:table-column table:style-name="Taula34.C"/>
        <table:table-header-rows>
          <table:table-row>
            <table:table-cell table:style-name="Taula34.A1" table:number-columns-spanned="3" office:value-type="string">
              <text:p text:style-name="P1"><text:change-start text:change-id="ct274879280"/>Possibles tipus de continguts que gestiona l’arxiu.<text:change-end text:change-id="ct274879280"/></text:p>
            </table:table-cell>
            <table:covered-table-cell/>
            <table:covered-table-cell/>
          </table:table-row>
        </table:table-header-rows>
        <table:table-row table:style-name="Taula34.2">
          <table:table-cell table:style-name="Taula34.A2" office:value-type="string">
            <text:p text:style-name="P34"><text:change-start text:change-id="ct274879384"/>Codi<text:change-end text:change-id="ct274879384"/></text:p>
          </table:table-cell>
          <table:table-cell table:style-name="Taula34.A2" office:value-type="string">
            <text:p text:style-name="P3"><text:change-start text:change-id="ct274879488"/>Valor<text:change-end text:change-id="ct274879488"/></text:p>
          </table:table-cell>
          <table:table-cell table:style-name="Taula34.C2" office:value-type="string">
            <text:p text:style-name="P3"><text:change-start text:change-id="ct274879592"/>Comentaris<text:change-end text:change-id="ct274879592"/></text:p>
          </table:table-cell>
        </table:table-row>
        <table:table-row table:style-name="Taula34.2">
          <table:table-cell table:style-name="Taula34.A3" office:value-type="string">
            <text:p text:style-name="P3"><text:change-start text:change-id="ct274879696"/>EXPEDIENT<text:change-end text:change-id="ct274879696"/></text:p>
          </table:table-cell>
          <table:table-cell table:style-name="Taula34.B3" office:value-type="string">
            <text:p text:style-name="P1"><text:change-start text:change-id="ct274879800"/><text:s/><text:change-end text:change-id="ct274879800"/></text:p>
          </table:table-cell>
          <table:table-cell table:style-name="Taula34.C3" office:value-type="string">
            <text:p text:style-name="P1"/>
          </table:table-cell>
        </table:table-row>
        <table:table-row>
          <table:table-cell table:style-name="Taula34.A4" office:value-type="string">
            <text:p text:style-name="P3"><text:change-start text:change-id="ct274879904"/>DOCUMENT<text:change-end text:change-id="ct274879904"/></text:p>
          </table:table-cell>
          <table:table-cell table:style-name="Taula34.B3" office:value-type="string">
            <text:p text:style-name="P1"/>
          </table:table-cell>
          <table:table-cell table:style-name="Taula34.C4" office:value-type="string">
            <text:p text:style-name="P1"/>
          </table:table-cell>
        </table:table-row>
        <table:table-row>
          <table:table-cell table:style-name="Taula34.A4" office:value-type="string">
            <text:p text:style-name="P3"><text:change-start text:change-id="ct274880008"/>CARPETA<text:change-end text:change-id="ct274880008"/></text:p>
          </table:table-cell>
          <table:table-cell table:style-name="Taula34.B3" office:value-type="string">
            <text:p text:style-name="P1"/>
          </table:table-cell>
          <table:table-cell table:style-name="Taula34.C4" office:value-type="string">
            <text:p text:style-name="P1"/>
          </table:table-cell>
        </table:table-row>
      </table:table>
      <text:p text:style-name="Text_20_body"/>
      <table:table table:name="Taula35" table:style-name="Taula35">
        <table:table-column table:style-name="Taula35.A"/>
        <table:table-row>
          <table:table-cell table:style-name="Taula35.A1" office:value-type="string">
            <text:p text:style-name="P6"><text:change-start text:change-id="ct274880112"/><text:span text:style-name="T31"><text:s/></text:span><text:span text:style-name="T31">E</text:span><text:span text:style-name="T31"> </text:span><text:s/>DocumentEstat<text:change-end text:change-id="ct274880112"/></text:p>
          </table:table-cell>
        </table:table-row>
      </table:table>
      <table:table table:name="Taula36" table:style-name="Taula36">
        <table:table-column table:style-name="Taula36.A"/>
        <table:table-column table:style-name="Taula36.B"/>
        <table:table-column table:style-name="Taula36.C"/>
        <table:table-header-rows>
          <text:soft-page-break/>
          <table:table-row>
            <table:table-cell table:style-name="Taula36.A1" table:number-columns-spanned="3" office:value-type="string">
              <text:p text:style-name="P1"><text:change-start text:change-id="ct274880216"/>Possibles estats durant el cicle de vida del document.<text:change-end text:change-id="ct274880216"/></text:p>
            </table:table-cell>
            <table:covered-table-cell/>
            <table:covered-table-cell/>
          </table:table-row>
        </table:table-header-rows>
        <table:table-row table:style-name="Taula36.2">
          <table:table-cell table:style-name="Taula36.A2" office:value-type="string">
            <text:p text:style-name="P34"><text:change-start text:change-id="ct274880320"/>Codi<text:change-end text:change-id="ct274880320"/></text:p>
          </table:table-cell>
          <table:table-cell table:style-name="Taula36.A2" office:value-type="string">
            <text:p text:style-name="P3"><text:change-start text:change-id="ct274880424"/>Valor<text:change-end text:change-id="ct274880424"/></text:p>
          </table:table-cell>
          <table:table-cell table:style-name="Taula36.C2" office:value-type="string">
            <text:p text:style-name="P3"><text:change-start text:change-id="ct274880528"/>Comentaris<text:change-end text:change-id="ct274880528"/></text:p>
          </table:table-cell>
        </table:table-row>
        <table:table-row table:style-name="Taula36.2">
          <table:table-cell table:style-name="Taula36.A3" office:value-type="string">
            <text:p text:style-name="P3"><text:change-start text:change-id="ct274880632"/>ESBORRANY<text:change-end text:change-id="ct274880632"/></text:p>
          </table:table-cell>
          <table:table-cell table:style-name="Taula36.B3" office:value-type="string">
            <text:p text:style-name="P1"/>
          </table:table-cell>
          <table:table-cell table:style-name="Taula36.C3" office:value-type="string">
            <text:p text:style-name="P1"/>
          </table:table-cell>
        </table:table-row>
        <table:table-row>
          <table:table-cell table:style-name="Taula36.A4" office:value-type="string">
            <text:p text:style-name="P3"><text:change-start text:change-id="ct274880736"/>DEFINITIU<text:change-end text:change-id="ct274880736"/></text:p>
          </table:table-cell>
          <table:table-cell table:style-name="Taula36.B3" office:value-type="string">
            <text:p text:style-name="P1"/>
          </table:table-cell>
          <table:table-cell table:style-name="Taula36.C4" office:value-type="string">
            <text:p text:style-name="P1"/>
          </table:table-cell>
        </table:table-row>
      </table:table>
      <text:p text:style-name="Text_20_body"><text:change-start text:change-id="ct274880840"/></text:p>
      <table:table table:name="Taula37" table:style-name="Taula37">
        <table:table-column table:style-name="Taula37.A"/>
        <table:table-row>
          <table:table-cell table:style-name="Taula37.A1" office:value-type="string">
            <text:p text:style-name="P6"><text:span text:style-name="T31"><text:s/></text:span><text:span text:style-name="T31">E</text:span><text:span text:style-name="T31"> </text:span><text:s/>DocumentEstatElaboracio</text:p>
          </table:table-cell>
        </table:table-row>
      </table:table>
      <table:table table:name="Taula38" table:style-name="Taula38">
        <table:table-column table:style-name="Taula38.A"/>
        <table:table-column table:style-name="Taula38.B"/>
        <table:table-column table:style-name="Taula38.C"/>
        <table:table-header-rows>
          <table:table-row>
            <table:table-cell table:style-name="Taula38.A1" table:number-columns-spanned="3" office:value-type="string">
              <text:p text:style-name="P1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38.2">
          <table:table-cell table:style-name="Taula38.A2" office:value-type="string">
            <text:p text:style-name="P34">Codi</text:p>
          </table:table-cell>
          <table:table-cell table:style-name="Taula38.A2" office:value-type="string">
            <text:p text:style-name="P3">Valor</text:p>
          </table:table-cell>
          <table:table-cell table:style-name="Taula38.C2" office:value-type="string">
            <text:p text:style-name="P3">Comentaris</text:p>
          </table:table-cell>
        </table:table-row>
        <table:table-row table:style-name="Taula38.2">
          <table:table-cell table:style-name="Taula38.A3" office:value-type="string">
            <text:p text:style-name="P3">ORIGINAL</text:p>
          </table:table-cell>
          <table:table-cell table:style-name="Taula38.B3" office:value-type="string">
            <text:p text:style-name="P1">EE01</text:p>
          </table:table-cell>
          <table:table-cell table:style-name="Taula38.C3" office:value-type="string">
            <text:p text:style-name="P1">Original (Llei 11/2007 Art. 30)</text:p>
          </table:table-cell>
        </table:table-row>
        <table:table-row>
          <table:table-cell table:style-name="Taula38.A4" office:value-type="string">
            <text:p text:style-name="P3">COPIA_CF</text:p>
          </table:table-cell>
          <table:table-cell table:style-name="Taula38.B3" office:value-type="string">
            <text:p text:style-name="P1">EE02</text:p>
          </table:table-cell>
          <table:table-cell table:style-name="Taula38.C4" office:value-type="string">
            <text:p text:style-name="P33">Còpia electrònica autèntica amb canvi de format (Llei 11/2007 Art. 30.1).</text:p>
          </table:table-cell>
        </table:table-row>
        <table:table-row>
          <table:table-cell table:style-name="Taula38.A4" office:value-type="string">
            <text:p text:style-name="P3">COPIA_DP</text:p>
          </table:table-cell>
          <table:table-cell table:style-name="Taula38.B3" office:value-type="string">
            <text:p text:style-name="P1">EE03</text:p>
          </table:table-cell>
          <table:table-cell table:style-name="Taula38.C4" office:value-type="string">
            <text:p text:style-name="P33">Còpia electrònica autèntica de document en paper amb canvi de format (Llei 11/2007 Art. 30.2 i 30.3).</text:p>
          </table:table-cell>
        </table:table-row>
        <table:table-row>
          <table:table-cell table:style-name="Taula38.A4" office:value-type="string">
            <text:p text:style-name="P3">COPIA_PR</text:p>
          </table:table-cell>
          <table:table-cell table:style-name="Taula38.B3" office:value-type="string">
            <text:p text:style-name="P1">EE04</text:p>
          </table:table-cell>
          <table:table-cell table:style-name="Taula38.C4" office:value-type="string">
            <text:p text:style-name="P1">Còpia electrònica parcial autèntica.</text:p>
          </table:table-cell>
        </table:table-row>
        <table:table-row>
          <table:table-cell table:style-name="Taula38.A4" office:value-type="string">
            <text:p text:style-name="P3">ALTRES</text:p>
          </table:table-cell>
          <table:table-cell table:style-name="Taula38.B3" office:value-type="string">
            <text:p text:style-name="P1">EE99</text:p>
          </table:table-cell>
          <table:table-cell table:style-name="Taula38.C4" office:value-type="string">
            <text:p text:style-name="P1">Altres estats d'elaboració.</text:p>
          </table:table-cell>
        </table:table-row>
      </table:table>
      <text:p text:style-name="Text_20_body"><text:change-end text:change-id="ct274880840"/></text:p>
      <table:table table:name="Taula39" table:style-name="Taula39">
        <table:table-column table:style-name="Taula39.A"/>
        <table:table-row>
          <table:table-cell table:style-name="Taula39.A1" office:value-type="string">
            <text:p text:style-name="P6"><text:change-start text:change-id="ct274880944"/><text:span text:style-name="T31"><text:s/></text:span><text:span text:style-name="T31">E</text:span><text:span text:style-name="T31"> </text:span><text:s/>DocumentExtensio<text:change-end text:change-id="ct274880944"/>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header-rows>
          <table:table-row>
            <table:table-cell table:style-name="Taula42.A1" table:number-columns-spanned="3" office:value-type="string">
              <text:p text:style-name="P1"><text:change-start text:change-id="ct274881048"/>Possibles extensions d'un document<text:change-end text:change-id="ct274881048"/><text:change-start text:change-id="ct274881152"/>.<text:change-end text:change-id="ct274881152"/></text:p>
            </table:table-cell>
            <table:covered-table-cell/>
            <table:covered-table-cell/>
          </table:table-row>
        </table:table-header-rows>
        <table:table-row table:style-name="Taula42.2">
          <table:table-cell table:style-name="Taula42.A2" office:value-type="string">
            <text:p text:style-name="P34"><text:change-start text:change-id="ct274881256"/>Codi<text:change-end text:change-id="ct274881256"/></text:p>
          </table:table-cell>
          <table:table-cell table:style-name="Taula42.A2" office:value-type="string">
            <text:p text:style-name="P3"><text:change-start text:change-id="ct274881360"/>Valor<text:change-end text:change-id="ct274881360"/></text:p>
          </table:table-cell>
          <table:table-cell table:style-name="Taula42.C2" office:value-type="string">
            <text:p text:style-name="P3"><text:change-start text:change-id="ct274881464"/>Comentaris<text:change-end text:change-id="ct274881464"/></text:p>
          </table:table-cell>
        </table:table-row>
        <table:table-row table:style-name="Taula42.2">
          <table:table-cell table:style-name="Taula42.A3" office:value-type="string">
            <text:p text:style-name="P3"><text:change-start text:change-id="ct274881568"/>GML.gml<text:change-end text:change-id="ct274881568"/></text:p>
          </table:table-cell>
          <table:table-cell table:style-name="Taula42.B3" office:value-type="string">
            <text:p text:style-name="P1"><text:change-start text:change-id="ct274881672"/>.gml<text:change-end text:change-id="ct274881672"/></text:p>
          </table:table-cell>
          <table:table-cell table:style-name="Taula42.C3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1776"/>GZ<text:change-end text:change-id="ct274881776"/></text:p>
          </table:table-cell>
          <table:table-cell table:style-name="Taula42.B3" office:value-type="string">
            <text:p text:style-name="P1"><text:change-start text:change-id="ct274881920"/>.gz<text:change-end text:change-id="ct274881920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2024"/>ZIP<text:change-end text:change-id="ct274882024"/></text:p>
          </table:table-cell>
          <table:table-cell table:style-name="Taula42.B3" office:value-type="string">
            <text:p text:style-name="P1"><text:change-start text:change-id="ct274882128"/>.zip<text:change-end text:change-id="ct274882128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2232"/>AVI<text:change-end text:change-id="ct274882232"/></text:p>
          </table:table-cell>
          <table:table-cell table:style-name="Taula42.B3" office:value-type="string">
            <text:p text:style-name="P1"><text:change-start text:change-id="ct274882336"/>.avi<text:change-end text:change-id="ct274882336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2440"/>CSV<text:change-end text:change-id="ct274882440"/></text:p>
          </table:table-cell>
          <table:table-cell table:style-name="Taula42.B3" office:value-type="string">
            <text:p text:style-name="P1"><text:change-start text:change-id="ct274882544"/>.csv<text:change-end text:change-id="ct274882544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2648"/>HTML<text:change-end text:change-id="ct274882648"/></text:p>
          </table:table-cell>
          <table:table-cell table:style-name="Taula42.B3" office:value-type="string">
            <text:p text:style-name="P1"><text:change-start text:change-id="ct274882752"/>.html<text:change-end text:change-id="ct274882752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2856"/>HTM<text:change-end text:change-id="ct274882856"/></text:p>
          </table:table-cell>
          <table:table-cell table:style-name="Taula42.B3" office:value-type="string">
            <text:p text:style-name="P1"><text:change-start text:change-id="ct274882960"/>.htm<text:change-end text:change-id="ct274882960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3064"/>CSS<text:change-end text:change-id="ct274883064"/></text:p>
          </table:table-cell>
          <table:table-cell table:style-name="Taula42.B3" office:value-type="string">
            <text:p text:style-name="P1"><text:change-start text:change-id="ct274883168"/>.css<text:change-end text:change-id="ct274883168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3272"/>JPG<text:change-end text:change-id="ct274883272"/></text:p>
          </table:table-cell>
          <table:table-cell table:style-name="Taula42.B3" office:value-type="string">
            <text:p text:style-name="P1"><text:change-start text:change-id="ct274883376"/>.jpg<text:change-end text:change-id="ct274883376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3480"/>JPEG<text:change-end text:change-id="ct274883480"/></text:p>
          </table:table-cell>
          <table:table-cell table:style-name="Taula42.B3" office:value-type="string">
            <text:p text:style-name="P1"><text:change-start text:change-id="ct274883584"/>.jpeg<text:change-end text:change-id="ct274883584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3688"/>MHTML<text:change-end text:change-id="ct274883688"/></text:p>
          </table:table-cell>
          <table:table-cell table:style-name="Taula42.B3" office:value-type="string">
            <text:p text:style-name="P1"><text:change-start text:change-id="ct274883792"/>.mhtml<text:change-end text:change-id="ct274883792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3896"/>MHT<text:change-end text:change-id="ct274883896"/></text:p>
          </table:table-cell>
          <table:table-cell table:style-name="Taula42.B3" office:value-type="string">
            <text:p text:style-name="P1"><text:change-start text:change-id="ct274884000"/>.mht<text:change-end text:change-id="ct274884000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4104"/>ODT<text:change-end text:change-id="ct274884104"/></text:p>
          </table:table-cell>
          <table:table-cell table:style-name="Taula42.B3" office:value-type="string">
            <text:p text:style-name="P1"><text:change-start text:change-id="ct274884208"/>.odt<text:change-end text:change-id="ct274884208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4312"/>ODS<text:change-end text:change-id="ct274884312"/></text:p>
          </table:table-cell>
          <table:table-cell table:style-name="Taula42.B3" office:value-type="string">
            <text:p text:style-name="P1"><text:change-start text:change-id="ct274884416"/>.ods<text:change-end text:change-id="ct274884416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4520"/>ODP<text:change-end text:change-id="ct274884520"/></text:p>
          </table:table-cell>
          <table:table-cell table:style-name="Taula42.B3" office:value-type="string">
            <text:p text:style-name="P1"><text:change-start text:change-id="ct274884624"/>.odp<text:change-end text:change-id="ct274884624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4728"/>ODG<text:change-end text:change-id="ct274884728"/></text:p>
          </table:table-cell>
          <table:table-cell table:style-name="Taula42.B3" office:value-type="string">
            <text:p text:style-name="P1"><text:change-start text:change-id="ct274884832"/>.odg<text:change-end text:change-id="ct274884832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4936"/>DOCX<text:change-end text:change-id="ct274884936"/></text:p>
          </table:table-cell>
          <table:table-cell table:style-name="Taula42.B3" office:value-type="string">
            <text:p text:style-name="P1"><text:change-start text:change-id="ct274885040"/>.docx<text:change-end text:change-id="ct274885040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5144"/>XLSX<text:change-end text:change-id="ct274885144"/></text:p>
          </table:table-cell>
          <table:table-cell table:style-name="Taula42.B3" office:value-type="string">
            <text:p text:style-name="P1"><text:change-start text:change-id="ct274885248"/>.xlsx<text:change-end text:change-id="ct274885248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5352"/>PPTX<text:change-end text:change-id="ct274885352"/></text:p>
          </table:table-cell>
          <table:table-cell table:style-name="Taula42.B3" office:value-type="string">
            <text:p text:style-name="P1"><text:change-start text:change-id="ct274885456"/>.pptx<text:change-end text:change-id="ct274885456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5560"/>PDF<text:change-end text:change-id="ct274885560"/></text:p>
          </table:table-cell>
          <table:table-cell table:style-name="Taula42.B3" office:value-type="string">
            <text:p text:style-name="P1"><text:change-start text:change-id="ct274885664"/>.pdf<text:change-end text:change-id="ct274885664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5768"/>PNG<text:change-end text:change-id="ct274885768"/></text:p>
          </table:table-cell>
          <table:table-cell table:style-name="Taula42.B3" office:value-type="string">
            <text:p text:style-name="P1"><text:change-start text:change-id="ct274885872"/>.png<text:change-end text:change-id="ct274885872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6016"/>RTF<text:change-end text:change-id="ct274886016"/></text:p>
          </table:table-cell>
          <table:table-cell table:style-name="Taula42.B3" office:value-type="string">
            <text:p text:style-name="P1"><text:change-start text:change-id="ct274886120"/>.rtf<text:change-end text:change-id="ct274886120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6224"/>SVG<text:change-end text:change-id="ct274886224"/></text:p>
          </table:table-cell>
          <table:table-cell table:style-name="Taula42.B3" office:value-type="string">
            <text:p text:style-name="P1"><text:change-start text:change-id="ct274886328"/>.svg<text:change-end text:change-id="ct274886328"/></text:p>
          </table:table-cell>
          <table:table-cell table:style-name="Taula42.C4" office:value-type="string">
            <text:p text:style-name="P1"/>
          </table:table-cell>
        </table:table-row>
        <text:soft-page-break/>
        <table:table-row>
          <table:table-cell table:style-name="Taula42.A4" office:value-type="string">
            <text:p text:style-name="P3"><text:change-start text:change-id="ct274886432"/>TIFF<text:change-end text:change-id="ct274886432"/></text:p>
          </table:table-cell>
          <table:table-cell table:style-name="Taula42.B3" office:value-type="string">
            <text:p text:style-name="P1"><text:change-start text:change-id="ct274886536"/>.tiff<text:change-end text:change-id="ct274886536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6640"/>TXT<text:change-end text:change-id="ct274886640"/></text:p>
          </table:table-cell>
          <table:table-cell table:style-name="Taula42.B3" office:value-type="string">
            <text:p text:style-name="P1"><text:change-start text:change-id="ct274886744"/>.txt<text:change-end text:change-id="ct274886744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6848"/>MP3<text:change-end text:change-id="ct274886848"/></text:p>
          </table:table-cell>
          <table:table-cell table:style-name="Taula42.B3" office:value-type="string">
            <text:p text:style-name="P1"><text:change-start text:change-id="ct274886952"/>.mp3<text:change-end text:change-id="ct274886952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7056"/>OGG<text:change-end text:change-id="ct274887056"/></text:p>
          </table:table-cell>
          <table:table-cell table:style-name="Taula42.B3" office:value-type="string">
            <text:p text:style-name="P1"><text:change-start text:change-id="ct274887160"/>.ogg<text:change-end text:change-id="ct274887160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7264"/>OGA<text:change-end text:change-id="ct274887264"/></text:p>
          </table:table-cell>
          <table:table-cell table:style-name="Taula42.B3" office:value-type="string">
            <text:p text:style-name="P1"><text:change-start text:change-id="ct274887368"/>.oga<text:change-end text:change-id="ct274887368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7472"/>MPEG<text:change-end text:change-id="ct274887472"/></text:p>
          </table:table-cell>
          <table:table-cell table:style-name="Taula42.B3" office:value-type="string">
            <text:p text:style-name="P1"><text:change-start text:change-id="ct274887576"/>.mpeg<text:change-end text:change-id="ct274887576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7680"/>MP4<text:change-end text:change-id="ct274887680"/></text:p>
          </table:table-cell>
          <table:table-cell table:style-name="Taula42.B3" office:value-type="string">
            <text:p text:style-name="P1"><text:change-start text:change-id="ct274887784"/>.mp4<text:change-end text:change-id="ct274887784"/></text:p>
          </table:table-cell>
          <table:table-cell table:style-name="Taula42.C4" office:value-type="string">
            <text:p text:style-name="P1"/>
          </table:table-cell>
        </table:table-row>
        <table:table-row>
          <table:table-cell table:style-name="Taula42.A4" office:value-type="string">
            <text:p text:style-name="P3"><text:change-start text:change-id="ct274887888"/>WEBM<text:change-end text:change-id="ct274887888"/></text:p>
          </table:table-cell>
          <table:table-cell table:style-name="Taula42.B3" office:value-type="string">
            <text:p text:style-name="P1"><text:change-start text:change-id="ct274887992"/>.webm<text:change-end text:change-id="ct274887992"/></text:p>
          </table:table-cell>
          <table:table-cell table:style-name="Taula42.C4" office:value-type="string">
            <text:p text:style-name="P1"/>
          </table:table-cell>
        </table:table-row>
      </table:table>
      <text:p text:style-name="Text_20_body"/>
      <table:table table:name="Taula43" table:style-name="Taula43">
        <table:table-column table:style-name="Taula43.A"/>
        <table:table-row>
          <table:table-cell table:style-name="Taula43.A1" office:value-type="string">
            <text:p text:style-name="P6"><text:change-start text:change-id="ct274888096"/><text:span text:style-name="T31"><text:s/></text:span><text:span text:style-name="T31">E</text:span><text:span text:style-name="T31"> </text:span><text:s/>DocumentFormat<text:change-end text:change-id="ct274888096"/></text:p>
          </table:table-cell>
        </table:table-row>
      </table:table>
      <table:table table:name="Taula44" table:style-name="Taula44">
        <table:table-column table:style-name="Taula44.A"/>
        <table:table-column table:style-name="Taula44.B"/>
        <table:table-column table:style-name="Taula44.C"/>
        <table:table-header-rows>
          <table:table-row>
            <table:table-cell table:style-name="Taula44.A1" table:number-columns-spanned="3" office:value-type="string">
              <text:p text:style-name="P1"><text:change-start text:change-id="ct274888200"/>Possibles formats de document.<text:change-end text:change-id="ct274888200"/></text:p>
            </table:table-cell>
            <table:covered-table-cell/>
            <table:covered-table-cell/>
          </table:table-row>
        </table:table-header-rows>
        <table:table-row table:style-name="Taula44.2">
          <table:table-cell table:style-name="Taula44.A2" office:value-type="string">
            <text:p text:style-name="P34"><text:change-start text:change-id="ct274888304"/>Codi<text:change-end text:change-id="ct274888304"/></text:p>
          </table:table-cell>
          <table:table-cell table:style-name="Taula44.A2" office:value-type="string">
            <text:p text:style-name="P3"><text:change-start text:change-id="ct274888408"/>Valor<text:change-end text:change-id="ct274888408"/></text:p>
          </table:table-cell>
          <table:table-cell table:style-name="Taula44.C2" office:value-type="string">
            <text:p text:style-name="P3"><text:change-start text:change-id="ct274888512"/>Comentaris<text:change-end text:change-id="ct274888512"/></text:p>
          </table:table-cell>
        </table:table-row>
        <table:table-row table:style-name="Taula44.2">
          <table:table-cell table:style-name="Taula44.A3" office:value-type="string">
            <text:p text:style-name="P3"><text:change-start text:change-id="ct274888616"/>GML<text:change-end text:change-id="ct274888616"/></text:p>
          </table:table-cell>
          <table:table-cell table:style-name="Taula44.B3" office:value-type="string">
            <text:p text:style-name="P1"><text:change-start text:change-id="ct274888720"/>GML<text:change-end text:change-id="ct274888720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3" office:value-type="string">
            <text:p text:style-name="P3"><text:change-start text:change-id="ct274888824"/>WFS<text:change-end text:change-id="ct274888824"/></text:p>
          </table:table-cell>
          <table:table-cell table:style-name="Taula44.B3" office:value-type="string">
            <text:p text:style-name="P1"><text:change-start text:change-id="ct274888928"/>WFS<text:change-end text:change-id="ct274888928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3" office:value-type="string">
            <text:p text:style-name="P3"><text:change-start text:change-id="ct274889032"/>WMS<text:change-end text:change-id="ct274889032"/></text:p>
          </table:table-cell>
          <table:table-cell table:style-name="Taula44.B3" office:value-type="string">
            <text:p text:style-name="P1"><text:change-start text:change-id="ct274889136"/>WMS<text:change-end text:change-id="ct274889136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3" office:value-type="string">
            <text:p text:style-name="P3"><text:change-start text:change-id="ct274889240"/>GZIP<text:change-end text:change-id="ct274889240"/></text:p>
          </table:table-cell>
          <table:table-cell table:style-name="Taula44.B3" office:value-type="string">
            <text:p text:style-name="P1"><text:change-start text:change-id="ct274889344"/>GZIP<text:change-end text:change-id="ct274889344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3" office:value-type="string">
            <text:p text:style-name="P3"><text:change-start text:change-id="ct274889448"/>ZIP<text:change-end text:change-id="ct274889448"/></text:p>
          </table:table-cell>
          <table:table-cell table:style-name="Taula44.B3" office:value-type="string">
            <text:p text:style-name="P1"><text:change-start text:change-id="ct274889552"/>ZIP<text:change-end text:change-id="ct274889552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3" office:value-type="string">
            <text:p text:style-name="P3"><text:change-start text:change-id="ct274889656"/>AVI<text:change-end text:change-id="ct274889656"/></text:p>
          </table:table-cell>
          <table:table-cell table:style-name="Taula44.B3" office:value-type="string">
            <text:p text:style-name="P1"><text:change-start text:change-id="ct274889760"/>AVI<text:change-end text:change-id="ct274889760"/></text:p>
          </table:table-cell>
          <table:table-cell table:style-name="Taula44.C3" office:value-type="string">
            <text:p text:style-name="P1"/>
          </table:table-cell>
        </table:table-row>
        <table:table-row table:style-name="Taula44.2">
          <table:table-cell table:style-name="Taula44.A3" office:value-type="string">
            <text:p text:style-name="P3"><text:change-start text:change-id="ct274889864"/>MP4A<text:change-end text:change-id="ct274889864"/></text:p>
          </table:table-cell>
          <table:table-cell table:style-name="Taula44.B3" office:value-type="string">
            <text:p text:style-name="P1"><text:change-start text:change-id="ct274889968"/>MP4A<text:change-end text:change-id="ct274889968"/></text:p>
          </table:table-cell>
          <table:table-cell table:style-name="Taula44.C3" office:value-type="string">
            <text:p text:style-name="P1"><text:change-start text:change-id="ct274890112"/>MPEG-4 MP4 media<text:change-end text:change-id="ct274890112"/></text:p>
          </table:table-cell>
        </table:table-row>
        <table:table-row>
          <table:table-cell table:style-name="Taula44.A10" office:value-type="string">
            <text:p text:style-name="P3"><text:change-start text:change-id="ct274890216"/>CSV<text:change-end text:change-id="ct274890216"/></text:p>
          </table:table-cell>
          <table:table-cell table:style-name="Taula44.B3" office:value-type="string">
            <text:p text:style-name="P4"><text:change-start text:change-id="ct274890320"/>CSV<text:change-end text:change-id="ct274890320"/></text:p>
          </table:table-cell>
          <table:table-cell table:style-name="Taula44.C10" office:value-type="string">
            <text:p text:style-name="P1"><text:change-start text:change-id="ct274890424"/>Comma Separated Values<text:change-end text:change-id="ct274890424"/></text:p>
          </table:table-cell>
        </table:table-row>
        <table:table-row>
          <table:table-cell table:style-name="Taula44.A10" office:value-type="string">
            <text:p text:style-name="P3"><text:change-start text:change-id="ct274890528"/>HTML<text:change-end text:change-id="ct274890528"/></text:p>
          </table:table-cell>
          <table:table-cell table:style-name="Taula44.B3" office:value-type="string">
            <text:p text:style-name="P1"><text:change-start text:change-id="ct274890632"/>HTML<text:change-end text:change-id="ct274890632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0736"/>CSS<text:change-end text:change-id="ct274890736"/></text:p>
          </table:table-cell>
          <table:table-cell table:style-name="Taula44.B3" office:value-type="string">
            <text:p text:style-name="P1"><text:change-start text:change-id="ct274890840"/>CSS<text:change-end text:change-id="ct274890840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0944"/>JPEG<text:change-end text:change-id="ct274890944"/></text:p>
          </table:table-cell>
          <table:table-cell table:style-name="Taula44.B3" office:value-type="string">
            <text:p text:style-name="P1"><text:change-start text:change-id="ct274891048"/>JPEG<text:change-end text:change-id="ct274891048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1152"/>MHTML<text:change-end text:change-id="ct274891152"/></text:p>
          </table:table-cell>
          <table:table-cell table:style-name="Taula44.B3" office:value-type="string">
            <text:p text:style-name="P1"><text:change-start text:change-id="ct274891256"/>MHTML<text:change-end text:change-id="ct274891256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1360"/>OASIS12<text:change-end text:change-id="ct274891360"/></text:p>
          </table:table-cell>
          <table:table-cell table:style-name="Taula44.B3" office:value-type="string">
            <text:p text:style-name="P1"><text:change-start text:change-id="ct274891464"/>OASIS12<text:change-end text:change-id="ct274891464"/></text:p>
          </table:table-cell>
          <table:table-cell table:style-name="Taula44.C10" office:value-type="string">
            <text:p text:style-name="P1"><text:change-start text:change-id="ct274891568"/>ISO/IEC 26300:2006 OASIS 1.2<text:change-end text:change-id="ct274891568"/></text:p>
          </table:table-cell>
        </table:table-row>
        <table:table-row>
          <table:table-cell table:style-name="Taula44.A10" office:value-type="string">
            <text:p text:style-name="P3"><text:change-start text:change-id="ct274891672"/>SOXML<text:change-end text:change-id="ct274891672"/></text:p>
          </table:table-cell>
          <table:table-cell table:style-name="Taula44.B3" office:value-type="string">
            <text:p text:style-name="P1"><text:change-start text:change-id="ct274891776"/>SOXML<text:change-end text:change-id="ct274891776"/></text:p>
          </table:table-cell>
          <table:table-cell table:style-name="Taula44.C10" office:value-type="string">
            <text:p text:style-name="P1"><text:change-start text:change-id="ct274891880"/>Strict Open XML<text:change-end text:change-id="ct274891880"/></text:p>
          </table:table-cell>
        </table:table-row>
        <table:table-row>
          <table:table-cell table:style-name="Taula44.A10" office:value-type="string">
            <text:p text:style-name="P3"><text:change-start text:change-id="ct274891984"/>PDF<text:change-end text:change-id="ct274891984"/></text:p>
          </table:table-cell>
          <table:table-cell table:style-name="Taula44.B3" office:value-type="string">
            <text:p text:style-name="P1"><text:change-start text:change-id="ct274892088"/>PDF<text:change-end text:change-id="ct274892088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2192"/>PDFA<text:change-end text:change-id="ct274892192"/></text:p>
          </table:table-cell>
          <table:table-cell table:style-name="Taula44.B3" office:value-type="string">
            <text:p text:style-name="P1"><text:change-start text:change-id="ct274892296"/>PDFA<text:change-end text:change-id="ct274892296"/></text:p>
          </table:table-cell>
          <table:table-cell table:style-name="Taula44.C10" office:value-type="string">
            <text:p text:style-name="P1"><text:change-start text:change-id="ct274892400"/>PDF/A<text:change-end text:change-id="ct274892400"/></text:p>
          </table:table-cell>
        </table:table-row>
        <table:table-row>
          <table:table-cell table:style-name="Taula44.A10" office:value-type="string">
            <text:p text:style-name="P3"><text:change-start text:change-id="ct274892504"/>PNG<text:change-end text:change-id="ct274892504"/></text:p>
          </table:table-cell>
          <table:table-cell table:style-name="Taula44.B3" office:value-type="string">
            <text:p text:style-name="P1"><text:change-start text:change-id="ct274892608"/>PNG<text:change-end text:change-id="ct274892608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2712"/>RTF<text:change-end text:change-id="ct274892712"/></text:p>
          </table:table-cell>
          <table:table-cell table:style-name="Taula44.B3" office:value-type="string">
            <text:p text:style-name="P1"><text:change-start text:change-id="ct274892816"/>RTF<text:change-end text:change-id="ct274892816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2920"/>SVG<text:change-end text:change-id="ct274892920"/></text:p>
          </table:table-cell>
          <table:table-cell table:style-name="Taula44.B3" office:value-type="string">
            <text:p text:style-name="P1"><text:change-start text:change-id="ct274893024"/>SVG<text:change-end text:change-id="ct274893024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3128"/>TIFF<text:change-end text:change-id="ct274893128"/></text:p>
          </table:table-cell>
          <table:table-cell table:style-name="Taula44.B3" office:value-type="string">
            <text:p text:style-name="P1"><text:change-start text:change-id="ct274893232"/>TIFF<text:change-end text:change-id="ct274893232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3336"/>TXT<text:change-end text:change-id="ct274893336"/></text:p>
          </table:table-cell>
          <table:table-cell table:style-name="Taula44.B3" office:value-type="string">
            <text:p text:style-name="P1"><text:change-start text:change-id="ct274893440"/>TXT<text:change-end text:change-id="ct274893440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3544"/>XHTML<text:change-end text:change-id="ct274893544"/></text:p>
          </table:table-cell>
          <table:table-cell table:style-name="Taula44.B3" office:value-type="string">
            <text:p text:style-name="P1"><text:change-start text:change-id="ct274893648"/>XHTML<text:change-end text:change-id="ct274893648"/></text:p>
          </table:table-cell>
          <table:table-cell table:style-name="Taula44.C10" office:value-type="string">
            <text:p text:style-name="P1"/>
          </table:table-cell>
        </table:table-row>
        <table:table-row>
          <table:table-cell table:style-name="Taula44.A10" office:value-type="string">
            <text:p text:style-name="P3"><text:change-start text:change-id="ct274893752"/>MP3<text:change-end text:change-id="ct274893752"/></text:p>
          </table:table-cell>
          <table:table-cell table:style-name="Taula44.B3" office:value-type="string">
            <text:p text:style-name="P1"><text:change-start text:change-id="ct274893856"/>MP3<text:change-end text:change-id="ct274893856"/></text:p>
          </table:table-cell>
          <table:table-cell table:style-name="Taula44.C10" office:value-type="string">
            <text:p text:style-name="P1"><text:change-start text:change-id="ct274893960"/>MP3. MPEG-1 Audio Layer 3<text:change-end text:change-id="ct274893960"/></text:p>
          </table:table-cell>
        </table:table-row>
        <table:table-row>
          <table:table-cell table:style-name="Taula44.A10" office:value-type="string">
            <text:p text:style-name="P3"><text:change-start text:change-id="ct274894064"/>OGG<text:change-end text:change-id="ct274894064"/></text:p>
          </table:table-cell>
          <table:table-cell table:style-name="Taula44.B3" office:value-type="string">
            <text:p text:style-name="P1"><text:change-start text:change-id="ct274894208"/>OGG<text:change-end text:change-id="ct274894208"/></text:p>
          </table:table-cell>
          <table:table-cell table:style-name="Taula44.C10" office:value-type="string">
            <text:p text:style-name="P1"><text:change-start text:change-id="ct274894312"/>OGG-Vorbis<text:change-end text:change-id="ct274894312"/></text:p>
          </table:table-cell>
        </table:table-row>
        <table:table-row>
          <table:table-cell table:style-name="Taula44.A10" office:value-type="string">
            <text:p text:style-name="P3"><text:change-start text:change-id="ct274894416"/>MP4V<text:change-end text:change-id="ct274894416"/></text:p>
          </table:table-cell>
          <table:table-cell table:style-name="Taula44.B3" office:value-type="string">
            <text:p text:style-name="P1"><text:change-start text:change-id="ct274894520"/>MP4V<text:change-end text:change-id="ct274894520"/></text:p>
          </table:table-cell>
          <table:table-cell table:style-name="Taula44.C10" office:value-type="string">
            <text:p text:style-name="P1"><text:change-start text:change-id="ct274894624"/>MPEG-4 MP4 vídeo<text:change-end text:change-id="ct274894624"/></text:p>
          </table:table-cell>
        </table:table-row>
        <table:table-row>
          <table:table-cell table:style-name="Taula44.A10" office:value-type="string">
            <text:p text:style-name="P3"><text:change-start text:change-id="ct274894728"/>WEBM<text:change-end text:change-id="ct274894728"/></text:p>
          </table:table-cell>
          <table:table-cell table:style-name="Taula44.B3" office:value-type="string">
            <text:p text:style-name="P1"><text:change-start text:change-id="ct274894832"/>WEBM<text:change-end text:change-id="ct274894832"/></text:p>
          </table:table-cell>
          <table:table-cell table:style-name="Taula44.C10" office:value-type="string">
            <text:p text:style-name="P1"><text:change-start text:change-id="ct274894936"/>WebM<text:change-end text:change-id="ct274894936"/></text:p>
          </table:table-cell>
        </table:table-row>
      </table:table>
      <text:p text:style-name="Text_20_body"/>
      <table:table table:name="Taula46" table:style-name="Taula46">
        <table:table-column table:style-name="Taula46.A"/>
        <table:table-row>
          <table:table-cell table:style-name="Taula46.A1" office:value-type="string">
            <text:p text:style-name="P6"><text:change-start text:change-id="ct274895040"/><text:span text:style-name="T31"><text:s/></text:span><text:span text:style-name="T31">E</text:span><text:span text:style-name="T31"> </text:span><text:s/>DocumentTipus<text:change-end text:change-id="ct274895040"/>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ext:soft-page-break/>
          <table:table-row>
            <table:table-cell table:style-name="Taula47.A1" table:number-columns-spanned="3" office:value-type="string">
              <text:p text:style-name="P1"><text:change-start text:change-id="ct274895144"/>Possibles tipus de document<text:change-end text:change-id="ct274895144"/><text:change-start text:change-id="ct274895248"/>.<text:change-end text:change-id="ct274895248"/>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34"><text:change-start text:change-id="ct274895352"/>Codi<text:change-end text:change-id="ct274895352"/></text:p>
          </table:table-cell>
          <table:table-cell table:style-name="Taula47.A2" office:value-type="string">
            <text:p text:style-name="P3"><text:change-start text:change-id="ct274895456"/>Valor<text:change-end text:change-id="ct274895456"/></text:p>
          </table:table-cell>
          <table:table-cell table:style-name="Taula47.C2" office:value-type="string">
            <text:p text:style-name="P3"><text:change-start text:change-id="ct274895560"/>Comentaris<text:change-end text:change-id="ct274895560"/></text:p>
          </table:table-cell>
        </table:table-row>
        <table:table-row table:style-name="Taula47.2">
          <table:table-cell table:style-name="Taula47.A3" office:value-type="string">
            <text:p text:style-name="P3"><text:change-start text:change-id="ct274895664"/>RESOLUCIO<text:change-end text:change-id="ct274895664"/></text:p>
          </table:table-cell>
          <table:table-cell table:style-name="Taula47.B3" office:value-type="string">
            <text:p text:style-name="P1"><text:change-start text:change-id="ct274895768"/>TD<text:change-end text:change-id="ct274895768"/><text:change-start text:change-id="ct274895872"/>01<text:change-end text:change-id="ct274895872"/></text:p>
          </table:table-cell>
          <table:table-cell table:style-name="Taula47.C3" office:value-type="string">
            <text:p text:style-name="P1"><text:change-start text:change-id="ct274895976"/>Resolución<text:change-end text:change-id="ct274895976"/></text:p>
          </table:table-cell>
        </table:table-row>
        <table:table-row>
          <table:table-cell table:style-name="Taula47.A4" office:value-type="string">
            <text:p text:style-name="P3"><text:change-start text:change-id="ct274896080"/>ACORD<text:change-end text:change-id="ct274896080"/></text:p>
          </table:table-cell>
          <table:table-cell table:style-name="Taula47.B3" office:value-type="string">
            <text:p text:style-name="P1"><text:change-start text:change-id="ct274896184"/>TD<text:change-end text:change-id="ct274896184"/><text:change-start text:change-id="ct274896288"/>02<text:change-end text:change-id="ct274896288"/></text:p>
          </table:table-cell>
          <table:table-cell table:style-name="Taula47.C4" office:value-type="string">
            <text:p text:style-name="P1"><text:change-start text:change-id="ct274896392"/>Acuerdo<text:change-end text:change-id="ct274896392"/></text:p>
          </table:table-cell>
        </table:table-row>
        <table:table-row>
          <table:table-cell table:style-name="Taula47.A4" office:value-type="string">
            <text:p text:style-name="P3"><text:change-start text:change-id="ct274896496"/>CONTRACTE<text:change-end text:change-id="ct274896496"/></text:p>
          </table:table-cell>
          <table:table-cell table:style-name="Taula47.B3" office:value-type="string">
            <text:p text:style-name="P1"><text:change-start text:change-id="ct274896600"/>TD<text:change-end text:change-id="ct274896600"/><text:change-start text:change-id="ct274896704"/>03<text:change-end text:change-id="ct274896704"/></text:p>
          </table:table-cell>
          <table:table-cell table:style-name="Taula47.C4" office:value-type="string">
            <text:p text:style-name="P1"><text:change-start text:change-id="ct274896808"/>Contrato<text:change-end text:change-id="ct274896808"/></text:p>
          </table:table-cell>
        </table:table-row>
        <table:table-row>
          <table:table-cell table:style-name="Taula47.A4" office:value-type="string">
            <text:p text:style-name="P3"><text:change-start text:change-id="ct274896912"/>CONVENI<text:change-end text:change-id="ct274896912"/></text:p>
          </table:table-cell>
          <table:table-cell table:style-name="Taula47.B3" office:value-type="string">
            <text:p text:style-name="P1"><text:change-start text:change-id="ct274897016"/>TD<text:change-end text:change-id="ct274897016"/><text:change-start text:change-id="ct274897120"/>04<text:change-end text:change-id="ct274897120"/></text:p>
          </table:table-cell>
          <table:table-cell table:style-name="Taula47.C4" office:value-type="string">
            <text:p text:style-name="P1"><text:change-start text:change-id="ct274897224"/>Convenio<text:change-end text:change-id="ct274897224"/></text:p>
          </table:table-cell>
        </table:table-row>
        <table:table-row>
          <table:table-cell table:style-name="Taula47.A4" office:value-type="string">
            <text:p text:style-name="P3"><text:change-start text:change-id="ct274897328"/>DECLARACIO<text:change-end text:change-id="ct274897328"/></text:p>
          </table:table-cell>
          <table:table-cell table:style-name="Taula47.B3" office:value-type="string">
            <text:p text:style-name="P1"><text:change-start text:change-id="ct274897432"/>TD<text:change-end text:change-id="ct274897432"/><text:change-start text:change-id="ct274897536"/>05<text:change-end text:change-id="ct274897536"/></text:p>
          </table:table-cell>
          <table:table-cell table:style-name="Taula47.C4" office:value-type="string">
            <text:p text:style-name="P1"><text:change-start text:change-id="ct274897640"/>Declaración<text:change-end text:change-id="ct274897640"/></text:p>
          </table:table-cell>
        </table:table-row>
        <table:table-row>
          <table:table-cell table:style-name="Taula47.A4" office:value-type="string">
            <text:p text:style-name="P3"><text:change-start text:change-id="ct274897744"/>COMUNICACIO<text:change-end text:change-id="ct274897744"/></text:p>
          </table:table-cell>
          <table:table-cell table:style-name="Taula47.B3" office:value-type="string">
            <text:p text:style-name="P1"><text:change-start text:change-id="ct274897848"/>TD<text:change-end text:change-id="ct274897848"/><text:change-start text:change-id="ct274897952"/>06<text:change-end text:change-id="ct274897952"/></text:p>
          </table:table-cell>
          <table:table-cell table:style-name="Taula47.C4" office:value-type="string">
            <text:p text:style-name="P1"><text:change-start text:change-id="ct274898056"/>Comunicación<text:change-end text:change-id="ct274898056"/></text:p>
          </table:table-cell>
        </table:table-row>
        <table:table-row>
          <table:table-cell table:style-name="Taula47.A4" office:value-type="string">
            <text:p text:style-name="P3"><text:change-start text:change-id="ct274898160"/>NOTIFICACIO<text:change-end text:change-id="ct274898160"/></text:p>
          </table:table-cell>
          <table:table-cell table:style-name="Taula47.B3" office:value-type="string">
            <text:p text:style-name="P1"><text:change-start text:change-id="ct274914688"/>TD<text:change-end text:change-id="ct274914688"/><text:change-start text:change-id="ct274914792"/>07<text:change-end text:change-id="ct274914792"/></text:p>
          </table:table-cell>
          <table:table-cell table:style-name="Taula47.C4" office:value-type="string">
            <text:p text:style-name="P1"><text:change-start text:change-id="ct274914896"/>Notificación<text:change-end text:change-id="ct274914896"/></text:p>
          </table:table-cell>
        </table:table-row>
        <table:table-row>
          <table:table-cell table:style-name="Taula47.A4" office:value-type="string">
            <text:p text:style-name="P3"><text:change-start text:change-id="ct274915000"/>PUBLICACIO<text:change-end text:change-id="ct274915000"/></text:p>
          </table:table-cell>
          <table:table-cell table:style-name="Taula47.B3" office:value-type="string">
            <text:p text:style-name="P1"><text:change-start text:change-id="ct274915104"/>TD08<text:change-end text:change-id="ct274915104"/></text:p>
          </table:table-cell>
          <table:table-cell table:style-name="Taula47.C4" office:value-type="string">
            <text:p text:style-name="P1"><text:change-start text:change-id="ct274915208"/>Publicación<text:change-end text:change-id="ct274915208"/></text:p>
          </table:table-cell>
        </table:table-row>
        <table:table-row>
          <table:table-cell table:style-name="Taula47.A4" office:value-type="string">
            <text:p text:style-name="P3"><text:change-start text:change-id="ct274915312"/>JUSTIFICANT_RECEPCIO<text:change-end text:change-id="ct274915312"/></text:p>
          </table:table-cell>
          <table:table-cell table:style-name="Taula47.B3" office:value-type="string">
            <text:p text:style-name="P1"><text:change-start text:change-id="ct274915416"/>TD<text:change-end text:change-id="ct274915416"/><text:change-start text:change-id="ct274915520"/>09<text:change-end text:change-id="ct274915520"/></text:p>
          </table:table-cell>
          <table:table-cell table:style-name="Taula47.C4" office:value-type="string">
            <text:p text:style-name="P1"><text:change-start text:change-id="ct274915624"/>Acuse de recibo<text:change-end text:change-id="ct274915624"/></text:p>
          </table:table-cell>
        </table:table-row>
        <table:table-row>
          <table:table-cell table:style-name="Taula47.A4" office:value-type="string">
            <text:p text:style-name="P3"><text:change-start text:change-id="ct274915728"/>ACTA<text:change-end text:change-id="ct274915728"/></text:p>
          </table:table-cell>
          <table:table-cell table:style-name="Taula47.B3" office:value-type="string">
            <text:p text:style-name="P1"><text:change-start text:change-id="ct274915832"/>TD<text:change-end text:change-id="ct274915832"/><text:change-start text:change-id="ct274915936"/>10<text:change-end text:change-id="ct274915936"/></text:p>
          </table:table-cell>
          <table:table-cell table:style-name="Taula47.C4" office:value-type="string">
            <text:p text:style-name="P1"><text:change-start text:change-id="ct274916040"/>Acta<text:change-end text:change-id="ct274916040"/></text:p>
          </table:table-cell>
        </table:table-row>
        <table:table-row>
          <table:table-cell table:style-name="Taula47.A4" office:value-type="string">
            <text:p text:style-name="P3"><text:change-start text:change-id="ct274916144"/>CERTIFICAT<text:change-end text:change-id="ct274916144"/></text:p>
          </table:table-cell>
          <table:table-cell table:style-name="Taula47.B3" office:value-type="string">
            <text:p text:style-name="P1"><text:change-start text:change-id="ct274916248"/>TD<text:change-end text:change-id="ct274916248"/><text:change-start text:change-id="ct274916352"/>11<text:change-end text:change-id="ct274916352"/></text:p>
          </table:table-cell>
          <table:table-cell table:style-name="Taula47.C4" office:value-type="string">
            <text:p text:style-name="P1"><text:change-start text:change-id="ct274916456"/>Certificat<text:change-end text:change-id="ct274916456"/></text:p>
          </table:table-cell>
        </table:table-row>
        <table:table-row>
          <table:table-cell table:style-name="Taula47.A4" office:value-type="string">
            <text:p text:style-name="P3"><text:change-start text:change-id="ct274916560"/>DILIGENCIA<text:change-end text:change-id="ct274916560"/></text:p>
          </table:table-cell>
          <table:table-cell table:style-name="Taula47.B3" office:value-type="string">
            <text:p text:style-name="P1"><text:change-start text:change-id="ct274916664"/>TD<text:change-end text:change-id="ct274916664"/><text:change-start text:change-id="ct274916768"/>12<text:change-end text:change-id="ct274916768"/></text:p>
          </table:table-cell>
          <table:table-cell table:style-name="Taula47.C4" office:value-type="string">
            <text:p text:style-name="P1"><text:change-start text:change-id="ct274916872"/>Diligència<text:change-end text:change-id="ct274916872"/></text:p>
          </table:table-cell>
        </table:table-row>
        <table:table-row>
          <table:table-cell table:style-name="Taula47.A4" office:value-type="string">
            <text:p text:style-name="P3"><text:change-start text:change-id="ct274916976"/>INFORME<text:change-end text:change-id="ct274916976"/></text:p>
          </table:table-cell>
          <table:table-cell table:style-name="Taula47.B3" office:value-type="string">
            <text:p text:style-name="P1"><text:change-start text:change-id="ct274917080"/>TD<text:change-end text:change-id="ct274917080"/><text:change-start text:change-id="ct274917184"/>13<text:change-end text:change-id="ct274917184"/></text:p>
          </table:table-cell>
          <table:table-cell table:style-name="Taula47.C4" office:value-type="string">
            <text:p text:style-name="P1"><text:change-start text:change-id="ct274917288"/>Informe<text:change-end text:change-id="ct274917288"/></text:p>
          </table:table-cell>
        </table:table-row>
        <table:table-row>
          <table:table-cell table:style-name="Taula47.A4" office:value-type="string">
            <text:p text:style-name="P3"><text:change-start text:change-id="ct274917392"/>SOLICITUD<text:change-end text:change-id="ct274917392"/></text:p>
          </table:table-cell>
          <table:table-cell table:style-name="Taula47.B3" office:value-type="string">
            <text:p text:style-name="P1"><text:change-start text:change-id="ct274917496"/>TD<text:change-end text:change-id="ct274917496"/><text:change-start text:change-id="ct274917600"/>14<text:change-end text:change-id="ct274917600"/></text:p>
          </table:table-cell>
          <table:table-cell table:style-name="Taula47.C4" office:value-type="string">
            <text:p text:style-name="P1"><text:change-start text:change-id="ct274917704"/>Solicitud<text:change-end text:change-id="ct274917704"/></text:p>
          </table:table-cell>
        </table:table-row>
        <table:table-row>
          <table:table-cell table:style-name="Taula47.A4" office:value-type="string">
            <text:p text:style-name="P3"><text:change-start text:change-id="ct274917808"/>DENUNCIA<text:change-end text:change-id="ct274917808"/></text:p>
          </table:table-cell>
          <table:table-cell table:style-name="Taula47.B3" office:value-type="string">
            <text:p text:style-name="P1"><text:change-start text:change-id="ct274917912"/>TD<text:change-end text:change-id="ct274917912"/><text:change-start text:change-id="ct274918016"/>15<text:change-end text:change-id="ct274918016"/></text:p>
          </table:table-cell>
          <table:table-cell table:style-name="Taula47.C4" office:value-type="string">
            <text:p text:style-name="P1"><text:change-start text:change-id="ct274918120"/>Denuncia<text:change-end text:change-id="ct274918120"/></text:p>
          </table:table-cell>
        </table:table-row>
        <table:table-row>
          <table:table-cell table:style-name="Taula47.A4" office:value-type="string">
            <text:p text:style-name="P3"><text:change-start text:change-id="ct274918224"/>ALEGACIO<text:change-end text:change-id="ct274918224"/></text:p>
          </table:table-cell>
          <table:table-cell table:style-name="Taula47.B3" office:value-type="string">
            <text:p text:style-name="P1"><text:change-start text:change-id="ct274918328"/>TD<text:change-end text:change-id="ct274918328"/><text:change-start text:change-id="ct274918432"/>16<text:change-end text:change-id="ct274918432"/></text:p>
          </table:table-cell>
          <table:table-cell table:style-name="Taula47.C4" office:value-type="string">
            <text:p text:style-name="P1"><text:change-start text:change-id="ct274918536"/>Alegación<text:change-end text:change-id="ct274918536"/></text:p>
          </table:table-cell>
        </table:table-row>
        <table:table-row>
          <table:table-cell table:style-name="Taula47.A4" office:value-type="string">
            <text:p text:style-name="P3"><text:change-start text:change-id="ct274918640"/>RECURS<text:change-end text:change-id="ct274918640"/></text:p>
          </table:table-cell>
          <table:table-cell table:style-name="Taula47.B3" office:value-type="string">
            <text:p text:style-name="P1"><text:change-start text:change-id="ct274918744"/>TD<text:change-end text:change-id="ct274918744"/><text:change-start text:change-id="ct274918848"/>17<text:change-end text:change-id="ct274918848"/></text:p>
          </table:table-cell>
          <table:table-cell table:style-name="Taula47.C4" office:value-type="string">
            <text:p text:style-name="P1"><text:change-start text:change-id="ct274918952"/>Recurso<text:change-end text:change-id="ct274918952"/></text:p>
          </table:table-cell>
        </table:table-row>
        <table:table-row>
          <table:table-cell table:style-name="Taula47.A4" office:value-type="string">
            <text:p text:style-name="P3"><text:change-start text:change-id="ct274919056"/>COMUNICACIO_CIUTADA<text:change-end text:change-id="ct274919056"/></text:p>
          </table:table-cell>
          <table:table-cell table:style-name="Taula47.B3" office:value-type="string">
            <text:p text:style-name="P1"><text:change-start text:change-id="ct274919160"/>TD<text:change-end text:change-id="ct274919160"/><text:change-start text:change-id="ct274919264"/>18<text:change-end text:change-id="ct274919264"/></text:p>
          </table:table-cell>
          <table:table-cell table:style-name="Taula47.C4" office:value-type="string">
            <text:p text:style-name="P1"><text:change-start text:change-id="ct274919368"/>Comunicación ciudadano<text:change-end text:change-id="ct274919368"/></text:p>
          </table:table-cell>
        </table:table-row>
        <table:table-row>
          <table:table-cell table:style-name="Taula47.A4" office:value-type="string">
            <text:p text:style-name="P3"><text:change-start text:change-id="ct274919472"/>FACTURA<text:change-end text:change-id="ct274919472"/></text:p>
          </table:table-cell>
          <table:table-cell table:style-name="Taula47.B3" office:value-type="string">
            <text:p text:style-name="P1"><text:change-start text:change-id="ct274919576"/>TD<text:change-end text:change-id="ct274919576"/><text:change-start text:change-id="ct274919680"/>19<text:change-end text:change-id="ct274919680"/></text:p>
          </table:table-cell>
          <table:table-cell table:style-name="Taula47.C4" office:value-type="string">
            <text:p text:style-name="P1"><text:change-start text:change-id="ct274919784"/>Factura<text:change-end text:change-id="ct274919784"/></text:p>
          </table:table-cell>
        </table:table-row>
        <table:table-row>
          <table:table-cell table:style-name="Taula47.A4" office:value-type="string">
            <text:p text:style-name="P3"><text:change-start text:change-id="ct274919888"/>ALTRES_INCAUTATS<text:change-end text:change-id="ct274919888"/></text:p>
          </table:table-cell>
          <table:table-cell table:style-name="Taula47.B3" office:value-type="string">
            <text:p text:style-name="P1"><text:change-start text:change-id="ct274919992"/>TD<text:change-end text:change-id="ct274919992"/><text:change-start text:change-id="ct274920096"/>20<text:change-end text:change-id="ct274920096"/></text:p>
          </table:table-cell>
          <table:table-cell table:style-name="Taula47.C4" office:value-type="string">
            <text:p text:style-name="P1"><text:change-start text:change-id="ct274920200"/>Otros incautados<text:change-end text:change-id="ct274920200"/></text:p>
          </table:table-cell>
        </table:table-row>
        <table:table-row>
          <table:table-cell table:style-name="Taula47.A4" office:value-type="string">
            <text:p text:style-name="P3"><text:change-start text:change-id="ct274920304"/>ALTRES<text:change-end text:change-id="ct274920304"/></text:p>
          </table:table-cell>
          <table:table-cell table:style-name="Taula47.B3" office:value-type="string">
            <text:p text:style-name="P1"><text:change-start text:change-id="ct274920408"/>TD99<text:change-end text:change-id="ct274920408"/></text:p>
          </table:table-cell>
          <table:table-cell table:style-name="Taula47.C4" office:value-type="string">
            <text:p text:style-name="P1"><text:change-start text:change-id="ct274920512"/>Otros<text:change-end text:change-id="ct274920512"/></text:p>
          </table:table-cell>
        </table:table-row>
      </table:table>
      <text:p text:style-name="Text_20_body"/>
      <table:table table:name="Taula48" table:style-name="Taula48">
        <table:table-column table:style-name="Taula48.A"/>
        <table:table-row>
          <table:table-cell table:style-name="Taula48.A1" office:value-type="string">
            <text:p text:style-name="P6"><text:change-start text:change-id="ct274920616"/><text:span text:style-name="T31"><text:s/></text:span><text:span text:style-name="T31">E</text:span><text:span text:style-name="T31"> </text:span><text:s/>ExpedientEstat<text:change-end text:change-id="ct274920616"/>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>
            <table:table-cell table:style-name="Taula49.A1" table:number-columns-spanned="3" office:value-type="string">
              <text:p text:style-name="P1"><text:change-start text:change-id="ct274920720"/>Possibles estats d'un expedient.<text:change-end text:change-id="ct274920720"/>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34"><text:change-start text:change-id="ct274920824"/>Codi<text:change-end text:change-id="ct274920824"/></text:p>
          </table:table-cell>
          <table:table-cell table:style-name="Taula49.A2" office:value-type="string">
            <text:p text:style-name="P3"><text:change-start text:change-id="ct274920928"/>Valor<text:change-end text:change-id="ct274920928"/></text:p>
          </table:table-cell>
          <table:table-cell table:style-name="Taula49.C2" office:value-type="string">
            <text:p text:style-name="P3"><text:change-start text:change-id="ct274921032"/>Comentaris<text:change-end text:change-id="ct274921032"/></text:p>
          </table:table-cell>
        </table:table-row>
        <table:table-row table:style-name="Taula49.2">
          <table:table-cell table:style-name="Taula49.A3" office:value-type="string">
            <text:p text:style-name="P3"><text:change-start text:change-id="ct274921136"/>OBERT<text:change-end text:change-id="ct274921136"/></text:p>
          </table:table-cell>
          <table:table-cell table:style-name="Taula49.B3" office:value-type="string">
            <text:p text:style-name="P1"><text:change-start text:change-id="ct274921240"/>E01<text:change-end text:change-id="ct274921240"/></text:p>
          </table:table-cell>
          <table:table-cell table:style-name="Taula49.C3" office:value-type="string">
            <text:p text:style-name="P1"><text:change-start text:change-id="ct274921344"/>Abierto<text:change-end text:change-id="ct274921344"/></text:p>
          </table:table-cell>
        </table:table-row>
        <table:table-row>
          <table:table-cell table:style-name="Taula49.A4" office:value-type="string">
            <text:p text:style-name="P3"><text:change-start text:change-id="ct274921448"/>TANCAT<text:change-end text:change-id="ct274921448"/></text:p>
          </table:table-cell>
          <table:table-cell table:style-name="Taula49.B3" office:value-type="string">
            <text:p text:style-name="P1"><text:change-start text:change-id="ct274921552"/>E02<text:change-end text:change-id="ct274921552"/></text:p>
          </table:table-cell>
          <table:table-cell table:style-name="Taula49.C4" office:value-type="string">
            <text:p text:style-name="P1"><text:change-start text:change-id="ct274921656"/>Cerrado<text:change-end text:change-id="ct274921656"/></text:p>
          </table:table-cell>
        </table:table-row>
        <table:table-row>
          <table:table-cell table:style-name="Taula49.A4" office:value-type="string">
            <text:p text:style-name="P3"><text:change-start text:change-id="ct274921760"/>INDEX_REMISSIO<text:change-end text:change-id="ct274921760"/></text:p>
          </table:table-cell>
          <table:table-cell table:style-name="Taula49.B3" office:value-type="string">
            <text:p text:style-name="P1"><text:change-start text:change-id="ct274921864"/>E03<text:change-end text:change-id="ct274921864"/></text:p>
          </table:table-cell>
          <table:table-cell table:style-name="Taula49.C4" office:value-type="string">
            <text:p text:style-name="P1"><text:change-start text:change-id="ct274921968"/>Índice para remisión cerrado<text:change-end text:change-id="ct274921968"/></text:p>
          </table:table-cell>
        </table:table-row>
      </table:table>
      <text:p text:style-name="Text_20_body"/>
      <table:table table:name="Taula50" table:style-name="Taula50">
        <table:table-column table:style-name="Taula50.A"/>
        <table:table-row>
          <table:table-cell table:style-name="Taula50.A1" office:value-type="string">
            <text:p text:style-name="P6"><text:change-start text:change-id="ct274922072"/><text:span text:style-name="T31"><text:s/></text:span><text:span text:style-name="T31">E</text:span><text:span text:style-name="T31"> </text:span><text:s/>FirmaPerfil<text:change-end text:change-id="ct274922072"/>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able:table-row>
            <table:table-cell table:style-name="Taula51.A1" table:number-columns-spanned="3" office:value-type="string">
              <text:p text:style-name="P1"><text:change-start text:change-id="ct274922176"/>Possibles perfils de firma.<text:change-end text:change-id="ct274922176"/>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34"><text:change-start text:change-id="ct274922280"/>Codi<text:change-end text:change-id="ct274922280"/></text:p>
          </table:table-cell>
          <table:table-cell table:style-name="Taula51.A2" office:value-type="string">
            <text:p text:style-name="P3"><text:change-start text:change-id="ct274922384"/>Valor<text:change-end text:change-id="ct274922384"/></text:p>
          </table:table-cell>
          <table:table-cell table:style-name="Taula51.C2" office:value-type="string">
            <text:p text:style-name="P3"><text:change-start text:change-id="ct274922488"/>Comentaris<text:change-end text:change-id="ct274922488"/></text:p>
          </table:table-cell>
        </table:table-row>
        <table:table-row table:style-name="Taula51.2">
          <table:table-cell table:style-name="Taula51.A3" office:value-type="string">
            <text:p text:style-name="P3"><text:change-start text:change-id="ct274922592"/>BES<text:change-end text:change-id="ct274922592"/></text:p>
          </table:table-cell>
          <table:table-cell table:style-name="Taula51.B3" office:value-type="string">
            <text:p text:style-name="P1"><text:change-start text:change-id="ct274922696"/>BES<text:change-end text:change-id="ct274922696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3" office:value-type="string">
            <text:p text:style-name="P3"><text:change-start text:change-id="ct274926888"/>EPES<text:change-end text:change-id="ct274926888"/></text:p>
          </table:table-cell>
          <table:table-cell table:style-name="Taula51.B3" office:value-type="string">
            <text:p text:style-name="P1"><text:change-start text:change-id="ct274926992"/>EPES<text:change-end text:change-id="ct274926992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3" office:value-type="string">
            <text:p text:style-name="P3"><text:change-start text:change-id="ct274927096"/>LTV<text:change-end text:change-id="ct274927096"/></text:p>
          </table:table-cell>
          <table:table-cell table:style-name="Taula51.B3" office:value-type="string">
            <text:p text:style-name="P1"><text:change-start text:change-id="ct274927200"/>LTV<text:change-end text:change-id="ct274927200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3" office:value-type="string">
            <text:p text:style-name="P3"><text:change-start text:change-id="ct274927304"/>T<text:change-end text:change-id="ct274927304"/></text:p>
          </table:table-cell>
          <table:table-cell table:style-name="Taula51.B3" office:value-type="string">
            <text:p text:style-name="P1"><text:change-start text:change-id="ct274927408"/>T<text:change-end text:change-id="ct274927408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3" office:value-type="string">
            <text:p text:style-name="P3"><text:change-start text:change-id="ct274927512"/>C<text:change-end text:change-id="ct274927512"/></text:p>
          </table:table-cell>
          <table:table-cell table:style-name="Taula51.B3" office:value-type="string">
            <text:p text:style-name="P1"><text:change-start text:change-id="ct274927616"/>C<text:change-end text:change-id="ct274927616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3" office:value-type="string">
            <text:p text:style-name="P3"><text:change-start text:change-id="ct274927720"/>X<text:change-end text:change-id="ct274927720"/></text:p>
          </table:table-cell>
          <table:table-cell table:style-name="Taula51.B3" office:value-type="string">
            <text:p text:style-name="P1"><text:change-start text:change-id="ct274927824"/>X<text:change-end text:change-id="ct274927824"/></text:p>
          </table:table-cell>
          <table:table-cell table:style-name="Taula51.C3" office:value-type="string">
            <text:p text:style-name="P1"/>
          </table:table-cell>
        </table:table-row>
        <table:table-row table:style-name="Taula51.2">
          <table:table-cell table:style-name="Taula51.A3" office:value-type="string">
            <text:p text:style-name="P3"><text:change-start text:change-id="ct274927928"/>XL<text:change-end text:change-id="ct274927928"/></text:p>
          </table:table-cell>
          <table:table-cell table:style-name="Taula51.B3" office:value-type="string">
            <text:p text:style-name="P1"><text:change-start text:change-id="ct274928032"/>XL<text:change-end text:change-id="ct274928032"/></text:p>
          </table:table-cell>
          <table:table-cell table:style-name="Taula51.C3" office:value-type="string">
            <text:p text:style-name="P1"/>
          </table:table-cell>
        </table:table-row>
        <table:table-row>
          <table:table-cell table:style-name="Taula51.A10" office:value-type="string">
            <text:p text:style-name="P3"><text:change-start text:change-id="ct274928136"/>A<text:change-end text:change-id="ct274928136"/></text:p>
          </table:table-cell>
          <table:table-cell table:style-name="Taula51.B3" office:value-type="string">
            <text:p text:style-name="P1"><text:change-start text:change-id="ct274928240"/>A<text:change-end text:change-id="ct274928240"/></text:p>
          </table:table-cell>
          <table:table-cell table:style-name="Taula51.C10" office:value-type="string">
            <text:p text:style-name="P1"/>
          </table:table-cell>
        </table:table-row>
      </table:table>
      <text:p text:style-name="Text_20_body"><text:soft-page-break/></text:p>
      <table:table table:name="Taula52" table:style-name="Taula52">
        <table:table-column table:style-name="Taula52.A"/>
        <table:table-row>
          <table:table-cell table:style-name="Taula52.A1" office:value-type="string">
            <text:p text:style-name="P6"><text:change-start text:change-id="ct274928344"/><text:span text:style-name="T31"><text:s/></text:span><text:span text:style-name="T31">E</text:span><text:span text:style-name="T31"> </text:span><text:s/>FirmaTipus<text:change-end text:change-id="ct274928344"/>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able:table-row>
            <table:table-cell table:style-name="Taula53.A1" table:number-columns-spanned="3" office:value-type="string">
              <text:p text:style-name="P1"><text:change-start text:change-id="ct274928448"/>Possibles tipus de firma.<text:change-end text:change-id="ct274928448"/>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34"><text:change-start text:change-id="ct274928552"/>Codi<text:change-end text:change-id="ct274928552"/></text:p>
          </table:table-cell>
          <table:table-cell table:style-name="Taula53.A2" office:value-type="string">
            <text:p text:style-name="P3"><text:change-start text:change-id="ct274928656"/>Valor<text:change-end text:change-id="ct274928656"/></text:p>
          </table:table-cell>
          <table:table-cell table:style-name="Taula53.C2" office:value-type="string">
            <text:p text:style-name="P3"><text:change-start text:change-id="ct274928760"/>Comentaris<text:change-end text:change-id="ct274928760"/></text:p>
          </table:table-cell>
        </table:table-row>
        <table:table-row table:style-name="Taula53.2">
          <table:table-cell table:style-name="Taula53.A3" office:value-type="string">
            <text:p text:style-name="P3"><text:change-start text:change-id="ct274928864"/>CSV<text:change-end text:change-id="ct274928864"/></text:p>
          </table:table-cell>
          <table:table-cell table:style-name="Taula53.B3" office:value-type="string">
            <text:p text:style-name="P1"><text:change-start text:change-id="ct274928968"/>TF01<text:change-end text:change-id="ct274928968"/></text:p>
          </table:table-cell>
          <table:table-cell table:style-name="Taula53.C3" office:value-type="string">
            <text:p text:style-name="P1"><text:change-start text:change-id="ct274929072"/>Código seguro de verificación<text:change-end text:change-id="ct274929072"/></text:p>
          </table:table-cell>
        </table:table-row>
        <table:table-row>
          <table:table-cell table:style-name="Taula53.A4" office:value-type="string">
            <text:p text:style-name="P3"><text:change-start text:change-id="ct274929176"/>XADES_DET<text:change-end text:change-id="ct274929176"/></text:p>
          </table:table-cell>
          <table:table-cell table:style-name="Taula53.B3" office:value-type="string">
            <text:p text:style-name="P1"><text:change-start text:change-id="ct274929280"/>TF02<text:change-end text:change-id="ct274929280"/></text:p>
          </table:table-cell>
          <table:table-cell table:style-name="Taula53.C4" office:value-type="string">
            <text:p text:style-name="P1"><text:change-start text:change-id="ct274929384"/>XAdES internally detached signature<text:change-end text:change-id="ct274929384"/></text:p>
          </table:table-cell>
        </table:table-row>
        <table:table-row>
          <table:table-cell table:style-name="Taula53.A4" office:value-type="string">
            <text:p text:style-name="P3"><text:change-start text:change-id="ct274929488"/>XADES_ENV<text:change-end text:change-id="ct274929488"/></text:p>
          </table:table-cell>
          <table:table-cell table:style-name="Taula53.B3" office:value-type="string">
            <text:p text:style-name="P1"><text:change-start text:change-id="ct274929592"/>TF03<text:change-end text:change-id="ct274929592"/></text:p>
          </table:table-cell>
          <table:table-cell table:style-name="Taula53.C4" office:value-type="string">
            <text:p text:style-name="P1"><text:change-start text:change-id="ct274929696"/>XAdES enveloped signature<text:change-end text:change-id="ct274929696"/></text:p>
          </table:table-cell>
        </table:table-row>
        <table:table-row>
          <table:table-cell table:style-name="Taula53.A4" office:value-type="string">
            <text:p text:style-name="P3"><text:change-start text:change-id="ct274929800"/>CADES_DET<text:change-end text:change-id="ct274929800"/></text:p>
          </table:table-cell>
          <table:table-cell table:style-name="Taula53.B3" office:value-type="string">
            <text:p text:style-name="P1"><text:change-start text:change-id="ct274929904"/>TF04<text:change-end text:change-id="ct274929904"/></text:p>
          </table:table-cell>
          <table:table-cell table:style-name="Taula53.C4" office:value-type="string">
            <text:p text:style-name="P1"><text:change-start text:change-id="ct274930008"/>CAdES detached/explicit signature<text:change-end text:change-id="ct274930008"/></text:p>
          </table:table-cell>
        </table:table-row>
        <table:table-row>
          <table:table-cell table:style-name="Taula53.A4" office:value-type="string">
            <text:p text:style-name="P3"><text:change-start text:change-id="ct274930112"/>CADES_ATT<text:change-end text:change-id="ct274930112"/></text:p>
          </table:table-cell>
          <table:table-cell table:style-name="Taula53.B3" office:value-type="string">
            <text:p text:style-name="P1"><text:change-start text:change-id="ct274930216"/>TF05<text:change-end text:change-id="ct274930216"/></text:p>
          </table:table-cell>
          <table:table-cell table:style-name="Taula53.C4" office:value-type="string">
            <text:p text:style-name="P1"><text:change-start text:change-id="ct274930320"/>CAdES attached/implicit signature<text:change-end text:change-id="ct274930320"/></text:p>
          </table:table-cell>
        </table:table-row>
        <table:table-row>
          <table:table-cell table:style-name="Taula53.A4" office:value-type="string">
            <text:p text:style-name="P3"><text:change-start text:change-id="ct274930424"/>PADES<text:change-end text:change-id="ct274930424"/></text:p>
          </table:table-cell>
          <table:table-cell table:style-name="Taula53.B3" office:value-type="string">
            <text:p text:style-name="P1"><text:change-start text:change-id="ct274930528"/>TF06<text:change-end text:change-id="ct274930528"/></text:p>
          </table:table-cell>
          <table:table-cell table:style-name="Taula53.C4" office:value-type="string">
            <text:p text:style-name="P1"><text:change-start text:change-id="ct274930632"/>PAdES<text:change-end text:change-id="ct274930632"/></text:p>
          </table:table-cell>
        </table:table-row>
        <table:table-row>
          <table:table-cell table:style-name="Taula53.A4" office:value-type="string">
            <text:p text:style-name="P3"><text:change-start text:change-id="ct274930736"/>SMIME<text:change-end text:change-id="ct274930736"/></text:p>
          </table:table-cell>
          <table:table-cell table:style-name="Taula53.B3" office:value-type="string">
            <text:p text:style-name="P1"><text:change-start text:change-id="ct274930840"/>TF07<text:change-end text:change-id="ct274930840"/></text:p>
          </table:table-cell>
          <table:table-cell table:style-name="Taula53.C4" office:value-type="string">
            <text:p text:style-name="P1"/>
          </table:table-cell>
        </table:table-row>
        <table:table-row>
          <table:table-cell table:style-name="Taula53.A4" office:value-type="string">
            <text:p text:style-name="P3"><text:change-start text:change-id="ct274930944"/>ODT<text:change-end text:change-id="ct274930944"/></text:p>
          </table:table-cell>
          <table:table-cell table:style-name="Taula53.B3" office:value-type="string">
            <text:p text:style-name="P1"><text:change-start text:change-id="ct274931048"/>TF08<text:change-end text:change-id="ct274931048"/></text:p>
          </table:table-cell>
          <table:table-cell table:style-name="Taula53.C4" office:value-type="string">
            <text:p text:style-name="P1"/>
          </table:table-cell>
        </table:table-row>
        <table:table-row>
          <table:table-cell table:style-name="Taula53.A4" office:value-type="string">
            <text:p text:style-name="P3"><text:change-start text:change-id="ct274931152"/>OOXML<text:change-end text:change-id="ct274931152"/></text:p>
          </table:table-cell>
          <table:table-cell table:style-name="Taula53.B3" office:value-type="string">
            <text:p text:style-name="P1"><text:change-start text:change-id="ct274931256"/>TF09<text:change-end text:change-id="ct274931256"/></text:p>
          </table:table-cell>
          <table:table-cell table:style-name="Taula53.C4" office:value-type="string">
            <text:p text:style-name="P1"/>
          </table:table-cell>
        </table:table-row>
      </table:table>
      <text:p text:style-name="Text_20_body"><text:change-start text:change-id="ct274931360"/></text:p>
      <text:p text:style-name="Text_20_body"><text:change-end text:change-id="ct274931360"/></text:p>
      <text:h text:style-name="P41" text:outline-level="1"><text:bookmark-start text:name="__RefHeading___Toc4746_112191102"/>Mètodes de l’API<text:bookmark-end text:name="__RefHeading___Toc4746_112191102"/></text:h>
      <text:p text:style-name="Text_20_body"/>
      <text:h text:style-name="Heading_20_2" text:outline-level="2"><text:bookmark-start text:name="__RefHeading___Toc4748_112191102"/>Consideracions sobre els paràmetres dels mètodes<text:bookmark-end text:name="__RefHeading___Toc4748_112191102"/></text:h>
      <text:list xml:id="list31678309" text:continue-numbering="true" text:style-name="L3">
        <text:list-item>
          <text:p text:style-name="P10">Hi haurà tres tipus de dades bàsics: expedients, documents i carpetes.<text:change text:change-id="ct274931464"/></text:p>
        </text:list-item>
        <text:list-item>
          <text:p text:style-name="P10">Els paràmetres ENI que prenguin valors d’una llista es passaran com a tipus enumerats i no com a cadenes de text.</text:p>
        </text:list-item>
        <text:list-item>
          <text:p text:style-name="P10"><text:change-start text:change-id="ct274931568"/>Els mètodes de creació i modificació tendran com a paràmetres l’element (expedient, document o carpeta) que es vol crear o modificar i l’identificador del contenidor pare (només per a documents i carpetes).</text:p>
        </text:list-item>
        <text:list-item>
          <text:p text:style-name="P10"><text:change-end text:change-id="ct274931568"/>Els altres mètodes tendran com a únic paràmetre l’identificador de l’element sobre el qual es realitza l’acció. Els mètodes que involucrin varis elements (copiar, moure, ...) tendran varis identificadors.</text:p>
        </text:list-item>
        <text:list-item>
          <text:p text:style-name="P10">No tendrà sentit per l’arxiu gestionar documents o carpetes deslligades d’un expedient.<text:change-start text:change-id="ct274931672"/></text:p>
        </text:list-item>
      </text:list>
      <text:p text:style-name="Text_20_body"><text:change-end text:change-id="ct274931672"/><text:change text:change-id="ct274931776"/><text:change-start text:change-id="ct274931880"/></text:p>
      <text:h text:style-name="Heading_20_2" text:outline-level="2"><text:bookmark-start text:name="__RefHeading___Toc4752_1121911021"/>expedientCrear<text:bookmark-end text:name="__RefHeading___Toc4752_1121911021"/><text:change-end text:change-id="ct274931880"/><text:change text:change-id="ct274931984"/></text:h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6"><text:span text:style-name="T31"><text:s/>M </text:span><text:s/>expedientCrear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3">Descripció</text:p>
          </table:table-cell>
          <table:table-cell table:style-name="Taula17.B2" table:number-columns-spanned="3" office:value-type="string">
            <text:p text:style-name="P11"><text:change text:change-id="ct274932088"/><text:change-start text:change-id="ct274932192"/>Crea un nou expedient<text:change-end text:change-id="ct274932192"/>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22">Paràmetres</text:p>
          </table:table-cell>
          <table:table-cell table:style-name="Taula17.B3" office:value-type="string">
            <text:p text:style-name="P34">Camp</text:p>
          </table:table-cell>
          <table:table-cell table:style-name="Taula17.C3" office:value-type="string">
            <text:p text:style-name="P3">Tipus</text:p>
          </table:table-cell>
          <table:table-cell table:style-name="Taula17.B3" office:value-type="string">
            <text:p text:style-name="P3">Descripció</text:p>
          </table:table-cell>
        </table:table-row>
        <table:table-row>
          <table:covered-table-cell/>
          <table:table-cell table:style-name="Taula17.B4" office:value-type="string">
            <text:p text:style-name="P3"><text:change text:change-id="ct274932296"/><text:change-start text:change-id="ct274932400"/>e<text:change-end text:change-id="ct274932400"/><text:change-start text:change-id="ct274932504"/>xpedient<text:change-end text:change-id="ct274932504"/></text:p>
          </table:table-cell>
          <table:table-cell table:style-name="Taula17.C4" office:value-type="string">
            <text:p text:style-name="P1"><text:change text:change-id="ct274932608"/><text:change-start text:change-id="ct274932712"/>Expedient<text:change-end text:change-id="ct274932712"/> </text:p>
          </table:table-cell>
          <table:table-cell table:style-name="Taula17.D4" office:value-type="string">
            <text:p text:style-name="P1"><text:change text:change-id="ct274932816"/><text:change-start text:change-id="ct274932920"/>Informació per a la creació de l'expedient.<text:change-end text:change-id="ct274932920"/></text:p>
          </table:table-cell>
        </table:table-row>
        <table:table-row>
          <table:table-cell table:style-name="Taula17.A5" office:value-type="string">
            <text:p text:style-name="P3">Excepcions</text:p>
          </table:table-cell>
          <table:table-cell table:style-name="Taula17.C4" office:value-type="string">
            <text:p text:style-name="P1">ArxiuException</text:p>
          </table:table-cell>
          <table:table-cell table:style-name="Taula17.D4" table:number-columns-spanned="2" office:value-type="string">
            <text:p text:style-name="P1">Si es produeix algun problema al realitzar l’operació amb l’arxiu<text:change-start text:change-id="ct274933024"/>.<text:change-end text:change-id="ct274933024"/></text:p>
          </table:table-cell>
          <table:covered-table-cell/>
        </table:table-row>
        <table:table-row>
          <table:table-cell table:style-name="Taula17.A5" office:value-type="string">
            <text:p text:style-name="P3">Valor de retorn</text:p>
          </table:table-cell>
          <table:table-cell table:style-name="Taula17.D4" table:number-columns-spanned="3" office:value-type="string">
            <text:p text:style-name="P1"><text:change text:change-id="ct274933128"/><text:change-start text:change-id="ct274933232"/>ContingutArxiu<text:change-end text:change-id="ct274933232"/></text:p>
          </table:table-cell>
          <table:covered-table-cell/>
          <table:covered-table-cell/>
        </table:table-row>
      </table:table>
      <text:p text:style-name="Standard"><text:change text:change-id="ct274933336"/></text:p>
      <text:h text:style-name="P46" text:outline-level="2"><text:bookmark-start text:name="__RefHeading___Toc4752_112191102"/>expedientModificar<text:bookmark-end text:name="__RefHeading___Toc4752_112191102"/><text:change text:change-id="ct274933440"/>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table:number-columns-spanned="4" office:value-type="string">
            <text:p text:style-name="P6"><text:span text:style-name="T31"><text:s/>M </text:span><text:s/>expedientModificar</text:p>
          </table:table-cell>
          <table:covered-table-cell/>
          <table:covered-table-cell/>
          <table:covered-table-cell/>
        </table:table-row>
        <table:table-row>
          <table:table-cell table:style-name="Taula4.A2" office:value-type="string">
            <text:p text:style-name="P3">Descripció</text:p>
          </table:table-cell>
          <table:table-cell table:style-name="Taula4.B2" table:number-columns-spanned="3" office:value-type="string">
            <text:p text:style-name="P11"><text:change text:change-id="ct274933544"/><text:change-start text:change-id="ct274933648"/>Modifica un expedient existent<text:change-end text:change-id="ct274933648"/>.</text:p>
          </table:table-cell>
          <table:covered-table-cell/>
          <table:covered-table-cell/>
        </table:table-row>
        <table:table-row table:style-name="Taula4.3">
          <table:table-cell table:style-name="Taula4.A3" table:number-rows-spanned="2" office:value-type="string">
            <text:p text:style-name="P22">Paràmetres</text:p>
          </table:table-cell>
          <table:table-cell table:style-name="Taula4.B3" office:value-type="string">
            <text:p text:style-name="P34">Camp</text:p>
          </table:table-cell>
          <table:table-cell table:style-name="Taula4.C3" office:value-type="string">
            <text:p text:style-name="P3">Tipus</text:p>
          </table:table-cell>
          <table:table-cell table:style-name="Taula4.B3" office:value-type="string">
            <text:p text:style-name="P3">Descripció</text:p>
          </table:table-cell>
        </table:table-row>
        <table:table-row>
          <table:covered-table-cell/>
          <table:table-cell table:style-name="Taula4.B4" office:value-type="string">
            <text:p text:style-name="P3"><text:change text:change-id="ct274933752"/><text:change-start text:change-id="ct274933856"/>expedient<text:change-end text:change-id="ct274933856"/></text:p>
          </table:table-cell>
          <table:table-cell table:style-name="Taula4.C4" office:value-type="string">
            <text:p text:style-name="P1"><text:change text:change-id="ct274933960"/><text:change-start text:change-id="ct274934064"/>Expedient<text:change-end text:change-id="ct274934064"/> </text:p>
          </table:table-cell>
          <table:table-cell table:style-name="Taula4.D4" office:value-type="string">
            <text:p text:style-name="P1"><text:change text:change-id="ct274934168"/><text:change-start text:change-id="ct274934272"/>Informació per a la modificació de l'expedient.<text:change-end text:change-id="ct274934272"/></text:p>
          </table:table-cell>
        </table:table-row>
        <table:table-row>
          <table:table-cell table:style-name="Taula4.A5" office:value-type="string">
            <text:p text:style-name="P3">Excepcions</text:p>
          </table:table-cell>
          <table:table-cell table:style-name="Taula4.C4" office:value-type="string">
            <text:p text:style-name="P1">ArxiuException</text:p>
          </table:table-cell>
          <table:table-cell table:style-name="Taula4.D4" table:number-columns-spanned="2" office:value-type="string">
            <text:p text:style-name="P1">Si es produeix algun problema al realitzar l’operació amb l’arxiu<text:change-start text:change-id="ct274934376"/>.<text:change-end text:change-id="ct274934376"/></text:p>
          </table:table-cell>
          <table:covered-table-cell/>
        </table:table-row>
        <table:table-row>
          <table:table-cell table:style-name="Taula4.A5" office:value-type="string">
            <text:p text:style-name="P3">Valor de retorn</text:p>
          </table:table-cell>
          <table:table-cell table:style-name="Taula4.D4" table:number-columns-spanned="3" office:value-type="string">
            <text:p text:style-name="P1"><text:change text:change-id="ct274934480"/><text:change-start text:change-id="ct274934584"/>ContingutArxiu<text:change-end text:change-id="ct274934584"/></text:p>
          </table:table-cell>
          <table:covered-table-cell/>
          <table:covered-table-cell/>
        </table:table-row>
      </table:table>
      <text:p text:style-name="Standard"><text:change text:change-id="ct274934688"/></text:p>
      <text:h text:style-name="Heading_20_2" text:outline-level="2"><text:bookmark-start text:name="__RefHeading___Toc4754_112191102"/><text:soft-page-break/>expedientEsborrar<text:bookmark-end text:name="__RefHeading___Toc4754_112191102"/><text:change text:change-id="ct274934792"/></text:h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6"><text:span text:style-name="T31"><text:s/>M </text:span><text:s/>expedientEsborrar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3">Descripció</text:p>
          </table:table-cell>
          <table:table-cell table:style-name="Taula33.B2" table:number-columns-spanned="3" office:value-type="string">
            <text:p text:style-name="P11"><text:change text:change-id="ct274934896"/><text:change-start text:change-id="ct274935080"/>Esborra un expedient<text:change-end text:change-id="ct274935080"/>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22">Paràmetres</text:p>
          </table:table-cell>
          <table:table-cell table:style-name="Taula33.B3" office:value-type="string">
            <text:p text:style-name="P34">Camp</text:p>
          </table:table-cell>
          <table:table-cell table:style-name="Taula33.C3" office:value-type="string">
            <text:p text:style-name="P3">Tipus</text:p>
          </table:table-cell>
          <table:table-cell table:style-name="Taula33.B3" office:value-type="string">
            <text:p text:style-name="P3">Descripció</text:p>
          </table:table-cell>
        </table:table-row>
        <table:table-row>
          <table:covered-table-cell/>
          <table:table-cell table:style-name="Taula33.B4" office:value-type="string">
            <text:p text:style-name="P3">identificador</text:p>
          </table:table-cell>
          <table:table-cell table:style-name="Taula33.C4" office:value-type="string">
            <text:p text:style-name="P1">String </text:p>
          </table:table-cell>
          <table:table-cell table:style-name="Taula33.D4" office:value-type="string">
            <text:p text:style-name="P1">Identificador de l’expedient<text:change-start text:change-id="ct274935184"/>.<text:change-end text:change-id="ct274935184"/></text:p>
          </table:table-cell>
        </table:table-row>
        <table:table-row>
          <table:table-cell table:style-name="Taula33.A5" office:value-type="string">
            <text:p text:style-name="P3">Excepcions</text:p>
          </table:table-cell>
          <table:table-cell table:style-name="Taula33.C4" office:value-type="string">
            <text:p text:style-name="P1">ArxiuException</text:p>
          </table:table-cell>
          <table:table-cell table:style-name="Taula33.D4" table:number-columns-spanned="2" office:value-type="string">
            <text:p text:style-name="P1">Si es produeix algun problema al realitzar l’operació amb l’arxiu<text:change-start text:change-id="ct274935288"/>.<text:change-end text:change-id="ct274935288"/></text:p>
          </table:table-cell>
          <table:covered-table-cell/>
        </table:table-row>
        <table:table-row>
          <table:table-cell table:style-name="Taula33.A5" office:value-type="string">
            <text:p text:style-name="P3">Valor de retorn</text:p>
          </table:table-cell>
          <table:table-cell table:style-name="Taula33.D4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Standard"><text:change text:change-id="ct274935392"/></text:p>
      <text:h text:style-name="Heading_20_2" text:outline-level="2"><text:bookmark-start text:name="__RefHeading___Toc4756_112191102"/><text:span text:style-name="T2">expedientDetalls</text:span><text:bookmark-end text:name="__RefHeading___Toc4756_112191102"/><text:change text:change-id="ct274935496"/></text:h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6"><text:span text:style-name="T31"><text:s/>M </text:span><text:s/>expedientDetalls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3">Descripció</text:p>
          </table:table-cell>
          <table:table-cell table:style-name="Taula20.B2" table:number-columns-spanned="3" office:value-type="string">
            <text:p text:style-name="P11"><text:change text:change-id="ct274935808"/><text:change text:change-id="ct274935704"/><text:change text:change-id="ct274935600"/><text:change-start text:change-id="ct274935912"/>Retorna la informació detallada d'un expedient<text:change-end text:change-id="ct274935912"/>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22">Paràmetres</text:p>
          </table:table-cell>
          <table:table-cell table:style-name="Taula20.B3" office:value-type="string">
            <text:p text:style-name="P34">Camp</text:p>
          </table:table-cell>
          <table:table-cell table:style-name="Taula20.C3" office:value-type="string">
            <text:p text:style-name="P3">Tipus</text:p>
          </table:table-cell>
          <table:table-cell table:style-name="Taula20.B3" office:value-type="string">
            <text:p text:style-name="P3">Descripció</text:p>
          </table:table-cell>
        </table:table-row>
        <table:table-row>
          <table:covered-table-cell/>
          <table:table-cell table:style-name="Taula20.B4" office:value-type="string">
            <text:p text:style-name="P3">identificador</text:p>
          </table:table-cell>
          <table:table-cell table:style-name="Taula20.C4" office:value-type="string">
            <text:p text:style-name="P1">String </text:p>
          </table:table-cell>
          <table:table-cell table:style-name="Taula20.D4" office:value-type="string">
            <text:p text:style-name="P1">Identificador de l’expedient<text:change-start text:change-id="ct274936016"/>.<text:change-end text:change-id="ct274936016"/></text:p>
          </table:table-cell>
        </table:table-row>
        <table:table-row>
          <table:covered-table-cell/>
          <table:table-cell table:style-name="Taula20.B5" office:value-type="string">
            <text:p text:style-name="P3">versio</text:p>
          </table:table-cell>
          <table:table-cell table:style-name="Taula20.C4" office:value-type="string">
            <text:p text:style-name="P1">String </text:p>
          </table:table-cell>
          <table:table-cell table:style-name="Taula20.D4" office:value-type="string">
            <text:p text:style-name="P1"><text:change text:change-id="ct274936120"/><text:change-start text:change-id="ct274936224"/>Versió de l'expedient (opcional). Si te el valor null es consulta la darrera versió disponible.<text:change-end text:change-id="ct274936224"/></text:p>
          </table:table-cell>
        </table:table-row>
        <table:table-row>
          <table:table-cell table:style-name="Taula20.A6" office:value-type="string">
            <text:p text:style-name="P3">Excepcions</text:p>
          </table:table-cell>
          <table:table-cell table:style-name="Taula20.C4" office:value-type="string">
            <text:p text:style-name="P1">ArxiuException</text:p>
          </table:table-cell>
          <table:table-cell table:style-name="Taula20.D4" table:number-columns-spanned="2" office:value-type="string">
            <text:p text:style-name="P1">Si es produeix algun problema al realitzar l’operació amb l’arxiu<text:change-start text:change-id="ct274936328"/>.<text:change-end text:change-id="ct274936328"/></text:p>
          </table:table-cell>
          <table:covered-table-cell/>
        </table:table-row>
        <table:table-row>
          <table:table-cell table:style-name="Taula20.A6" office:value-type="string">
            <text:p text:style-name="P3">Valor de retorn</text:p>
          </table:table-cell>
          <table:table-cell table:style-name="Taula20.D4" table:number-columns-spanned="3" office:value-type="string">
            <text:p text:style-name="P1">Expedient</text:p>
          </table:table-cell>
          <table:covered-table-cell/>
          <table:covered-table-cell/>
        </table:table-row>
      </table:table>
      <text:p text:style-name="Standard"/>
      <text:h text:style-name="Heading_20_2" text:outline-level="2"><text:bookmark-start text:name="__RefHeading___Toc4758_112191102"/><text:span text:style-name="T2">expedientConsulta</text:span><text:bookmark-end text:name="__RefHeading___Toc4758_112191102"/><text:change text:change-id="ct274936432"/></text:h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6"><text:span text:style-name="T31"><text:s/>M </text:span><text:s/>expedientConsulta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3">Descripció</text:p>
          </table:table-cell>
          <table:table-cell table:style-name="Taula21.B2" table:number-columns-spanned="3" office:value-type="string">
            <text:p text:style-name="P11"><text:change text:change-id="ct274936536"/><text:change-start text:change-id="ct274936640"/>Realitza una consulta d'expedients<text:change-end text:change-id="ct274936640"/>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22">Paràmetres</text:p>
          </table:table-cell>
          <table:table-cell table:style-name="Taula21.B3" office:value-type="string">
            <text:p text:style-name="P34">Camp</text:p>
          </table:table-cell>
          <table:table-cell table:style-name="Taula21.C3" office:value-type="string">
            <text:p text:style-name="P3">Tipus</text:p>
          </table:table-cell>
          <table:table-cell table:style-name="Taula21.B3" office:value-type="string">
            <text:p text:style-name="P3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3">filtres</text:p>
          </table:table-cell>
          <table:table-cell table:style-name="Taula21.B4" office:value-type="string">
            <text:p text:style-name="P1">List&lt;ConsultaFiltre&gt;</text:p>
          </table:table-cell>
          <table:table-cell table:style-name="Taula21.D4" office:value-type="string">
            <text:p text:style-name="P1"><text:change text:change-id="ct274936744"/><text:change-start text:change-id="ct274936848"/>Llista de filtres per aplicar a la consulta.<text:change-end text:change-id="ct274936848"/></text:p>
          </table:table-cell>
        </table:table-row>
        <table:table-row>
          <table:covered-table-cell/>
          <table:table-cell table:style-name="Taula21.B5" office:value-type="string">
            <text:p text:style-name="P3">pagina</text:p>
          </table:table-cell>
          <table:table-cell table:style-name="Taula21.C5" office:value-type="string">
            <text:p text:style-name="P1"><text:change text:change-id="ct274936952"/><text:change-start text:change-id="ct274937056"/>Integer<text:change-end text:change-id="ct274937056"/> </text:p>
          </table:table-cell>
          <table:table-cell table:style-name="Taula21.D5" office:value-type="string">
            <text:p text:style-name="P1"><text:change text:change-id="ct274937160"/><text:change-start text:change-id="ct274937264"/>Número de la pàgina de resultats que s'ha de retornar. Si te el valor null es fa la consulta sense paginació.<text:change-end text:change-id="ct274937264"/></text:p>
          </table:table-cell>
        </table:table-row>
        <table:table-row>
          <table:covered-table-cell/>
          <table:table-cell table:style-name="Taula21.B5" office:value-type="string">
            <text:p text:style-name="P3">itemsPerPagina</text:p>
          </table:table-cell>
          <table:table-cell table:style-name="Taula21.C5" office:value-type="string">
            <text:p text:style-name="P1"><text:change text:change-id="ct274937368"/><text:change-start text:change-id="ct274937472"/>Integer<text:change-end text:change-id="ct274937472"/></text:p>
          </table:table-cell>
          <table:table-cell table:style-name="Taula21.D5" office:value-type="string">
            <text:p text:style-name="P1"><text:change text:change-id="ct274937576"/><text:change-start text:change-id="ct274937680"/>Nombre d’elements per pàgina. Si te el valor null es fa la consulta sense paginació.<text:change-end text:change-id="ct274937680"/></text:p>
          </table:table-cell>
        </table:table-row>
        <table:table-row>
          <table:table-cell table:style-name="Taula21.A7" office:value-type="string">
            <text:p text:style-name="P3">Excepcions</text:p>
          </table:table-cell>
          <table:table-cell table:style-name="Taula21.C5" office:value-type="string">
            <text:p text:style-name="P1">ArxiuException</text:p>
          </table:table-cell>
          <table:table-cell table:style-name="Taula21.D5" table:number-columns-spanned="2" office:value-type="string">
            <text:p text:style-name="P1">Si es produeix algun problema al realitzar l’operació amb l’arxiu<text:change-start text:change-id="ct274937784"/>.<text:change-end text:change-id="ct274937784"/></text:p>
          </table:table-cell>
          <table:covered-table-cell/>
        </table:table-row>
        <table:table-row>
          <table:table-cell table:style-name="Taula21.A7" office:value-type="string">
            <text:p text:style-name="P3">Valor de retorn</text:p>
          </table:table-cell>
          <table:table-cell table:style-name="Taula21.D5" table:number-columns-spanned="3" office:value-type="string">
            <text:p text:style-name="P1">ConsultaResultat</text:p>
          </table:table-cell>
          <table:covered-table-cell/>
          <table:covered-table-cell/>
        </table:table-row>
      </table:table>
      <text:p text:style-name="Standard"><text:change-start text:change-id="ct274937888"/></text:p>
      <text:h text:style-name="P12" text:outline-level="2"><text:bookmark-start text:name="__RefHeading___Toc9819_786024188"/><text:change-end text:change-id="ct274937888"/><text:change text:change-id="ct274937992"/><text:change-start text:change-id="ct274938096"/>expedientCrearSubExpedient<text:bookmark-end text:name="__RefHeading___Toc9819_786024188"/></text:h>
      <text:p text:style-name="P18"><text:change-end text:change-id="ct274938096"/></text:p>
      <table:table table:name="Taula54" table:style-name="Taula54">
        <table:table-column table:style-name="Taula54.A"/>
        <table:table-column table:style-name="Taula54.B"/>
        <table:table-column table:style-name="Taula54.C"/>
        <table:table-column table:style-name="Taula54.D"/>
        <table:table-row>
          <table:table-cell table:style-name="Taula54.A1" table:number-columns-spanned="4" office:value-type="string">
            <text:p text:style-name="P6"><text:change-start text:change-id="ct274938200"/><text:span text:style-name="T31"><text:s/>M </text:span><text:s/>expedientCrearSubExpedient<text:change-end text:change-id="ct274938200"/></text:p>
          </table:table-cell>
          <table:covered-table-cell/>
          <table:covered-table-cell/>
          <table:covered-table-cell/>
        </table:table-row>
        <table:table-row>
          <table:table-cell table:style-name="Taula54.A2" office:value-type="string">
            <text:p text:style-name="P3"><text:change-start text:change-id="ct274938304"/>Descripció<text:change-end text:change-id="ct274938304"/></text:p>
          </table:table-cell>
          <table:table-cell table:style-name="Taula54.B2" table:number-columns-spanned="3" office:value-type="string">
            <text:p text:style-name="P11"><text:change-start text:change-id="ct274938408"/>Crea un nou expedient a dins un expedient pare<text:change-end text:change-id="ct274938408"/><text:change-start text:change-id="ct274938512"/>.<text:change-end text:change-id="ct274938512"/></text:p>
          </table:table-cell>
          <table:covered-table-cell/>
          <table:covered-table-cell/>
        </table:table-row>
        <text:soft-page-break/>
        <table:table-row table:style-name="Taula54.3">
          <table:table-cell table:style-name="Taula54.A3" table:number-rows-spanned="2" office:value-type="string">
            <text:p text:style-name="P22"><text:change-start text:change-id="ct274938616"/>Paràmetres<text:change-end text:change-id="ct274938616"/></text:p>
          </table:table-cell>
          <table:table-cell table:style-name="Taula54.B3" office:value-type="string">
            <text:p text:style-name="P34"><text:change-start text:change-id="ct274938720"/>Camp<text:change-end text:change-id="ct274938720"/></text:p>
          </table:table-cell>
          <table:table-cell table:style-name="Taula54.C3" office:value-type="string">
            <text:p text:style-name="P3"><text:change-start text:change-id="ct274938824"/>Tipus<text:change-end text:change-id="ct274938824"/></text:p>
          </table:table-cell>
          <table:table-cell table:style-name="Taula54.B3" office:value-type="string">
            <text:p text:style-name="P3"><text:change-start text:change-id="ct274938928"/>Descripció<text:change-end text:change-id="ct274938928"/></text:p>
          </table:table-cell>
        </table:table-row>
        <table:table-row>
          <table:covered-table-cell/>
          <table:table-cell table:style-name="Taula54.B4" office:value-type="string">
            <text:p text:style-name="P3"><text:change-start text:change-id="ct274939032"/>expedient<text:change-end text:change-id="ct274939032"/></text:p>
          </table:table-cell>
          <table:table-cell table:style-name="Taula54.C4" office:value-type="string">
            <text:p text:style-name="P1"><text:change-start text:change-id="ct274939136"/>Expedient <text:change-end text:change-id="ct274939136"/></text:p>
          </table:table-cell>
          <table:table-cell table:style-name="Taula54.D4" office:value-type="string">
            <text:p text:style-name="P1"><text:change-start text:change-id="ct274939240"/>Informació per a la creació de l'expedient.<text:change-end text:change-id="ct274939240"/></text:p>
          </table:table-cell>
        </table:table-row>
        <table:table-row>
          <table:table-cell table:style-name="Taula54.A3" office:value-type="string">
            <text:p text:style-name="Standard"/>
          </table:table-cell>
          <table:table-cell table:style-name="Taula54.B4" office:value-type="string">
            <text:p text:style-name="P3"><text:change-start text:change-id="ct274939344"/>identificadorPare<text:change-end text:change-id="ct274939344"/></text:p>
          </table:table-cell>
          <table:table-cell table:style-name="Taula54.C4" office:value-type="string">
            <text:p text:style-name="P1"><text:change-start text:change-id="ct274939448"/>String <text:change-end text:change-id="ct274939448"/></text:p>
          </table:table-cell>
          <table:table-cell table:style-name="Taula54.D4" office:value-type="string">
            <text:p text:style-name="P1"><text:change-start text:change-id="ct274939552"/>Identificador de l’expedient pare.<text:change-end text:change-id="ct274939552"/></text:p>
          </table:table-cell>
        </table:table-row>
        <table:table-row>
          <table:table-cell table:style-name="Taula54.A6" office:value-type="string">
            <text:p text:style-name="P3"><text:change-start text:change-id="ct274939656"/>Excepcions<text:change-end text:change-id="ct274939656"/></text:p>
          </table:table-cell>
          <table:table-cell table:style-name="Taula54.C4" office:value-type="string">
            <text:p text:style-name="P1"><text:change-start text:change-id="ct274939760"/>ArxiuException<text:change-end text:change-id="ct274939760"/></text:p>
          </table:table-cell>
          <table:table-cell table:style-name="Taula54.D4" table:number-columns-spanned="2" office:value-type="string">
            <text:p text:style-name="P1"><text:change-start text:change-id="ct274939864"/>Si es produeix algun problema al realitzar l’operació amb l’arxiu.<text:change-end text:change-id="ct274939864"/></text:p>
          </table:table-cell>
          <table:covered-table-cell/>
        </table:table-row>
        <table:table-row>
          <table:table-cell table:style-name="Taula54.A6" office:value-type="string">
            <text:p text:style-name="P3"><text:change-start text:change-id="ct274939968"/>Valor de retorn<text:change-end text:change-id="ct274939968"/></text:p>
          </table:table-cell>
          <table:table-cell table:style-name="Taula54.D4" table:number-columns-spanned="3" office:value-type="string">
            <text:p text:style-name="P1"><text:change-start text:change-id="ct274940072"/>ContingutArxiu<text:change-end text:change-id="ct274940072"/></text:p>
          </table:table-cell>
          <table:covered-table-cell/>
          <table:covered-table-cell/>
        </table:table-row>
      </table:table>
      <text:p text:style-name="P17"><text:change-start text:change-id="ct274940176"/></text:p>
      <text:h text:style-name="Heading_20_2" text:outline-level="2"><text:bookmark-start text:name="__RefHeading___Toc4762_1121911021"/><text:span text:style-name="T3">expedient</text:span><text:span text:style-name="T3">Versions</text:span><text:bookmark-end text:name="__RefHeading___Toc4762_1121911021"/><text:change-end text:change-id="ct274940176"/><text:change text:change-id="ct274940280"/></text:h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6"><text:span text:style-name="T31"><text:s/>M </text:span><text:s/><text:span text:style-name="T3">expedient</text:span><text:span text:style-name="T3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3">Descripció</text:p>
          </table:table-cell>
          <table:table-cell table:style-name="Taula22.B2" table:number-columns-spanned="3" office:value-type="string">
            <text:p text:style-name="P11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22">Paràmetres</text:p>
          </table:table-cell>
          <table:table-cell table:style-name="Taula22.B3" office:value-type="string">
            <text:p text:style-name="P34">Camp</text:p>
          </table:table-cell>
          <table:table-cell table:style-name="Taula22.C3" office:value-type="string">
            <text:p text:style-name="P3">Tipus</text:p>
          </table:table-cell>
          <table:table-cell table:style-name="Taula22.B3" office:value-type="string">
            <text:p text:style-name="P3">Descripció</text:p>
          </table:table-cell>
        </table:table-row>
        <table:table-row>
          <table:covered-table-cell/>
          <table:table-cell table:style-name="Taula22.B4" office:value-type="string">
            <text:p text:style-name="P3">identificador</text:p>
          </table:table-cell>
          <table:table-cell table:style-name="Taula22.C4" office:value-type="string">
            <text:p text:style-name="P1">String </text:p>
          </table:table-cell>
          <table:table-cell table:style-name="Taula22.D4" office:value-type="string">
            <text:p text:style-name="P1">Identificador de l’expedient<text:change-start text:change-id="ct274940384"/>.<text:change-end text:change-id="ct274940384"/></text:p>
          </table:table-cell>
        </table:table-row>
        <table:table-row>
          <table:table-cell table:style-name="Taula22.A5" office:value-type="string">
            <text:p text:style-name="P3">Excepcions</text:p>
          </table:table-cell>
          <table:table-cell table:style-name="Taula22.C4" office:value-type="string">
            <text:p text:style-name="P1">ArxiuException</text:p>
          </table:table-cell>
          <table:table-cell table:style-name="Taula22.D4" table:number-columns-spanned="2" office:value-type="string">
            <text:p text:style-name="P1">Si es produeix algun problema al realitzar l’operació amb l’arxiu<text:change-start text:change-id="ct274940488"/>.<text:change-end text:change-id="ct274940488"/></text:p>
          </table:table-cell>
          <table:covered-table-cell/>
        </table:table-row>
        <table:table-row>
          <table:table-cell table:style-name="Taula22.A5" office:value-type="string">
            <text:p text:style-name="P3">Valor de retorn</text:p>
          </table:table-cell>
          <table:table-cell table:style-name="Taula22.D4" table:number-columns-spanned="3" office:value-type="string">
            <text:p text:style-name="P1">List&lt;<text:change text:change-id="ct274940592"/><text:change-start text:change-id="ct274940696"/>ContingutArxiu<text:change-end text:change-id="ct274940696"/>&gt;</text:p>
          </table:table-cell>
          <table:covered-table-cell/>
          <table:covered-table-cell/>
        </table:table-row>
      </table:table>
      <text:p text:style-name="Standard"><text:change text:change-id="ct274940800"/></text:p>
      <text:h text:style-name="Heading_20_2" text:outline-level="2"><text:bookmark-start text:name="__RefHeading___Toc4762_112191102"/><text:span text:style-name="T2">expedientTancar</text:span><text:bookmark-end text:name="__RefHeading___Toc4762_112191102"/><text:change text:change-id="ct274940904"/></text:h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6"><text:span text:style-name="T31"><text:s/>M </text:span><text:s/>expedientTancar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3">Descripció</text:p>
          </table:table-cell>
          <table:table-cell table:style-name="Taula32.B2" table:number-columns-spanned="3" office:value-type="string">
            <text:p text:style-name="P11"><text:change text:change-id="ct274941008"/><text:change-start text:change-id="ct274941112"/>Tanca un expedient obert.<text:change-end text:change-id="ct274941112"/>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22">Paràmetres</text:p>
          </table:table-cell>
          <table:table-cell table:style-name="Taula32.B3" office:value-type="string">
            <text:p text:style-name="P34">Camp</text:p>
          </table:table-cell>
          <table:table-cell table:style-name="Taula32.C3" office:value-type="string">
            <text:p text:style-name="P3">Tipus</text:p>
          </table:table-cell>
          <table:table-cell table:style-name="Taula32.B3" office:value-type="string">
            <text:p text:style-name="P3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3">identificador</text:p>
          </table:table-cell>
          <table:table-cell table:style-name="Taula32.B4" office:value-type="string">
            <text:p text:style-name="P1">String </text:p>
          </table:table-cell>
          <table:table-cell table:style-name="Taula32.D4" office:value-type="string">
            <text:p text:style-name="P1">Identificador de l’expedient<text:change-start text:change-id="ct274941216"/>.<text:change-end text:change-id="ct274941216"/></text:p>
          </table:table-cell>
        </table:table-row>
        <table:table-row>
          <table:table-cell table:style-name="Taula32.A5" office:value-type="string">
            <text:p text:style-name="P3">Excepcions</text:p>
          </table:table-cell>
          <table:table-cell table:style-name="Taula32.B5" office:value-type="string">
            <text:p text:style-name="P1">ArxiuException</text:p>
          </table:table-cell>
          <table:table-cell table:style-name="Taula32.C5" table:number-columns-spanned="2" office:value-type="string">
            <text:p text:style-name="P1">Si es produeix algun problema al realitzar l’operació amb l’arxiu<text:change-start text:change-id="ct274941320"/>.<text:change-end text:change-id="ct274941320"/></text:p>
          </table:table-cell>
          <table:covered-table-cell/>
        </table:table-row>
        <table:table-row>
          <table:table-cell table:style-name="Taula32.A5" office:value-type="string">
            <text:p text:style-name="P3">Valor de retorn</text:p>
          </table:table-cell>
          <table:table-cell table:style-name="Taula32.C5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Standard"/>
      <text:h text:style-name="Heading_20_2" text:outline-level="2"><text:bookmark-start text:name="__RefHeading___Toc4766_1121911022"/><text:span text:style-name="T3">expedient</text:span><text:span text:style-name="T3">Reobrir</text:span><text:bookmark-end text:name="__RefHeading___Toc4766_1121911022"/><text:change text:change-id="ct274941424"/></text:h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6"><text:span text:style-name="T31"><text:s/>M </text:span><text:s/>expedientReobrir</text:p>
          </table:table-cell>
          <table:covered-table-cell/>
          <table:covered-table-cell/>
          <table:covered-table-cell/>
        </table:table-row>
        <table:table-row>
          <table:table-cell table:style-name="Taula24.A2" office:value-type="string">
            <text:p text:style-name="P3">Descripció</text:p>
          </table:table-cell>
          <table:table-cell table:style-name="Taula24.B2" table:number-columns-spanned="3" office:value-type="string">
            <text:p text:style-name="P11"><text:change text:change-id="ct274941528"/><text:change-start text:change-id="ct274941632"/>Reobre un expedient tancat.<text:change-end text:change-id="ct274941632"/>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22">Paràmetres</text:p>
          </table:table-cell>
          <table:table-cell table:style-name="Taula24.B3" office:value-type="string">
            <text:p text:style-name="P34">Camp</text:p>
          </table:table-cell>
          <table:table-cell table:style-name="Taula24.C3" office:value-type="string">
            <text:p text:style-name="P3">Tipus</text:p>
          </table:table-cell>
          <table:table-cell table:style-name="Taula24.B3" office:value-type="string">
            <text:p text:style-name="P3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3">identificador</text:p>
          </table:table-cell>
          <table:table-cell table:style-name="Taula24.B4" office:value-type="string">
            <text:p text:style-name="P1">String </text:p>
          </table:table-cell>
          <table:table-cell table:style-name="Taula24.D4" office:value-type="string">
            <text:p text:style-name="P1">Identificador de l’expedient<text:change-start text:change-id="ct274941736"/>.<text:change-end text:change-id="ct274941736"/></text:p>
          </table:table-cell>
        </table:table-row>
        <table:table-row>
          <table:table-cell table:style-name="Taula24.A5" office:value-type="string">
            <text:p text:style-name="P3">Excepcions</text:p>
          </table:table-cell>
          <table:table-cell table:style-name="Taula24.B5" office:value-type="string">
            <text:p text:style-name="P1">ArxiuException</text:p>
          </table:table-cell>
          <table:table-cell table:style-name="Taula24.C5" table:number-columns-spanned="2" office:value-type="string">
            <text:p text:style-name="P1">Si es produeix algun problema al realitzar l’operació amb l’arxiu<text:change-start text:change-id="ct274941840"/>.<text:change-end text:change-id="ct274941840"/></text:p>
          </table:table-cell>
          <table:covered-table-cell/>
        </table:table-row>
        <table:table-row>
          <table:table-cell table:style-name="Taula24.A5" office:value-type="string">
            <text:p text:style-name="P3">Valor de retorn</text:p>
          </table:table-cell>
          <table:table-cell table:style-name="Taula24.C5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Standard"><text:change text:change-id="ct274941944"/></text:p>
      <text:h text:style-name="Heading_20_2" text:outline-level="2"><text:bookmark-start text:name="__RefHeading___Toc4766_112191102"/><text:span text:style-name="T3">expedientExporta</text:span><text:span text:style-name="T3">r</text:span><text:span text:style-name="T3">Eni</text:span><text:bookmark-end text:name="__RefHeading___Toc4766_112191102"/><text:change text:change-id="ct274942048"/></text:h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6"><text:span text:style-name="T31"><text:s/>M </text:span><text:s/>expedientExportarEni</text:p>
          </table:table-cell>
          <table:covered-table-cell/>
          <table:covered-table-cell/>
          <table:covered-table-cell/>
        </table:table-row>
        <table:table-row>
          <table:table-cell table:style-name="Taula94.A2" office:value-type="string">
            <text:p text:style-name="P3">Descripció</text:p>
          </table:table-cell>
          <table:table-cell table:style-name="Taula94.B2" table:number-columns-spanned="3" office:value-type="string">
            <text:p text:style-name="P11"><text:change text:change-id="ct274942152"/><text:change-start text:change-id="ct274942256"/>Exporta l'expedient en format ENI.<text:change-end text:change-id="ct274942256"/></text:p>
          </table:table-cell>
          <table:covered-table-cell/>
          <table:covered-table-cell/>
        </table:table-row>
        <text:soft-page-break/>
        <table:table-row table:style-name="Taula94.3">
          <table:table-cell table:style-name="Taula94.A3" table:number-rows-spanned="2" office:value-type="string">
            <text:p text:style-name="P22">Paràmetres</text:p>
          </table:table-cell>
          <table:table-cell table:style-name="Taula94.B3" office:value-type="string">
            <text:p text:style-name="P34">Camp</text:p>
          </table:table-cell>
          <table:table-cell table:style-name="Taula94.C3" office:value-type="string">
            <text:p text:style-name="P3">Tipus</text:p>
          </table:table-cell>
          <table:table-cell table:style-name="Taula94.B3" office:value-type="string">
            <text:p text:style-name="P3">Descripció</text:p>
          </table:table-cell>
        </table:table-row>
        <table:table-row>
          <table:covered-table-cell/>
          <table:table-cell table:style-name="Taula94.B4" office:value-type="string">
            <text:p text:style-name="P3">identificador</text:p>
          </table:table-cell>
          <table:table-cell table:style-name="Taula94.C4" office:value-type="string">
            <text:p text:style-name="P1">String </text:p>
          </table:table-cell>
          <table:table-cell table:style-name="Taula94.D4" office:value-type="string">
            <text:p text:style-name="P1">Identificador de l’expedient</text:p>
          </table:table-cell>
        </table:table-row>
        <table:table-row>
          <table:table-cell table:style-name="Taula94.A5" office:value-type="string">
            <text:p text:style-name="P3">Excepcions</text:p>
          </table:table-cell>
          <table:table-cell table:style-name="Taula94.C4" office:value-type="string">
            <text:p text:style-name="P1">ArxiuException</text:p>
          </table:table-cell>
          <table:table-cell table:style-name="Taula94.D4" table:number-columns-spanned="2" office:value-type="string">
            <text:p text:style-name="P1">Si es produeix algun problema al realitzar l’operació amb l’arxiu<text:change-start text:change-id="ct274942360"/>.<text:change-end text:change-id="ct274942360"/></text:p>
          </table:table-cell>
          <table:covered-table-cell/>
        </table:table-row>
        <table:table-row>
          <table:table-cell table:style-name="Taula94.A5" office:value-type="string">
            <text:p text:style-name="P3">Valor de retorn</text:p>
          </table:table-cell>
          <table:table-cell table:style-name="Taula94.D4" table:number-columns-spanned="3" office:value-type="string">
            <text:p text:style-name="P1">String</text:p>
          </table:table-cell>
          <table:covered-table-cell/>
          <table:covered-table-cell/>
        </table:table-row>
      </table:table>
      <text:p text:style-name="Standard"><text:change text:change-id="ct274942464"/></text:p>
      <text:h text:style-name="Heading_20_2" text:outline-level="2"><text:bookmark-start text:name="__RefHeading___Toc4768_112191102"/><text:span text:style-name="T3">documen</text:span><text:span text:style-name="T3">tCrear</text:span><text:bookmark-end text:name="__RefHeading___Toc4768_112191102"/><text:change text:change-id="ct274942568"/></text:h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6"><text:span text:style-name="T31"><text:s/>M </text:span><text:s/><text:span text:style-name="T3">documen</text:span><text:span text:style-name="T3">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3">Descripció</text:p>
          </table:table-cell>
          <table:table-cell table:style-name="Taula45.B2" table:number-columns-spanned="3" office:value-type="string">
            <text:p text:style-name="P11"><text:change text:change-id="ct274943088"/><text:change text:change-id="ct274942984"/><text:change text:change-id="ct274942880"/><text:change text:change-id="ct274942776"/><text:change text:change-id="ct274942672"/><text:change-start text:change-id="ct274947712"/>Crea un nou document.<text:change-end text:change-id="ct274947712"/>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22">Paràmetres</text:p>
          </table:table-cell>
          <table:table-cell table:style-name="Taula45.B3" office:value-type="string">
            <text:p text:style-name="P34">Camp</text:p>
          </table:table-cell>
          <table:table-cell table:style-name="Taula45.C3" office:value-type="string">
            <text:p text:style-name="P3">Tipus</text:p>
          </table:table-cell>
          <table:table-cell table:style-name="Taula45.B3" office:value-type="string">
            <text:p text:style-name="P3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3">document</text:p>
          </table:table-cell>
          <table:table-cell table:style-name="Taula45.B4" office:value-type="string">
            <text:p text:style-name="P1">Document </text:p>
          </table:table-cell>
          <table:table-cell table:style-name="Taula45.D4" office:value-type="string">
            <text:p text:style-name="P1"><text:change text:change-id="ct274947816"/><text:change-start text:change-id="ct274947920"/>Informació per a la creació del document.<text:change-end text:change-id="ct274947920"/></text:p>
          </table:table-cell>
        </table:table-row>
        <table:table-row>
          <table:covered-table-cell/>
          <table:table-cell table:style-name="Taula45.B5" office:value-type="string">
            <text:p text:style-name="P3">identificadorPare</text:p>
          </table:table-cell>
          <table:table-cell table:style-name="Taula45.C5" office:value-type="string">
            <text:p text:style-name="P1">String </text:p>
          </table:table-cell>
          <table:table-cell table:style-name="Taula45.D5" office:value-type="string">
            <text:p text:style-name="P1"><text:change text:change-id="ct274948024"/><text:change-start text:change-id="ct274948128"/>Identificador del pare (expedient o carpeta) del document.<text:change-end text:change-id="ct274948128"/></text:p>
          </table:table-cell>
        </table:table-row>
        <table:table-row>
          <table:table-cell table:style-name="Taula45.A6" office:value-type="string">
            <text:p text:style-name="P3">Excepcions</text:p>
          </table:table-cell>
          <table:table-cell table:style-name="Taula45.C5" office:value-type="string">
            <text:p text:style-name="P1">ArxiuException</text:p>
          </table:table-cell>
          <table:table-cell table:style-name="Taula45.D5" table:number-columns-spanned="2" office:value-type="string">
            <text:p text:style-name="P1">Si es produeix algun problema al realitzar l’operació amb l’arxiu<text:change-start text:change-id="ct274948232"/>.<text:change-end text:change-id="ct274948232"/></text:p>
          </table:table-cell>
          <table:covered-table-cell/>
        </table:table-row>
        <table:table-row>
          <table:table-cell table:style-name="Taula45.A6" office:value-type="string">
            <text:p text:style-name="P3">Valor de retorn</text:p>
          </table:table-cell>
          <table:table-cell table:style-name="Taula45.D5" table:number-columns-spanned="3" office:value-type="string">
            <text:p text:style-name="P1"><text:change text:change-id="ct274948336"/><text:change-start text:change-id="ct274948440"/>ContingutArxiu<text:change-end text:change-id="ct274948440"/></text:p>
          </table:table-cell>
          <table:covered-table-cell/>
          <table:covered-table-cell/>
        </table:table-row>
      </table:table>
      <text:p text:style-name="Text_20_body"><text:change text:change-id="ct274949480"/><text:change text:change-id="ct274949376"/><text:change text:change-id="ct274949272"/><text:change text:change-id="ct274949168"/><text:change text:change-id="ct274949064"/><text:change text:change-id="ct274948960"/><text:change text:change-id="ct274948856"/><text:change text:change-id="ct274948752"/><text:change text:change-id="ct274948648"/><text:change text:change-id="ct274948544"/><text:span text:style-name="T4"/></text:p>
      <text:h text:style-name="P12" text:outline-level="2"><text:bookmark-start text:name="__RefHeading___Toc4774_112191102"/><text:change text:change-id="ct274949584"/><text:change-start text:change-id="ct274949688"/>d<text:change-end text:change-id="ct274949688"/>ocumentModificar<text:bookmark-end text:name="__RefHeading___Toc4774_112191102"/></text:h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6"><text:span text:style-name="T31"><text:s/>M </text:span><text:s/>documentModificar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3">Descripció</text:p>
          </table:table-cell>
          <table:table-cell table:style-name="Taula40.B2" table:number-columns-spanned="3" office:value-type="string">
            <text:p text:style-name="P11"><text:change text:change-id="ct274949792"/><text:change-start text:change-id="ct274949896"/>Modifica un document existent<text:change-end text:change-id="ct274949896"/>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22">Paràmetres</text:p>
          </table:table-cell>
          <table:table-cell table:style-name="Taula40.B3" office:value-type="string">
            <text:p text:style-name="P34">Camp</text:p>
          </table:table-cell>
          <table:table-cell table:style-name="Taula40.C3" office:value-type="string">
            <text:p text:style-name="P3">Tipus</text:p>
          </table:table-cell>
          <table:table-cell table:style-name="Taula40.B3" office:value-type="string">
            <text:p text:style-name="P3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3">document</text:p>
          </table:table-cell>
          <table:table-cell table:style-name="Taula40.B4" office:value-type="string">
            <text:p text:style-name="P1">Document</text:p>
          </table:table-cell>
          <table:table-cell table:style-name="Taula40.D4" office:value-type="string">
            <text:p text:style-name="P1"><text:change text:change-id="ct274950000"/><text:change-start text:change-id="ct274950104"/>Informació per a la modificació del document.<text:change-end text:change-id="ct274950104"/></text:p>
          </table:table-cell>
        </table:table-row>
        <table:table-row table:style-name="Taula40.3">
          <table:table-cell table:style-name="Taula40.A3" office:value-type="string">
            <text:p text:style-name="Standard"/>
          </table:table-cell>
          <table:table-cell table:style-name="Taula40.B4" office:value-type="string">
            <text:p text:style-name="P3"><text:change-start text:change-id="ct274950208"/>marcarDefinitiu<text:change-end text:change-id="ct274950208"/></text:p>
          </table:table-cell>
          <table:table-cell table:style-name="Taula40.B4" office:value-type="string">
            <text:p text:style-name="P1"><text:change-start text:change-id="ct274950312"/>boolean<text:change-end text:change-id="ct274950312"/></text:p>
          </table:table-cell>
          <table:table-cell table:style-name="Taula40.D4" office:value-type="string">
            <text:p text:style-name="P1"><text:change-start text:change-id="ct274950416"/>Indica si el document s’ha de marcar com a definitiu durant la modificació<text:change-end text:change-id="ct274950416"/><text:change-start text:change-id="ct274950520"/>. Per a marcar un document com a definitiu aquest ha d’estar firmat.<text:change-end text:change-id="ct274950520"/></text:p>
          </table:table-cell>
        </table:table-row>
        <table:table-row>
          <table:table-cell table:style-name="Taula40.A6" office:value-type="string">
            <text:p text:style-name="P3">Excepcions</text:p>
          </table:table-cell>
          <table:table-cell table:style-name="Taula40.B6" office:value-type="string">
            <text:p text:style-name="P1">ArxiuException</text:p>
          </table:table-cell>
          <table:table-cell table:style-name="Taula40.C6" table:number-columns-spanned="2" office:value-type="string">
            <text:p text:style-name="P1">Si es produeix algun problema al realitzar l’operació amb l’arxiu<text:change-start text:change-id="ct274950624"/>.<text:change-end text:change-id="ct274950624"/></text:p>
          </table:table-cell>
          <table:covered-table-cell/>
        </table:table-row>
        <table:table-row>
          <table:table-cell table:style-name="Taula40.A6" office:value-type="string">
            <text:p text:style-name="P3">Valor de retorn</text:p>
          </table:table-cell>
          <table:table-cell table:style-name="Taula40.C6" table:number-columns-spanned="3" office:value-type="string">
            <text:p text:style-name="P1"><text:change text:change-id="ct274950728"/><text:change-start text:change-id="ct274950832"/>ContingutArxiu<text:change-end text:change-id="ct274950832"/></text:p>
          </table:table-cell>
          <table:covered-table-cell/>
          <table:covered-table-cell/>
        </table:table-row>
      </table:table>
      <text:p text:style-name="Text_20_body"><text:change-start text:change-id="ct274950936"/></text:p>
      <text:h text:style-name="Heading_20_2" text:outline-level="2"><text:bookmark-start text:name="__RefHeading___Toc4776_112191102"/><text:change-end text:change-id="ct274950936"/><text:span text:style-name="T3">document</text:span><text:span text:style-name="T3">Esborrar</text:span><text:bookmark-end text:name="__RefHeading___Toc4776_112191102"/><text:change text:change-id="ct274951040"/></text:h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6"><text:span text:style-name="T31"><text:s/>M </text:span><text:s/>documentEsborrar</text:p>
          </table:table-cell>
          <table:covered-table-cell/>
        </table:table-row>
        <table:table-row>
          <table:table-cell table:style-name="Taula41.A2" office:value-type="string">
            <text:p text:style-name="P3">Descripció</text:p>
          </table:table-cell>
          <table:table-cell table:style-name="Taula41.B2" office:value-type="string">
            <text:p text:style-name="P11"><text:change text:change-id="ct274951144"/><text:change-start text:change-id="ct274951248"/>Esborra un document existent.<text:change-end text:change-id="ct274951248"/>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22">Paràmetres</text:p>
          </table:table-cell>
          <table:table-cell table:style-name="Taula30.B1" office:value-type="string">
            <text:p text:style-name="P34">Camp</text:p>
          </table:table-cell>
          <table:table-cell table:style-name="Taula30.C1" office:value-type="string">
            <text:p text:style-name="P3">Tipus</text:p>
          </table:table-cell>
          <table:table-cell table:style-name="Taula30.B1" office:value-type="string">
            <text:p text:style-name="P3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3">identificador</text:p>
          </table:table-cell>
          <table:table-cell table:style-name="Taula30.B2" office:value-type="string">
            <text:p text:style-name="P1">String </text:p>
          </table:table-cell>
          <table:table-cell table:style-name="Taula30.D2" office:value-type="string">
            <text:p text:style-name="P1">Identificador del document<text:change-start text:change-id="ct274951352"/>.<text:change-end text:change-id="ct274951352"/></text:p>
          </table:table-cell>
        </table:table-row>
        <table:table-row>
          <table:table-cell table:style-name="Taula30.A3" office:value-type="string">
            <text:p text:style-name="P3">Excepcions</text:p>
          </table:table-cell>
          <table:table-cell table:style-name="Taula30.B3" office:value-type="string">
            <text:p text:style-name="P1">ArxiuException</text:p>
          </table:table-cell>
          <table:table-cell table:style-name="Taula30.C3" table:number-columns-spanned="2" office:value-type="string">
            <text:p text:style-name="P1">Si es produeix algun problema al realitzar l’operació amb l’arxiu<text:change-start text:change-id="ct274951456"/>.<text:change-end text:change-id="ct274951456"/></text:p>
          </table:table-cell>
          <table:covered-table-cell/>
        </table:table-row>
        <table:table-row>
          <table:table-cell table:style-name="Taula30.A3" office:value-type="string">
            <text:p text:style-name="P3">Valor de retorn</text:p>
          </table:table-cell>
          <table:table-cell table:style-name="Taula30.B4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P17"/>
      <text:h text:style-name="Heading_20_2" text:outline-level="2"><text:bookmark-start text:name="__RefHeading___Toc4778_112191102"/><text:soft-page-break/><text:span text:style-name="T3">document</text:span><text:span text:style-name="T3">Detalls</text:span><text:bookmark-end text:name="__RefHeading___Toc4778_112191102"/><text:change text:change-id="ct274951560"/></text:h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6"><text:span text:style-name="T31"><text:s/>M </text:span><text:s/>documentDetalls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3">Descripció</text:p>
          </table:table-cell>
          <table:table-cell table:style-name="Taula25.B2" table:number-columns-spanned="3" office:value-type="string">
            <text:p text:style-name="P11"><text:change text:change-id="ct274951664"/><text:change-start text:change-id="ct274951768"/>Retorna la informació detallada d'un document.<text:change-end text:change-id="ct274951768"/>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22">Paràmetres</text:p>
          </table:table-cell>
          <table:table-cell table:style-name="Taula25.B3" office:value-type="string">
            <text:p text:style-name="P34">Camp</text:p>
          </table:table-cell>
          <table:table-cell table:style-name="Taula25.C3" office:value-type="string">
            <text:p text:style-name="P3">Tipus</text:p>
          </table:table-cell>
          <table:table-cell table:style-name="Taula25.B3" office:value-type="string">
            <text:p text:style-name="P3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3">identificador</text:p>
          </table:table-cell>
          <table:table-cell table:style-name="Taula25.B4" office:value-type="string">
            <text:p text:style-name="P1">String </text:p>
          </table:table-cell>
          <table:table-cell table:style-name="Taula25.D4" office:value-type="string">
            <text:p text:style-name="P1">Identificador del document<text:change-start text:change-id="ct274951872"/>.<text:change-end text:change-id="ct274951872"/></text:p>
          </table:table-cell>
        </table:table-row>
        <table:table-row>
          <table:covered-table-cell/>
          <table:table-cell table:style-name="Taula25.B5" office:value-type="string">
            <text:p text:style-name="P3">versio</text:p>
          </table:table-cell>
          <table:table-cell table:style-name="Taula25.C5" office:value-type="string">
            <text:p text:style-name="P1">String </text:p>
          </table:table-cell>
          <table:table-cell table:style-name="Taula25.D5" office:value-type="string">
            <text:p text:style-name="P1"><text:change text:change-id="ct274951976"/><text:change-start text:change-id="ct274952080"/>Versió de l'expedient (opcional). Si te el valor null es consulta la darrera versió disponible.<text:change-end text:change-id="ct274952080"/></text:p>
          </table:table-cell>
        </table:table-row>
        <table:table-row>
          <table:covered-table-cell/>
          <table:table-cell table:style-name="Taula25.B5" office:value-type="string">
            <text:p text:style-name="P3">ambContingut</text:p>
          </table:table-cell>
          <table:table-cell table:style-name="Taula25.C5" office:value-type="string">
            <text:p text:style-name="P1">boolean</text:p>
          </table:table-cell>
          <table:table-cell table:style-name="Taula25.D5" office:value-type="string">
            <text:p text:style-name="P1"><text:change text:change-id="ct274952184"/><text:change-start text:change-id="ct274952288"/>Indica si s'ha de retornar també el contingut del document.<text:change-end text:change-id="ct274952288"/></text:p>
          </table:table-cell>
        </table:table-row>
        <table:table-row>
          <table:table-cell table:style-name="Taula25.A7" office:value-type="string">
            <text:p text:style-name="P3">Excepcions</text:p>
          </table:table-cell>
          <table:table-cell table:style-name="Taula25.C5" office:value-type="string">
            <text:p text:style-name="P1">ArxiuException</text:p>
          </table:table-cell>
          <table:table-cell table:style-name="Taula25.D5" table:number-columns-spanned="2" office:value-type="string">
            <text:p text:style-name="P1">Si es produeix algun problema al realitzar l’operació amb l’arxiu<text:change-start text:change-id="ct274952392"/>.<text:change-end text:change-id="ct274952392"/>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3">Valor de retorn</text:p>
          </table:table-cell>
          <table:table-cell table:style-name="Taula31.B1" office:value-type="string">
            <text:p text:style-name="P1">Document</text:p>
          </table:table-cell>
        </table:table-row>
      </table:table>
      <text:p text:style-name="Standard"/>
      <text:h text:style-name="Heading_20_2" text:outline-level="2"><text:bookmark-start text:name="__RefHeading___Toc4780_112191102"/><text:span text:style-name="T3">document</text:span><text:span text:style-name="T3">Consulta</text:span><text:bookmark-end text:name="__RefHeading___Toc4780_112191102"/><text:change text:change-id="ct274952496"/></text:h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6"><text:span text:style-name="T31"><text:s/>M </text:span><text:s/>documentConsulta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3">Descripció</text:p>
          </table:table-cell>
          <table:table-cell table:style-name="Taula57.B2" table:number-columns-spanned="3" office:value-type="string">
            <text:p text:style-name="P11"><text:change text:change-id="ct274952600"/><text:change-start text:change-id="ct274952704"/>Realitza una consulta de documents.<text:change-end text:change-id="ct274952704"/>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22">Paràmetres</text:p>
          </table:table-cell>
          <table:table-cell table:style-name="Taula57.B3" office:value-type="string">
            <text:p text:style-name="P34">Camp</text:p>
          </table:table-cell>
          <table:table-cell table:style-name="Taula57.C3" office:value-type="string">
            <text:p text:style-name="P3">Tipus</text:p>
          </table:table-cell>
          <table:table-cell table:style-name="Taula57.B3" office:value-type="string">
            <text:p text:style-name="P3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3">filtres</text:p>
          </table:table-cell>
          <table:table-cell table:style-name="Taula57.B4" office:value-type="string">
            <text:p text:style-name="P1">List&lt;ConsultaFiltre&gt;</text:p>
          </table:table-cell>
          <table:table-cell table:style-name="Taula57.D4" office:value-type="string">
            <text:p text:style-name="P1">Filtres a aplicar per a la realització de la consulta</text:p>
          </table:table-cell>
        </table:table-row>
        <table:table-row>
          <table:covered-table-cell/>
          <table:table-cell table:style-name="Taula57.B5" office:value-type="string">
            <text:p text:style-name="P3">pagina</text:p>
          </table:table-cell>
          <table:table-cell table:style-name="Taula57.C5" office:value-type="string">
            <text:p text:style-name="P1">int </text:p>
          </table:table-cell>
          <table:table-cell table:style-name="Taula57.D5" office:value-type="string">
            <text:p text:style-name="P1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5" office:value-type="string">
            <text:p text:style-name="P3">itemsPerPagina</text:p>
          </table:table-cell>
          <table:table-cell table:style-name="Taula57.C5" office:value-type="string">
            <text:p text:style-name="P1">int</text:p>
          </table:table-cell>
          <table:table-cell table:style-name="Taula57.D5" office:value-type="string">
            <text:p text:style-name="P1">Número de elements per pàgina. Null si no es vol realitzar la consulta amb paginació</text:p>
          </table:table-cell>
        </table:table-row>
        <table:table-row>
          <table:table-cell table:style-name="Taula57.A7" office:value-type="string">
            <text:p text:style-name="P3">Excepcions</text:p>
          </table:table-cell>
          <table:table-cell table:style-name="Taula57.C5" office:value-type="string">
            <text:p text:style-name="P1">ArxiuException</text:p>
          </table:table-cell>
          <table:table-cell table:style-name="Taula57.D5" table:number-columns-spanned="2" office:value-type="string">
            <text:p text:style-name="P1">Si es produeix algun problema al realitzar l’operació amb l’arxiu<text:change-start text:change-id="ct274952808"/>.<text:change-end text:change-id="ct274952808"/></text:p>
          </table:table-cell>
          <table:covered-table-cell/>
        </table:table-row>
        <table:table-row>
          <table:table-cell table:style-name="Taula57.A7" office:value-type="string">
            <text:p text:style-name="P3">Valor de retorn</text:p>
          </table:table-cell>
          <table:table-cell table:style-name="Taula57.D5" table:number-columns-spanned="3" office:value-type="string">
            <text:p text:style-name="P1">ConsultaResultat</text:p>
          </table:table-cell>
          <table:covered-table-cell/>
          <table:covered-table-cell/>
        </table:table-row>
      </table:table>
      <text:p text:style-name="P17"><text:change text:change-id="ct274953016"/><text:change text:change-id="ct274952912"/><text:change-start text:change-id="ct274953120"/></text:p>
      <text:h text:style-name="Heading_20_2" text:outline-level="2"><text:bookmark-start text:name="__RefHeading___Toc7464_3993651760"/><text:change-end text:change-id="ct274953120"/><text:change text:change-id="ct274953224"/><text:change-start text:change-id="ct274953328"/><text:span text:style-name="T3">document</text:span><text:span text:style-name="T3">Versions</text:span><text:bookmark-end text:name="__RefHeading___Toc7464_3993651760"/><text:change-end text:change-id="ct274953328"/></text:h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6"><text:span text:style-name="T31"><text:s/>M </text:span><text:s/><text:span text:style-name="T3">document</text:span><text:span text:style-name="T3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3">Descripció</text:p>
          </table:table-cell>
          <table:table-cell table:style-name="Taula59.B2" table:number-columns-spanned="3" office:value-type="string">
            <text:p text:style-name="P11">Retorna les versions disponibles d’un document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22">Paràmetres</text:p>
          </table:table-cell>
          <table:table-cell table:style-name="Taula59.B3" office:value-type="string">
            <text:p text:style-name="P34">Camp</text:p>
          </table:table-cell>
          <table:table-cell table:style-name="Taula59.C3" office:value-type="string">
            <text:p text:style-name="P3">Tipus</text:p>
          </table:table-cell>
          <table:table-cell table:style-name="Taula59.B3" office:value-type="string">
            <text:p text:style-name="P3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3">identificador</text:p>
          </table:table-cell>
          <table:table-cell table:style-name="Taula59.B4" office:value-type="string">
            <text:p text:style-name="P1">String </text:p>
          </table:table-cell>
          <table:table-cell table:style-name="Taula59.D4" office:value-type="string">
            <text:p text:style-name="P1">Identificador del document</text:p>
          </table:table-cell>
        </table:table-row>
        <table:table-row>
          <table:table-cell table:style-name="Taula59.A5" office:value-type="string">
            <text:p text:style-name="P3">Excepcions</text:p>
          </table:table-cell>
          <table:table-cell table:style-name="Taula59.B5" office:value-type="string">
            <text:p text:style-name="P1">ArxiuException</text:p>
          </table:table-cell>
          <table:table-cell table:style-name="Taula59.C5" table:number-columns-spanned="2" office:value-type="string">
            <text:p text:style-name="P1">Si es produeix algun problema al realitzar l’operació amb l’arxiu<text:change-start text:change-id="ct274953432"/>.<text:change-end text:change-id="ct274953432"/></text:p>
          </table:table-cell>
          <table:covered-table-cell/>
        </table:table-row>
        <table:table-row>
          <table:table-cell table:style-name="Taula59.A5" office:value-type="string">
            <text:p text:style-name="P3">Valor de retorn</text:p>
          </table:table-cell>
          <table:table-cell table:style-name="Taula59.C5" table:number-columns-spanned="3" office:value-type="string">
            <text:p text:style-name="P1">List&lt;<text:change text:change-id="ct274953536"/><text:change-start text:change-id="ct274953640"/>ContingutArxiu<text:change-end text:change-id="ct274953640"/>&gt;</text:p>
          </table:table-cell>
          <table:covered-table-cell/>
          <table:covered-table-cell/>
        </table:table-row>
      </table:table>
      <text:p text:style-name="Standard"><text:change text:change-id="ct274954160"/><text:change text:change-id="ct274954056"/><text:change text:change-id="ct274953952"/><text:change text:change-id="ct274953848"/><text:change text:change-id="ct274953744"/><text:span text:style-name="T2"/></text:p>
      <text:h text:style-name="Heading_20_2" text:outline-level="2"><text:bookmark-start text:name="__RefHeading___Toc4786_112191102"/><text:span text:style-name="T3">document</text:span><text:span text:style-name="T3">Copiar</text:span><text:bookmark-end text:name="__RefHeading___Toc4786_112191102"/><text:change text:change-id="ct274954264"/></text:h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6"><text:span text:style-name="T31"><text:s/>M </text:span><text:s/><text:span text:style-name="T3">document</text:span><text:span text:style-name="T3">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3">Descripció</text:p>
          </table:table-cell>
          <table:table-cell table:style-name="Taula61.B2" table:number-columns-spanned="3" office:value-type="string">
            <text:p text:style-name="P11"><text:change text:change-id="ct274954368"/><text:change-start text:change-id="ct274954472"/>Copia un document a una altra carpeta o expedient<text:change-end text:change-id="ct274954472"/>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22">Paràmetres</text:p>
          </table:table-cell>
          <table:table-cell table:style-name="Taula61.B3" office:value-type="string">
            <text:p text:style-name="P34">Camp</text:p>
          </table:table-cell>
          <table:table-cell table:style-name="Taula61.C3" office:value-type="string">
            <text:p text:style-name="P3">Tipus</text:p>
          </table:table-cell>
          <table:table-cell table:style-name="Taula61.B3" office:value-type="string">
            <text:p text:style-name="P3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3">identificador</text:p>
          </table:table-cell>
          <table:table-cell table:style-name="Taula61.B4" office:value-type="string">
            <text:p text:style-name="P1">String </text:p>
          </table:table-cell>
          <table:table-cell table:style-name="Taula61.D4" office:value-type="string">
            <text:p text:style-name="P1">Identificador del document<text:change-start text:change-id="ct274954576"/> que es vol copiar.<text:change-end text:change-id="ct274954576"/></text:p>
          </table:table-cell>
        </table:table-row>
        <table:table-row>
          <table:covered-table-cell/>
          <table:table-cell table:style-name="Taula61.B5" office:value-type="string">
            <text:p text:style-name="P3">identificadorDesti</text:p>
          </table:table-cell>
          <table:table-cell table:style-name="Taula61.C5" office:value-type="string">
            <text:p text:style-name="P1">String </text:p>
          </table:table-cell>
          <table:table-cell table:style-name="Taula61.D5" office:value-type="string">
            <text:p text:style-name="P1"><text:change text:change-id="ct274954680"/><text:change-start text:change-id="ct274954784"/>Identificador de la carpeta o expedient destí.<text:change-end text:change-id="ct274954784"/></text:p>
          </table:table-cell>
        </table:table-row>
        <table:table-row>
          <table:table-cell table:style-name="Taula61.A6" office:value-type="string">
            <text:p text:style-name="P3">Excepcions</text:p>
          </table:table-cell>
          <table:table-cell table:style-name="Taula61.C5" office:value-type="string">
            <text:p text:style-name="P1">ArxiuException</text:p>
          </table:table-cell>
          <table:table-cell table:style-name="Taula61.D5" table:number-columns-spanned="2" office:value-type="string">
            <text:p text:style-name="P1">Si es produeix algun problema al realitzar l’operació amb l’arxiu<text:change-start text:change-id="ct274954888"/>.<text:change-end text:change-id="ct274954888"/></text:p>
          </table:table-cell>
          <table:covered-table-cell/>
        </table:table-row>
        <table:table-row>
          <table:table-cell table:style-name="Taula61.A6" office:value-type="string">
            <text:p text:style-name="P3"><text:change-start text:change-id="ct274954992"/>Valor de retorn<text:change-end text:change-id="ct274954992"/><text:change text:change-id="ct274955096"/></text:p>
          </table:table-cell>
          <table:table-cell table:style-name="Taula61.D5" table:number-columns-spanned="3" office:value-type="string">
            <text:p text:style-name="P1"><text:change-start text:change-id="ct274955200"/>ContingutArxiu<text:change-end text:change-id="ct274955200"/><text:change text:change-id="ct274955408"/><text:change text:change-id="ct274955304"/></text:p>
          </table:table-cell>
          <table:covered-table-cell/>
          <table:covered-table-cell/>
        </table:table-row>
      </table:table>
      <text:p text:style-name="P17"><text:change-start text:change-id="ct274955512"/></text:p>
      <text:h text:style-name="Heading_20_2" text:outline-level="2"><text:bookmark-start text:name="__RefHeading___Toc4786_1121911021"/><text:change-end text:change-id="ct274955512"/><text:change text:change-id="ct274955616"/><text:change-start text:change-id="ct274955720"/><text:span text:style-name="T3">document</text:span><text:span text:style-name="T3">Moure</text:span><text:bookmark-end text:name="__RefHeading___Toc4786_1121911021"/><text:change-end text:change-id="ct274955720"/><text:change text:change-id="ct275041936"/><text:change text:change-id="ct275041832"/></text:h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6"><text:span text:style-name="T31"><text:s/>M </text:span><text:s/><text:span text:style-name="T3">document</text:span><text:span text:style-name="T3">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3">Descripció</text:p>
          </table:table-cell>
          <table:table-cell table:style-name="Taula62.B2" table:number-columns-spanned="3" office:value-type="string">
            <text:p text:style-name="P11"><text:change text:change-id="ct275042040"/><text:change-start text:change-id="ct275042144"/>Mou un document a una altra carpeta o expedient<text:change-end text:change-id="ct275042144"/>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22">Paràmetres</text:p>
          </table:table-cell>
          <table:table-cell table:style-name="Taula62.B3" office:value-type="string">
            <text:p text:style-name="P34">Camp</text:p>
          </table:table-cell>
          <table:table-cell table:style-name="Taula62.C3" office:value-type="string">
            <text:p text:style-name="P3">Tipus</text:p>
          </table:table-cell>
          <table:table-cell table:style-name="Taula62.B3" office:value-type="string">
            <text:p text:style-name="P3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3">identificador</text:p>
          </table:table-cell>
          <table:table-cell table:style-name="Taula62.B4" office:value-type="string">
            <text:p text:style-name="P1">String </text:p>
          </table:table-cell>
          <table:table-cell table:style-name="Taula62.D4" office:value-type="string">
            <text:p text:style-name="P1">Identificador del document<text:change-start text:change-id="ct275042248"/> que es vol moure.<text:change-end text:change-id="ct275042248"/></text:p>
          </table:table-cell>
        </table:table-row>
        <table:table-row>
          <table:covered-table-cell/>
          <table:table-cell table:style-name="Taula62.B5" office:value-type="string">
            <text:p text:style-name="P3">identificadorDesti</text:p>
          </table:table-cell>
          <table:table-cell table:style-name="Taula62.C5" office:value-type="string">
            <text:p text:style-name="P1">String </text:p>
          </table:table-cell>
          <table:table-cell table:style-name="Taula62.D5" office:value-type="string">
            <text:p text:style-name="P1"><text:change text:change-id="ct275042352"/><text:change-start text:change-id="ct275042456"/>Identificador de la carpeta o expedient destí.<text:change-end text:change-id="ct275042456"/></text:p>
          </table:table-cell>
        </table:table-row>
        <table:table-row>
          <table:table-cell table:style-name="Taula62.A6" office:value-type="string">
            <text:p text:style-name="P3">Excepcions</text:p>
          </table:table-cell>
          <table:table-cell table:style-name="Taula62.C5" office:value-type="string">
            <text:p text:style-name="P1">ArxiuException</text:p>
          </table:table-cell>
          <table:table-cell table:style-name="Taula62.D5" table:number-columns-spanned="2" office:value-type="string">
            <text:p text:style-name="P1">Si es produeix algun problema al realitzar l’operació amb l’arxiu<text:change-start text:change-id="ct275042560"/>.<text:change-end text:change-id="ct275042560"/></text:p>
          </table:table-cell>
          <table:covered-table-cell/>
        </table:table-row>
        <table:table-row>
          <table:table-cell table:style-name="Taula62.A6" office:value-type="string">
            <text:p text:style-name="P3">Valor de retorn</text:p>
          </table:table-cell>
          <table:table-cell table:style-name="Taula62.D5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Standard"><text:change text:change-id="ct275042664"/></text:p>
      <text:h text:style-name="Heading_20_2" text:outline-level="2"><text:bookmark-start text:name="__RefHeading___Toc4790_112191102"/><text:span text:style-name="T3">document</text:span><text:span text:style-name="T3">Exporta</text:span><text:span text:style-name="T3">r</text:span><text:span text:style-name="T3">Eni</text:span><text:bookmark-end text:name="__RefHeading___Toc4790_112191102"/><text:change text:change-id="ct275042768"/></text:h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6"><text:span text:style-name="T31"><text:s/>M </text:span><text:s/>documentExportarEni</text:p>
          </table:table-cell>
          <table:covered-table-cell/>
          <table:covered-table-cell/>
          <table:covered-table-cell/>
        </table:table-row>
        <table:table-row>
          <table:table-cell table:style-name="Taula63.A2" office:value-type="string">
            <text:p text:style-name="P3">Descripció</text:p>
          </table:table-cell>
          <table:table-cell table:style-name="Taula63.B2" table:number-columns-spanned="3" office:value-type="string">
            <text:p text:style-name="P11"><text:change text:change-id="ct275042872"/><text:change-start text:change-id="ct275042976"/>Exporta el document en format ENI<text:change-end text:change-id="ct275042976"/>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22">Paràmetres</text:p>
          </table:table-cell>
          <table:table-cell table:style-name="Taula63.B3" office:value-type="string">
            <text:p text:style-name="P34">Camp</text:p>
          </table:table-cell>
          <table:table-cell table:style-name="Taula63.C3" office:value-type="string">
            <text:p text:style-name="P3">Tipus</text:p>
          </table:table-cell>
          <table:table-cell table:style-name="Taula63.B3" office:value-type="string">
            <text:p text:style-name="P3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3">identificador</text:p>
          </table:table-cell>
          <table:table-cell table:style-name="Taula63.B4" office:value-type="string">
            <text:p text:style-name="P1">String </text:p>
          </table:table-cell>
          <table:table-cell table:style-name="Taula63.D4" office:value-type="string">
            <text:p text:style-name="P1">Identificador del document</text:p>
          </table:table-cell>
        </table:table-row>
        <table:table-row>
          <table:table-cell table:style-name="Taula63.A5" office:value-type="string">
            <text:p text:style-name="P3">Excepcions</text:p>
          </table:table-cell>
          <table:table-cell table:style-name="Taula63.B5" office:value-type="string">
            <text:p text:style-name="P1">ArxiuException</text:p>
          </table:table-cell>
          <table:table-cell table:style-name="Taula63.C5" table:number-columns-spanned="2" office:value-type="string">
            <text:p text:style-name="P1">Si es produeix algun problema al realitzar l’operació amb l’arxiu<text:change-start text:change-id="ct275043080"/>.<text:change-end text:change-id="ct275043080"/></text:p>
          </table:table-cell>
          <table:covered-table-cell/>
        </table:table-row>
        <table:table-row>
          <table:table-cell table:style-name="Taula63.A5" office:value-type="string">
            <text:p text:style-name="P3">Valor de retorn</text:p>
          </table:table-cell>
          <table:table-cell table:style-name="Taula63.C5" table:number-columns-spanned="3" office:value-type="string">
            <text:p text:style-name="P1">String</text:p>
          </table:table-cell>
          <table:covered-table-cell/>
          <table:covered-table-cell/>
        </table:table-row>
      </table:table>
      <text:p text:style-name="Standard"><text:change-start text:change-id="ct275043184"/></text:p>
      <text:h text:style-name="Heading_20_2" text:outline-level="2"><text:bookmark-start text:name="__RefHeading___Toc4790_1121911021"/><text:span text:style-name="T3">document</text:span><text:span text:style-name="T3">Imprimible</text:span><text:bookmark-end text:name="__RefHeading___Toc4790_1121911021"/><text:change-end text:change-id="ct275043184"/></text:h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6"><text:change-start text:change-id="ct275043288"/><text:span text:style-name="T31"><text:s/>M </text:span><text:s/>documentImprimible<text:change-end text:change-id="ct275043288"/></text:p>
          </table:table-cell>
          <table:covered-table-cell/>
          <table:covered-table-cell/>
          <table:covered-table-cell/>
        </table:table-row>
        <table:table-row>
          <table:table-cell table:style-name="Taula7.A2" office:value-type="string">
            <text:p text:style-name="P3"><text:change-start text:change-id="ct275043392"/>Descripció<text:change-end text:change-id="ct275043392"/></text:p>
          </table:table-cell>
          <table:table-cell table:style-name="Taula7.B2" table:number-columns-spanned="3" office:value-type="string">
            <text:p text:style-name="P11"><text:change-start text:change-id="ct275043496"/>Genera la versió imprimible del document<text:change-end text:change-id="ct275043496"/><text:change-start text:change-id="ct275043600"/>.<text:change-end text:change-id="ct275043600"/></text:p>
          </table:table-cell>
          <table:covered-table-cell/>
          <table:covered-table-cell/>
        </table:table-row>
        <table:table-row table:style-name="Taula7.3">
          <table:table-cell table:style-name="Taula7.A3" table:number-rows-spanned="2" office:value-type="string">
            <text:p text:style-name="P22"><text:change-start text:change-id="ct275043704"/>Paràmetres<text:change-end text:change-id="ct275043704"/></text:p>
          </table:table-cell>
          <table:table-cell table:style-name="Taula7.B3" office:value-type="string">
            <text:p text:style-name="P34"><text:change-start text:change-id="ct275043808"/>Camp<text:change-end text:change-id="ct275043808"/></text:p>
          </table:table-cell>
          <table:table-cell table:style-name="Taula7.C3" office:value-type="string">
            <text:p text:style-name="P3"><text:change-start text:change-id="ct275043912"/>Tipus<text:change-end text:change-id="ct275043912"/></text:p>
          </table:table-cell>
          <table:table-cell table:style-name="Taula7.B3" office:value-type="string">
            <text:p text:style-name="P3"><text:change-start text:change-id="ct275044016"/>Descripció<text:change-end text:change-id="ct275044016"/></text:p>
          </table:table-cell>
        </table:table-row>
        <table:table-row table:style-name="Taula7.3">
          <table:covered-table-cell/>
          <table:table-cell table:style-name="Taula7.B4" office:value-type="string">
            <text:p text:style-name="P3"><text:change-start text:change-id="ct275044120"/>identificador<text:change-end text:change-id="ct275044120"/></text:p>
          </table:table-cell>
          <table:table-cell table:style-name="Taula7.B4" office:value-type="string">
            <text:p text:style-name="P1"><text:change-start text:change-id="ct275044224"/>String <text:change-end text:change-id="ct275044224"/></text:p>
          </table:table-cell>
          <table:table-cell table:style-name="Taula7.D4" office:value-type="string">
            <text:p text:style-name="P1"><text:change-start text:change-id="ct275044328"/>Identificador del document<text:change-end text:change-id="ct275044328"/></text:p>
          </table:table-cell>
        </table:table-row>
        <table:table-row>
          <table:table-cell table:style-name="Taula7.A5" office:value-type="string">
            <text:p text:style-name="P3"><text:change-start text:change-id="ct275044432"/>Excepcions<text:change-end text:change-id="ct275044432"/></text:p>
          </table:table-cell>
          <table:table-cell table:style-name="Taula7.B5" office:value-type="string">
            <text:p text:style-name="P1"><text:change-start text:change-id="ct275044536"/>ArxiuException<text:change-end text:change-id="ct275044536"/></text:p>
          </table:table-cell>
          <table:table-cell table:style-name="Taula7.C5" table:number-columns-spanned="2" office:value-type="string">
            <text:p text:style-name="P1"><text:change-start text:change-id="ct275044640"/>Si es produeix algun problema al realitzar l’operació amb l’arxiu<text:change-end text:change-id="ct275044640"/><text:change-start text:change-id="ct275044744"/>.<text:change-end text:change-id="ct275044744"/></text:p>
          </table:table-cell>
          <table:covered-table-cell/>
        </table:table-row>
        <table:table-row>
          <table:table-cell table:style-name="Taula7.A5" office:value-type="string">
            <text:p text:style-name="P3"><text:change-start text:change-id="ct275044848"/>Valor de retorn<text:change-end text:change-id="ct275044848"/></text:p>
          </table:table-cell>
          <table:table-cell table:style-name="Taula7.C5" table:number-columns-spanned="3" office:value-type="string">
            <text:p text:style-name="P1"><text:change-start text:change-id="ct275044952"/>DocumentContingut<text:change-end text:change-id="ct275044952"/></text:p>
          </table:table-cell>
          <table:covered-table-cell/>
          <table:covered-table-cell/>
        </table:table-row>
      </table:table>
      <text:p text:style-name="Standard"><text:change text:change-id="ct275045056"/></text:p>
      <text:h text:style-name="Heading_20_2" text:outline-level="2"><text:bookmark-start text:name="__RefHeading___Toc4792_112191102"/><text:span text:style-name="T2">carpetaCrear</text:span><text:bookmark-end text:name="__RefHeading___Toc4792_112191102"/><text:change text:change-id="ct275045160"/></text:h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6"><text:span text:style-name="T31"><text:s/>M </text:span><text:s/>carpetaCrear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3">Descripció</text:p>
          </table:table-cell>
          <table:table-cell table:style-name="Taula18.B2" table:number-columns-spanned="3" office:value-type="string">
            <text:p text:style-name="P11"><text:change text:change-id="ct275045264"/><text:change-start text:change-id="ct275045368"/>Crea una nova carpeta<text:change-end text:change-id="ct275045368"/>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3" office:value-type="string">
            <text:p text:style-name="P22">Paràmetres</text:p>
          </table:table-cell>
          <table:table-cell table:style-name="Taula18.B3" office:value-type="string">
            <text:p text:style-name="P34">Camp</text:p>
          </table:table-cell>
          <table:table-cell table:style-name="Taula18.C3" office:value-type="string">
            <text:p text:style-name="P3">Tipus</text:p>
          </table:table-cell>
          <table:table-cell table:style-name="Taula18.B3" office:value-type="string">
            <text:p text:style-name="P3">Descripció</text:p>
          </table:table-cell>
        </table:table-row>
        <table:table-row table:style-name="Taula18.3">
          <table:covered-table-cell/>
          <table:table-cell table:style-name="Taula18.B4" office:value-type="string">
            <text:p text:style-name="P3"><text:change text:change-id="ct275045472"/><text:change-start text:change-id="ct275045576"/>carpeta<text:change-end text:change-id="ct275045576"/></text:p>
          </table:table-cell>
          <table:table-cell table:style-name="Taula18.B4" office:value-type="string">
            <text:p text:style-name="P1"><text:change text:change-id="ct275045680"/><text:change-start text:change-id="ct275045784"/>Carpeta<text:change-end text:change-id="ct275045784"/> </text:p>
          </table:table-cell>
          <table:table-cell table:style-name="Taula18.D4" office:value-type="string">
            <text:p text:style-name="P1"><text:change text:change-id="ct275045888"/><text:change-start text:change-id="ct275045992"/>Informació per a la creació de la carpeta.<text:change-end text:change-id="ct275045992"/></text:p>
          </table:table-cell>
        </table:table-row>
        <table:table-row>
          <table:covered-table-cell/>
          <table:table-cell table:style-name="Taula18.B5" office:value-type="string">
            <text:p text:style-name="P3">identificadorPare</text:p>
          </table:table-cell>
          <table:table-cell table:style-name="Taula18.C5" office:value-type="string">
            <text:p text:style-name="P1">String </text:p>
          </table:table-cell>
          <table:table-cell table:style-name="Taula18.D5" office:value-type="string">
            <text:p text:style-name="P1">Identificador del contenidor on crear la carpeta</text:p>
          </table:table-cell>
        </table:table-row>
        <text:soft-page-break/>
        <table:table-row>
          <table:table-cell table:style-name="Taula18.A6" office:value-type="string">
            <text:p text:style-name="P3">Excepcions</text:p>
          </table:table-cell>
          <table:table-cell table:style-name="Taula18.C5" office:value-type="string">
            <text:p text:style-name="P1">ArxiuException</text:p>
          </table:table-cell>
          <table:table-cell table:style-name="Taula18.D5" table:number-columns-spanned="2" office:value-type="string">
            <text:p text:style-name="P1">Si es produeix algun problema al realitzar l’operació amb l’arxiu<text:change-start text:change-id="ct275046096"/>.<text:change-end text:change-id="ct275046096"/></text:p>
          </table:table-cell>
          <table:covered-table-cell/>
        </table:table-row>
        <table:table-row>
          <table:table-cell table:style-name="Taula18.A6" office:value-type="string">
            <text:p text:style-name="P3">Valor de retorn</text:p>
          </table:table-cell>
          <table:table-cell table:style-name="Taula18.D5" table:number-columns-spanned="3" office:value-type="string">
            <text:p text:style-name="P1"><text:change text:change-id="ct275046200"/><text:change-start text:change-id="ct275046304"/>ContingutArxiu<text:change-end text:change-id="ct275046304"/></text:p>
          </table:table-cell>
          <table:covered-table-cell/>
          <table:covered-table-cell/>
        </table:table-row>
      </table:table>
      <text:p text:style-name="P17"><text:change text:change-id="ct275046408"/></text:p>
      <text:h text:style-name="P45" text:outline-level="2"><text:bookmark-start text:name="__RefHeading___Toc4794_112191102"/><text:span text:style-name="T3">carpeta</text:span><text:span text:style-name="T3">Modificar</text:span><text:bookmark-end text:name="__RefHeading___Toc4794_112191102"/><text:change text:change-id="ct275046512"/></text:h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6"><text:span text:style-name="T31"><text:s/>M </text:span><text:s/>carpetaModificar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3">Descripció</text:p>
          </table:table-cell>
          <table:table-cell table:style-name="Taula64.B2" table:number-columns-spanned="3" office:value-type="string">
            <text:p text:style-name="P11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22">Paràmetres</text:p>
          </table:table-cell>
          <table:table-cell table:style-name="Taula64.B3" office:value-type="string">
            <text:p text:style-name="P34">Camp</text:p>
          </table:table-cell>
          <table:table-cell table:style-name="Taula64.C3" office:value-type="string">
            <text:p text:style-name="P3">Tipus</text:p>
          </table:table-cell>
          <table:table-cell table:style-name="Taula64.B3" office:value-type="string">
            <text:p text:style-name="P3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3"><text:change-start text:change-id="ct275046616"/>carpeta<text:change-end text:change-id="ct275046616"/><text:change text:change-id="ct275046720"/></text:p>
          </table:table-cell>
          <table:table-cell table:style-name="Taula64.B4" office:value-type="string">
            <text:p text:style-name="P1"><text:change-start text:change-id="ct275046824"/>Carpeta <text:change-end text:change-id="ct275046824"/><text:change text:change-id="ct275046928"/></text:p>
          </table:table-cell>
          <table:table-cell table:style-name="Taula64.D4" office:value-type="string">
            <text:p text:style-name="P1"><text:change-start text:change-id="ct275047032"/>Informació per a la creació de la carpeta.<text:change-end text:change-id="ct275047032"/><text:change text:change-id="ct275047136"/></text:p>
          </table:table-cell>
        </table:table-row>
        <table:table-row>
          <table:table-cell table:style-name="Taula64.A5" office:value-type="string">
            <text:p text:style-name="P3">Excepcions</text:p>
          </table:table-cell>
          <table:table-cell table:style-name="Taula64.B5" office:value-type="string">
            <text:p text:style-name="P1">ArxiuException</text:p>
          </table:table-cell>
          <table:table-cell table:style-name="Taula64.C5" table:number-columns-spanned="2" office:value-type="string">
            <text:p text:style-name="P1">Si es produeix algun problema al realitzar l’operació amb l’arxiu<text:change-start text:change-id="ct275047240"/>.<text:change-end text:change-id="ct275047240"/></text:p>
          </table:table-cell>
          <table:covered-table-cell/>
        </table:table-row>
        <table:table-row>
          <table:table-cell table:style-name="Taula64.A5" office:value-type="string">
            <text:p text:style-name="P3">Valor de retorn</text:p>
          </table:table-cell>
          <table:table-cell table:style-name="Taula64.C5" table:number-columns-spanned="3" office:value-type="string">
            <text:p text:style-name="P1"><text:change text:change-id="ct275047344"/><text:change-start text:change-id="ct275047448"/>ContingutArxiu<text:change-end text:change-id="ct275047448"/></text:p>
          </table:table-cell>
          <table:covered-table-cell/>
          <table:covered-table-cell/>
        </table:table-row>
      </table:table>
      <text:p text:style-name="Standard"><text:change text:change-id="ct275047552"/></text:p>
      <text:h text:style-name="Heading_20_2" text:outline-level="2"><text:bookmark-start text:name="__RefHeading___Toc4796_112191102"/><text:span text:style-name="T3">carpeta</text:span><text:span text:style-name="T3">Esborrar</text:span><text:bookmark-end text:name="__RefHeading___Toc4796_112191102"/><text:change text:change-id="ct275047656"/></text:h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6"><text:span text:style-name="T31"><text:s/>M </text:span><text:s/>carpetaEsborrar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3">Descripció</text:p>
          </table:table-cell>
          <table:table-cell table:style-name="Taula73.B2" table:number-columns-spanned="3" office:value-type="string">
            <text:p text:style-name="P11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22">Paràmetres</text:p>
          </table:table-cell>
          <table:table-cell table:style-name="Taula73.B3" office:value-type="string">
            <text:p text:style-name="P34">Camp</text:p>
          </table:table-cell>
          <table:table-cell table:style-name="Taula73.C3" office:value-type="string">
            <text:p text:style-name="P3">Tipus</text:p>
          </table:table-cell>
          <table:table-cell table:style-name="Taula73.B3" office:value-type="string">
            <text:p text:style-name="P3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3">identificador</text:p>
          </table:table-cell>
          <table:table-cell table:style-name="Taula73.B4" office:value-type="string">
            <text:p text:style-name="P1">String </text:p>
          </table:table-cell>
          <table:table-cell table:style-name="Taula73.D4" office:value-type="string">
            <text:p text:style-name="P1">Identificador de la carpeta</text:p>
          </table:table-cell>
        </table:table-row>
        <table:table-row>
          <table:table-cell table:style-name="Taula73.A5" office:value-type="string">
            <text:p text:style-name="P3">Excepcions</text:p>
          </table:table-cell>
          <table:table-cell table:style-name="Taula73.B5" office:value-type="string">
            <text:p text:style-name="P1">ArxiuException</text:p>
          </table:table-cell>
          <table:table-cell table:style-name="Taula73.C5" table:number-columns-spanned="2" office:value-type="string">
            <text:p text:style-name="P1">Si es produeix algun problema al realitzar l’operació amb l’arxiu<text:change-start text:change-id="ct275047760"/>.<text:change-end text:change-id="ct275047760"/></text:p>
          </table:table-cell>
          <table:covered-table-cell/>
        </table:table-row>
        <table:table-row>
          <table:table-cell table:style-name="Taula73.A5" office:value-type="string">
            <text:p text:style-name="P3">Valor de retorn</text:p>
          </table:table-cell>
          <table:table-cell table:style-name="Taula73.C5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P17"><text:change text:change-id="ct275047864"/></text:p>
      <text:h text:style-name="Heading_20_2" text:outline-level="2"><text:bookmark-start text:name="__RefHeading___Toc4798_112191102"/><text:span text:style-name="T3">carpeta</text:span><text:span text:style-name="T3">Detalls</text:span><text:bookmark-end text:name="__RefHeading___Toc4798_112191102"/><text:change text:change-id="ct275047968"/></text:h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6"><text:span text:style-name="T31"><text:s/>M </text:span><text:s/>carpetaDetalls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3">Descripció</text:p>
          </table:table-cell>
          <table:table-cell table:style-name="Taula66.B2" table:number-columns-spanned="3" office:value-type="string">
            <text:p text:style-name="P11"><text:change text:change-id="ct275048072"/><text:change-start text:change-id="ct275048176"/>Esborra una carpeta existent<text:change-end text:change-id="ct275048176"/>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22">Paràmetres</text:p>
          </table:table-cell>
          <table:table-cell table:style-name="Taula66.B3" office:value-type="string">
            <text:p text:style-name="P34">Camp</text:p>
          </table:table-cell>
          <table:table-cell table:style-name="Taula66.C3" office:value-type="string">
            <text:p text:style-name="P3">Tipus</text:p>
          </table:table-cell>
          <table:table-cell table:style-name="Taula66.B3" office:value-type="string">
            <text:p text:style-name="P3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3">identificador</text:p>
          </table:table-cell>
          <table:table-cell table:style-name="Taula66.B4" office:value-type="string">
            <text:p text:style-name="P1">String </text:p>
          </table:table-cell>
          <table:table-cell table:style-name="Taula66.D4" office:value-type="string">
            <text:p text:style-name="P1">Identificador de la carpeta</text:p>
          </table:table-cell>
        </table:table-row>
        <table:table-row>
          <table:table-cell table:style-name="Taula66.A5" office:value-type="string">
            <text:p text:style-name="P3">Excepcions</text:p>
          </table:table-cell>
          <table:table-cell table:style-name="Taula66.B5" office:value-type="string">
            <text:p text:style-name="P1">ArxiuException</text:p>
          </table:table-cell>
          <table:table-cell table:style-name="Taula66.C5" table:number-columns-spanned="2" office:value-type="string">
            <text:p text:style-name="P1">Si es produeix algun problema al realitzar l’operació amb l’arxiu<text:change-start text:change-id="ct275048280"/>.<text:change-end text:change-id="ct275048280"/></text:p>
          </table:table-cell>
          <table:covered-table-cell/>
        </table:table-row>
        <table:table-row>
          <table:table-cell table:style-name="Taula66.A5" office:value-type="string">
            <text:p text:style-name="P3">Valor de retorn</text:p>
          </table:table-cell>
          <table:table-cell table:style-name="Taula66.C5" table:number-columns-spanned="3" office:value-type="string">
            <text:p text:style-name="P1">Carpeta</text:p>
          </table:table-cell>
          <table:covered-table-cell/>
          <table:covered-table-cell/>
        </table:table-row>
      </table:table>
      <text:p text:style-name="P17"><text:change-start text:change-id="ct275048384"/></text:p>
      <text:h text:style-name="Heading_20_2" text:outline-level="2"><text:bookmark-start text:name="__RefHeading___Toc7466_3993651760"/><text:span text:style-name="T3">carpeta</text:span><text:change-end text:change-id="ct275048384"/><text:change text:change-id="ct275048696"/><text:change text:change-id="ct275048592"/><text:change text:change-id="ct275048488"/><text:change-start text:change-id="ct275048800"/><text:span text:style-name="T3">Copiar</text:span><text:bookmark-end text:name="__RefHeading___Toc7466_3993651760"/><text:change-end text:change-id="ct275048800"/></text:h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6"><text:span text:style-name="T31"><text:s/>M </text:span><text:s/><text:span text:style-name="T3">carpeta</text:span><text:span text:style-name="T3">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3">Descripció</text:p>
          </table:table-cell>
          <table:table-cell table:style-name="Taula67.B2" table:number-columns-spanned="3" office:value-type="string">
            <text:p text:style-name="P11"><text:change text:change-id="ct275048904"/><text:change-start text:change-id="ct275049008"/>Copia una carpeta a una altra carpeta o expedient.<text:change-end text:change-id="ct275049008"/>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22">Paràmetres</text:p>
          </table:table-cell>
          <table:table-cell table:style-name="Taula67.B3" office:value-type="string">
            <text:p text:style-name="P34">Camp</text:p>
          </table:table-cell>
          <table:table-cell table:style-name="Taula67.C3" office:value-type="string">
            <text:p text:style-name="P3">Tipus</text:p>
          </table:table-cell>
          <table:table-cell table:style-name="Taula67.B3" office:value-type="string">
            <text:p text:style-name="P3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3">identificador</text:p>
          </table:table-cell>
          <table:table-cell table:style-name="Taula67.C4" office:value-type="string">
            <text:p text:style-name="P1">String </text:p>
          </table:table-cell>
          <table:table-cell table:style-name="Taula67.D4" office:value-type="string">
            <text:p text:style-name="P1"><text:change text:change-id="ct275049112"/><text:change-start text:change-id="ct275049216"/>Identificador de la carpeta que es vol copiar.<text:change-end text:change-id="ct275049216"/></text:p>
          </table:table-cell>
        </table:table-row>
        <table:table-row>
          <table:covered-table-cell/>
          <table:table-cell table:style-name="Taula67.B5" office:value-type="string">
            <text:p text:style-name="P3">identificadorDesti</text:p>
          </table:table-cell>
          <table:table-cell table:style-name="Taula67.C5" office:value-type="string">
            <text:p text:style-name="P1">String </text:p>
          </table:table-cell>
          <table:table-cell table:style-name="Taula67.D4" office:value-type="string">
            <text:p text:style-name="P1"><text:change text:change-id="ct275049320"/><text:change-start text:change-id="ct275049424"/>Identificador de la carpeta o expedient destí.<text:change-end text:change-id="ct275049424"/></text:p>
          </table:table-cell>
        </table:table-row>
        <table:table-row>
          <table:table-cell table:style-name="Taula67.A6" office:value-type="string">
            <text:p text:style-name="P3">Excepcions</text:p>
          </table:table-cell>
          <table:table-cell table:style-name="Taula67.C5" office:value-type="string">
            <text:p text:style-name="P1">ArxiuException</text:p>
          </table:table-cell>
          <table:table-cell table:style-name="Taula67.D4" table:number-columns-spanned="2" office:value-type="string">
            <text:p text:style-name="P1">Si es produeix algun problema al realitzar l’operació amb l’arxiu<text:change-start text:change-id="ct275049528"/>.<text:change-end text:change-id="ct275049528"/></text:p>
          </table:table-cell>
          <table:covered-table-cell/>
        </table:table-row>
        <table:table-row>
          <table:table-cell table:style-name="Taula67.A6" office:value-type="string">
            <text:p text:style-name="P3">Valor de retorn</text:p>
          </table:table-cell>
          <table:table-cell table:style-name="Taula67.D4" table:number-columns-spanned="3" office:value-type="string">
            <text:p text:style-name="P1"><text:change text:change-id="ct275049736"/><text:change text:change-id="ct275049632"/><text:change-start text:change-id="ct275049840"/>ContingutArxiu<text:change-end text:change-id="ct275049840"/></text:p>
          </table:table-cell>
          <table:covered-table-cell/>
          <table:covered-table-cell/>
        </table:table-row>
      </table:table>
      <text:p text:style-name="Standard"/>
      <text:h text:style-name="Heading_20_2" text:outline-level="2"><text:bookmark-start text:name="__RefHeading___Toc4910_112191102"/><text:soft-page-break/><text:span text:style-name="T2">carpetaMoure</text:span><text:bookmark-end text:name="__RefHeading___Toc4910_112191102"/><text:change text:change-id="ct275058216"/></text:h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6"><text:span text:style-name="T31"><text:s/>M </text:span><text:s/><text:span text:style-name="T3">carpeta</text:span><text:span text:style-name="T3">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3">Descripció</text:p>
          </table:table-cell>
          <table:table-cell table:style-name="Taula68.B2" table:number-columns-spanned="3" office:value-type="string">
            <text:p text:style-name="P11"><text:change text:change-id="ct275058320"/><text:change-start text:change-id="ct275058424"/>Mou una carpeta a una altra carpeta o expedient.<text:change-end text:change-id="ct275058424"/>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22">Paràmetres</text:p>
          </table:table-cell>
          <table:table-cell table:style-name="Taula68.B3" office:value-type="string">
            <text:p text:style-name="P34">Camp</text:p>
          </table:table-cell>
          <table:table-cell table:style-name="Taula68.C3" office:value-type="string">
            <text:p text:style-name="P3">Tipus</text:p>
          </table:table-cell>
          <table:table-cell table:style-name="Taula68.B3" office:value-type="string">
            <text:p text:style-name="P3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3">identificador</text:p>
          </table:table-cell>
          <table:table-cell table:style-name="Taula68.B4" office:value-type="string">
            <text:p text:style-name="P1">String </text:p>
          </table:table-cell>
          <table:table-cell table:style-name="Taula68.D4" office:value-type="string">
            <text:p text:style-name="P1"><text:change text:change-id="ct275058528"/><text:change-start text:change-id="ct275058632"/>Identificador de la carpeta que es vol moure.<text:change-end text:change-id="ct275058632"/></text:p>
          </table:table-cell>
        </table:table-row>
        <table:table-row>
          <table:covered-table-cell/>
          <table:table-cell table:style-name="Taula68.B5" office:value-type="string">
            <text:p text:style-name="P3">identificadorDesti</text:p>
          </table:table-cell>
          <table:table-cell table:style-name="Taula68.C5" office:value-type="string">
            <text:p text:style-name="P1">String </text:p>
          </table:table-cell>
          <table:table-cell table:style-name="Taula68.D5" office:value-type="string">
            <text:p text:style-name="P1"><text:change text:change-id="ct275058736"/><text:change-start text:change-id="ct275058840"/>Identificador de la carpeta o expedient destí.<text:change-end text:change-id="ct275058840"/></text:p>
          </table:table-cell>
        </table:table-row>
        <table:table-row>
          <table:table-cell table:style-name="Taula68.A6" office:value-type="string">
            <text:p text:style-name="P3">Excepcions</text:p>
          </table:table-cell>
          <table:table-cell table:style-name="Taula68.C5" office:value-type="string">
            <text:p text:style-name="P1">ArxiuException</text:p>
          </table:table-cell>
          <table:table-cell table:style-name="Taula68.D5" table:number-columns-spanned="2" office:value-type="string">
            <text:p text:style-name="P1">Si es produeix algun problema al realitzar l’operació amb l’arxiu<text:change-start text:change-id="ct275058944"/>.<text:change-end text:change-id="ct275058944"/></text:p>
          </table:table-cell>
          <table:covered-table-cell/>
        </table:table-row>
        <table:table-row>
          <table:table-cell table:style-name="Taula68.A6" office:value-type="string">
            <text:p text:style-name="P3">Valor de retorn</text:p>
          </table:table-cell>
          <table:table-cell table:style-name="Taula68.D5" table:number-columns-spanned="3" office:value-type="string">
            <text:p text:style-name="P1">(sense valor de retorn)</text:p>
          </table:table-cell>
          <table:covered-table-cell/>
          <table:covered-table-cell/>
        </table:table-row>
      </table:table>
      <text:p text:style-name="P19"><text:change text:change-id="ct2750590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9T12:39:20.258785457</meta:creation-date>
    <dc:date>2017-12-15T11:48:59.56</dc:date>
    <meta:editing-duration>P5DT23H12M26S</meta:editing-duration>
    <meta:editing-cycles>239</meta:editing-cycles>
    <meta:generator>OpenOffice/4.1.1$Win32 OpenOffice.org_project/411m6$Build-9775</meta:generator>
    <meta:printed-by>sion </meta:printed-by>
    <meta:print-date>2017-07-11T16:22:34.486007980</meta:print-date>
    <meta:document-statistic meta:table-count="67" meta:image-count="0" meta:object-count="0" meta:page-count="21" meta:paragraph-count="1451" meta:word-count="3670" meta:character-count="24728"/>
    <dc:creator>Pere Prohens</dc:creator>
  </office:meta>
</office:document-meta>
</file>